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21" svg:font-family="Georgia21"/>
    <style:font-face style:name="Georgia" svg:font-family="Georgia"/>
    <style:font-face style:name="Georgia1" svg:font-family="Georgia1"/>
    <style:font-face style:name="Georgia2" svg:font-family="Georgia2"/>
    <style:font-face style:name="Inconsolata" svg:font-family="Inconsolata"/>
    <style:font-face style:name="Georgia3" svg:font-family="Georgia3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AFA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D2E8DC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5" style:family="table-cell" style:parent-style-name="Default" style:data-style-name="N36">
      <style:table-cell-properties fo:background-color="#FFFAFA"/>
    </style:style>
    <style:style style:name="ce16" style:family="table-cell" style:parent-style-name="Default" style:data-style-name="N36">
      <style:table-cell-properties fo:background-color="#D2E8DC"/>
    </style:style>
    <style:style style:name="ce17" style:family="table-cell" style:parent-style-name="Default" style:data-style-name="N36">
      <style:table-cell-properties fo:background-color="#E8E8E8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AFA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none" fo:background-color="#FFFAFA"/>
    </style:style>
    <style:style style:name="ce22" style:family="table-cell" style:parent-style-name="Default" style:data-style-name="N0">
      <style:table-cell-properties fo:border="thin solid #000000" style:vertical-align="automatic" fo:background-color="#FFFAFA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AFA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36">
      <style:table-cell-properties fo:border-top="none" fo:border-bottom="thin solid #000000" fo:border-left="none" fo:border-right="none" fo:background-color="#FFFAFA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AFA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FFFAFA"/>
    </style:style>
    <style:style style:name="ce27" style:family="table-cell" style:parent-style-name="Default" style:data-style-name="N0"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#FFFAFA"/>
    </style:style>
    <style:style style:name="ce31" style:family="table-cell" style:parent-style-name="Default" style:data-style-name="N0">
      <style:table-cell-properties style:vertical-align="automatic" fo:background-color="#E8E8E8"/>
    </style:style>
    <style:style style:name="ce32" style:family="table-cell" style:parent-style-name="Default" style:data-style-name="N0">
      <style:table-cell-properties style:vertical-align="automatic" fo:background-color="#D2E8DC"/>
    </style:style>
    <style:style style:name="ce33" style:family="table-cell" style:parent-style-name="Default" style:data-style-name="N0">
      <style:table-cell-properties style:vertical-align="automatic"/>
      <style:text-properties style:font-name="Georgia21" style:font-name-asian="Georgia21" style:font-name-complex="Georgia21"/>
    </style:style>
    <style:style style:name="ce34" style:family="table-cell" style:parent-style-name="Default" style:data-style-name="N0">
      <style:table-cell-properties style:vertical-align="automatic" style:shrink-to-fit="true"/>
      <style:text-properties style:font-name="Georgia" style:font-name-asian="Georgia" style:font-name-complex="Georgia" style:font-family-generic="roman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3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38" style:family="table-cell" style:parent-style-name="Default" style:data-style-name="N0">
      <style:table-cell-properties fo:border="thin solid #000000" style:vertical-align="automatic" style:shrink-to-fit="true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0" style:family="table-cell" style:parent-style-name="Default" style:data-style-name="N0">
      <style:table-cell-properties fo:border="thin solid #000000" style:vertical-align="automatic" style:shrink-to-fit="tru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1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3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45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46" style:family="table-cell" style:parent-style-name="Default" style:data-style-name="N2">
      <style:table-cell-properties style:vertical-align="automatic"/>
      <style:text-properties style:font-name="Georgia21" style:font-name-asian="Georgia21" style:font-name-complex="Georgia21"/>
    </style:style>
    <style:style style:name="ce47" style:family="table-cell" style:parent-style-name="Default" style:data-style-name="N0">
      <style:table-cell-properties style:vertical-align="automatic"/>
      <style:text-properties style:font-name="Georgia21" style:font-name-asian="Georgia21" style:font-name-complex="Georgia21" fo:font-size="10pt" style:font-size-asian="10pt" style:font-size-complex="10pt"/>
    </style:style>
    <style:style style:name="ce4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21" style:font-name-asian="Georgia21" style:font-name-complex="Georgia21" fo:font-size="12pt" style:font-size-asian="12pt" style:font-size-complex="12pt"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51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53" style:family="table-cell" style:parent-style-name="Default" style:data-style-name="N0">
      <style:text-properties style:font-name="Georgia21" style:font-name-asian="Georgia21" style:font-name-complex="Georgia21"/>
    </style:style>
    <style:style style:name="ce54" style:family="table-cell" style:parent-style-name="Default" style:data-style-name="N0">
      <style:table-cell-properties fo:border="thin solid #000000" style:vertical-align="automatic" fo:background-color="#E8E8E8" style:shrink-to-fit="true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5" style:family="table-cell" style:parent-style-name="Default" style:data-style-name="N0">
      <style:table-cell-properties fo:border="thin solid #000000" style:vertical-align="automatic" fo:background-color="#E8E8E8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6" style:family="table-cell" style:parent-style-name="Default" style:data-style-name="N0">
      <style:table-cell-properties fo:border="thin solid #000000" style:vertical-align="automatic" fo:background-color="#E8E8E8" style:shrink-to-fit="true"/>
      <style:text-properties style:font-name="Georgia2" style:font-name-asian="Georgia2" style:font-name-complex="Georgia2" fo:font-size="12pt" style:font-size-asian="12pt" style:font-size-complex="12pt"/>
    </style:style>
    <style:style style:name="ce57" style:family="table-cell" style:parent-style-name="Default" style:data-style-name="N0">
      <style:table-cell-properties fo:border="thin solid #000000" style:vertical-align="automatic" fo:background-color="#E8E8E8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8" style:family="table-cell" style:parent-style-name="Default" style:data-style-name="N0">
      <style:table-cell-properties fo:border="thin solid #000000" style:vertical-align="automatic" fo:background-color="#E8E8E8" style:repeat-content="false"/>
      <style:paragraph-properties fo:text-align="center"/>
      <style:text-properties style:font-name="Georgia2" style:font-name-asian="Georgia2" style:font-name-complex="Georgia2" fo:font-size="12pt" style:font-size-asian="12pt" style:font-size-complex="12pt"/>
    </style:style>
    <style:style style:name="ce59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60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61" style:family="table-cell" style:parent-style-name="Default" style:data-style-name="N0">
      <style:table-cell-properties style:vertical-align="automatic"/>
    </style:style>
    <style:style style:name="ce62" style:family="table-cell" style:parent-style-name="Default" style:data-style-name="N0">
      <style:table-cell-properties fo:border="thin solid #000000" style:vertical-align="automatic" fo:background-color="#E8E8E8" style:repeat-content="false"/>
      <style:paragraph-properties fo:text-align="center"/>
      <style:text-properties style:font-name="Georgia21" style:font-name-asian="Georgia21" style:font-name-complex="Georgia21" fo:font-size="12pt" style:font-size-asian="12pt" style:font-size-complex="12pt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64" style:family="table-cell" style:parent-style-name="Default" style:data-style-name="N0">
      <style:table-cell-properties fo:border="thin solid #000000" style:vertical-align="automatic" fo:wrap-option="wrap" fo:background-color="#E8E8E8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5" style:family="table-cell" style:parent-style-name="Default" style:data-style-name="N0">
      <style:table-cell-properties fo:border="thin solid #000000" style:vertical-align="automatic" fo:wrap-option="wrap" fo:background-color="#E8E8E8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66" style:family="table-cell" style:parent-style-name="Default" style:data-style-name="N0">
      <style:table-cell-properties fo:border="thin solid #000000" style:vertical-align="automatic" fo:wrap-option="wrap" fo:background-color="#E8E8E8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6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70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1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73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automatic" fo:background-color="#E8E8E8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5" style:family="table-cell" style:parent-style-name="Default" style:data-style-name="N0">
      <style:table-cell-properties fo:border="thin solid #000000" style:vertical-align="automatic" fo:wrap-option="wrap" fo:background-color="#E8E8E8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76" style:family="table-cell" style:parent-style-name="Default" style:data-style-name="N0">
      <style:table-cell-properties fo:border="thin solid #000000" style:vertical-align="middle" fo:wrap-option="wrap" fo:background-color="#E8E8E8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7" style:family="table-cell" style:parent-style-name="Default" style:data-style-name="N0">
      <style:table-cell-properties fo:border="thin solid #000000" style:vertical-align="middle" fo:wrap-option="wrap" fo:background-color="#E8E8E8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8" style:family="table-cell" style:parent-style-name="Default" style:data-style-name="N0"/>
    <style:style style:name="ce79" style:family="table-cell" style:parent-style-name="Default" style:data-style-name="N0">
      <style:table-cell-properties fo:border="thin solid #000000" style:vertical-align="middle" fo:wrap-option="wrap" fo:background-color="#E8E8E8" style:shrink-to-fit="true" style:repeat-content="false"/>
      <style:paragraph-properties fo:text-align="start" fo:margin-left="0cm"/>
      <style:text-properties style:font-name="Georgia21" style:font-name-asian="Georgia21" style:font-name-complex="Georgia21" fo:font-size="12pt" style:font-size-asian="12pt" style:font-size-complex="12pt"/>
    </style:style>
    <style:style style:name="ce80" style:family="table-cell" style:parent-style-name="Default" style:data-style-name="N0">
      <style:table-cell-properties fo:border="thin solid #000000" style:vertical-align="middle" fo:background-color="#E8E8E8" style:repeat-content="false"/>
      <style:paragraph-properties fo:text-align="start" fo:margin-left="0cm"/>
      <style:text-properties style:font-name="Georgia21" style:font-name-asian="Georgia21" style:font-name-complex="Georgia21" fo:font-size="12pt" style:font-size-asian="12pt" style:font-size-complex="12pt"/>
    </style:style>
    <style:style style:name="ce81" style:family="table-cell" style:parent-style-name="Default" style:data-style-name="N0">
      <style:table-cell-properties fo:border="thin solid #000000" style:vertical-align="middle" fo:background-color="#E8E8E8" style:repeat-content="false"/>
      <style:paragraph-properties fo:text-align="center"/>
      <style:text-properties style:font-name="Georgia2" style:font-name-asian="Georgia2" style:font-name-complex="Georgia2" fo:font-size="12pt" style:font-size-asian="12pt" style:font-size-complex="12pt"/>
    </style:style>
    <style:style style:name="ce82" style:family="table-cell" style:parent-style-name="Default" style:data-style-name="N0">
      <style:table-cell-properties fo:border="thin solid #000000" style:vertical-align="automatic" fo:background-color="#D2E8DC" style:shrink-to-fit="true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83" style:family="table-cell" style:parent-style-name="Default" style:data-style-name="N0">
      <style:table-cell-properties fo:border="thin solid #000000" style:vertical-align="automatic" fo:background-color="#D2E8D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84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85" style:family="table-cell" style:parent-style-name="Default" style:data-style-name="N0">
      <style:table-cell-properties fo:border="thin solid #000000" style:vertical-align="automatic" fo:background-color="#D2E8DC" style:shrink-to-fit="true"/>
      <style:text-properties style:font-name="Georgia2" style:font-name-asian="Georgia2" style:font-name-complex="Georgia2" fo:font-size="12pt" style:font-size-asian="12pt" style:font-size-complex="12pt"/>
    </style:style>
    <style:style style:name="ce86" style:family="table-cell" style:parent-style-name="Default" style:data-style-name="N0">
      <style:table-cell-properties fo:border="thin solid #000000" style:vertical-align="automatic" fo:background-color="#D2E8D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7" style:family="table-cell" style:parent-style-name="Default" style:data-style-name="N0">
      <style:table-cell-properties fo:border="thin solid #000000" style:vertical-align="automatic" fo:background-color="#D2E8DC" style:repeat-content="false"/>
      <style:paragraph-properties fo:text-align="center"/>
      <style:text-properties style:font-name="Georgia2" style:font-name-asian="Georgia2" style:font-name-complex="Georgia2" fo:font-size="12pt" style:font-size-asian="12pt" style:font-size-complex="12pt"/>
    </style:style>
    <style:style style:name="ce88" style:family="table-cell" style:parent-style-name="Default" style:data-style-name="N0">
      <style:table-cell-properties fo:border="thin solid #000000" style:vertical-align="automatic" fo:background-color="#D2E8DC" style:repeat-content="false"/>
      <style:paragraph-properties fo:text-align="center"/>
      <style:text-properties style:font-name="Georgia21" style:font-name-asian="Georgia21" style:font-name-complex="Georgia21" fo:font-size="12pt" style:font-size-asian="12pt" style:font-size-complex="12pt" fo:font-weight="bold" style:font-weight-asian="bold" style:font-weight-complex="bold"/>
    </style:style>
    <style:style style:name="ce89" style:family="table-cell" style:parent-style-name="Default" style:data-style-name="N0">
      <style:table-cell-properties fo:border="thin solid #000000" style:vertical-align="automatic" fo:wrap-option="wrap" fo:background-color="#D2E8D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0" style:family="table-cell" style:parent-style-name="Default" style:data-style-name="N0">
      <style:table-cell-properties fo:border="thin solid #000000" style:vertical-align="automatic" fo:wrap-option="wrap" fo:background-color="#D2E8DC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91" style:family="table-cell" style:parent-style-name="Default" style:data-style-name="N0">
      <style:table-cell-properties fo:border="thin solid #000000" style:vertical-align="automatic" fo:wrap-option="wrap" fo:background-color="#D2E8DC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92" style:family="table-cell" style:parent-style-name="Default" style:data-style-name="N2">
      <style:table-cell-properties fo:background-color="#FFFFFF"/>
      <style:text-properties style:font-name="Inconsolata" style:font-name-asian="Inconsolata" style:font-name-complex="Inconsolata"/>
    </style:style>
    <style:style style:name="ce93" style:family="table-cell" style:parent-style-name="Default" style:data-style-name="N2">
      <style:table-cell-properties style:vertical-align="automatic"/>
    </style:style>
    <style:style style:name="ce94" style:family="table-cell" style:parent-style-name="Default" style:data-style-name="N0">
      <style:table-cell-properties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5" style:family="table-cell" style:parent-style-name="Default" style:data-style-name="N0">
      <style:table-cell-properties fo:background-color="transparent"/>
    </style:style>
    <style:style style:name="ce96" style:family="table-cell" style:parent-style-name="Default" style:data-style-name="N0">
      <style:table-cell-properties fo:border="thin solid #000000" style:vertical-align="automatic" style:shrink-to-fit="true"/>
      <style:text-properties style:font-name="Georgia21" style:font-name-asian="Georgia21" style:font-name-complex="Georgia21"/>
    </style:style>
    <style:style style:name="ce97" style:family="table-cell" style:parent-style-name="Default" style:data-style-name="N0">
      <style:table-cell-properties fo:border="thin solid #000000" style:vertical-align="automatic" fo:background-color="#D2E8DC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98" style:family="table-cell" style:parent-style-name="Default" style:data-style-name="N0">
      <style:table-cell-properties fo:border="thin solid #000000" style:vertical-align="automatic" fo:wrap-option="wrap" fo:background-color="#D2E8DC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99" style:family="table-cell" style:parent-style-name="Default" style:data-style-name="N0">
      <style:table-cell-properties fo:border="thin solid #000000" fo:background-color="#E8E8E8"/>
    </style:style>
    <style:style style:name="ce100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10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102" style:family="table-cell" style:parent-style-name="Default" style:data-style-name="N2">
      <style:table-cell-properties style:vertical-align="automatic" fo:background-color="transparent"/>
      <style:text-properties style:font-name="Georgia21" style:font-name-asian="Georgia21" style:font-name-complex="Georgia21"/>
    </style:style>
    <style:style style:name="ce103" style:family="table-cell" style:parent-style-name="Default" style:data-style-name="N0">
      <style:table-cell-properties style:vertical-align="automatic" fo:background-color="transparent"/>
      <style:text-properties style:font-name="Georgia21" style:font-name-asian="Georgia21" style:font-name-complex="Georgia21"/>
    </style:style>
    <style:style style:name="ce104" style:family="table-cell" style:parent-style-name="Default" style:data-style-name="N0">
      <style:table-cell-properties fo:border="thin solid #000000" style:vertical-align="automatic" fo:background-color="transparent" style:shrink-to-fit="true"/>
      <style:text-properties style:font-name="Georgia2" style:font-name-asian="Georgia2" style:font-name-complex="Georgia2" fo:font-size="12pt" style:font-size-asian="12pt" style:font-size-complex="12pt"/>
    </style:style>
    <style:style style:name="ce105" style:family="table-cell" style:parent-style-name="Default" style:data-style-name="N0">
      <style:table-cell-properties fo:border="thin solid #000000" style:vertical-align="automatic" fo:background-color="transparent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Georgia2" style:font-name-asian="Georgia2" style:font-name-complex="Georgia2" fo:font-size="12pt" style:font-size-asian="12pt" style:font-size-complex="12pt"/>
    </style:style>
    <style:style style:name="ce107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8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109" style:family="table-cell" style:parent-style-name="Default" style:data-style-name="N0">
      <style:table-cell-properties style:vertical-align="automatic" fo:wrap-option="wrap" fo:background-color="#D2E8D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style:font-family-generic="roman"/>
    </style:style>
    <style:style style:name="ce112" style:family="table-cell" style:parent-style-name="Default" style:data-style-name="N0">
      <style:table-cell-properties fo:border="thin solid #000000" style:vertical-align="automatic" fo:background-color="transparent" style:shrink-to-fit="true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13" style:family="table-cell" style:parent-style-name="Default" style:data-style-name="N0">
      <style:table-cell-properties fo:border="thin solid #000000" style:vertical-align="automatic" fo:background-color="transparent"/>
      <style:text-properties style:font-name="Georgia3" style:font-name-asian="Georgia3" style:font-name-complex="Georgia3" fo:font-size="14pt" style:font-size-asian="14pt" style:font-size-complex="14pt" fo:font-weight="bold" style:font-weight-asian="bold" style:font-weight-complex="bold"/>
    </style:style>
    <style:style style:name="ce1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Georgia21" style:font-name-asian="Georgia21" style:font-name-complex="Georgia21" fo:font-size="12pt" style:font-size-asian="12pt" style:font-size-complex="12pt" fo:font-weight="bold" style:font-weight-asian="bold" style:font-weight-complex="bold"/>
    </style:style>
    <style:style style:name="ce115" style:family="table-cell" style:parent-style-name="Default" style:data-style-name="N0">
      <style:table-cell-properties fo:border="thin solid #000000" style:vertical-align="automatic" fo:background-color="#8EA9DB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1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17" style:family="table-cell" style:parent-style-name="Default" style:data-style-name="N0">
      <style:table-cell-properties fo:border="thin solid #000000" style:vertical-align="middle" fo:wrap-option="wrap" fo:background-color="transparent" style:shrink-to-fit="true" style:repeat-content="false"/>
      <style:paragraph-properties fo:text-align="start" fo:margin-left="0cm"/>
      <style:text-properties style:font-name="Georgia21" style:font-name-asian="Georgia21" style:font-name-complex="Georgia21" fo:font-size="12pt" style:font-size-asian="12pt" style:font-size-complex="12pt"/>
    </style:style>
    <style:style style:name="ce1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Georgia21" style:font-name-asian="Georgia21" style:font-name-complex="Georgia21" fo:font-size="12pt" style:font-size-asian="12pt" style:font-size-complex="12pt"/>
    </style:style>
    <style:style style:name="ce1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Georgia2" style:font-name-asian="Georgia2" style:font-name-complex="Georgia2" fo:font-size="12pt" style:font-size-asian="12pt" style:font-size-complex="12pt"/>
    </style:style>
    <style:style style:name="ce120" style:family="table-cell" style:parent-style-name="Default" style:data-style-name="N0">
      <style:table-cell-properties fo:border="thin solid #000000" style:vertical-align="automatic" fo:background-color="#548235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21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122" style:family="table-cell" style:parent-style-name="Default" style:data-style-name="N0">
      <style:table-cell-properties fo:border="thin solid #000000" style:vertical-align="automatic" fo:background-color="transparent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23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12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Georgia21" style:font-name-asian="Georgia21" style:font-name-complex="Georgia21" fo:font-size="12pt" style:font-size-asian="12pt" style:font-size-complex="12pt"/>
    </style:style>
    <style:style style:name="ce1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shrink-to-fit="tru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27" style:family="table-cell" style:parent-style-name="Default" style:data-style-name="N0">
      <style:table-cell-properties fo:border-top="thin solid #000000" fo:border-bottom="none" fo:border-left="none" fo:border-right="none" style:vertical-align="automatic" style:shrink-to-fit="tru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28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shrink-to-fit="tru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29" style:family="table-cell" style:parent-style-name="Default" style:data-style-name="N0">
      <style:table-cell-properties fo:border-top="thin solid #000000" fo:border-bottom="none" fo:border-left="none" fo:border-right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13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1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134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135" style:family="table-cell" style:parent-style-name="Default" style:data-style-name="N0">
      <style:table-cell-properties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136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shrink-to-fit="tru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37" style:family="table-cell" style:parent-style-name="Default" style:data-style-name="N0">
      <style:table-cell-properties fo:border-top="none" fo:border-bottom="thin solid #000000" fo:border-left="none" fo:border-right="none" style:vertical-align="automatic" style:shrink-to-fit="tru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38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shrink-to-fit="tru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39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1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14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145" style:family="table-cell" style:parent-style-name="Default" style:data-style-name="N0">
      <style:table-cell-properties fo:border="thin solid #000000" style:vertical-align="automatic" fo:wrap-option="wrap" fo:background-color="#E2EFDA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146" style:family="table-cell" style:parent-style-name="Default" style:data-style-name="N0">
      <style:table-cell-properties fo:border="thin solid #000000" style:vertical-align="automatic" fo:wrap-option="wrap" fo:background-color="#E2EFDA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14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2EFDA" style:shrink-to-fit="tru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48" style:family="table-cell" style:parent-style-name="Default" style:data-style-name="N0">
      <style:table-cell-properties fo:border="thin solid #000000" style:vertical-align="automatic" fo:background-color="#E2EFDA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49" style:family="table-cell" style:parent-style-name="Default" style:data-style-name="N0">
      <style:table-cell-properties fo:border="thin solid #000000" style:vertical-align="automatic" fo:wrap-option="wrap" fo:background-color="#E2EFDA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2EFDA" style:shrink-to-fit="tru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51" style:family="table-cell" style:parent-style-name="Default" style:data-style-name="N0">
      <style:table-cell-properties fo:border="thin solid #000000" style:vertical-align="automatic" fo:background-color="#E2EFDA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52" style:family="table-cell" style:parent-style-name="Default" style:data-style-name="N0">
      <style:table-cell-properties fo:border="thin solid #000000" style:vertical-align="automatic" fo:wrap-option="wrap" fo:background-color="#E2EFDA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53" style:family="table-cell" style:parent-style-name="Default" style:data-style-name="N0">
      <style:table-cell-properties fo:border="thin solid #000000" style:vertical-align="automatic" fo:background-color="#E2EFDA" style:shrink-to-fit="tru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5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style:shrink-to-fit="tru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5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15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15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shrink-to-fit="tru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20133333333333cm"/>
    </style:style>
    <style:style style:name="co4" style:family="table-column">
      <style:table-column-properties fo:break-before="auto" style:column-width="2.603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15.3881666666667cm"/>
    </style:style>
    <style:style style:name="co7" style:family="table-column">
      <style:table-column-properties fo:break-before="auto" style:column-width="5.54566666666667cm"/>
    </style:style>
    <style:style style:name="co8" style:family="table-column">
      <style:table-column-properties fo:break-before="auto" style:column-width="6.20183333333333cm"/>
    </style:style>
    <style:style style:name="co9" style:family="table-column">
      <style:table-column-properties fo:break-before="auto" style:column-width="4.99533333333333cm"/>
    </style:style>
    <style:style style:name="co10" style:family="table-column">
      <style:table-column-properties fo:break-before="auto" style:column-width="2.81516666666667cm"/>
    </style:style>
    <style:style style:name="co11" style:family="table-column">
      <style:table-column-properties fo:break-before="auto" style:column-width="10.541cm"/>
    </style:style>
    <style:style style:name="co12" style:family="table-column">
      <style:table-column-properties fo:break-before="auto" style:column-width="3.3231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8pt" style:use-optimal-row-height="true" fo:break-before="auto"/>
    </style:style>
    <style:style style:name="ro10" style:family="table-row">
      <style:table-row-properties style:row-height="15.6pt" style:use-optimal-row-height="true" fo:break-before="auto"/>
    </style:style>
    <style:style style:name="ro11" style:family="table-row">
      <style:table-row-properties style:row-height="14.55pt" style:use-optimal-row-height="false" fo:break-before="auto"/>
    </style:style>
    <style:style style:name="ro12" style:family="table-row">
      <style:table-row-properties style:row-height="14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58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22" style:base-cell-address="IT1.I4"/>
    </style:style>
    <style:style style:name="ce15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22" style:base-cell-address="IT1.I4"/>
    </style:style>
    <style:style style:name="ce160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O5]))&gt;0)" style:apply-style-name="cf22" style:base-cell-address="IT2.O5"/>
    </style:style>
    <style:style style:name="ce16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O5]))&gt;0)" style:apply-style-name="cf22" style:base-cell-address="IT2.O5"/>
    </style:style>
    <style:style style:name="ce162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22" style:base-cell-address="IT3.I4"/>
    </style:style>
    <style:style style:name="ce16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22" style:base-cell-address="IT3.I4"/>
    </style:style>
    <style:style style:name="ce164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22" style:base-cell-address="IT4.I4"/>
    </style:style>
    <style:style style:name="ce16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22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Chart 1" svg:x="6.46693in" svg:y="0.39173in" svg:width="8.65787in" svg:height="6.00827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0.95276in" svg:y="5.11772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57" table:default-cell-style-name="ce1"/>
        <table:table-column table:style-name="co3" table:number-columns-repeated="16320" table:default-cell-style-name="ce1"/>
        <table:table-row table:style-name="ro1">
          <table:table-cell table:number-columns-repeated="2"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Histoire 1</text:p>
          </table:table-cell>
          <table:table-cell office:value-type="float" office:value="30" table:style-name="ce10">
            <text:p>30</text:p>
          </table:table-cell>
          <table:table-cell office:value-type="float" office:value="4" table:formula="of:=[.C3] - ['IT1'.F8]" table:style-name="ce11">
            <text:p>4</text:p>
          </table:table-cell>
          <table:table-cell office:value-type="float" office:value="4" table:formula="of:=[.C3] - ['IT2'.F8]" table:style-name="ce12">
            <text:p>4</text:p>
          </table:table-cell>
          <table:table-cell office:value-type="float" office:value="4" table:formula="of:=[.C3] - ['IT3'.F8]" table:style-name="ce12">
            <text:p>4</text:p>
          </table:table-cell>
          <table:table-cell office:value-type="float" office:value="4" table:formula="of:=[.C3] - ['IT4'.F8]" table:style-name="ce12">
            <text:p>4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2</text:p>
          </table:table-cell>
          <table:table-cell office:value-type="float" office:value="38" table:style-name="ce14">
            <text:p>38</text:p>
          </table:table-cell>
          <table:table-cell office:value-type="float" office:value="-2" table:formula="of:=[.C4] - ['IT1'.F18]" table:style-name="ce15">
            <text:p>-2</text:p>
          </table:table-cell>
          <table:table-cell office:value-type="float" office:value="-5" table:formula="of:=[.C4] - ['IT2'.F19]" table:style-name="ce16">
            <text:p>-5</text:p>
          </table:table-cell>
          <table:table-cell office:value-type="float" office:value="-5" table:formula="of:=[.C4]- ['IT3'.F19]" table:style-name="ce16">
            <text:p>-5</text:p>
          </table:table-cell>
          <table:table-cell office:value-type="float" office:value="-5" table:formula="of:=[.C4]- ['IT4'.F19]" table:style-name="ce16">
            <text:p>-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3</text:p>
          </table:table-cell>
          <table:table-cell office:value-type="float" office:value="19" table:style-name="ce14">
            <text:p>19</text:p>
          </table:table-cell>
          <table:table-cell office:value-type="float" office:value="19" table:formula="of:=[.C5]-['IT1'.F27]" table:style-name="ce17">
            <text:p>19</text:p>
          </table:table-cell>
          <table:table-cell office:value-type="float" office:value="19" table:formula="of:=[.C5] - ['IT2'.F28]" table:style-name="ce17">
            <text:p>19</text:p>
          </table:table-cell>
          <table:table-cell office:value-type="float" office:value="11" table:formula="of:=[.C5]- ['IT3'.F28]" table:style-name="ce15">
            <text:p>11</text:p>
          </table:table-cell>
          <table:table-cell office:value-type="float" office:value="11" table:formula="of:=[.C5]- ['IT4'.F28]" table:style-name="ce16">
            <text:p>11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4</text:p>
          </table:table-cell>
          <table:table-cell office:value-type="float" office:value="35" table:style-name="ce14">
            <text:p>35</text:p>
          </table:table-cell>
          <table:table-cell office:value-type="float" office:value="35" table:formula="of:=[.C6]-['IT1'.F35]" table:style-name="ce17">
            <text:p>35</text:p>
          </table:table-cell>
          <table:table-cell office:value-type="float" office:value="35" table:formula="of:=[.C6] - ['IT2'.F38]" table:style-name="ce17">
            <text:p>35</text:p>
          </table:table-cell>
          <table:table-cell office:value-type="float" office:value="-2" table:formula="of:=[.C6] - ['IT3'.F38]" table:style-name="ce15">
            <text:p>-2</text:p>
          </table:table-cell>
          <table:table-cell office:value-type="float" office:value="-2" table:formula="of:=[.C6] - ['IT4'.F38]" table:style-name="ce15">
            <text:p>-2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5</text:p>
          </table:table-cell>
          <table:table-cell office:value-type="float" office:value="35" table:style-name="ce14">
            <text:p>35</text:p>
          </table:table-cell>
          <table:table-cell office:value-type="float" office:value="35" table:formula="of:=[.C7]-['IT1'.F43]" table:style-name="ce17">
            <text:p>35</text:p>
          </table:table-cell>
          <table:table-cell office:value-type="float" office:value="35" table:formula="of:=[.C7] - ['IT2'.F46]" table:style-name="ce17">
            <text:p>35</text:p>
          </table:table-cell>
          <table:table-cell office:value-type="float" office:value="35" table:formula="of:=[.C7]- ['IT3'.F46]" table:style-name="ce17">
            <text:p>35</text:p>
          </table:table-cell>
          <table:table-cell office:value-type="float" office:value="35" table:formula="of:=[.C7]- ['IT4'.F46]" table:style-name="ce17">
            <text:p>3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6</text:p>
          </table:table-cell>
          <table:table-cell office:value-type="float" office:value="19" table:style-name="ce14">
            <text:p>19</text:p>
          </table:table-cell>
          <table:table-cell office:value-type="float" office:value="19" table:formula="of:=[.C8]-['IT1'.F52]" table:style-name="ce17">
            <text:p>19</text:p>
          </table:table-cell>
          <table:table-cell office:value-type="float" office:value="5" table:formula="of:=[.C8] - ['IT2'.F56]" table:style-name="ce15">
            <text:p>5</text:p>
          </table:table-cell>
          <table:table-cell office:value-type="float" office:value="5" table:formula="of:=[.C8]- ['IT3'.F56]" table:style-name="ce16">
            <text:p>5</text:p>
          </table:table-cell>
          <table:table-cell office:value-type="float" office:value="5" table:formula="of:=[.C8]- ['IT4'.F56]" table:style-name="ce16">
            <text:p>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7</text:p>
          </table:table-cell>
          <table:table-cell office:value-type="float" office:value="18" table:style-name="ce14">
            <text:p>18</text:p>
          </table:table-cell>
          <table:table-cell office:value-type="float" office:value="18" table:formula="of:=[.C9]-['IT1'.F58]" table:style-name="ce17">
            <text:p>18</text:p>
          </table:table-cell>
          <table:table-cell office:value-type="float" office:value="-6" table:formula="of:=[.C9] - ['IT2'.F62]" table:style-name="ce15">
            <text:p>-6</text:p>
          </table:table-cell>
          <table:table-cell office:value-type="float" office:value="-6" table:formula="of:=[.C9]- ['IT3'.F62]" table:style-name="ce16">
            <text:p>-6</text:p>
          </table:table-cell>
          <table:table-cell office:value-type="float" office:value="-6" table:formula="of:=[.C9]- ['IT4'.F62]" table:style-name="ce16">
            <text:p>-6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8</text:p>
          </table:table-cell>
          <table:table-cell office:value-type="float" office:value="24" table:style-name="ce14">
            <text:p>24</text:p>
          </table:table-cell>
          <table:table-cell office:value-type="float" office:value="7" table:formula="of:=[.C10]-['IT1'.F65]" table:style-name="ce15">
            <text:p>7</text:p>
          </table:table-cell>
          <table:table-cell office:value-type="float" office:value="-2" table:formula="of:=[.C10]-['IT2'.F71]" table:style-name="ce15">
            <text:p>-2</text:p>
          </table:table-cell>
          <table:table-cell office:value-type="float" office:value="-5" table:formula="of:=[.C10]- ['IT3'.F72]" table:style-name="ce15">
            <text:p>-5</text:p>
          </table:table-cell>
          <table:table-cell office:value-type="float" office:value="18" table:formula="of:=[.C10]- ['IT4'.F69]" table:style-name="ce15">
            <text:p>18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9</text:p>
          </table:table-cell>
          <table:table-cell office:value-type="float" office:value="25" table:style-name="ce14">
            <text:p>25</text:p>
          </table:table-cell>
          <table:table-cell office:value-type="float" office:value="25" table:formula="of:=[.C11]-['IT1'.F74]" table:style-name="ce17">
            <text:p>25</text:p>
          </table:table-cell>
          <table:table-cell office:value-type="float" office:value="12" table:formula="of:=[.C11]-['IT2'.F82]" table:style-name="ce15">
            <text:p>12</text:p>
          </table:table-cell>
          <table:table-cell office:value-type="float" office:value="17" table:formula="of:=[.C11]- ['IT3'.F81]" table:style-name="ce15">
            <text:p>17</text:p>
          </table:table-cell>
          <table:table-cell office:value-type="float" office:value="12" table:formula="of:=[.C11]- ['IT4'.F80]" table:style-name="ce16">
            <text:p>12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10</text:p>
          </table:table-cell>
          <table:table-cell office:value-type="float" office:value="25" table:style-name="ce14">
            <text:p>25</text:p>
          </table:table-cell>
          <table:table-cell office:value-type="float" office:value="25" table:formula="of:=[.C12]-['IT1'.F81]" table:style-name="ce17">
            <text:p>25</text:p>
          </table:table-cell>
          <table:table-cell office:value-type="float" office:value="25" table:formula="of:=[.C12]-['IT2'.F89]" table:style-name="ce17">
            <text:p>25</text:p>
          </table:table-cell>
          <table:table-cell office:value-type="float" office:value="25" table:formula="of:=[.C12]- ['IT3'.F88]" table:style-name="ce17">
            <text:p>25</text:p>
          </table:table-cell>
          <table:table-cell office:value-type="float" office:value="25" table:formula="of:=[.C12]- ['IT4'.F87]" table:style-name="ce17">
            <text:p>2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11</text:p>
          </table:table-cell>
          <table:table-cell office:value-type="float" office:value="12" table:style-name="ce14">
            <text:p>12</text:p>
          </table:table-cell>
          <table:table-cell office:value-type="float" office:value="12" table:formula="of:=[.C13]-['IT1'.F87]" table:style-name="ce17">
            <text:p>12</text:p>
          </table:table-cell>
          <table:table-cell office:value-type="float" office:value="12" table:formula="of:=[.C13]-['IT2'.F89]" table:style-name="ce17">
            <text:p>12</text:p>
          </table:table-cell>
          <table:table-cell office:value-type="float" office:value="12" table:formula="of:=[.C13]- ['IT3'.F94]" table:style-name="ce17">
            <text:p>12</text:p>
          </table:table-cell>
          <table:table-cell office:value-type="float" office:value="12" table:formula="of:=[.C13]- ['IT4'.F93]" table:style-name="ce15">
            <text:p>12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12</text:p>
          </table:table-cell>
          <table:table-cell office:value-type="float" office:value="25" table:style-name="ce14">
            <text:p>25</text:p>
          </table:table-cell>
          <table:table-cell office:value-type="float" office:value="25" table:formula="of:=[.C14]-['IT1'.F94]" table:style-name="ce17">
            <text:p>25</text:p>
          </table:table-cell>
          <table:table-cell office:value-type="float" office:value="25" table:formula="of:=[.C14]-['IT2'.F102]" table:style-name="ce17">
            <text:p>25</text:p>
          </table:table-cell>
          <table:table-cell office:value-type="float" office:value="25" table:formula="of:=[.C14]- ['IT3'.F101]" table:style-name="ce17">
            <text:p>25</text:p>
          </table:table-cell>
          <table:table-cell office:value-type="float" office:value="25" table:formula="of:=[.C14]- ['IT4'.F100]" table:style-name="ce15">
            <text:p>2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8">
            <text:p>Histoire 13</text:p>
          </table:table-cell>
          <table:table-cell office:value-type="float" office:value="25" table:style-name="ce19">
            <text:p>25</text:p>
          </table:table-cell>
          <table:table-cell office:value-type="float" office:value="25" table:formula="of:=[.C15]-['IT1'.F103]" table:style-name="ce17">
            <text:p>25</text:p>
          </table:table-cell>
          <table:table-cell office:value-type="float" office:value="25" table:formula="of:=[.C15]-['IT2'.F95]" table:style-name="ce17">
            <text:p>25</text:p>
          </table:table-cell>
          <table:table-cell office:value-type="float" office:value="25" table:formula="of:=[.C15]- ['IT3'.F110]" table:style-name="ce17">
            <text:p>25</text:p>
          </table:table-cell>
          <table:table-cell office:value-type="float" office:value="25" table:formula="of:=[.C15]- ['IT4'.F109]" table:style-name="ce15">
            <text:p>25</text:p>
          </table:table-cell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28">
            <text:p>Refactoring</text:p>
          </table:table-cell>
          <table:covered-table-cell/>
          <table:table-cell table:style-name="ce20"/>
          <table:table-cell office:value-type="float" office:value="0" table:style-name="ce21">
            <text:p>0</text:p>
          </table:table-cell>
          <table:table-cell office:value-type="float" office:value="-10" table:style-name="ce21">
            <text:p>-10</text:p>
          </table:table-cell>
          <table:table-cell office:value-type="float" office:value="-14" table:formula="of:=['IT3'.G121]- ['IT3'.F121]" table:style-name="ce21">
            <text:p>-14</text:p>
          </table:table-cell>
          <table:table-cell office:value-type="float" office:value="0" table:style-name="ce21">
            <text:p>0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22">
            <text:p>Estimation</text:p>
          </table:table-cell>
          <table:table-cell office:value-type="string" table:style-name="ce23">
            <text:p>Itération 1</text:p>
          </table:table-cell>
          <table:table-cell office:value-type="string" table:style-name="ce23">
            <text:p>Itération 2</text:p>
          </table:table-cell>
          <table:table-cell office:value-type="string" table:style-name="ce24">
            <text:p>Itération 3</text:p>
          </table:table-cell>
          <table:table-cell office:value-type="string" table:style-name="ce25">
            <text:p>Itération 4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330" table:formula="of:=SUM([.C3:.C16])" table:style-name="ce26">
            <text:p>330</text:p>
          </table:table-cell>
          <table:table-cell office:value-type="float" office:value="247" table:formula="of:=SUM([.D3:.D16])" table:style-name="ce26">
            <text:p>247</text:p>
          </table:table-cell>
          <table:table-cell office:value-type="float" office:value="174" table:formula="of:=SUM([.E3:.E16])" table:style-name="ce26">
            <text:p>174</text:p>
          </table:table-cell>
          <table:table-cell office:value-type="float" office:value="127" table:formula="of:=SUM([.F3:.F16])" table:style-name="ce26">
            <text:p>127</text:p>
          </table:table-cell>
          <table:table-cell office:value-type="float" office:value="159" table:formula="of:=SUM([.G3:.G15])" table:style-name="ce26">
            <text:p>159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number-columns-spanned="3" table:number-rows-spanned="1" table:style-name="ce29">
            <text:p>Légende couleur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30">
            <text:p>Histoire choisie pour l’it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31">
            <text:p>Histoire non choisie pour l’it</text:p>
          </table:table-cell>
          <table:covered-table-cell table:number-columns-repeated="2"/>
          <table:table-cell table:number-columns-repeated="2" table:style-name="ce1"/>
          <table:table-cell table:style-name="ce27"/>
          <table:table-cell table:number-columns-repeated="16378" table:style-name="ce1"/>
        </table:table-row>
        <table:table-row table:style-name="ro1">
          <table:table-cell office:value-type="string" table:number-columns-spanned="3" table:number-rows-spanned="1" table:style-name="ce32">
            <text:p>Histoire finie</text:p>
          </table:table-cell>
          <table:covered-table-cell table:number-columns-repeated="2"/>
          <table:table-cell table:number-columns-repeated="16381" table:style-name="ce1"/>
        </table:table-row>
        <table:table-row table:number-rows-repeated="20" table:style-name="ro2">
          <table:table-cell table:number-columns-repeated="16384"/>
        </table:table-row>
        <table:table-row table:style-name="ro2">
          <table:table-cell table:number-columns-repeated="3"/>
          <table:table-cell office:value-type="float" office:value="73" table:formula="of:=30+33+10" table:style-name="ce1">
            <text:p>73</text:p>
          </table:table-cell>
          <table:table-cell table:number-columns-repeated="16380"/>
        </table:table-row>
        <table:table-row table:number-rows-repeated="1048531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Chart 1" svg:x="18.12283in" svg:y="4.41968in" svg:width="8.26063in" svg:height="4.99724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4" table:default-cell-style-name="ce33"/>
        <table:table-column table:style-name="co5" table:default-cell-style-name="ce33"/>
        <table:table-column table:style-name="co6" table:default-cell-style-name="ce34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57" table:default-cell-style-name="ce33"/>
        <table:table-column table:style-name="co3" table:number-columns-repeated="16320" table:default-cell-style-name="ce1"/>
        <table:table-row table:style-name="ro1">
          <table:table-cell table:number-columns-repeated="2" table:style-name="ce33"/>
          <table:table-cell table:style-name="ce34"/>
          <table:table-cell table:number-columns-repeated="7" table:style-name="ce33"/>
          <table:table-cell office:value-type="string" table:number-columns-spanned="4" table:number-rows-spanned="1" table:style-name="ce67">
            <text:p>Points restants</text:p>
          </table:table-cell>
          <table:covered-table-cell table:number-columns-repeated="3"/>
          <table:table-cell table:number-columns-repeated="50" table:style-name="ce33"/>
          <table:table-cell table:number-columns-repeated="16320"/>
        </table:table-row>
        <table:table-row table:style-name="ro3">
          <table:table-cell table:style-name="ce36"/>
          <table:table-cell table:style-name="ce33"/>
          <table:table-cell office:value-type="string" table:number-columns-spanned="5" table:number-rows-spanned="1" table:style-name="ce68">
            <text:p>HISTOIRE 1</text:p>
          </table:table-cell>
          <table:covered-table-cell table:number-columns-repeated="4"/>
          <table:table-cell table:number-columns-repeated="3" table:style-name="ce33"/>
          <table:table-cell office:value-type="string" table:number-columns-spanned="2" table:number-rows-spanned="1" table:style-name="ce67">
            <text:p>Histoire 1</text:p>
          </table:table-cell>
          <table:covered-table-cell/>
          <table:table-cell office:value-type="string" table:number-columns-spanned="2" table:number-rows-spanned="1" table:style-name="ce67">
            <text:p>Histoire 2</text:p>
          </table:table-cell>
          <table:covered-table-cell/>
          <table:table-cell office:value-type="string" table:number-columns-spanned="2" table:number-rows-spanned="1" table:style-name="ce67">
            <text:p>Histoire 8</text:p>
          </table:table-cell>
          <table:covered-table-cell/>
          <table:table-cell office:value-type="string" table:number-columns-spanned="2" table:number-rows-spanned="1" table:style-name="ce69">
            <text:p>Total</text:p>
          </table:table-cell>
          <table:covered-table-cell/>
          <table:table-cell table:number-columns-repeated="16366"/>
        </table:table-row>
        <table:table-row table:style-name="ro4">
          <table:table-cell table:number-columns-repeated="2" table:style-name="ce33"/>
          <table:table-cell office:value-type="string" table:style-name="ce38">
            <text:p>Tâches</text:p>
          </table:table-cell>
          <table:table-cell office:value-type="string" table:style-name="ce39">
            <text:p>Pilote</text:p>
          </table:table-cell>
          <table:table-cell office:value-type="string" table:style-name="ce39">
            <text:p>Copilote</text:p>
          </table:table-cell>
          <table:table-cell office:value-type="string" table:style-name="ce39">
            <text:p>Points réels</text:p>
          </table:table-cell>
          <table:table-cell office:value-type="string" table:style-name="ce39">
            <text:p>Points estimés</text:p>
          </table:table-cell>
          <table:table-cell table:style-name="ce33"/>
          <table:table-cell office:value-type="string" table:number-columns-spanned="2" table:number-rows-spanned="1" table:style-name="ce67">
            <text:p>Jour</text:p>
          </table:table-cell>
          <table:covered-table-cell/>
          <table:table-cell office:value-type="string" table:style-name="ce35">
            <text:p>Idéal</text:p>
          </table:table-cell>
          <table:table-cell office:value-type="string" table:style-name="ce35">
            <text:p>Réel</text:p>
          </table:table-cell>
          <table:table-cell office:value-type="string" table:style-name="ce35">
            <text:p>Idéal</text:p>
          </table:table-cell>
          <table:table-cell office:value-type="string" table:style-name="ce35">
            <text:p>Réel</text:p>
          </table:table-cell>
          <table:table-cell office:value-type="string" table:style-name="ce35">
            <text:p>Idéal</text:p>
          </table:table-cell>
          <table:table-cell office:value-type="string" table:style-name="ce35">
            <text:p>Réel</text:p>
          </table:table-cell>
          <table:table-cell office:value-type="string" table:style-name="ce35">
            <text:p>Idéal</text:p>
          </table:table-cell>
          <table:table-cell office:value-type="string" table:style-name="ce35">
            <text:p>Réel</text:p>
          </table:table-cell>
          <table:table-cell table:number-columns-repeated="16366"/>
        </table:table-row>
        <table:table-row table:style-name="ro5">
          <table:table-cell table:number-columns-repeated="2" table:style-name="ce33"/>
          <table:table-cell office:value-type="string" table:style-name="ce40">
            <text:p>Interface de connexion</text:p>
          </table:table-cell>
          <table:table-cell office:value-type="string" table:style-name="ce41">
            <text:p>BENITEZ ALBERDI Diego</text:p>
          </table:table-cell>
          <table:table-cell office:value-type="string" table:style-name="ce41">
            <text:p>DEKEYSER Chloe</text:p>
          </table:table-cell>
          <table:table-cell office:value-type="float" office:value="13" table:style-name="ce42">
            <text:p>13</text:p>
          </table:table-cell>
          <table:table-cell office:value-type="float" office:value="10" table:style-name="ce42">
            <text:p>10</text:p>
          </table:table-cell>
          <table:table-cell table:style-name="ce33"/>
          <table:table-cell office:value-type="date" office:date-value="2021-02-23T00:00:00" table:style-name="ce158">
            <text:p>23-02-2021</text:p>
          </table:table-cell>
          <table:table-cell office:value-type="float" office:value="0" table:style-name="ce159">
            <text:p>0</text:p>
          </table:table-cell>
          <table:table-cell office:value-type="float" office:value="30" table:formula="of:=[.$G$8] - ([.$G$8]/[.$J$18]*[.J4])" table:style-name="ce45">
            <text:p>30,00</text:p>
          </table:table-cell>
          <table:table-cell office:value-type="float" office:value="30" table:style-name="ce44">
            <text:p>30</text:p>
          </table:table-cell>
          <table:table-cell office:value-type="float" office:value="33" table:formula="of:=[.$G$18] - ([.$G$18]/[.$J$18]*[.J4])" table:style-name="ce45">
            <text:p>33,00</text:p>
          </table:table-cell>
          <table:table-cell office:value-type="float" office:value="33" table:style-name="ce33">
            <text:p>33</text:p>
          </table:table-cell>
          <table:table-cell office:value-type="float" office:value="10" table:formula="of:=[.$G$65] - ([.$G$65]/[.$J$18]*[.J4])" table:style-name="ce45">
            <text:p>10,00</text:p>
          </table:table-cell>
          <table:table-cell office:value-type="float" office:value="10" table:style-name="ce33">
            <text:p>10</text:p>
          </table:table-cell>
          <table:table-cell office:value-type="float" office:value="73" table:formula="of:=[.K4]+[.M4]+[.O4]" table:style-name="ce46">
            <text:p>73,00</text:p>
          </table:table-cell>
          <table:table-cell office:value-type="float" office:value="73" table:formula="of:=[.L4]+[.N4]+[.P4]" table:style-name="ce33">
            <text:p>73</text:p>
          </table:table-cell>
          <table:table-cell table:number-columns-repeated="16366"/>
        </table:table-row>
        <table:table-row table:style-name="ro5">
          <table:table-cell table:style-name="ce47"/>
          <table:table-cell table:style-name="ce33"/>
          <table:table-cell office:value-type="string" table:style-name="ce40">
            <text:p>Conditions d'utilisation</text:p>
          </table:table-cell>
          <table:table-cell office:value-type="string" table:style-name="ce41">
            <text:p>DESMET Aline</text:p>
          </table:table-cell>
          <table:table-cell office:value-type="string" table:style-name="ce41">
            <text:p>HODAIBI Yassine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table:style-name="ce33"/>
          <table:table-cell office:value-type="date" office:date-value="2021-02-24T00:00:00" table:style-name="ce158">
            <text:p>24-02-2021</text:p>
          </table:table-cell>
          <table:table-cell office:value-type="float" office:value="1" table:style-name="ce159">
            <text:p>1</text:p>
          </table:table-cell>
          <table:table-cell office:value-type="float" office:value="27.857142857142858" table:formula="of:=[.$G$8] - ([.$G$8]/[.$J$18]*[.J5])" table:style-name="ce45">
            <text:p>27,86</text:p>
          </table:table-cell>
          <table:table-cell office:value-type="float" office:value="30" table:style-name="ce44">
            <text:p>30</text:p>
          </table:table-cell>
          <table:table-cell office:value-type="float" office:value="30.642857142857142" table:formula="of:=[.$G$18] - ([.$G$18]/[.$J$18]*[.J5])" table:style-name="ce45">
            <text:p>30,64</text:p>
          </table:table-cell>
          <table:table-cell office:value-type="float" office:value="29" table:style-name="ce33">
            <text:p>29</text:p>
          </table:table-cell>
          <table:table-cell office:value-type="float" office:value="9.2857142857142865" table:formula="of:=[.$G$65] - ([.$G$65]/[.$J$18]*[.J5])" table:style-name="ce45">
            <text:p>9,29</text:p>
          </table:table-cell>
          <table:table-cell office:value-type="float" office:value="10" table:style-name="ce33">
            <text:p>10</text:p>
          </table:table-cell>
          <table:table-cell office:value-type="float" office:value="67.785714285714292" table:formula="of:=[.K5]+[.M5]+[.O5]" table:style-name="ce46">
            <text:p>67,79</text:p>
          </table:table-cell>
          <table:table-cell office:value-type="float" office:value="69" table:formula="of:=[.L5]+[.N5]+[.P5]" table:style-name="ce33">
            <text:p>69</text:p>
          </table:table-cell>
          <table:table-cell table:number-columns-repeated="16366"/>
        </table:table-row>
        <table:table-row table:style-name="ro5">
          <table:table-cell table:number-columns-repeated="2" table:style-name="ce33"/>
          <table:table-cell office:value-type="string" table:style-name="ce40">
            <text:p>Base de données utilisateurs</text:p>
          </table:table-cell>
          <table:table-cell office:value-type="string" table:style-name="ce41">
            <text:p>EL MIRI Hamza</text:p>
          </table:table-cell>
          <table:table-cell office:value-type="string" table:style-name="ce41">
            <text:p>DEBILDE Jean-Jacques</text:p>
          </table:table-cell>
          <table:table-cell office:value-type="float" office:value="4" table:style-name="ce42">
            <text:p>4</text:p>
          </table:table-cell>
          <table:table-cell office:value-type="float" office:value="15" table:style-name="ce42">
            <text:p>15</text:p>
          </table:table-cell>
          <table:table-cell table:style-name="ce33"/>
          <table:table-cell office:value-type="date" office:date-value="2021-02-25T00:00:00" table:style-name="ce158">
            <text:p>25-02-2021</text:p>
          </table:table-cell>
          <table:table-cell office:value-type="float" office:value="2" table:style-name="ce159">
            <text:p>2</text:p>
          </table:table-cell>
          <table:table-cell office:value-type="float" office:value="25.714285714285715" table:formula="of:=[.$G$8] - ([.$G$8]/[.$J$18]*[.J6])" table:style-name="ce45">
            <text:p>25,71</text:p>
          </table:table-cell>
          <table:table-cell office:value-type="float" office:value="30" table:style-name="ce44">
            <text:p>30</text:p>
          </table:table-cell>
          <table:table-cell office:value-type="float" office:value="28.285714285714285" table:formula="of:=[.$G$18] - ([.$G$18]/[.$J$18]*[.J6])" table:style-name="ce45">
            <text:p>28,29</text:p>
          </table:table-cell>
          <table:table-cell office:value-type="float" office:value="25" table:style-name="ce33">
            <text:p>25</text:p>
          </table:table-cell>
          <table:table-cell office:value-type="float" office:value="8.5714285714285712" table:formula="of:=[.$G$65] - ([.$G$65]/[.$J$18]*[.J6])" table:style-name="ce45">
            <text:p>8,57</text:p>
          </table:table-cell>
          <table:table-cell office:value-type="float" office:value="10" table:style-name="ce33">
            <text:p>10</text:p>
          </table:table-cell>
          <table:table-cell office:value-type="float" office:value="62.571428571428569" table:formula="of:=[.K6]+[.M6]+[.O6]" table:style-name="ce46">
            <text:p>62,57</text:p>
          </table:table-cell>
          <table:table-cell office:value-type="float" office:value="65" table:formula="of:=[.L6]+[.N6]+[.P6]" table:style-name="ce33">
            <text:p>65</text:p>
          </table:table-cell>
          <table:table-cell table:number-columns-repeated="16366"/>
        </table:table-row>
        <table:table-row table:style-name="ro5">
          <table:table-cell table:number-columns-repeated="2" table:style-name="ce33"/>
          <table:table-cell office:value-type="string" table:style-name="ce40">
            <text:p>Validation de données de connexion</text:p>
          </table:table-cell>
          <table:table-cell office:value-type="string" table:style-name="ce41">
            <text:p>EL MIRI Hamza</text:p>
          </table:table-cell>
          <table:table-cell office:value-type="string" table:style-name="ce41">
            <text:p>DEBILDE Jean-Jacques</text:p>
          </table:table-cell>
          <table:table-cell office:value-type="float" office:value="1" table:style-name="ce42">
            <text:p>1</text:p>
          </table:table-cell>
          <table:table-cell office:value-type="float" office:value="2" table:style-name="ce42">
            <text:p>2</text:p>
          </table:table-cell>
          <table:table-cell table:style-name="ce33"/>
          <table:table-cell office:value-type="date" office:date-value="2021-02-26T00:00:00" table:style-name="ce158">
            <text:p>26-02-2021</text:p>
          </table:table-cell>
          <table:table-cell office:value-type="float" office:value="3" table:style-name="ce159">
            <text:p>3</text:p>
          </table:table-cell>
          <table:table-cell office:value-type="float" office:value="23.571428571428569" table:formula="of:=[.$G$8] - ([.$G$8]/[.$J$18]*[.J7])" table:style-name="ce45">
            <text:p>23,57</text:p>
          </table:table-cell>
          <table:table-cell office:value-type="float" office:value="25" table:style-name="ce44">
            <text:p>25</text:p>
          </table:table-cell>
          <table:table-cell office:value-type="float" office:value="25.928571428571431" table:formula="of:=[.$G$18] - ([.$G$18]/[.$J$18]*[.J7])" table:style-name="ce45">
            <text:p>25,93</text:p>
          </table:table-cell>
          <table:table-cell office:value-type="float" office:value="21" table:style-name="ce33">
            <text:p>21</text:p>
          </table:table-cell>
          <table:table-cell office:value-type="float" office:value="7.8571428571428577" table:formula="of:=[.$G$65] - ([.$G$65]/[.$J$18]*[.J7])" table:style-name="ce45">
            <text:p>7,86</text:p>
          </table:table-cell>
          <table:table-cell office:value-type="float" office:value="10" table:style-name="ce33">
            <text:p>10</text:p>
          </table:table-cell>
          <table:table-cell office:value-type="float" office:value="57.357142857142861" table:formula="of:=[.K7]+[.M7]+[.O7]" table:style-name="ce46">
            <text:p>57,36</text:p>
          </table:table-cell>
          <table:table-cell office:value-type="float" office:value="56" table:formula="of:=[.L7]+[.N7]+[.P7]" table:style-name="ce33">
            <text:p>56</text:p>
          </table:table-cell>
          <table:table-cell table:number-columns-repeated="16366"/>
        </table:table-row>
        <table:table-row table:style-name="ro6">
          <table:table-cell table:number-columns-repeated="2" table:style-name="ce33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26" table:formula="of:=SUM([.F4:.F7])" table:style-name="ce48">
            <text:p>26</text:p>
          </table:table-cell>
          <table:table-cell office:value-type="float" office:value="30" table:formula="of:=SUM([.G4:.G7])" table:style-name="ce48">
            <text:p>30</text:p>
          </table:table-cell>
          <table:table-cell table:style-name="ce33"/>
          <table:table-cell office:value-type="date" office:date-value="2021-02-27T00:00:00" table:style-name="ce158">
            <text:p>27-02-2021</text:p>
          </table:table-cell>
          <table:table-cell office:value-type="float" office:value="4" table:style-name="ce159">
            <text:p>4</text:p>
          </table:table-cell>
          <table:table-cell office:value-type="float" office:value="21.428571428571431" table:formula="of:=[.$G$8] - ([.$G$8]/[.$J$18]*[.J8])" table:style-name="ce45">
            <text:p>21,43</text:p>
          </table:table-cell>
          <table:table-cell office:value-type="float" office:value="23" table:style-name="ce44">
            <text:p>23</text:p>
          </table:table-cell>
          <table:table-cell office:value-type="float" office:value="23.571428571428569" table:formula="of:=[.$G$18] - ([.$G$18]/[.$J$18]*[.J8])" table:style-name="ce45">
            <text:p>23,57</text:p>
          </table:table-cell>
          <table:table-cell office:value-type="float" office:value="17" table:style-name="ce33">
            <text:p>17</text:p>
          </table:table-cell>
          <table:table-cell office:value-type="float" office:value="7.1428571428571423" table:formula="of:=[.$G$65] - ([.$G$65]/[.$J$18]*[.J8])" table:style-name="ce45">
            <text:p>7,14</text:p>
          </table:table-cell>
          <table:table-cell office:value-type="float" office:value="7" table:style-name="ce33">
            <text:p>7</text:p>
          </table:table-cell>
          <table:table-cell office:value-type="float" office:value="52.142857142857139" table:formula="of:=[.K8]+[.M8]+[.O8]" table:style-name="ce46">
            <text:p>52,14</text:p>
          </table:table-cell>
          <table:table-cell office:value-type="float" office:value="47" table:formula="of:=[.L8]+[.N8]+[.P8]" table:style-name="ce33">
            <text:p>47</text:p>
          </table:table-cell>
          <table:table-cell table:number-columns-repeated="16366"/>
        </table:table-row>
        <table:table-row table:style-name="ro5">
          <table:table-cell table:number-columns-repeated="2" table:style-name="ce33"/>
          <table:table-cell table:style-name="ce34"/>
          <table:table-cell table:number-columns-repeated="5" table:style-name="ce33"/>
          <table:table-cell office:value-type="date" office:date-value="2021-02-28T00:00:00" table:style-name="ce158">
            <text:p>28-02-2021</text:p>
          </table:table-cell>
          <table:table-cell office:value-type="float" office:value="5" table:style-name="ce159">
            <text:p>5</text:p>
          </table:table-cell>
          <table:table-cell office:value-type="float" office:value="19.285714285714285" table:formula="of:=[.$G$8] - ([.$G$8]/[.$J$18]*[.J9])" table:style-name="ce45">
            <text:p>19,29</text:p>
          </table:table-cell>
          <table:table-cell office:value-type="float" office:value="10" table:style-name="ce44">
            <text:p>10</text:p>
          </table:table-cell>
          <table:table-cell office:value-type="float" office:value="21.214285714285715" table:formula="of:=[.$G$18] - ([.$G$18]/[.$J$18]*[.J9])" table:style-name="ce45">
            <text:p>21,21</text:p>
          </table:table-cell>
          <table:table-cell office:value-type="float" office:value="15" table:style-name="ce33">
            <text:p>15</text:p>
          </table:table-cell>
          <table:table-cell office:value-type="float" office:value="6.4285714285714288" table:formula="of:=[.$G$65] - ([.$G$65]/[.$J$18]*[.J9])" table:style-name="ce45">
            <text:p>6,43</text:p>
          </table:table-cell>
          <table:table-cell office:value-type="float" office:value="4" table:style-name="ce33">
            <text:p>4</text:p>
          </table:table-cell>
          <table:table-cell office:value-type="float" office:value="46.928571428571431" table:formula="of:=[.K9]+[.M9]+[.O9]" table:style-name="ce46">
            <text:p>46,93</text:p>
          </table:table-cell>
          <table:table-cell office:value-type="float" office:value="29" table:formula="of:=[.L9]+[.N9]+[.P9]" table:style-name="ce33">
            <text:p>29</text:p>
          </table:table-cell>
          <table:table-cell table:number-columns-repeated="16366"/>
        </table:table-row>
        <table:table-row table:style-name="ro5">
          <table:table-cell table:number-columns-repeated="2" table:style-name="ce33"/>
          <table:table-cell table:style-name="ce34"/>
          <table:table-cell table:number-columns-repeated="5" table:style-name="ce33"/>
          <table:table-cell office:value-type="date" office:date-value="2021-03-01T00:00:00" table:style-name="ce158">
            <text:p>01-03-2021</text:p>
          </table:table-cell>
          <table:table-cell office:value-type="float" office:value="6" table:style-name="ce159">
            <text:p>6</text:p>
          </table:table-cell>
          <table:table-cell office:value-type="float" office:value="17.142857142857142" table:formula="of:=[.$G$8] - ([.$G$8]/[.$J$18]*[.J10])" table:style-name="ce45">
            <text:p>17,14</text:p>
          </table:table-cell>
          <table:table-cell office:value-type="float" office:value="20" table:style-name="ce44">
            <text:p>20</text:p>
          </table:table-cell>
          <table:table-cell office:value-type="float" office:value="18.857142857142858" table:formula="of:=[.$G$18] - ([.$G$18]/[.$J$18]*[.J10])" table:style-name="ce45">
            <text:p>18,86</text:p>
          </table:table-cell>
          <table:table-cell office:value-type="float" office:value="11" table:style-name="ce33">
            <text:p>11</text:p>
          </table:table-cell>
          <table:table-cell office:value-type="float" office:value="5.7142857142857144" table:formula="of:=[.$G$65] - ([.$G$65]/[.$J$18]*[.J10])" table:style-name="ce45">
            <text:p>5,71</text:p>
          </table:table-cell>
          <table:table-cell office:value-type="float" office:value="1" table:style-name="ce33">
            <text:p>1</text:p>
          </table:table-cell>
          <table:table-cell office:value-type="float" office:value="41.714285714285715" table:formula="of:=[.K10]+[.M10]+[.O10]" table:style-name="ce46">
            <text:p>41,71</text:p>
          </table:table-cell>
          <table:table-cell office:value-type="float" office:value="32" table:formula="of:=[.L10]+[.N10]+[.P10]" table:style-name="ce33">
            <text:p>32</text:p>
          </table:table-cell>
          <table:table-cell table:number-columns-repeated="16366"/>
        </table:table-row>
        <table:table-row table:style-name="ro4">
          <table:table-cell table:style-name="ce47"/>
          <table:table-cell table:style-name="ce33"/>
          <table:table-cell office:value-type="string" table:number-columns-spanned="5" table:number-rows-spanned="1" table:style-name="ce71">
            <text:p>HISTOIRE 2</text:p>
          </table:table-cell>
          <table:covered-table-cell table:number-columns-repeated="4"/>
          <table:table-cell table:style-name="ce33"/>
          <table:table-cell office:value-type="date" office:date-value="2021-03-02T00:00:00" table:style-name="ce158">
            <text:p>02-03-2021</text:p>
          </table:table-cell>
          <table:table-cell office:value-type="float" office:value="7" table:style-name="ce159">
            <text:p>7</text:p>
          </table:table-cell>
          <table:table-cell office:value-type="float" office:value="15" table:formula="of:=[.$G$8] - ([.$G$8]/[.$J$18]*[.J11])" table:style-name="ce45">
            <text:p>15,00</text:p>
          </table:table-cell>
          <table:table-cell office:value-type="float" office:value="20" table:style-name="ce44">
            <text:p>20</text:p>
          </table:table-cell>
          <table:table-cell office:value-type="float" office:value="16.5" table:formula="of:=[.$G$18] - ([.$G$18]/[.$J$18]*[.J11])" table:style-name="ce45">
            <text:p>16,50</text:p>
          </table:table-cell>
          <table:table-cell office:value-type="float" office:value="9" table:style-name="ce33">
            <text:p>9</text:p>
          </table:table-cell>
          <table:table-cell office:value-type="float" office:value="5" table:formula="of:=[.$G$65] - ([.$G$65]/[.$J$18]*[.J11])" table:style-name="ce45">
            <text:p>5,00</text:p>
          </table:table-cell>
          <table:table-cell office:value-type="float" office:value="0" table:style-name="ce33">
            <text:p>0</text:p>
          </table:table-cell>
          <table:table-cell office:value-type="float" office:value="36.5" table:formula="of:=[.K11]+[.M11]+[.O11]" table:style-name="ce46">
            <text:p>36,50</text:p>
          </table:table-cell>
          <table:table-cell office:value-type="float" office:value="29" table:formula="of:=[.L11]+[.N11]+[.P11]" table:style-name="ce33">
            <text:p>29</text:p>
          </table:table-cell>
          <table:table-cell table:number-columns-repeated="16366"/>
        </table:table-row>
        <table:table-row table:style-name="ro5">
          <table:table-cell table:number-columns-repeated="2" table:style-name="ce33"/>
          <table:table-cell office:value-type="string" table:style-name="ce38">
            <text:p>Tâches</text:p>
          </table:table-cell>
          <table:table-cell office:value-type="string" table:style-name="ce39">
            <text:p>Pilote</text:p>
          </table:table-cell>
          <table:table-cell office:value-type="string" table:style-name="ce39">
            <text:p>Copilote</text:p>
          </table:table-cell>
          <table:table-cell office:value-type="string" table:style-name="ce39">
            <text:p>Points réels</text:p>
          </table:table-cell>
          <table:table-cell office:value-type="string" table:style-name="ce39">
            <text:p>Points estimés</text:p>
          </table:table-cell>
          <table:table-cell table:style-name="ce33"/>
          <table:table-cell office:value-type="date" office:date-value="2021-03-03T00:00:00" table:style-name="ce158">
            <text:p>03-03-2021</text:p>
          </table:table-cell>
          <table:table-cell office:value-type="float" office:value="8" table:style-name="ce159">
            <text:p>8</text:p>
          </table:table-cell>
          <table:table-cell office:value-type="float" office:value="12.857142857142858" table:formula="of:=[.$G$8] - ([.$G$8]/[.$J$18]*[.J12])" table:style-name="ce45">
            <text:p>12,86</text:p>
          </table:table-cell>
          <table:table-cell office:value-type="float" office:value="20" table:style-name="ce44">
            <text:p>20</text:p>
          </table:table-cell>
          <table:table-cell office:value-type="float" office:value="14.142857142857142" table:formula="of:=[.$G$18] - ([.$G$18]/[.$J$18]*[.J12])" table:style-name="ce45">
            <text:p>14,14</text:p>
          </table:table-cell>
          <table:table-cell office:value-type="float" office:value="6" table:style-name="ce33">
            <text:p>6</text:p>
          </table:table-cell>
          <table:table-cell office:value-type="float" office:value="4.2857142857142856" table:formula="of:=[.$G$65] - ([.$G$65]/[.$J$18]*[.J12])" table:style-name="ce45">
            <text:p>4,29</text:p>
          </table:table-cell>
          <table:table-cell office:value-type="float" office:value="0" table:style-name="ce33">
            <text:p>0</text:p>
          </table:table-cell>
          <table:table-cell office:value-type="float" office:value="31.285714285714285" table:formula="of:=[.K12]+[.M12]+[.O12]" table:style-name="ce46">
            <text:p>31,29</text:p>
          </table:table-cell>
          <table:table-cell office:value-type="float" office:value="26" table:formula="of:=[.L12]+[.N12]+[.P12]" table:style-name="ce33">
            <text:p>26</text:p>
          </table:table-cell>
          <table:table-cell table:number-columns-repeated="16366"/>
        </table:table-row>
        <table:table-row table:style-name="ro5">
          <table:table-cell table:number-columns-repeated="2" table:style-name="ce33"/>
          <table:table-cell office:value-type="string" table:style-name="ce40">
            <text:p>Création de projets</text:p>
          </table:table-cell>
          <table:table-cell office:value-type="string" table:style-name="ce41">
            <text:p>DE SANTOS Luca</text:p>
          </table:table-cell>
          <table:table-cell office:value-type="string" table:style-name="ce49">
            <text:p>LUCI Horatiu, GJINI Johan</text:p>
          </table:table-cell>
          <table:table-cell office:value-type="float" office:value="20" table:style-name="ce50">
            <text:p>20</text:p>
          </table:table-cell>
          <table:table-cell office:value-type="float" office:value="12" table:style-name="ce50">
            <text:p>12</text:p>
          </table:table-cell>
          <table:table-cell table:style-name="ce33"/>
          <table:table-cell office:value-type="date" office:date-value="2021-03-04T00:00:00" table:style-name="ce158">
            <text:p>04-03-2021</text:p>
          </table:table-cell>
          <table:table-cell office:value-type="float" office:value="9" table:style-name="ce159">
            <text:p>9</text:p>
          </table:table-cell>
          <table:table-cell office:value-type="float" office:value="10.714285714285715" table:formula="of:=[.$G$8] - ([.$G$8]/[.$J$18]*[.J13])" table:style-name="ce45">
            <text:p>10,71</text:p>
          </table:table-cell>
          <table:table-cell office:value-type="float" office:value="19" table:style-name="ce44">
            <text:p>19</text:p>
          </table:table-cell>
          <table:table-cell office:value-type="float" office:value="11.785714285714285" table:formula="of:=[.$G$18] - ([.$G$18]/[.$J$18]*[.J13])" table:style-name="ce45">
            <text:p>11,79</text:p>
          </table:table-cell>
          <table:table-cell office:value-type="float" office:value="2" table:style-name="ce33">
            <text:p>2</text:p>
          </table:table-cell>
          <table:table-cell office:value-type="float" office:value="3.5714285714285712" table:formula="of:=[.$G$65] - ([.$G$65]/[.$J$18]*[.J13])" table:style-name="ce45">
            <text:p>3,57</text:p>
          </table:table-cell>
          <table:table-cell office:value-type="float" office:value="0" table:style-name="ce33">
            <text:p>0</text:p>
          </table:table-cell>
          <table:table-cell office:value-type="float" office:value="26.071428571428569" table:formula="of:=[.K13]+[.M13]+[.O13]" table:style-name="ce46">
            <text:p>26,07</text:p>
          </table:table-cell>
          <table:table-cell office:value-type="float" office:value="21" table:formula="of:=[.L13]+[.N13]+[.P13]" table:style-name="ce33">
            <text:p>21</text:p>
          </table:table-cell>
          <table:table-cell table:number-columns-repeated="16366"/>
        </table:table-row>
        <table:table-row table:style-name="ro7">
          <table:table-cell table:number-columns-spanned="2" table:number-rows-spanned="1" table:style-name="ce72"/>
          <table:covered-table-cell/>
          <table:table-cell office:value-type="string" table:style-name="ce40">
            <text:p>Création de sous-projets</text:p>
          </table:table-cell>
          <table:table-cell office:value-type="string" table:style-name="ce41">
            <text:p>DE SANTOS Luca</text:p>
          </table:table-cell>
          <table:table-cell office:value-type="string" table:style-name="ce49">
            <text:p>LUCI Horatiu, GJINI Johan</text:p>
          </table:table-cell>
          <table:table-cell office:value-type="float" office:value="4" table:style-name="ce50">
            <text:p>4</text:p>
          </table:table-cell>
          <table:table-cell office:value-type="float" office:value="2" table:style-name="ce50">
            <text:p>2</text:p>
          </table:table-cell>
          <table:table-cell table:style-name="ce33"/>
          <table:table-cell office:value-type="date" office:date-value="2021-03-05T00:00:00" table:style-name="ce158">
            <text:p>05-03-2021</text:p>
          </table:table-cell>
          <table:table-cell office:value-type="float" office:value="10" table:style-name="ce159">
            <text:p>10</text:p>
          </table:table-cell>
          <table:table-cell office:value-type="float" office:value="8.571428571428573" table:formula="of:=[.$G$8] - ([.$G$8]/[.$J$18]*[.J14])" table:style-name="ce45">
            <text:p>8,57</text:p>
          </table:table-cell>
          <table:table-cell office:value-type="float" office:value="15" table:style-name="ce44">
            <text:p>15</text:p>
          </table:table-cell>
          <table:table-cell office:value-type="float" office:value="9.428571428571427" table:formula="of:=[.$G$18] - ([.$G$18]/[.$J$18]*[.J14])" table:style-name="ce45">
            <text:p>9,43</text:p>
          </table:table-cell>
          <table:table-cell office:value-type="float" office:value="0" table:style-name="ce33">
            <text:p>0</text:p>
          </table:table-cell>
          <table:table-cell office:value-type="float" office:value="2.8571428571428568" table:formula="of:=[.$G$65] - ([.$G$65]/[.$J$18]*[.J14])" table:style-name="ce45">
            <text:p>2,86</text:p>
          </table:table-cell>
          <table:table-cell office:value-type="float" office:value="0" table:style-name="ce33">
            <text:p>0</text:p>
          </table:table-cell>
          <table:table-cell office:value-type="float" office:value="20.857142857142858" table:formula="of:=[.K14]+[.M14]+[.O14]" table:style-name="ce46">
            <text:p>20,86</text:p>
          </table:table-cell>
          <table:table-cell office:value-type="float" office:value="15" table:formula="of:=[.L14]+[.N14]+[.P14]" table:style-name="ce33">
            <text:p>15</text:p>
          </table:table-cell>
          <table:table-cell table:number-columns-repeated="16366"/>
        </table:table-row>
        <table:table-row table:style-name="ro7">
          <table:table-cell table:number-columns-repeated="2" table:style-name="ce33"/>
          <table:table-cell office:value-type="string" table:style-name="ce40">
            <text:p>Ajout de tâches aux projets</text:p>
          </table:table-cell>
          <table:table-cell office:value-type="string" table:style-name="ce41">
            <text:p>DE SANTOS Luca</text:p>
          </table:table-cell>
          <table:table-cell office:value-type="string" table:style-name="ce49">
            <text:p>LUCI Horatiu, GJINI Johan</text:p>
          </table:table-cell>
          <table:table-cell office:value-type="float" office:value="3" table:style-name="ce50">
            <text:p>3</text:p>
          </table:table-cell>
          <table:table-cell office:value-type="float" office:value="7" table:style-name="ce50">
            <text:p>7</text:p>
          </table:table-cell>
          <table:table-cell table:style-name="ce33"/>
          <table:table-cell office:value-type="date" office:date-value="2021-03-06T00:00:00" table:style-name="ce158">
            <text:p>06-03-2021</text:p>
          </table:table-cell>
          <table:table-cell office:value-type="float" office:value="11" table:style-name="ce159">
            <text:p>11</text:p>
          </table:table-cell>
          <table:table-cell office:value-type="float" office:value="6.4285714285714306" table:formula="of:=[.$G$8] - ([.$G$8]/[.$J$18]*[.J15])" table:style-name="ce45">
            <text:p>6,43</text:p>
          </table:table-cell>
          <table:table-cell office:value-type="float" office:value="11" table:style-name="ce44">
            <text:p>11</text:p>
          </table:table-cell>
          <table:table-cell office:value-type="float" office:value="7.0714285714285694" table:formula="of:=[.$G$18] - ([.$G$18]/[.$J$18]*[.J15])" table:style-name="ce45">
            <text:p>7,07</text:p>
          </table:table-cell>
          <table:table-cell office:value-type="float" office:value="0" table:style-name="ce33">
            <text:p>0</text:p>
          </table:table-cell>
          <table:table-cell office:value-type="float" office:value="2.1428571428571423" table:formula="of:=[.$G$65] - ([.$G$65]/[.$J$18]*[.J15])" table:style-name="ce45">
            <text:p>2,14</text:p>
          </table:table-cell>
          <table:table-cell office:value-type="float" office:value="0" table:style-name="ce33">
            <text:p>0</text:p>
          </table:table-cell>
          <table:table-cell office:value-type="float" office:value="15.642857142857142" table:formula="of:=[.K15]+[.M15]+[.O15]" table:style-name="ce46">
            <text:p>15,64</text:p>
          </table:table-cell>
          <table:table-cell office:value-type="float" office:value="11" table:formula="of:=[.L15]+[.N15]+[.P15]" table:style-name="ce33">
            <text:p>11</text:p>
          </table:table-cell>
          <table:table-cell table:number-columns-repeated="16366"/>
        </table:table-row>
        <table:table-row table:style-name="ro7">
          <table:table-cell table:number-columns-repeated="2" table:style-name="ce33"/>
          <table:table-cell office:value-type="string" table:style-name="ce40">
            <text:p>Mode édition</text:p>
          </table:table-cell>
          <table:table-cell office:value-type="string" table:style-name="ce41">
            <text:p>BENITEZ ALBERDI DIEGO</text:p>
          </table:table-cell>
          <table:table-cell office:value-type="string" table:style-name="ce49">
            <text:p>DEKEYSER Chloe</text:p>
          </table:table-cell>
          <table:table-cell office:value-type="float" office:value="10" table:style-name="ce50">
            <text:p>10</text:p>
          </table:table-cell>
          <table:table-cell office:value-type="float" office:value="10" table:style-name="ce50">
            <text:p>10</text:p>
          </table:table-cell>
          <table:table-cell table:style-name="ce33"/>
          <table:table-cell office:value-type="date" office:date-value="2021-03-07T00:00:00" table:style-name="ce158">
            <text:p>07-03-2021</text:p>
          </table:table-cell>
          <table:table-cell office:value-type="float" office:value="12" table:style-name="ce159">
            <text:p>12</text:p>
          </table:table-cell>
          <table:table-cell office:value-type="float" office:value="4.2857142857142847" table:formula="of:=[.$G$8] - ([.$G$8]/[.$J$18]*[.J16])" table:style-name="ce45">
            <text:p>4,29</text:p>
          </table:table-cell>
          <table:table-cell office:value-type="float" office:value="8" table:style-name="ce44">
            <text:p>8</text:p>
          </table:table-cell>
          <table:table-cell office:value-type="float" office:value="4.7142857142857153" table:formula="of:=[.$G$18] - ([.$G$18]/[.$J$18]*[.J16])" table:style-name="ce45">
            <text:p>4,71</text:p>
          </table:table-cell>
          <table:table-cell office:value-type="float" office:value="0" table:style-name="ce33">
            <text:p>0</text:p>
          </table:table-cell>
          <table:table-cell office:value-type="float" office:value="1.4285714285714288" table:formula="of:=[.$G$65] - ([.$G$65]/[.$J$18]*[.J16])" table:style-name="ce45">
            <text:p>1,43</text:p>
          </table:table-cell>
          <table:table-cell office:value-type="float" office:value="0" table:style-name="ce33">
            <text:p>0</text:p>
          </table:table-cell>
          <table:table-cell office:value-type="float" office:value="10.428571428571429" table:formula="of:=[.K16]+[.M16]+[.O16]" table:style-name="ce46">
            <text:p>10,43</text:p>
          </table:table-cell>
          <table:table-cell office:value-type="float" office:value="8" table:formula="of:=[.L16]+[.N16]+[.P16]" table:style-name="ce33">
            <text:p>8</text:p>
          </table:table-cell>
          <table:table-cell table:number-columns-repeated="16366"/>
        </table:table-row>
        <table:table-row table:style-name="ro7">
          <table:table-cell table:number-columns-repeated="2" table:style-name="ce33"/>
          <table:table-cell office:value-type="string" table:style-name="ce40">
            <text:p>Suppression de projet</text:p>
          </table:table-cell>
          <table:table-cell office:value-type="string" table:style-name="ce41">
            <text:p>DE SANTOS Luca</text:p>
          </table:table-cell>
          <table:table-cell office:value-type="string" table:style-name="ce49">
            <text:p>LUCI Horatiu, GJINI Johan</text:p>
          </table:table-cell>
          <table:table-cell office:value-type="float" office:value="3" table:style-name="ce50">
            <text:p>3</text:p>
          </table:table-cell>
          <table:table-cell office:value-type="float" office:value="2" table:style-name="ce50">
            <text:p>2</text:p>
          </table:table-cell>
          <table:table-cell table:style-name="ce33"/>
          <table:table-cell office:value-type="date" office:date-value="2021-03-08T00:00:00" table:style-name="ce158">
            <text:p>08-03-2021</text:p>
          </table:table-cell>
          <table:table-cell office:value-type="float" office:value="13" table:style-name="ce159">
            <text:p>13</text:p>
          </table:table-cell>
          <table:table-cell office:value-type="float" office:value="2.1428571428571423" table:formula="of:=[.$G$8] - ([.$G$8]/[.$J$18]*[.J17])" table:style-name="ce45">
            <text:p>2,14</text:p>
          </table:table-cell>
          <table:table-cell office:value-type="float" office:value="7" table:style-name="ce44">
            <text:p>7</text:p>
          </table:table-cell>
          <table:table-cell office:value-type="float" office:value="2.3571428571428577" table:formula="of:=[.$G$18] - ([.$G$18]/[.$J$18]*[.J17])" table:style-name="ce45">
            <text:p>2,36</text:p>
          </table:table-cell>
          <table:table-cell office:value-type="float" office:value="0" table:style-name="ce33">
            <text:p>0</text:p>
          </table:table-cell>
          <table:table-cell office:value-type="float" office:value="0.71428571428571352" table:formula="of:=[.$G$65] - ([.$G$65]/[.$J$18]*[.J17])" table:style-name="ce45">
            <text:p>0,71</text:p>
          </table:table-cell>
          <table:table-cell office:value-type="float" office:value="0" table:style-name="ce33">
            <text:p>0</text:p>
          </table:table-cell>
          <table:table-cell office:value-type="float" office:value="5.2142857142857135" table:formula="of:=[.K17]+[.M17]+[.O17]" table:style-name="ce46">
            <text:p>5,21</text:p>
          </table:table-cell>
          <table:table-cell office:value-type="float" office:value="7" table:formula="of:=[.L17]+[.N17]+[.P17]" table:style-name="ce33">
            <text:p>7</text:p>
          </table:table-cell>
          <table:table-cell table:number-columns-repeated="16366"/>
        </table:table-row>
        <table:table-row table:style-name="ro8">
          <table:table-cell table:number-columns-repeated="2" table:style-name="ce33"/>
          <table:table-cell office:value-type="string" table:number-columns-spanned="3" table:number-rows-spanned="1" table:style-name="ce73">
            <text:p>Total</text:p>
          </table:table-cell>
          <table:covered-table-cell table:number-columns-repeated="2"/>
          <table:table-cell office:value-type="float" office:value="40" table:formula="of:=SUM([.F13:.F17])" table:style-name="ce52">
            <text:p>40</text:p>
          </table:table-cell>
          <table:table-cell office:value-type="float" office:value="33" table:formula="of:=SUM([.G13:.G17])" table:style-name="ce52">
            <text:p>33</text:p>
          </table:table-cell>
          <table:table-cell table:style-name="ce33"/>
          <table:table-cell office:value-type="date" office:date-value="2021-03-09T00:00:00" table:style-name="ce158">
            <text:p>09-03-2021</text:p>
          </table:table-cell>
          <table:table-cell office:value-type="float" office:value="14" table:style-name="ce159">
            <text:p>14</text:p>
          </table:table-cell>
          <table:table-cell office:value-type="float" office:value="0" table:formula="of:=[.$G$8] - ([.$G$8]/[.$J$18]*[.J18])" table:style-name="ce45">
            <text:p>0,00</text:p>
          </table:table-cell>
          <table:table-cell office:value-type="float" office:value="0" table:style-name="ce44">
            <text:p>0</text:p>
          </table:table-cell>
          <table:table-cell office:value-type="float" office:value="0" table:formula="of:=[.$G$18] - ([.$G$18]/[.$J$18]*[.J18])" table:style-name="ce45">
            <text:p>0,0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[.$G$65] - ([.$G$65]/[.$J$18]*[.J18])" table:style-name="ce45">
            <text:p>0,0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[.K18]+[.M18]+[.O18]" table:style-name="ce46">
            <text:p>0,00</text:p>
          </table:table-cell>
          <table:table-cell office:value-type="float" office:value="0" table:formula="of:=[.L18]+[.N18]+[.P18]" table:style-name="ce33">
            <text:p>0</text:p>
          </table:table-cell>
          <table:table-cell table:number-columns-repeated="16366"/>
        </table:table-row>
        <table:table-row table:number-rows-repeated="2" table:style-name="ro8">
          <table:table-cell table:number-columns-repeated="2" table:style-name="ce33"/>
          <table:table-cell table:style-name="ce34"/>
          <table:table-cell table:number-columns-repeated="4" table:style-name="ce53"/>
          <table:table-cell table:number-columns-repeated="57" table:style-name="ce33"/>
          <table:table-cell table:number-columns-repeated="16320"/>
        </table:table-row>
        <table:table-row table:style-name="ro8">
          <table:table-cell table:number-columns-repeated="2" table:style-name="ce33"/>
          <table:table-cell office:value-type="string" table:number-columns-spanned="5" table:number-rows-spanned="1" table:style-name="ce74">
            <text:p>HISTOIRE 3</text:p>
          </table:table-cell>
          <table:covered-table-cell table:number-columns-repeated="4"/>
          <table:table-cell table:number-columns-repeated="57" table:style-name="ce33"/>
          <table:table-cell table:number-columns-repeated="16320"/>
        </table:table-row>
        <table:table-row table:style-name="ro8">
          <table:table-cell table:number-columns-repeated="2" table:style-name="ce33"/>
          <table:table-cell office:value-type="string" table:style-name="ce54">
            <text:p>Tâches</text:p>
          </table:table-cell>
          <table:table-cell office:value-type="string" table:style-name="ce55">
            <text:p>Pilote</text:p>
          </table:table-cell>
          <table:table-cell office:value-type="string" table:style-name="ce55">
            <text:p>Copilote</text:p>
          </table:table-cell>
          <table:table-cell office:value-type="string" table:style-name="ce55">
            <text:p>Points réels</text:p>
          </table:table-cell>
          <table:table-cell office:value-type="string" table:style-name="ce55">
            <text:p>Points estimés</text:p>
          </table:table-cell>
          <table:table-cell table:number-columns-repeated="57" table:style-name="ce33"/>
          <table:table-cell table:number-columns-repeated="16320"/>
        </table:table-row>
        <table:table-row table:style-name="ro7">
          <table:table-cell table:number-columns-repeated="2" table:style-name="ce33"/>
          <table:table-cell office:value-type="string" table:style-name="ce56">
            <text:p>Date début/fin des tâches</text:p>
          </table:table-cell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8">
            <text:p>0</text:p>
          </table:table-cell>
          <table:table-cell table:number-columns-repeated="57" table:style-name="ce33"/>
          <table:table-cell table:number-columns-repeated="16320"/>
        </table:table-row>
        <table:table-row table:style-name="ro7">
          <table:table-cell table:number-columns-repeated="2" table:style-name="ce33"/>
          <table:table-cell office:value-type="string" table:style-name="ce56">
            <text:p>Séléction de dates via interface calendrier</text:p>
          </table:table-cell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8">
            <text:p>0</text:p>
          </table:table-cell>
          <table:table-cell table:number-columns-repeated="57" table:style-name="ce33"/>
          <table:table-cell table:number-columns-repeated="16320"/>
        </table:table-row>
        <table:table-row table:style-name="ro7">
          <table:table-cell table:style-name="ce59"/>
          <table:table-cell table:style-name="ce33"/>
          <table:table-cell office:value-type="string" table:style-name="ce56">
            <text:p>Date début/fin des projets</text:p>
          </table:table-cell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8">
            <text:p>0</text:p>
          </table:table-cell>
          <table:table-cell table:number-columns-repeated="5" table:style-name="ce60"/>
          <table:table-cell table:style-name="ce59"/>
          <table:table-cell table:number-columns-repeated="51" table:style-name="ce33"/>
          <table:table-cell table:number-columns-repeated="16320"/>
        </table:table-row>
        <table:table-row table:style-name="ro7">
          <table:table-cell table:style-name="ce59"/>
          <table:table-cell table:style-name="ce33"/>
          <table:table-cell office:value-type="string" table:style-name="ce56">
            <text:p>Priorité des tâches en fonction du temps</text:p>
          </table:table-cell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8">
            <text:p>0</text:p>
          </table:table-cell>
          <table:table-cell table:number-columns-repeated="5" table:style-name="ce59"/>
          <table:table-cell table:style-name="ce61"/>
          <table:table-cell table:number-columns-repeated="51" table:style-name="ce33"/>
          <table:table-cell table:number-columns-repeated="16320"/>
        </table:table-row>
        <table:table-row table:style-name="ro7">
          <table:table-cell table:style-name="ce60"/>
          <table:table-cell table:style-name="ce33"/>
          <table:table-cell office:value-type="string" table:number-columns-spanned="3" table:number-rows-spanned="1" table:style-name="ce74">
            <text:p>Total</text:p>
          </table:table-cell>
          <table:covered-table-cell table:number-columns-repeated="2"/>
          <table:table-cell office:value-type="float" office:value="0" table:formula="of:=SUM([.F23:.F26])" table:style-name="ce62">
            <text:p>0</text:p>
          </table:table-cell>
          <table:table-cell office:value-type="float" office:value="0" table:formula="of:=SUM([.G23:.G26])" table:style-name="ce62">
            <text:p>0</text:p>
          </table:table-cell>
          <table:table-cell table:number-columns-repeated="6" table:style-name="ce61"/>
          <table:table-cell table:number-columns-repeated="51" table:style-name="ce33"/>
          <table:table-cell table:number-columns-repeated="16320"/>
        </table:table-row>
        <table:table-row table:style-name="ro7">
          <table:table-cell table:style-name="ce60"/>
          <table:table-cell table:style-name="ce33"/>
          <table:table-cell table:style-name="ce34"/>
          <table:table-cell table:number-columns-repeated="4" table:style-name="ce53"/>
          <table:table-cell table:number-columns-repeated="5" table:style-name="ce63"/>
          <table:table-cell table:style-name="ce61"/>
          <table:table-cell table:number-columns-repeated="51" table:style-name="ce33"/>
          <table:table-cell table:number-columns-repeated="16320"/>
        </table:table-row>
        <table:table-row table:style-name="ro7">
          <table:table-cell table:style-name="ce61"/>
          <table:table-cell table:style-name="ce33"/>
          <table:table-cell office:value-type="string" table:number-columns-spanned="5" table:number-rows-spanned="1" table:style-name="ce75">
            <text:p>HISTOIRE 4</text:p>
          </table:table-cell>
          <table:covered-table-cell table:number-columns-repeated="4"/>
          <table:table-cell table:number-columns-repeated="6" table:style-name="ce61"/>
          <table:table-cell table:number-columns-repeated="51" table:style-name="ce33"/>
          <table:table-cell table:number-columns-repeated="16320"/>
        </table:table-row>
        <table:table-row table:style-name="ro7">
          <table:table-cell table:number-columns-repeated="2" table:style-name="ce33"/>
          <table:table-cell office:value-type="string" table:style-name="ce54">
            <text:p>Tâches</text:p>
          </table:table-cell>
          <table:table-cell office:value-type="string" table:style-name="ce55">
            <text:p>Pilote</text:p>
          </table:table-cell>
          <table:table-cell office:value-type="string" table:style-name="ce55">
            <text:p>Copilote</text:p>
          </table:table-cell>
          <table:table-cell office:value-type="string" table:style-name="ce55">
            <text:p>Points réels</text:p>
          </table:table-cell>
          <table:table-cell office:value-type="string" table:style-name="ce55">
            <text:p>Points estimés</text:p>
          </table:table-cell>
          <table:table-cell table:number-columns-repeated="57" table:style-name="ce33"/>
          <table:table-cell table:number-columns-repeated="16320"/>
        </table:table-row>
        <table:table-row table:style-name="ro7">
          <table:table-cell table:number-columns-repeated="2" table:style-name="ce33"/>
          <table:table-cell office:value-type="string" table:style-name="ce56">
            <text:p>Création de calendrier (graphiquement)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58">
            <text:p>0</text:p>
          </table:table-cell>
          <table:table-cell table:number-columns-repeated="57" table:style-name="ce33"/>
          <table:table-cell table:number-columns-repeated="16320"/>
        </table:table-row>
        <table:table-row table:style-name="ro7">
          <table:table-cell table:number-columns-repeated="2" table:style-name="ce33"/>
          <table:table-cell office:value-type="string" table:style-name="ce56">
            <text:p>Associer des couleurs aux projets via le calendrier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58">
            <text:p>0</text:p>
          </table:table-cell>
          <table:table-cell table:number-columns-repeated="57" table:style-name="ce33"/>
          <table:table-cell table:number-columns-repeated="16320"/>
        </table:table-row>
        <table:table-row table:style-name="ro7">
          <table:table-cell table:number-columns-repeated="2" table:style-name="ce33"/>
          <table:table-cell office:value-type="string" table:style-name="ce56">
            <text:p>Relier les tâches aux projets par leur nom et couleur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5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6">
            <text:p>Afficher la date de début et fin d'une tâche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5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31:.F34])" table:style-name="ce66">
            <text:p>0</text:p>
          </table:table-cell>
          <table:table-cell office:value-type="float" office:value="0" table:formula="of:=SUM([.G31:.G34])" table:style-name="ce66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table:style-name="ce34"/>
          <table:table-cell table:number-columns-repeated="4" table:style-name="ce53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5" table:number-rows-spanned="1" table:style-name="ce74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4">
            <text:p>Tâches</text:p>
          </table:table-cell>
          <table:table-cell office:value-type="string" table:style-name="ce55">
            <text:p>Pilote</text:p>
          </table:table-cell>
          <table:table-cell office:value-type="string" table:style-name="ce55">
            <text:p>Copilote</text:p>
          </table:table-cell>
          <table:table-cell office:value-type="string" table:style-name="ce55">
            <text:p>Points réels</text:p>
          </table:table-cell>
          <table:table-cell office:value-type="string" table:style-name="ce5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1" table:number-rows-spanned="3" table:style-name="ce76">
            <text:p>Suivi de l'évolution d'un projet: ajout / supression de fichiers / commit/ revert / merge / diff</text:p>
          </table:table-cell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table-cell office:value-type="float" office:value="0" table:number-columns-spanned="1" table:number-rows-spanned="3" table:style-name="ce77">
            <text:p>0</text:p>
          </table:table-cell>
          <table:table-cell office:value-type="float" office:value="0" table:number-columns-spanned="1" table:number-rows-spanned="3" table:style-name="ce77">
            <text:p>0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72"/>
          <table:covered-table-cell/>
          <table:covered-table-cell/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33"/>
          <table:covered-table-cell/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6">
            <text:p>Menu pour la gestion</text:p>
          </table:table-cell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3" table:number-rows-spanned="1" table:style-name="ce74">
            <text:p>Total</text:p>
          </table:table-cell>
          <table:covered-table-cell table:number-columns-repeated="2"/>
          <table:table-cell office:value-type="float" office:value="0" table:formula="of:=SUM([.F39:.F42])" table:style-name="ce62">
            <text:p>0</text:p>
          </table:table-cell>
          <table:table-cell office:value-type="float" office:value="0" table:formula="of:=SUM([.G39:.G42])" table:style-name="ce6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table:style-name="ce34"/>
          <table:table-cell table:number-columns-repeated="4" table:style-name="ce53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5" table:number-rows-spanned="1" table:style-name="ce75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4">
            <text:p>Tâches</text:p>
          </table:table-cell>
          <table:table-cell office:value-type="string" table:style-name="ce55">
            <text:p>Pilote</text:p>
          </table:table-cell>
          <table:table-cell office:value-type="string" table:style-name="ce55">
            <text:p>Copilote</text:p>
          </table:table-cell>
          <table:table-cell office:value-type="string" table:style-name="ce55">
            <text:p>Points réels</text:p>
          </table:table-cell>
          <table:table-cell office:value-type="string" table:style-name="ce5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6">
            <text:p>Ajout de collaborateurs à un projet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5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6">
            <text:p>Collaborateurs peuvent modifier/supprimer le projet don’t ils font partie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5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6">
            <text:p>Tâches et sous-projets sont partagées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5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6">
            <text:p>Possibilité d'assigner des tâches aux collaboraateurs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5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6">
            <text:p>Tâches assignées doivent être visibles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47:.F51])" table:style-name="ce66">
            <text:p>0</text:p>
          </table:table-cell>
          <table:table-cell office:value-type="float" office:value="0" table:formula="of:=SUM([.G47:.G51])" table:style-name="ce66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table:number-columns-spanned="3" table:number-rows-spanned="1" table:style-name="ce78"/>
          <table:covered-table-cell table:number-columns-repeated="2"/>
          <table:table-cell table:number-columns-repeated="2" table:style-name="ce53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5" table:number-rows-spanned="1" table:style-name="ce74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4">
            <text:p>Tâches</text:p>
          </table:table-cell>
          <table:table-cell office:value-type="string" table:style-name="ce55">
            <text:p>Pilote</text:p>
          </table:table-cell>
          <table:table-cell office:value-type="string" table:style-name="ce55">
            <text:p>Copilote</text:p>
          </table:table-cell>
          <table:table-cell office:value-type="string" table:style-name="ce55">
            <text:p>Points réels</text:p>
          </table:table-cell>
          <table:table-cell office:value-type="string" table:style-name="ce55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72"/>
          <table:covered-table-cell/>
          <table:table-cell office:value-type="string" table:style-name="ce56">
            <text:p>Exporter un fichier compressé</text:p>
          </table:table-cell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6">
            <text:p>Importer un projet ayant été exporté</text:p>
          </table:table-cell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3" table:number-rows-spanned="1" table:style-name="ce74">
            <text:p>Total</text:p>
          </table:table-cell>
          <table:covered-table-cell table:number-columns-repeated="2"/>
          <table:table-cell office:value-type="float" office:value="0" table:formula="of:=SUM([.F56:.F57])" table:style-name="ce62">
            <text:p>0</text:p>
          </table:table-cell>
          <table:table-cell office:value-type="float" office:value="0" table:formula="of:=SUM([.G56:.G57])" table:style-name="ce6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table:style-name="ce34"/>
          <table:table-cell table:number-columns-repeated="4" table:style-name="ce53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5" table:number-rows-spanned="1" table:style-name="ce71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38">
            <text:p>Tâches</text:p>
          </table:table-cell>
          <table:table-cell office:value-type="string" table:style-name="ce39">
            <text:p>Pilote</text:p>
          </table:table-cell>
          <table:table-cell office:value-type="string" table:style-name="ce39">
            <text:p>Copilote</text:p>
          </table:table-cell>
          <table:table-cell office:value-type="string" table:style-name="ce39">
            <text:p>Points réels</text:p>
          </table:table-cell>
          <table:table-cell office:value-type="string" table:style-name="ce39">
            <text:p>Points estimés</text:p>
          </table:table-cell>
          <table:table-cell table:number-columns-repeated="16377"/>
        </table:table-row>
        <table:table-row table:style-name="ro4">
          <table:table-cell table:number-columns-repeated="2" table:style-name="ce33"/>
          <table:table-cell office:value-type="string" table:style-name="ce40">
            <text:p>Visualisation des statistiques pour l'utilisateur + Interface</text:p>
          </table:table-cell>
          <table:table-cell office:value-type="string" table:style-name="ce41">
            <text:p>DESMET Aline</text:p>
          </table:table-cell>
          <table:table-cell office:value-type="string" table:style-name="ce49">
            <text:p>HODAIBI Yassine</text:p>
          </table:table-cell>
          <table:table-cell office:value-type="float" office:value="15" table:style-name="ce50">
            <text:p>15</text:p>
          </table:table-cell>
          <table:table-cell office:value-type="float" office:value="5" table:style-name="ce5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40">
            <text:p>Visualiser les métriques pour un projet ou l'ensemble</text:p>
          </table:table-cell>
          <table:table-cell office:value-type="string" table:style-name="ce41">
            <text:p>DESMET Aline</text:p>
          </table:table-cell>
          <table:table-cell office:value-type="string" table:style-name="ce49">
            <text:p>HODAIBI Yassine</text:p>
          </table:table-cell>
          <table:table-cell office:value-type="float" office:value="2" table:style-name="ce50">
            <text:p>2</text:p>
          </table:table-cell>
          <table:table-cell office:value-type="float" office:value="3" table:style-name="ce5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40">
            <text:p>Exporter les statistiques</text:p>
          </table:table-cell>
          <table:table-cell office:value-type="string" table:style-name="ce41">
            <text:p>DESMET Aline</text:p>
          </table:table-cell>
          <table:table-cell office:value-type="string" table:style-name="ce49">
            <text:p>HODAIBI Yassine</text:p>
          </table:table-cell>
          <table:table-cell office:value-type="float" office:value="0" table:style-name="ce50">
            <text:p>0</text:p>
          </table:table-cell>
          <table:table-cell office:value-type="float" office:value="2" table:style-name="ce5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3" table:number-rows-spanned="1" table:style-name="ce73">
            <text:p>Total</text:p>
          </table:table-cell>
          <table:covered-table-cell table:number-columns-repeated="2"/>
          <table:table-cell office:value-type="float" office:value="17" table:formula="of:=SUM([.F62:.F64])" table:style-name="ce52">
            <text:p>17</text:p>
          </table:table-cell>
          <table:table-cell office:value-type="float" office:value="10" table:formula="of:=SUM([.G62:.G64])" table:style-name="ce5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table:style-name="ce34"/>
          <table:table-cell table:number-columns-repeated="4" table:style-name="ce53"/>
          <table:table-cell table:number-columns-repeated="16377"/>
        </table:table-row>
        <table:table-row table:style-name="ro4">
          <table:table-cell table:number-columns-spanned="2" table:number-rows-spanned="1" table:style-name="ce72"/>
          <table:covered-table-cell/>
          <table:table-cell office:value-type="string" table:number-columns-spanned="5" table:number-rows-spanned="1" table:style-name="ce74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4">
            <text:p>Tâches</text:p>
          </table:table-cell>
          <table:table-cell office:value-type="string" table:style-name="ce55">
            <text:p>Pilote</text:p>
          </table:table-cell>
          <table:table-cell office:value-type="string" table:style-name="ce55">
            <text:p>Copilote</text:p>
          </table:table-cell>
          <table:table-cell office:value-type="string" table:style-name="ce55">
            <text:p>Points réels</text:p>
          </table:table-cell>
          <table:table-cell office:value-type="string" table:style-name="ce5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6">
            <text:p>Chaque utilisateur dispose d'une quantité d'espace disque définie par l'administrateur</text:p>
          </table:table-cell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6">
            <text:p>L'espace peut être étendu grâce à l'aide de services de stockage cloud</text:p>
          </table:table-cell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8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33"/>
          <table:table-cell office:value-type="string" table:style-name="ce56">
            <text:p>Possibilité d'exporter ses projets vers le service web désiré ainsi qu'importer des fichiers de celui-ci</text:p>
          </table:table-cell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6">
            <text:p>L'exportation/importation peut s'effectuée jusqu'à plusieurs fichiers à la fois</text:p>
          </table:table-cell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6">
            <text:p>signaler si un fichier déjà présent dans le système est en train d'être téléchargé par l'utilisateur.</text:p>
          </table:table-cell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3" table:number-rows-spanned="1" table:style-name="ce74">
            <text:p>Total</text:p>
          </table:table-cell>
          <table:covered-table-cell table:number-columns-repeated="2"/>
          <table:table-cell office:value-type="float" office:value="0" table:formula="of:=SUM([.F69:.F73])" table:style-name="ce62">
            <text:p>0</text:p>
          </table:table-cell>
          <table:table-cell office:value-type="float" office:value="0" table:formula="of:=SUM([.G69:.G73])" table:style-name="ce6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table:number-columns-spanned="5" table:number-rows-spanned="1" table:style-name="ce78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5" table:number-rows-spanned="1" table:style-name="ce75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4">
            <text:p>Tâches</text:p>
          </table:table-cell>
          <table:table-cell office:value-type="string" table:style-name="ce55">
            <text:p>Pilote</text:p>
          </table:table-cell>
          <table:table-cell office:value-type="string" table:style-name="ce55">
            <text:p>Copilote</text:p>
          </table:table-cell>
          <table:table-cell office:value-type="string" table:style-name="ce55">
            <text:p>Points réels</text:p>
          </table:table-cell>
          <table:table-cell office:value-type="string" table:style-name="ce55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72"/>
          <table:covered-table-cell/>
          <table:table-cell office:value-type="string" table:style-name="ce56">
            <text:p>Intégration d'un système de rappels pour les projets et les tâches avec une date d'échéance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6">
            <text:p>Présenter les rappels à l'utilisateur lors du démarrage de l'application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6">
            <text:p>Possibilité de valider les rappels ou de les reporter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78:.F80])" table:style-name="ce66">
            <text:p>0</text:p>
          </table:table-cell>
          <table:table-cell office:value-type="float" office:value="0" table:formula="of:=SUM([.G78:.G80])" table:style-name="ce66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table:style-name="ce34"/>
          <table:table-cell table:number-columns-repeated="4" table:style-name="ce53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5" table:number-rows-spanned="1" table:style-name="ce74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4">
            <text:p>Tâches</text:p>
          </table:table-cell>
          <table:table-cell office:value-type="string" table:style-name="ce55">
            <text:p>Pilote</text:p>
          </table:table-cell>
          <table:table-cell office:value-type="string" table:style-name="ce55">
            <text:p>Copilote</text:p>
          </table:table-cell>
          <table:table-cell office:value-type="string" table:style-name="ce55">
            <text:p>Points réels</text:p>
          </table:table-cell>
          <table:table-cell office:value-type="string" table:style-name="ce55">
            <text:p>Points estimés</text:p>
          </table:table-cell>
          <table:table-cell table:number-columns-repeated="16377"/>
        </table:table-row>
        <table:table-row table:style-name="ro4">
          <table:table-cell table:number-columns-repeated="2" table:style-name="ce33"/>
          <table:table-cell office:value-type="string" table:style-name="ce56">
            <text:p>Accès à une section d'aide 'informations et explications sur les fonctionnalités du programme)</text:p>
          </table:table-cell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6">
            <text:p>Intégration d'un tutoriel qui pourrait être démarré à partir de la section 'informations'</text:p>
          </table:table-cell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3" table:number-rows-spanned="1" table:style-name="ce74">
            <text:p>Total</text:p>
          </table:table-cell>
          <table:covered-table-cell table:number-columns-repeated="2"/>
          <table:table-cell office:value-type="float" office:value="0" table:formula="of:=SUM([.F85:.F86])" table:style-name="ce62">
            <text:p>0</text:p>
          </table:table-cell>
          <table:table-cell office:value-type="float" office:value="0" table:formula="of:=SUM([.G85:.G86])" table:style-name="ce6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table:style-name="ce34"/>
          <table:table-cell table:number-columns-repeated="61" table:style-name="ce33"/>
          <table:table-cell table:number-columns-repeated="16320"/>
        </table:table-row>
        <table:table-row table:style-name="ro7">
          <table:table-cell table:number-columns-repeated="2" table:style-name="ce33"/>
          <table:table-cell office:value-type="string" table:number-columns-spanned="5" table:number-rows-spanned="1" table:style-name="ce75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spanned="2" table:number-rows-spanned="1" table:style-name="ce72"/>
          <table:covered-table-cell/>
          <table:table-cell office:value-type="string" table:style-name="ce54">
            <text:p>Tâches</text:p>
          </table:table-cell>
          <table:table-cell office:value-type="string" table:style-name="ce55">
            <text:p>Pilote</text:p>
          </table:table-cell>
          <table:table-cell office:value-type="string" table:style-name="ce55">
            <text:p>Copilote</text:p>
          </table:table-cell>
          <table:table-cell office:value-type="string" table:style-name="ce55">
            <text:p>Points réels</text:p>
          </table:table-cell>
          <table:table-cell office:value-type="string" table:style-name="ce5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6">
            <text:p>Les données sauvegardées ne doivent pas être accesibles par des personnes tierces(confidentialité)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6">
            <text:p>Protection par mot de passe pour les fichiers ou les exportation de projet.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6">
            <text:p>Ne pouvoir ouvrir ou importer un fichier/un projet protégé que si le mo de passe entré est correcte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91:.F93])" table:style-name="ce66">
            <text:p>0</text:p>
          </table:table-cell>
          <table:table-cell office:value-type="float" office:value="0" table:formula="of:=SUM([.G91:.G93])" table:style-name="ce66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table:style-name="ce34"/>
          <table:table-cell table:number-columns-repeated="61" table:style-name="ce33"/>
          <table:table-cell table:number-columns-repeated="16320"/>
        </table:table-row>
        <table:table-row table:style-name="ro7">
          <table:table-cell table:number-columns-repeated="2" table:style-name="ce33"/>
          <table:table-cell office:value-type="string" table:number-columns-spanned="5" table:number-rows-spanned="1" table:style-name="ce74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4">
            <text:p>Tâches</text:p>
          </table:table-cell>
          <table:table-cell office:value-type="string" table:style-name="ce55">
            <text:p>Pilote</text:p>
          </table:table-cell>
          <table:table-cell office:value-type="string" table:style-name="ce55">
            <text:p>Copilote</text:p>
          </table:table-cell>
          <table:table-cell office:value-type="string" table:style-name="ce55">
            <text:p>Points réels</text:p>
          </table:table-cell>
          <table:table-cell office:value-type="string" table:style-name="ce5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1" table:number-rows-spanned="4" table:style-name="ce79">
            <text:p>Garantit que les données stockées dans l'application ne puissent pas être alétérées de façon fortuite,illicite ou malveillante.</text:p>
          </table:table-cell>
          <table:table-cell office:value-type="string" table:number-columns-spanned="1" table:number-rows-spanned="4" table:style-name="ce80">
            <text:p>/</text:p>
          </table:table-cell>
          <table:table-cell office:value-type="string" table:number-columns-spanned="1" table:number-rows-spanned="4" table:style-name="ce80">
            <text:p>/</text:p>
          </table:table-cell>
          <table:table-cell office:value-type="float" office:value="0" table:number-columns-spanned="1" table:number-rows-spanned="4" table:style-name="ce81">
            <text:p>0</text:p>
          </table:table-cell>
          <table:table-cell office:value-type="float" office:value="0" table:number-columns-spanned="1" table:number-rows-spanned="4" table:style-name="ce81">
            <text:p>0</text:p>
          </table:table-cell>
          <table:table-cell table:number-columns-repeated="16377"/>
        </table:table-row>
        <table:table-row table:number-rows-repeated="3" table:style-name="ro7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6">
            <text:p>Garantit l'absence de modifications non autorisées.</text:p>
          </table:table-cell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8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74">
            <text:p>Total</text:p>
          </table:table-cell>
          <table:covered-table-cell table:number-columns-repeated="2"/>
          <table:table-cell office:value-type="float" office:value="0" table:formula="of:=SUM([.F98:.F102])" table:style-name="ce62">
            <text:p>0</text:p>
          </table:table-cell>
          <table:table-cell office:value-type="float" office:value="0" table:formula="of:=SUM([.G98:.G102])" table:style-name="ce62">
            <text:p>0</text:p>
          </table:table-cell>
          <table:table-cell table:number-columns-repeated="16377"/>
        </table:table-row>
        <table:table-row table:number-rows-repeated="4" table:style-name="ro7">
          <table:table-cell table:number-columns-repeated="2"/>
          <table:table-cell table:style-name="ce34"/>
          <table:table-cell table:number-columns-repeated="61" table:style-name="ce33"/>
          <table:table-cell table:number-columns-repeated="16320"/>
        </table:table-row>
        <table:table-row table:number-rows-repeated="1048469" table:style-name="ro2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Chart 1" svg:x="21.55193in" svg:y="6.56876in" svg:width="10.81693in" svg:height="5.8720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4" table:default-cell-style-name="ce33"/>
        <table:table-column table:style-name="co5" table:default-cell-style-name="ce33"/>
        <table:table-column table:style-name="co11" table:default-cell-style-name="ce33"/>
        <table:table-column table:style-name="co12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3" table:default-cell-style-name="ce33"/>
        <table:table-column table:style-name="co10" table:default-cell-style-name="ce46"/>
        <table:table-column table:style-name="co10" table:default-cell-style-name="ce33"/>
        <table:table-column table:style-name="co10" table:default-cell-style-name="ce46"/>
        <table:table-column table:style-name="co10" table:default-cell-style-name="ce33"/>
        <table:table-column table:style-name="co10" table:default-cell-style-name="ce46"/>
        <table:table-column table:style-name="co10" table:number-columns-repeated="49" table:default-cell-style-name="ce33"/>
        <table:table-column table:style-name="co3" table:number-columns-repeated="16320" table:default-cell-style-name="ce1"/>
        <table:table-row table:style-name="ro1">
          <table:table-cell table:number-columns-repeated="16384"/>
        </table:table-row>
        <table:table-row table:style-name="ro3">
          <table:table-cell table:style-name="ce36"/>
          <table:table-cell table:style-name="ce33"/>
          <table:table-cell office:value-type="string" table:number-columns-spanned="5" table:number-rows-spanned="1" table:style-name="ce97">
            <text:p>HISTOIRE 1</text:p>
          </table:table-cell>
          <table:covered-table-cell table:number-columns-repeated="4"/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number-columns-repeated="3" table:style-name="ce33"/>
          <table:table-cell office:value-type="string" table:style-name="ce35">
            <text:p>Points restants</text:p>
          </table:table-cell>
          <table:table-cell table:number-columns-repeated="3" table:style-name="ce35"/>
          <table:table-cell table:style-name="ce46"/>
          <table:table-cell table:number-columns-repeated="43" table:style-name="ce33"/>
          <table:table-cell table:number-columns-repeated="16320"/>
        </table:table-row>
        <table:table-row table:style-name="ro4">
          <table:table-cell table:number-columns-repeated="2" table:style-name="ce33"/>
          <table:table-cell office:value-type="string" table:style-name="ce82">
            <text:p>Tâches</text:p>
          </table:table-cell>
          <table:table-cell office:value-type="string" table:style-name="ce83">
            <text:p>Pilote</text:p>
          </table:table-cell>
          <table:table-cell office:value-type="string" table:style-name="ce83">
            <text:p>Copilote</text:p>
          </table:table-cell>
          <table:table-cell office:value-type="string" table:style-name="ce83">
            <text:p>Points réels</text:p>
          </table:table-cell>
          <table:table-cell office:value-type="string" table:style-name="ce83">
            <text:p>Points estimés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number-columns-repeated="3" table:style-name="ce33"/>
          <table:table-cell office:value-type="string" table:style-name="ce35">
            <text:p>Histoire 6</text:p>
          </table:table-cell>
          <table:table-cell table:style-name="ce35"/>
          <table:table-cell office:value-type="string" table:style-name="ce35">
            <text:p>Histoire 7</text:p>
          </table:table-cell>
          <table:table-cell table:style-name="ce35"/>
          <table:table-cell office:value-type="string" table:style-name="ce35">
            <text:p>Histoire 9</text:p>
          </table:table-cell>
          <table:table-cell table:style-name="ce35"/>
          <table:table-cell office:value-type="string" table:style-name="ce37">
            <text:p>Total</text:p>
          </table:table-cell>
          <table:table-cell table:style-name="ce37"/>
          <table:table-cell table:number-columns-repeated="16360"/>
        </table:table-row>
        <table:table-row table:style-name="ro5">
          <table:table-cell table:number-columns-repeated="2" table:style-name="ce33"/>
          <table:table-cell office:value-type="string" table:style-name="ce85">
            <text:p>Interface de connexion</text:p>
          </table:table-cell>
          <table:table-cell office:value-type="string" table:style-name="ce86">
            <text:p>BENITEZ ALBERDI Diego</text:p>
          </table:table-cell>
          <table:table-cell office:value-type="string" table:style-name="ce86">
            <text:p>DEKEYSER Chloe</text:p>
          </table:table-cell>
          <table:table-cell office:value-type="float" office:value="13" table:style-name="ce87">
            <text:p>13</text:p>
          </table:table-cell>
          <table:table-cell office:value-type="float" office:value="10" table:style-name="ce87">
            <text:p>10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office:value-type="string" table:number-columns-spanned="2" table:number-rows-spanned="1" table:style-name="ce67">
            <text:p>Jour</text:p>
          </table:table-cell>
          <table:covered-table-cell/>
          <table:table-cell office:value-type="string" table:style-name="ce84">
            <text:p>Idéal</text:p>
          </table:table-cell>
          <table:table-cell office:value-type="string" table:style-name="ce35">
            <text:p>Réel</text:p>
          </table:table-cell>
          <table:table-cell office:value-type="string" table:style-name="ce84">
            <text:p>Idéal</text:p>
          </table:table-cell>
          <table:table-cell office:value-type="string" table:style-name="ce35">
            <text:p>Réel</text:p>
          </table:table-cell>
          <table:table-cell office:value-type="string" table:style-name="ce84">
            <text:p>Idéal</text:p>
          </table:table-cell>
          <table:table-cell office:value-type="string" table:style-name="ce35">
            <text:p>Réel</text:p>
          </table:table-cell>
          <table:table-cell office:value-type="string" table:style-name="ce35">
            <text:p>Idéal</text:p>
          </table:table-cell>
          <table:table-cell office:value-type="string" table:style-name="ce35">
            <text:p>Réel</text:p>
          </table:table-cell>
          <table:table-cell table:number-columns-repeated="16360"/>
        </table:table-row>
        <table:table-row table:style-name="ro5">
          <table:table-cell table:style-name="ce47"/>
          <table:table-cell table:style-name="ce33"/>
          <table:table-cell office:value-type="string" table:style-name="ce85">
            <text:p>Conditions d'utilisation</text:p>
          </table:table-cell>
          <table:table-cell office:value-type="string" table:style-name="ce86">
            <text:p>DESMET Aline</text:p>
          </table:table-cell>
          <table:table-cell office:value-type="string" table:style-name="ce86">
            <text:p>HODAIBI Yassine</text:p>
          </table:table-cell>
          <table:table-cell office:value-type="float" office:value="8" table:style-name="ce87">
            <text:p>8</text:p>
          </table:table-cell>
          <table:table-cell office:value-type="float" office:value="3" table:style-name="ce87">
            <text:p>3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office:value-type="date" office:date-value="2021-03-09T00:00:00" table:style-name="ce160">
            <text:p>09-03-2021</text:p>
          </table:table-cell>
          <table:table-cell office:value-type="float" office:value="0" table:style-name="ce161">
            <text:p>0</text:p>
          </table:table-cell>
          <table:table-cell office:value-type="float" office:value="19" table:formula="of:=[.$G$56]-([.$G$56]/[.$P$26]*[.P5])" table:style-name="ce45">
            <text:p>19,00</text:p>
          </table:table-cell>
          <table:table-cell office:value-type="float" office:value="19" table:style-name="ce44">
            <text:p>19</text:p>
          </table:table-cell>
          <table:table-cell office:value-type="float" office:value="18" table:formula="of:=[.$G$62]-([.$G$62]/[.$P$26]*[.P5])" table:style-name="ce45">
            <text:p>18,00</text:p>
          </table:table-cell>
          <table:table-cell office:value-type="float" office:value="18" table:style-name="ce44">
            <text:p>18</text:p>
          </table:table-cell>
          <table:table-cell office:value-type="float" office:value="25" table:formula="of:=[.$G$82]-([.$G$82]/[.$P$26]*[.P5])" table:style-name="ce46">
            <text:p>25,00</text:p>
          </table:table-cell>
          <table:table-cell office:value-type="float" office:value="25" table:style-name="ce33">
            <text:p>25</text:p>
          </table:table-cell>
          <table:table-cell office:value-type="float" office:value="62" table:formula="of:=[.Q5]+[.S5]+[.U5]" table:style-name="ce46">
            <text:p>62,00</text:p>
          </table:table-cell>
          <table:table-cell office:value-type="float" office:value="62" table:formula="of:=[.R5]+[.T5]+[.V5]" table:style-name="ce33">
            <text:p>62</text:p>
          </table:table-cell>
          <table:table-cell table:number-columns-repeated="16360"/>
        </table:table-row>
        <table:table-row table:style-name="ro5">
          <table:table-cell table:number-columns-repeated="2" table:style-name="ce33"/>
          <table:table-cell office:value-type="string" table:style-name="ce85">
            <text:p>Base de données utilisateurs</text:p>
          </table:table-cell>
          <table:table-cell office:value-type="string" table:style-name="ce86">
            <text:p>EL MIRI Hamza</text:p>
          </table:table-cell>
          <table:table-cell office:value-type="string" table:style-name="ce86">
            <text:p>DEBILDE Jean-Jacques</text:p>
          </table:table-cell>
          <table:table-cell office:value-type="float" office:value="4" table:style-name="ce87">
            <text:p>4</text:p>
          </table:table-cell>
          <table:table-cell office:value-type="float" office:value="15" table:style-name="ce87">
            <text:p>15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office:value-type="date" office:date-value="2021-03-10T00:00:00" table:style-name="ce160">
            <text:p>10-03-2021</text:p>
          </table:table-cell>
          <table:table-cell office:value-type="float" office:value="1" table:style-name="ce161">
            <text:p>1</text:p>
          </table:table-cell>
          <table:table-cell office:value-type="float" office:value="18.095238095238095" table:formula="of:=[.$G$56]-([.$G$56]/[.$P$26]*[.P6])" table:style-name="ce45">
            <text:p>18,10</text:p>
          </table:table-cell>
          <table:table-cell office:value-type="float" office:value="19" table:style-name="ce44">
            <text:p>19</text:p>
          </table:table-cell>
          <table:table-cell office:value-type="float" office:value="17.142857142857142" table:formula="of:=[.$G$62]-([.$G$62]/[.$P$26]*[.P6])" table:style-name="ce45">
            <text:p>17,14</text:p>
          </table:table-cell>
          <table:table-cell office:value-type="float" office:value="18" table:style-name="ce44">
            <text:p>18</text:p>
          </table:table-cell>
          <table:table-cell office:value-type="float" office:value="23.80952380952381" table:formula="of:=[.$G$82]-([.$G$82]/[.$P$26]*[.P6])" table:style-name="ce46">
            <text:p>23,81</text:p>
          </table:table-cell>
          <table:table-cell office:value-type="float" office:value="25" table:style-name="ce33">
            <text:p>25</text:p>
          </table:table-cell>
          <table:table-cell office:value-type="float" office:value="59.047619047619051" table:formula="of:=[.Q6]+[.S6]+[.U6]" table:style-name="ce46">
            <text:p>59,05</text:p>
          </table:table-cell>
          <table:table-cell office:value-type="float" office:value="62" table:formula="of:=[.R6]+[.T6]+[.V6]" table:style-name="ce33">
            <text:p>62</text:p>
          </table:table-cell>
          <table:table-cell table:number-columns-repeated="16360"/>
        </table:table-row>
        <table:table-row table:style-name="ro5">
          <table:table-cell table:number-columns-repeated="2" table:style-name="ce33"/>
          <table:table-cell office:value-type="string" table:style-name="ce85">
            <text:p>Validation de données de connexion</text:p>
          </table:table-cell>
          <table:table-cell office:value-type="string" table:style-name="ce86">
            <text:p>EL MIRI Hamza</text:p>
          </table:table-cell>
          <table:table-cell office:value-type="string" table:style-name="ce86">
            <text:p>DEBILDE Jean-Jacques</text:p>
          </table:table-cell>
          <table:table-cell office:value-type="float" office:value="1" table:style-name="ce87">
            <text:p>1</text:p>
          </table:table-cell>
          <table:table-cell office:value-type="float" office:value="2" table:style-name="ce87">
            <text:p>2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office:value-type="date" office:date-value="2021-03-11T00:00:00" table:style-name="ce160">
            <text:p>11-03-2021</text:p>
          </table:table-cell>
          <table:table-cell office:value-type="float" office:value="2" table:style-name="ce161">
            <text:p>2</text:p>
          </table:table-cell>
          <table:table-cell office:value-type="float" office:value="17.19047619047619" table:formula="of:=[.$G$56]-([.$G$56]/[.$P$26]*[.P7])" table:style-name="ce45">
            <text:p>17,19</text:p>
          </table:table-cell>
          <table:table-cell office:value-type="float" office:value="19" table:style-name="ce44">
            <text:p>19</text:p>
          </table:table-cell>
          <table:table-cell office:value-type="float" office:value="16.285714285714285" table:formula="of:=[.$G$62]-([.$G$62]/[.$P$26]*[.P7])" table:style-name="ce45">
            <text:p>16,29</text:p>
          </table:table-cell>
          <table:table-cell office:value-type="float" office:value="18" table:style-name="ce44">
            <text:p>18</text:p>
          </table:table-cell>
          <table:table-cell office:value-type="float" office:value="22.61904761904762" table:formula="of:=[.$G$82]-([.$G$82]/[.$P$26]*[.P7])" table:style-name="ce46">
            <text:p>22,62</text:p>
          </table:table-cell>
          <table:table-cell office:value-type="float" office:value="25" table:style-name="ce33">
            <text:p>25</text:p>
          </table:table-cell>
          <table:table-cell office:value-type="float" office:value="56.095238095238095" table:formula="of:=[.Q7]+[.S7]+[.U7]" table:style-name="ce46">
            <text:p>56,10</text:p>
          </table:table-cell>
          <table:table-cell office:value-type="float" office:value="62" table:formula="of:=[.R7]+[.T7]+[.V7]" table:style-name="ce33">
            <text:p>62</text:p>
          </table:table-cell>
          <table:table-cell table:number-columns-repeated="16360"/>
        </table:table-row>
        <table:table-row table:style-name="ro6">
          <table:table-cell table:number-columns-repeated="2" table:style-name="ce33"/>
          <table:table-cell office:value-type="string" table:number-columns-spanned="3" table:number-rows-spanned="1" table:style-name="ce97">
            <text:p>Total</text:p>
          </table:table-cell>
          <table:covered-table-cell table:number-columns-repeated="2"/>
          <table:table-cell office:value-type="float" office:value="26" table:formula="of:=SUM([.F4:.F7])" table:style-name="ce88">
            <text:p>26</text:p>
          </table:table-cell>
          <table:table-cell office:value-type="float" office:value="30" table:formula="of:=SUM([.G4:.G7])" table:style-name="ce88">
            <text:p>30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office:value-type="date" office:date-value="2021-03-12T00:00:00" table:style-name="ce160">
            <text:p>12-03-2021</text:p>
          </table:table-cell>
          <table:table-cell office:value-type="float" office:value="3" table:style-name="ce161">
            <text:p>3</text:p>
          </table:table-cell>
          <table:table-cell office:value-type="float" office:value="16.285714285714285" table:formula="of:=[.$G$56]-([.$G$56]/[.$P$26]*[.P8])" table:style-name="ce45">
            <text:p>16,29</text:p>
          </table:table-cell>
          <table:table-cell office:value-type="float" office:value="19" table:style-name="ce44">
            <text:p>19</text:p>
          </table:table-cell>
          <table:table-cell office:value-type="float" office:value="15.428571428571429" table:formula="of:=[.$G$62]-([.$G$62]/[.$P$26]*[.P8])" table:style-name="ce45">
            <text:p>15,43</text:p>
          </table:table-cell>
          <table:table-cell office:value-type="float" office:value="18" table:style-name="ce44">
            <text:p>18</text:p>
          </table:table-cell>
          <table:table-cell office:value-type="float" office:value="21.428571428571431" table:formula="of:=[.$G$82]-([.$G$82]/[.$P$26]*[.P8])" table:style-name="ce46">
            <text:p>21,43</text:p>
          </table:table-cell>
          <table:table-cell office:value-type="float" office:value="25" table:style-name="ce33">
            <text:p>25</text:p>
          </table:table-cell>
          <table:table-cell office:value-type="float" office:value="53.142857142857146" table:formula="of:=[.Q8]+[.S8]+[.U8]" table:style-name="ce46">
            <text:p>53,14</text:p>
          </table:table-cell>
          <table:table-cell office:value-type="float" office:value="62" table:formula="of:=[.R8]+[.T8]+[.V8]" table:style-name="ce33">
            <text:p>62</text:p>
          </table:table-cell>
          <table:table-cell table:number-columns-repeated="16360"/>
        </table:table-row>
        <table:table-row table:style-name="ro5">
          <table:table-cell table:number-columns-repeated="2" table:style-name="ce33"/>
          <table:table-cell table:style-name="ce34"/>
          <table:table-cell table:number-columns-repeated="7" table:style-name="ce33"/>
          <table:table-cell table:style-name="ce46"/>
          <table:table-cell table:style-name="ce33"/>
          <table:table-cell table:style-name="ce46"/>
          <table:table-cell table:style-name="ce33"/>
          <table:table-cell office:value-type="date" office:date-value="2021-03-13T00:00:00" table:style-name="ce160">
            <text:p>13-03-2021</text:p>
          </table:table-cell>
          <table:table-cell office:value-type="float" office:value="4" table:style-name="ce161">
            <text:p>4</text:p>
          </table:table-cell>
          <table:table-cell office:value-type="float" office:value="15.380952380952381" table:formula="of:=[.$G$56]-([.$G$56]/[.$P$26]*[.P9])" table:style-name="ce45">
            <text:p>15,38</text:p>
          </table:table-cell>
          <table:table-cell office:value-type="float" office:value="19" table:style-name="ce44">
            <text:p>19</text:p>
          </table:table-cell>
          <table:table-cell office:value-type="float" office:value="14.571428571428571" table:formula="of:=[.$G$62]-([.$G$62]/[.$P$26]*[.P9])" table:style-name="ce45">
            <text:p>14,57</text:p>
          </table:table-cell>
          <table:table-cell office:value-type="float" office:value="18" table:style-name="ce44">
            <text:p>18</text:p>
          </table:table-cell>
          <table:table-cell office:value-type="float" office:value="20.238095238095237" table:formula="of:=[.$G$82]-([.$G$82]/[.$P$26]*[.P9])" table:style-name="ce46">
            <text:p>20,24</text:p>
          </table:table-cell>
          <table:table-cell office:value-type="float" office:value="25" table:style-name="ce33">
            <text:p>25</text:p>
          </table:table-cell>
          <table:table-cell office:value-type="float" office:value="50.19047619047619" table:formula="of:=[.Q9]+[.S9]+[.U9]" table:style-name="ce46">
            <text:p>50,19</text:p>
          </table:table-cell>
          <table:table-cell office:value-type="float" office:value="62" table:formula="of:=[.R9]+[.T9]+[.V9]" table:style-name="ce33">
            <text:p>62</text:p>
          </table:table-cell>
          <table:table-cell table:number-columns-repeated="16360"/>
        </table:table-row>
        <table:table-row table:style-name="ro5">
          <table:table-cell table:number-columns-repeated="2" table:style-name="ce33"/>
          <table:table-cell table:style-name="ce34"/>
          <table:table-cell table:number-columns-repeated="7" table:style-name="ce33"/>
          <table:table-cell table:style-name="ce46"/>
          <table:table-cell table:style-name="ce33"/>
          <table:table-cell table:style-name="ce46"/>
          <table:table-cell table:style-name="ce33"/>
          <table:table-cell office:value-type="date" office:date-value="2021-03-14T00:00:00" table:style-name="ce160">
            <text:p>14-03-2021</text:p>
          </table:table-cell>
          <table:table-cell office:value-type="float" office:value="5" table:style-name="ce161">
            <text:p>5</text:p>
          </table:table-cell>
          <table:table-cell office:value-type="float" office:value="14.476190476190476" table:formula="of:=[.$G$56]-([.$G$56]/[.$P$26]*[.P10])" table:style-name="ce45">
            <text:p>14,48</text:p>
          </table:table-cell>
          <table:table-cell office:value-type="float" office:value="19" table:style-name="ce44">
            <text:p>19</text:p>
          </table:table-cell>
          <table:table-cell office:value-type="float" office:value="13.714285714285715" table:formula="of:=[.$G$62]-([.$G$62]/[.$P$26]*[.P10])" table:style-name="ce45">
            <text:p>13,71</text:p>
          </table:table-cell>
          <table:table-cell office:value-type="float" office:value="18" table:style-name="ce44">
            <text:p>18</text:p>
          </table:table-cell>
          <table:table-cell office:value-type="float" office:value="19.047619047619047" table:formula="of:=[.$G$82]-([.$G$82]/[.$P$26]*[.P10])" table:style-name="ce46">
            <text:p>19,05</text:p>
          </table:table-cell>
          <table:table-cell office:value-type="float" office:value="25" table:style-name="ce33">
            <text:p>25</text:p>
          </table:table-cell>
          <table:table-cell office:value-type="float" office:value="47.238095238095241" table:formula="of:=[.Q10]+[.S10]+[.U10]" table:style-name="ce46">
            <text:p>47,24</text:p>
          </table:table-cell>
          <table:table-cell office:value-type="float" office:value="62" table:formula="of:=[.R10]+[.T10]+[.V10]" table:style-name="ce33">
            <text:p>62</text:p>
          </table:table-cell>
          <table:table-cell table:number-columns-repeated="16360"/>
        </table:table-row>
        <table:table-row table:style-name="ro4">
          <table:table-cell table:style-name="ce47"/>
          <table:table-cell table:style-name="ce33"/>
          <table:table-cell office:value-type="string" table:number-columns-spanned="5" table:number-rows-spanned="1" table:style-name="ce98">
            <text:p>HISTOIRE 2</text:p>
          </table:table-cell>
          <table:covered-table-cell table:number-columns-repeated="4"/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office:value-type="date" office:date-value="2021-03-15T00:00:00" table:style-name="ce160">
            <text:p>15-03-2021</text:p>
          </table:table-cell>
          <table:table-cell office:value-type="float" office:value="6" table:style-name="ce161">
            <text:p>6</text:p>
          </table:table-cell>
          <table:table-cell office:value-type="float" office:value="13.571428571428571" table:formula="of:=[.$G$56]-([.$G$56]/[.$P$26]*[.P11])" table:style-name="ce45">
            <text:p>13,57</text:p>
          </table:table-cell>
          <table:table-cell office:value-type="float" office:value="19" table:style-name="ce44">
            <text:p>19</text:p>
          </table:table-cell>
          <table:table-cell office:value-type="float" office:value="12.857142857142858" table:formula="of:=[.$G$62]-([.$G$62]/[.$P$26]*[.P11])" table:style-name="ce45">
            <text:p>12,86</text:p>
          </table:table-cell>
          <table:table-cell office:value-type="float" office:value="18" table:style-name="ce44">
            <text:p>18</text:p>
          </table:table-cell>
          <table:table-cell office:value-type="float" office:value="17.857142857142858" table:formula="of:=[.$G$82]-([.$G$82]/[.$P$26]*[.P11])" table:style-name="ce46">
            <text:p>17,86</text:p>
          </table:table-cell>
          <table:table-cell office:value-type="float" office:value="25" table:style-name="ce33">
            <text:p>25</text:p>
          </table:table-cell>
          <table:table-cell office:value-type="float" office:value="44.285714285714292" table:formula="of:=[.Q11]+[.S11]+[.U11]" table:style-name="ce46">
            <text:p>44,29</text:p>
          </table:table-cell>
          <table:table-cell office:value-type="float" office:value="62" table:formula="of:=[.R11]+[.T11]+[.V11]" table:style-name="ce33">
            <text:p>62</text:p>
          </table:table-cell>
          <table:table-cell table:number-columns-repeated="16360"/>
        </table:table-row>
        <table:table-row table:style-name="ro5">
          <table:table-cell table:number-columns-repeated="2" table:style-name="ce33"/>
          <table:table-cell office:value-type="string" table:style-name="ce82">
            <text:p>Tâches</text:p>
          </table:table-cell>
          <table:table-cell office:value-type="string" table:style-name="ce83">
            <text:p>Pilote</text:p>
          </table:table-cell>
          <table:table-cell office:value-type="string" table:style-name="ce83">
            <text:p>Copilote</text:p>
          </table:table-cell>
          <table:table-cell office:value-type="string" table:style-name="ce83">
            <text:p>Points réels</text:p>
          </table:table-cell>
          <table:table-cell office:value-type="string" table:style-name="ce83">
            <text:p>Points estimés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office:value-type="date" office:date-value="2021-03-16T00:00:00" table:style-name="ce160">
            <text:p>16-03-2021</text:p>
          </table:table-cell>
          <table:table-cell office:value-type="float" office:value="7" table:style-name="ce161">
            <text:p>7</text:p>
          </table:table-cell>
          <table:table-cell office:value-type="float" office:value="12.666666666666668" table:formula="of:=[.$G$56]-([.$G$56]/[.$P$26]*[.P12])" table:style-name="ce45">
            <text:p>12,67</text:p>
          </table:table-cell>
          <table:table-cell office:value-type="float" office:value="19" table:style-name="ce44">
            <text:p>19</text:p>
          </table:table-cell>
          <table:table-cell office:value-type="float" office:value="12" table:formula="of:=[.$G$62]-([.$G$62]/[.$P$26]*[.P12])" table:style-name="ce45">
            <text:p>12,00</text:p>
          </table:table-cell>
          <table:table-cell office:value-type="float" office:value="18" table:style-name="ce44">
            <text:p>18</text:p>
          </table:table-cell>
          <table:table-cell office:value-type="float" office:value="16.666666666666664" table:formula="of:=[.$G$82]-([.$G$82]/[.$P$26]*[.P12])" table:style-name="ce46">
            <text:p>16,67</text:p>
          </table:table-cell>
          <table:table-cell office:value-type="float" office:value="25" table:style-name="ce33">
            <text:p>25</text:p>
          </table:table-cell>
          <table:table-cell office:value-type="float" office:value="41.333333333333329" table:formula="of:=[.Q12]+[.S12]+[.U12]" table:style-name="ce46">
            <text:p>41,33</text:p>
          </table:table-cell>
          <table:table-cell office:value-type="float" office:value="62" table:formula="of:=[.R12]+[.T12]+[.V12]" table:style-name="ce33">
            <text:p>62</text:p>
          </table:table-cell>
          <table:table-cell table:number-columns-repeated="16360"/>
        </table:table-row>
        <table:table-row table:style-name="ro5">
          <table:table-cell table:number-columns-repeated="2" table:style-name="ce33"/>
          <table:table-cell office:value-type="string" table:style-name="ce85">
            <text:p>Création de projets</text:p>
          </table:table-cell>
          <table:table-cell office:value-type="string" table:style-name="ce86">
            <text:p>DE SANTOS Luca</text:p>
          </table:table-cell>
          <table:table-cell office:value-type="string" table:style-name="ce89">
            <text:p>LUCI Horatiu, GJINI Johan</text:p>
          </table:table-cell>
          <table:table-cell office:value-type="float" office:value="20" table:style-name="ce90">
            <text:p>20</text:p>
          </table:table-cell>
          <table:table-cell office:value-type="float" office:value="12" table:style-name="ce90">
            <text:p>12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office:value-type="date" office:date-value="2021-03-17T00:00:00" table:style-name="ce160">
            <text:p>17-03-2021</text:p>
          </table:table-cell>
          <table:table-cell office:value-type="float" office:value="8" table:style-name="ce161">
            <text:p>8</text:p>
          </table:table-cell>
          <table:table-cell office:value-type="float" office:value="11.761904761904763" table:formula="of:=[.$G$56]-([.$G$56]/[.$P$26]*[.P13])" table:style-name="ce45">
            <text:p>11,76</text:p>
          </table:table-cell>
          <table:table-cell office:value-type="float" office:value="19" table:style-name="ce44">
            <text:p>19</text:p>
          </table:table-cell>
          <table:table-cell office:value-type="float" office:value="11.142857142857142" table:formula="of:=[.$G$62]-([.$G$62]/[.$P$26]*[.P13])" table:style-name="ce45">
            <text:p>11,14</text:p>
          </table:table-cell>
          <table:table-cell office:value-type="float" office:value="18" table:style-name="ce44">
            <text:p>18</text:p>
          </table:table-cell>
          <table:table-cell office:value-type="float" office:value="15.476190476190476" table:formula="of:=[.$G$82]-([.$G$82]/[.$P$26]*[.P13])" table:style-name="ce46">
            <text:p>15,48</text:p>
          </table:table-cell>
          <table:table-cell office:value-type="float" office:value="25" table:style-name="ce33">
            <text:p>25</text:p>
          </table:table-cell>
          <table:table-cell office:value-type="float" office:value="38.38095238095238" table:formula="of:=[.Q13]+[.S13]+[.U13]" table:style-name="ce46">
            <text:p>38,38</text:p>
          </table:table-cell>
          <table:table-cell office:value-type="float" office:value="62" table:formula="of:=[.R13]+[.T13]+[.V13]" table:style-name="ce33">
            <text:p>62</text:p>
          </table:table-cell>
          <table:table-cell table:number-columns-repeated="16360"/>
        </table:table-row>
        <table:table-row table:style-name="ro7">
          <table:table-cell table:number-columns-spanned="2" table:number-rows-spanned="1" table:style-name="ce72"/>
          <table:covered-table-cell/>
          <table:table-cell office:value-type="string" table:style-name="ce85">
            <text:p>Création de sous-projets</text:p>
          </table:table-cell>
          <table:table-cell office:value-type="string" table:style-name="ce86">
            <text:p>DE SANTOS Luca</text:p>
          </table:table-cell>
          <table:table-cell office:value-type="string" table:style-name="ce89">
            <text:p>LUCI Horatiu, GJINI Johan</text:p>
          </table:table-cell>
          <table:table-cell office:value-type="float" office:value="4" table:style-name="ce90">
            <text:p>4</text:p>
          </table:table-cell>
          <table:table-cell office:value-type="float" office:value="2" table:style-name="ce90">
            <text:p>2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office:value-type="date" office:date-value="2021-03-18T00:00:00" table:style-name="ce160">
            <text:p>18-03-2021</text:p>
          </table:table-cell>
          <table:table-cell office:value-type="float" office:value="9" table:style-name="ce161">
            <text:p>9</text:p>
          </table:table-cell>
          <table:table-cell office:value-type="float" office:value="10.857142857142858" table:formula="of:=[.$G$56]-([.$G$56]/[.$P$26]*[.P14])" table:style-name="ce45">
            <text:p>10,86</text:p>
          </table:table-cell>
          <table:table-cell office:value-type="float" office:value="19" table:style-name="ce44">
            <text:p>19</text:p>
          </table:table-cell>
          <table:table-cell office:value-type="float" office:value="10.285714285714286" table:formula="of:=[.$G$62]-([.$G$62]/[.$P$26]*[.P14])" table:style-name="ce45">
            <text:p>10,29</text:p>
          </table:table-cell>
          <table:table-cell office:value-type="float" office:value="18" table:style-name="ce44">
            <text:p>18</text:p>
          </table:table-cell>
          <table:table-cell office:value-type="float" office:value="14.285714285714286" table:formula="of:=[.$G$82]-([.$G$82]/[.$P$26]*[.P14])" table:style-name="ce46">
            <text:p>14,29</text:p>
          </table:table-cell>
          <table:table-cell office:value-type="float" office:value="17" table:style-name="ce33">
            <text:p>17</text:p>
          </table:table-cell>
          <table:table-cell office:value-type="float" office:value="35.428571428571431" table:formula="of:=[.Q14]+[.S14]+[.U14]" table:style-name="ce46">
            <text:p>35,43</text:p>
          </table:table-cell>
          <table:table-cell office:value-type="float" office:value="54" table:formula="of:=[.R14]+[.T14]+[.V14]" table:style-name="ce33">
            <text:p>54</text:p>
          </table:table-cell>
          <table:table-cell table:number-columns-repeated="16360"/>
        </table:table-row>
        <table:table-row table:style-name="ro7">
          <table:table-cell table:number-columns-repeated="2" table:style-name="ce33"/>
          <table:table-cell office:value-type="string" table:style-name="ce85">
            <text:p>Ajout de tâches aux projets</text:p>
          </table:table-cell>
          <table:table-cell office:value-type="string" table:style-name="ce86">
            <text:p>DE SANTOS Luca</text:p>
          </table:table-cell>
          <table:table-cell office:value-type="string" table:style-name="ce89">
            <text:p>LUCI Horatiu, GJINI Johan</text:p>
          </table:table-cell>
          <table:table-cell office:value-type="float" office:value="3" table:style-name="ce90">
            <text:p>3</text:p>
          </table:table-cell>
          <table:table-cell office:value-type="float" office:value="7" table:style-name="ce90">
            <text:p>7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office:value-type="date" office:date-value="2021-03-19T00:00:00" table:style-name="ce160">
            <text:p>19-03-2021</text:p>
          </table:table-cell>
          <table:table-cell office:value-type="float" office:value="10" table:style-name="ce161">
            <text:p>10</text:p>
          </table:table-cell>
          <table:table-cell office:value-type="float" office:value="9.9523809523809526" table:formula="of:=[.$G$56]-([.$G$56]/[.$P$26]*[.P15])" table:style-name="ce45">
            <text:p>9,95</text:p>
          </table:table-cell>
          <table:table-cell office:value-type="float" office:value="19" table:style-name="ce44">
            <text:p>19</text:p>
          </table:table-cell>
          <table:table-cell office:value-type="float" office:value="9.4285714285714288" table:formula="of:=[.$G$62]-([.$G$62]/[.$P$26]*[.P15])" table:style-name="ce45">
            <text:p>9,43</text:p>
          </table:table-cell>
          <table:table-cell office:value-type="float" office:value="18" table:style-name="ce44">
            <text:p>18</text:p>
          </table:table-cell>
          <table:table-cell office:value-type="float" office:value="13.095238095238095" table:formula="of:=[.$G$82]-([.$G$82]/[.$P$26]*[.P15])" table:style-name="ce46">
            <text:p>13,10</text:p>
          </table:table-cell>
          <table:table-cell office:value-type="float" office:value="17" table:style-name="ce33">
            <text:p>17</text:p>
          </table:table-cell>
          <table:table-cell office:value-type="float" office:value="32.476190476190474" table:formula="of:=[.Q15]+[.S15]+[.U15]" table:style-name="ce46">
            <text:p>32,48</text:p>
          </table:table-cell>
          <table:table-cell office:value-type="float" office:value="54" table:formula="of:=[.R15]+[.T15]+[.V15]" table:style-name="ce33">
            <text:p>54</text:p>
          </table:table-cell>
          <table:table-cell table:number-columns-repeated="16360"/>
        </table:table-row>
        <table:table-row table:style-name="ro8">
          <table:table-cell table:number-columns-repeated="2" table:style-name="ce33"/>
          <table:table-cell office:value-type="string" table:style-name="ce85">
            <text:p>Mode édition</text:p>
          </table:table-cell>
          <table:table-cell office:value-type="string" table:style-name="ce86">
            <text:p>BENITEZ ALBERDI DIEGO</text:p>
          </table:table-cell>
          <table:table-cell office:value-type="string" table:style-name="ce89">
            <text:p>DEKEYSER Chloe</text:p>
          </table:table-cell>
          <table:table-cell office:value-type="float" office:value="10" table:style-name="ce90">
            <text:p>10</text:p>
          </table:table-cell>
          <table:table-cell office:value-type="float" office:value="10" table:style-name="ce90">
            <text:p>10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office:value-type="date" office:date-value="2021-03-20T00:00:00" table:style-name="ce160">
            <text:p>20-03-2021</text:p>
          </table:table-cell>
          <table:table-cell office:value-type="float" office:value="11" table:style-name="ce161">
            <text:p>11</text:p>
          </table:table-cell>
          <table:table-cell office:value-type="float" office:value="9.0476190476190474" table:formula="of:=[.$G$56]-([.$G$56]/[.$P$26]*[.P16])" table:style-name="ce45">
            <text:p>9,05</text:p>
          </table:table-cell>
          <table:table-cell office:value-type="float" office:value="19" table:style-name="ce44">
            <text:p>19</text:p>
          </table:table-cell>
          <table:table-cell office:value-type="float" office:value="8.5714285714285712" table:formula="of:=[.$G$62]-([.$G$62]/[.$P$26]*[.P16])" table:style-name="ce45">
            <text:p>8,57</text:p>
          </table:table-cell>
          <table:table-cell office:value-type="float" office:value="16" table:style-name="ce44">
            <text:p>16</text:p>
          </table:table-cell>
          <table:table-cell office:value-type="float" office:value="11.904761904761905" table:formula="of:=[.$G$82]-([.$G$82]/[.$P$26]*[.P16])" table:style-name="ce46">
            <text:p>11,90</text:p>
          </table:table-cell>
          <table:table-cell office:value-type="float" office:value="15" table:style-name="ce33">
            <text:p>15</text:p>
          </table:table-cell>
          <table:table-cell office:value-type="float" office:value="29.523809523809526" table:formula="of:=[.Q16]+[.S16]+[.U16]" table:style-name="ce46">
            <text:p>29,52</text:p>
          </table:table-cell>
          <table:table-cell office:value-type="float" office:value="50" table:formula="of:=[.R16]+[.T16]+[.V16]" table:style-name="ce33">
            <text:p>50</text:p>
          </table:table-cell>
          <table:table-cell table:number-columns-repeated="16360"/>
        </table:table-row>
        <table:table-row table:style-name="ro8">
          <table:table-cell table:number-columns-repeated="2" table:style-name="ce33"/>
          <table:table-cell office:value-type="string" table:style-name="ce85">
            <text:p>Suppression de projet</text:p>
          </table:table-cell>
          <table:table-cell office:value-type="string" table:style-name="ce86">
            <text:p>DE SANTOS Luca</text:p>
          </table:table-cell>
          <table:table-cell office:value-type="string" table:style-name="ce89">
            <text:p>LUCI Horatiu, GJINI Johan</text:p>
          </table:table-cell>
          <table:table-cell office:value-type="float" office:value="3" table:style-name="ce90">
            <text:p>3</text:p>
          </table:table-cell>
          <table:table-cell office:value-type="float" office:value="2" table:style-name="ce90">
            <text:p>2</text:p>
          </table:table-cell>
          <table:table-cell office:value-type="string" table:number-columns-spanned="7" table:number-rows-spanned="1" table:style-name="ce156">
            <text:p>TÂCHES EN PLUS 2</text:p>
          </table:table-cell>
          <table:covered-table-cell table:number-columns-repeated="6"/>
          <table:table-cell office:value-type="date" office:date-value="2021-03-21T00:00:00" table:style-name="ce160">
            <text:p>21-03-2021</text:p>
          </table:table-cell>
          <table:table-cell office:value-type="float" office:value="12" table:style-name="ce161">
            <text:p>12</text:p>
          </table:table-cell>
          <table:table-cell office:value-type="float" office:value="8.1428571428571423" table:formula="of:=[.$G$56]-([.$G$56]/[.$P$26]*[.P17])" table:style-name="ce45">
            <text:p>8,14</text:p>
          </table:table-cell>
          <table:table-cell office:value-type="float" office:value="19" table:style-name="ce44">
            <text:p>19</text:p>
          </table:table-cell>
          <table:table-cell office:value-type="float" office:value="7.7142857142857153" table:formula="of:=[.$G$62]-([.$G$62]/[.$P$26]*[.P17])" table:style-name="ce45">
            <text:p>7,71</text:p>
          </table:table-cell>
          <table:table-cell office:value-type="float" office:value="14" table:style-name="ce44">
            <text:p>14</text:p>
          </table:table-cell>
          <table:table-cell office:value-type="float" office:value="10.714285714285715" table:formula="of:=[.$G$82]-([.$G$82]/[.$P$26]*[.P17])" table:style-name="ce46">
            <text:p>10,71</text:p>
          </table:table-cell>
          <table:table-cell office:value-type="float" office:value="13" table:style-name="ce33">
            <text:p>13</text:p>
          </table:table-cell>
          <table:table-cell office:value-type="float" office:value="26.571428571428573" table:formula="of:=[.Q17]+[.S17]+[.U17]" table:style-name="ce46">
            <text:p>26,57</text:p>
          </table:table-cell>
          <table:table-cell office:value-type="float" office:value="46" table:formula="of:=[.R17]+[.T17]+[.V17]" table:style-name="ce33">
            <text:p>46</text:p>
          </table:table-cell>
          <table:table-cell table:number-columns-repeated="16360"/>
        </table:table-row>
        <table:table-row table:style-name="ro8">
          <table:table-cell table:number-columns-repeated="2" table:style-name="ce33"/>
          <table:table-cell office:value-type="string" table:style-name="ce85">
            <text:p>Tags colorés</text:p>
          </table:table-cell>
          <table:table-cell office:value-type="string" table:style-name="ce86">
            <text:p>DE SANTOS Luca</text:p>
          </table:table-cell>
          <table:table-cell office:value-type="string" table:style-name="ce89">
            <text:p>DEKEYSER Chloe</text:p>
          </table:table-cell>
          <table:table-cell office:value-type="float" office:value="3" table:style-name="ce90">
            <text:p>3</text:p>
          </table:table-cell>
          <table:table-cell office:value-type="float" office:value="5" table:style-name="ce90">
            <text:p>5</text:p>
          </table:table-cell>
          <table:table-cell office:value-type="string" table:number-columns-spanned="3" table:number-rows-spanned="1" table:style-name="ce154">
            <text:p>Tags colorés</text:p>
          </table:table-cell>
          <table:covered-table-cell table:number-columns-repeated="2"/>
          <table:table-cell office:value-type="string" table:style-name="ce129">
            <text:p>Luca</text:p>
          </table:table-cell>
          <table:table-cell office:value-type="string" table:style-name="ce130">
            <text:p>Chloé</text:p>
          </table:table-cell>
          <table:table-cell office:value-type="float" office:value="3" table:style-name="ce50">
            <text:p>3</text:p>
          </table:table-cell>
          <table:table-cell office:value-type="float" office:value="5" table:style-name="ce50">
            <text:p>5</text:p>
          </table:table-cell>
          <table:table-cell office:value-type="date" office:date-value="2021-03-22T00:00:00" table:style-name="ce160">
            <text:p>22-03-2021</text:p>
          </table:table-cell>
          <table:table-cell office:value-type="float" office:value="13" table:style-name="ce161">
            <text:p>13</text:p>
          </table:table-cell>
          <table:table-cell office:value-type="float" office:value="7.2380952380952372" table:formula="of:=[.$G$56]-([.$G$56]/[.$P$26]*[.P18])" table:style-name="ce45">
            <text:p>7,24</text:p>
          </table:table-cell>
          <table:table-cell office:value-type="float" office:value="16" table:style-name="ce44">
            <text:p>16</text:p>
          </table:table-cell>
          <table:table-cell office:value-type="float" office:value="6.8571428571428577" table:formula="of:=[.$G$62]-([.$G$62]/[.$P$26]*[.P18])" table:style-name="ce45">
            <text:p>6,86</text:p>
          </table:table-cell>
          <table:table-cell office:value-type="float" office:value="12" table:style-name="ce44">
            <text:p>12</text:p>
          </table:table-cell>
          <table:table-cell office:value-type="float" office:value="9.5238095238095237" table:formula="of:=[.$G$82]-([.$G$82]/[.$P$26]*[.P18])" table:style-name="ce46">
            <text:p>9,52</text:p>
          </table:table-cell>
          <table:table-cell office:value-type="float" office:value="13" table:style-name="ce33">
            <text:p>13</text:p>
          </table:table-cell>
          <table:table-cell office:value-type="float" office:value="23.61904761904762" table:formula="of:=[.Q18]+[.S18]+[.U18]" table:style-name="ce46">
            <text:p>23,62</text:p>
          </table:table-cell>
          <table:table-cell office:value-type="float" office:value="41" table:formula="of:=[.R18]+[.T18]+[.V18]" table:style-name="ce33">
            <text:p>41</text:p>
          </table:table-cell>
          <table:table-cell table:number-columns-repeated="16360"/>
        </table:table-row>
        <table:table-row table:style-name="ro8">
          <table:table-cell table:number-columns-repeated="2" table:style-name="ce33"/>
          <table:table-cell office:value-type="string" table:number-columns-spanned="3" table:number-rows-spanned="1" table:style-name="ce98">
            <text:p>Total</text:p>
          </table:table-cell>
          <table:covered-table-cell table:number-columns-repeated="2"/>
          <table:table-cell office:value-type="float" office:value="43" table:formula="of:=SUM([.F13:.F18])" table:style-name="ce91">
            <text:p>43</text:p>
          </table:table-cell>
          <table:table-cell office:value-type="float" office:value="38" table:formula="of:=SUM([.G13:.G18])" table:style-name="ce91">
            <text:p>38</text:p>
          </table:table-cell>
          <table:table-cell office:value-type="string" table:number-columns-spanned="5" table:number-rows-spanned="1" table:style-name="ce155">
            <text:p>Total</text:p>
          </table:table-cell>
          <table:covered-table-cell table:number-columns-repeated="4"/>
          <table:table-cell office:value-type="float" office:value="3" table:formula="of:=SUM([.M17:.M18])" table:style-name="ce125">
            <text:p>3</text:p>
          </table:table-cell>
          <table:table-cell office:value-type="float" office:value="5" table:formula="of:=SUM([.N17:.N18])" table:style-name="ce52">
            <text:p>5</text:p>
          </table:table-cell>
          <table:table-cell office:value-type="date" office:date-value="2021-03-23T00:00:00" table:style-name="ce160">
            <text:p>23-03-2021</text:p>
          </table:table-cell>
          <table:table-cell office:value-type="float" office:value="14" table:style-name="ce161">
            <text:p>14</text:p>
          </table:table-cell>
          <table:table-cell office:value-type="float" office:value="6.3333333333333339" table:formula="of:=[.$G$56]-([.$G$56]/[.$P$26]*[.P19])" table:style-name="ce45">
            <text:p>6,33</text:p>
          </table:table-cell>
          <table:table-cell office:value-type="float" office:value="12.5" table:style-name="ce44">
            <text:p>12,5</text:p>
          </table:table-cell>
          <table:table-cell office:value-type="float" office:value="6" table:formula="of:=[.$G$62]-([.$G$62]/[.$P$26]*[.P19])" table:style-name="ce45">
            <text:p>6,00</text:p>
          </table:table-cell>
          <table:table-cell office:value-type="float" office:value="8" table:style-name="ce44">
            <text:p>8</text:p>
          </table:table-cell>
          <table:table-cell office:value-type="float" office:value="8.3333333333333321" table:formula="of:=[.$G$82]-([.$G$82]/[.$P$26]*[.P19])" table:style-name="ce46">
            <text:p>8,33</text:p>
          </table:table-cell>
          <table:table-cell office:value-type="float" office:value="11" table:style-name="ce33">
            <text:p>11</text:p>
          </table:table-cell>
          <table:table-cell office:value-type="float" office:value="20.666666666666664" table:formula="of:=[.Q19]+[.S19]+[.U19]" table:style-name="ce46">
            <text:p>20,67</text:p>
          </table:table-cell>
          <table:table-cell office:value-type="float" office:value="31.5" table:formula="of:=[.R19]+[.T19]+[.V19]" table:style-name="ce33">
            <text:p>31,5</text:p>
          </table:table-cell>
          <table:table-cell table:number-columns-repeated="16360"/>
        </table:table-row>
        <table:table-row table:style-name="ro8">
          <table:table-cell table:number-columns-repeated="2" table:style-name="ce33"/>
          <table:table-cell table:style-name="ce34"/>
          <table:table-cell table:number-columns-repeated="4" table:style-name="ce53"/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office:value-type="date" office:date-value="2021-03-24T00:00:00" table:style-name="ce160">
            <text:p>24-03-2021</text:p>
          </table:table-cell>
          <table:table-cell office:value-type="float" office:value="15" table:style-name="ce161">
            <text:p>15</text:p>
          </table:table-cell>
          <table:table-cell office:value-type="float" office:value="5.4285714285714288" table:formula="of:=[.$G$56]-([.$G$56]/[.$P$26]*[.P20])" table:style-name="ce45">
            <text:p>5,43</text:p>
          </table:table-cell>
          <table:table-cell office:value-type="float" office:value="8.5" table:style-name="ce44">
            <text:p>8,5</text:p>
          </table:table-cell>
          <table:table-cell office:value-type="float" office:value="5.1428571428571441" table:formula="of:=[.$G$62]-([.$G$62]/[.$P$26]*[.P20])" table:style-name="ce45">
            <text:p>5,14</text:p>
          </table:table-cell>
          <table:table-cell office:value-type="float" office:value="0" table:style-name="ce44">
            <text:p>0</text:p>
          </table:table-cell>
          <table:table-cell office:value-type="float" office:value="7.1428571428571423" table:formula="of:=[.$G$82]-([.$G$82]/[.$P$26]*[.P20])" table:style-name="ce46">
            <text:p>7,14</text:p>
          </table:table-cell>
          <table:table-cell office:value-type="float" office:value="9" table:style-name="ce33">
            <text:p>9</text:p>
          </table:table-cell>
          <table:table-cell office:value-type="float" office:value="17.714285714285715" table:formula="of:=[.Q20]+[.S20]+[.U20]" table:style-name="ce46">
            <text:p>17,71</text:p>
          </table:table-cell>
          <table:table-cell office:value-type="float" office:value="17.5" table:formula="of:=[.R20]+[.T20]+[.V20]" table:style-name="ce33">
            <text:p>17,5</text:p>
          </table:table-cell>
          <table:table-cell table:number-columns-repeated="16360"/>
        </table:table-row>
        <table:table-row table:style-name="ro8">
          <table:table-cell table:number-columns-repeated="2" table:style-name="ce33"/>
          <table:table-cell table:style-name="ce34"/>
          <table:table-cell table:number-columns-repeated="4" table:style-name="ce53"/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office:value-type="date" office:date-value="2021-03-25T00:00:00" table:style-name="ce160">
            <text:p>25-03-2021</text:p>
          </table:table-cell>
          <table:table-cell office:value-type="float" office:value="16" table:style-name="ce161">
            <text:p>16</text:p>
          </table:table-cell>
          <table:table-cell office:value-type="float" office:value="4.5238095238095237" table:formula="of:=[.$G$56]-([.$G$56]/[.$P$26]*[.P21])" table:style-name="ce45">
            <text:p>4,52</text:p>
          </table:table-cell>
          <table:table-cell office:value-type="float" office:value="0" table:style-name="ce44">
            <text:p>0</text:p>
          </table:table-cell>
          <table:table-cell office:value-type="float" office:value="4.2857142857142865" table:formula="of:=[.$G$62]-([.$G$62]/[.$P$26]*[.P21])" table:style-name="ce45">
            <text:p>4,29</text:p>
          </table:table-cell>
          <table:table-cell office:value-type="float" office:value="0" table:style-name="ce44">
            <text:p>0</text:p>
          </table:table-cell>
          <table:table-cell office:value-type="float" office:value="5.9523809523809526" table:formula="of:=[.$G$82]-([.$G$82]/[.$P$26]*[.P21])" table:style-name="ce46">
            <text:p>5,95</text:p>
          </table:table-cell>
          <table:table-cell office:value-type="float" office:value="9" table:style-name="ce33">
            <text:p>9</text:p>
          </table:table-cell>
          <table:table-cell office:value-type="float" office:value="14.761904761904763" table:formula="of:=[.Q21]+[.S21]+[.U21]" table:style-name="ce46">
            <text:p>14,76</text:p>
          </table:table-cell>
          <table:table-cell office:value-type="float" office:value="9" table:formula="of:=[.R21]+[.T21]+[.V21]" table:style-name="ce33">
            <text:p>9</text:p>
          </table:table-cell>
          <table:table-cell table:number-columns-repeated="16360"/>
        </table:table-row>
        <table:table-row table:style-name="ro7">
          <table:table-cell table:number-columns-repeated="2" table:style-name="ce33"/>
          <table:table-cell office:value-type="string" table:number-columns-spanned="5" table:number-rows-spanned="1" table:style-name="ce74">
            <text:p>HISTOIRE 3</text:p>
          </table:table-cell>
          <table:covered-table-cell table:number-columns-repeated="4"/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office:value-type="date" office:date-value="2021-03-26T00:00:00" table:style-name="ce160">
            <text:p>26-03-2021</text:p>
          </table:table-cell>
          <table:table-cell office:value-type="float" office:value="17" table:style-name="ce161">
            <text:p>17</text:p>
          </table:table-cell>
          <table:table-cell office:value-type="float" office:value="3.6190476190476186" table:formula="of:=[.$G$56]-([.$G$56]/[.$P$26]*[.P22])" table:style-name="ce45">
            <text:p>3,62</text:p>
          </table:table-cell>
          <table:table-cell office:value-type="float" office:value="0" table:style-name="ce44">
            <text:p>0</text:p>
          </table:table-cell>
          <table:table-cell office:value-type="float" office:value="3.4285714285714288" table:formula="of:=[.$G$62]-([.$G$62]/[.$P$26]*[.P22])" table:style-name="ce45">
            <text:p>3,43</text:p>
          </table:table-cell>
          <table:table-cell office:value-type="float" office:value="0" table:style-name="ce44">
            <text:p>0</text:p>
          </table:table-cell>
          <table:table-cell office:value-type="float" office:value="4.7619047619047628" table:formula="of:=[.$G$82]-([.$G$82]/[.$P$26]*[.P22])" table:style-name="ce46">
            <text:p>4,76</text:p>
          </table:table-cell>
          <table:table-cell office:value-type="float" office:value="5" table:style-name="ce33">
            <text:p>5</text:p>
          </table:table-cell>
          <table:table-cell office:value-type="float" office:value="11.80952380952381" table:formula="of:=[.Q22]+[.S22]+[.U22]" table:style-name="ce46">
            <text:p>11,81</text:p>
          </table:table-cell>
          <table:table-cell office:value-type="float" office:value="5" table:formula="of:=[.R22]+[.T22]+[.V22]" table:style-name="ce33">
            <text:p>5</text:p>
          </table:table-cell>
          <table:table-cell table:number-columns-repeated="16360"/>
        </table:table-row>
        <table:table-row table:style-name="ro7">
          <table:table-cell table:number-columns-repeated="2" table:style-name="ce33"/>
          <table:table-cell office:value-type="string" table:style-name="ce54">
            <text:p>Tâches</text:p>
          </table:table-cell>
          <table:table-cell office:value-type="string" table:style-name="ce55">
            <text:p>Pilote</text:p>
          </table:table-cell>
          <table:table-cell office:value-type="string" table:style-name="ce55">
            <text:p>Copilote</text:p>
          </table:table-cell>
          <table:table-cell office:value-type="string" table:style-name="ce55">
            <text:p>Points réels</text:p>
          </table:table-cell>
          <table:table-cell office:value-type="string" table:style-name="ce55">
            <text:p>Points estimés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office:value-type="date" office:date-value="2021-03-27T00:00:00" table:style-name="ce160">
            <text:p>27-03-2021</text:p>
          </table:table-cell>
          <table:table-cell office:value-type="float" office:value="18" table:style-name="ce161">
            <text:p>18</text:p>
          </table:table-cell>
          <table:table-cell office:value-type="float" office:value="2.7142857142857153" table:formula="of:=[.$G$56]-([.$G$56]/[.$P$26]*[.P23])" table:style-name="ce45">
            <text:p>2,71</text:p>
          </table:table-cell>
          <table:table-cell office:value-type="float" office:value="0" table:style-name="ce44">
            <text:p>0</text:p>
          </table:table-cell>
          <table:table-cell office:value-type="float" office:value="2.571428571428573" table:formula="of:=[.$G$62]-([.$G$62]/[.$P$26]*[.P23])" table:style-name="ce45">
            <text:p>2,57</text:p>
          </table:table-cell>
          <table:table-cell office:value-type="float" office:value="0" table:style-name="ce44">
            <text:p>0</text:p>
          </table:table-cell>
          <table:table-cell office:value-type="float" office:value="3.571428571428573" table:formula="of:=[.$G$82]-([.$G$82]/[.$P$26]*[.P23])" table:style-name="ce46">
            <text:p>3,57</text:p>
          </table:table-cell>
          <table:table-cell office:value-type="float" office:value="5" table:style-name="ce33">
            <text:p>5</text:p>
          </table:table-cell>
          <table:table-cell office:value-type="float" office:value="8.8571428571428612" table:formula="of:=[.Q23]+[.S23]+[.U23]" table:style-name="ce46">
            <text:p>8,86</text:p>
          </table:table-cell>
          <table:table-cell office:value-type="float" office:value="5" table:formula="of:=[.R23]+[.T23]+[.V23]" table:style-name="ce33">
            <text:p>5</text:p>
          </table:table-cell>
          <table:table-cell table:number-columns-repeated="16360"/>
        </table:table-row>
        <table:table-row table:style-name="ro7">
          <table:table-cell table:style-name="ce59"/>
          <table:table-cell table:style-name="ce33"/>
          <table:table-cell office:value-type="string" table:style-name="ce56">
            <text:p>Date début/fin des tâches</text:p>
          </table:table-cell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table-cell office:value-type="float" office:value="0" table:style-name="ce58">
            <text:p>0</text:p>
          </table:table-cell>
          <table:table-cell table:style-name="ce58"/>
          <table:table-cell table:style-name="ce60"/>
          <table:table-cell table:number-columns-repeated="2" table:style-name="ce33"/>
          <table:table-cell table:style-name="ce46"/>
          <table:table-cell table:style-name="ce33"/>
          <table:table-cell table:style-name="ce46"/>
          <table:table-cell table:style-name="ce33"/>
          <table:table-cell office:value-type="date" office:date-value="2021-03-28T00:00:00" table:style-name="ce160">
            <text:p>28-03-2021</text:p>
          </table:table-cell>
          <table:table-cell office:value-type="float" office:value="19" table:style-name="ce161">
            <text:p>19</text:p>
          </table:table-cell>
          <table:table-cell office:value-type="float" office:value="1.8095238095238102" table:formula="of:=[.$G$56]-([.$G$56]/[.$P$26]*[.P24])" table:style-name="ce45">
            <text:p>1,81</text:p>
          </table:table-cell>
          <table:table-cell office:value-type="float" office:value="0" table:style-name="ce44">
            <text:p>0</text:p>
          </table:table-cell>
          <table:table-cell office:value-type="float" office:value="1.7142857142857153" table:formula="of:=[.$G$62]-([.$G$62]/[.$P$26]*[.P24])" table:style-name="ce45">
            <text:p>1,71</text:p>
          </table:table-cell>
          <table:table-cell office:value-type="float" office:value="0" table:style-name="ce44">
            <text:p>0</text:p>
          </table:table-cell>
          <table:table-cell office:value-type="float" office:value="2.3809523809523796" table:formula="of:=[.$G$82]-([.$G$82]/[.$P$26]*[.P24])" table:style-name="ce46">
            <text:p>2,38</text:p>
          </table:table-cell>
          <table:table-cell office:value-type="float" office:value="5" table:style-name="ce33">
            <text:p>5</text:p>
          </table:table-cell>
          <table:table-cell office:value-type="float" office:value="5.9047619047619051" table:formula="of:=[.Q24]+[.S24]+[.U24]" table:style-name="ce46">
            <text:p>5,90</text:p>
          </table:table-cell>
          <table:table-cell office:value-type="float" office:value="5" table:formula="of:=[.R24]+[.T24]+[.V24]" table:style-name="ce33">
            <text:p>5</text:p>
          </table:table-cell>
          <table:table-cell table:number-columns-repeated="16360"/>
        </table:table-row>
        <table:table-row table:style-name="ro7">
          <table:table-cell table:style-name="ce59"/>
          <table:table-cell table:style-name="ce33"/>
          <table:table-cell office:value-type="string" table:style-name="ce56">
            <text:p>Séléction de dates via interface calendrier</text:p>
          </table:table-cell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table-cell office:value-type="float" office:value="0" table:style-name="ce58">
            <text:p>0</text:p>
          </table:table-cell>
          <table:table-cell table:style-name="ce58"/>
          <table:table-cell table:style-name="ce59"/>
          <table:table-cell table:number-columns-repeated="2" table:style-name="ce33"/>
          <table:table-cell table:style-name="ce46"/>
          <table:table-cell table:style-name="ce33"/>
          <table:table-cell table:style-name="ce46"/>
          <table:table-cell table:style-name="ce33"/>
          <table:table-cell office:value-type="date" office:date-value="2021-03-29T00:00:00" table:style-name="ce160">
            <text:p>29-03-2021</text:p>
          </table:table-cell>
          <table:table-cell office:value-type="float" office:value="20" table:style-name="ce161">
            <text:p>20</text:p>
          </table:table-cell>
          <table:table-cell office:value-type="float" office:value="0.9047619047619051" table:formula="of:=[.$G$56]-([.$G$56]/[.$P$26]*[.P25])" table:style-name="ce45">
            <text:p>0,90</text:p>
          </table:table-cell>
          <table:table-cell office:value-type="float" office:value="0" table:style-name="ce44">
            <text:p>0</text:p>
          </table:table-cell>
          <table:table-cell office:value-type="float" office:value="0.85714285714285765" table:formula="of:=[.$G$62]-([.$G$62]/[.$P$26]*[.P25])" table:style-name="ce45">
            <text:p>0,86</text:p>
          </table:table-cell>
          <table:table-cell office:value-type="float" office:value="0" table:style-name="ce44">
            <text:p>0</text:p>
          </table:table-cell>
          <table:table-cell office:value-type="float" office:value="1.1904761904761898" table:formula="of:=[.$G$82]-([.$G$82]/[.$P$26]*[.P25])" table:style-name="ce46">
            <text:p>1,19</text:p>
          </table:table-cell>
          <table:table-cell office:value-type="float" office:value="0" table:style-name="ce33">
            <text:p>0</text:p>
          </table:table-cell>
          <table:table-cell office:value-type="float" office:value="2.9523809523809526" table:formula="of:=[.Q25]+[.S25]+[.U25]" table:style-name="ce46">
            <text:p>2,95</text:p>
          </table:table-cell>
          <table:table-cell office:value-type="float" office:value="0" table:formula="of:=[.R25]+[.T25]+[.V25]" table:style-name="ce33">
            <text:p>0</text:p>
          </table:table-cell>
          <table:table-cell table:number-columns-repeated="16360"/>
        </table:table-row>
        <table:table-row table:style-name="ro7">
          <table:table-cell table:style-name="ce60"/>
          <table:table-cell table:style-name="ce33"/>
          <table:table-cell office:value-type="string" table:style-name="ce56">
            <text:p>Date début/fin des projets</text:p>
          </table:table-cell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table-cell office:value-type="float" office:value="0" table:style-name="ce58">
            <text:p>0</text:p>
          </table:table-cell>
          <table:table-cell table:style-name="ce58"/>
          <table:table-cell table:style-name="ce61"/>
          <table:table-cell table:number-columns-repeated="2" table:style-name="ce33"/>
          <table:table-cell table:style-name="ce46"/>
          <table:table-cell table:style-name="ce33"/>
          <table:table-cell table:style-name="ce46"/>
          <table:table-cell table:style-name="ce33"/>
          <table:table-cell office:value-type="date" office:date-value="2021-03-30T00:00:00" table:style-name="ce160">
            <text:p>30-03-2021</text:p>
          </table:table-cell>
          <table:table-cell office:value-type="float" office:value="21" table:style-name="ce161">
            <text:p>21</text:p>
          </table:table-cell>
          <table:table-cell office:value-type="float" office:value="0" table:formula="of:=[.$G$56]-([.$G$56]/[.$P$26]*[.P26])" table:style-name="ce45">
            <text:p>0,00</text:p>
          </table:table-cell>
          <table:table-cell office:value-type="float" office:value="0" table:style-name="ce44">
            <text:p>0</text:p>
          </table:table-cell>
          <table:table-cell office:value-type="float" office:value="0" table:formula="of:=[.$G$62]-([.$G$62]/[.$P$26]*[.P26])" table:style-name="ce45">
            <text:p>0,00</text:p>
          </table:table-cell>
          <table:table-cell office:value-type="float" office:value="0" table:style-name="ce44">
            <text:p>0</text:p>
          </table:table-cell>
          <table:table-cell office:value-type="float" office:value="0" table:formula="of:=[.$G$82]-([.$G$82]/[.$P$26]*[.P26])" table:style-name="ce46">
            <text:p>0,0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[.Q26]+[.S26]+[.U26]" table:style-name="ce46">
            <text:p>0,00</text:p>
          </table:table-cell>
          <table:table-cell office:value-type="float" office:value="0" table:formula="of:=[.R26]+[.T26]+[.V26]" table:style-name="ce33">
            <text:p>0</text:p>
          </table:table-cell>
          <table:table-cell table:number-columns-repeated="16360"/>
        </table:table-row>
        <table:table-row table:style-name="ro7">
          <table:table-cell table:style-name="ce60"/>
          <table:table-cell table:style-name="ce33"/>
          <table:table-cell office:value-type="string" table:style-name="ce56">
            <text:p>Priorité des tâches en fonction du temps</text:p>
          </table:table-cell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table-cell office:value-type="float" office:value="0" table:style-name="ce58">
            <text:p>0</text:p>
          </table:table-cell>
          <table:table-cell table:style-name="ce58"/>
          <table:table-cell table:number-columns-repeated="3" table:style-name="ce63"/>
          <table:table-cell table:style-name="ce92"/>
          <table:table-cell table:style-name="ce63"/>
          <table:table-cell table:style-name="ce93"/>
          <table:table-cell table:style-name="ce33"/>
          <table:table-cell table:style-name="ce46"/>
          <table:table-cell table:number-columns-repeated="49" table:style-name="ce33"/>
          <table:table-cell table:number-columns-repeated="16320"/>
        </table:table-row>
        <table:table-row table:style-name="ro7">
          <table:table-cell table:style-name="ce61"/>
          <table:table-cell table:style-name="ce33"/>
          <table:table-cell office:value-type="string" table:number-columns-spanned="3" table:number-rows-spanned="1" table:style-name="ce74">
            <text:p>Total</text:p>
          </table:table-cell>
          <table:covered-table-cell table:number-columns-repeated="2"/>
          <table:table-cell office:value-type="float" office:value="0" table:formula="of:=SUM([.F24:.F27])" table:style-name="ce62">
            <text:p>0</text:p>
          </table:table-cell>
          <table:table-cell office:value-type="float" office:value="0" table:formula="of:=SUM([.G24:.G27])" table:style-name="ce62">
            <text:p>0</text:p>
          </table:table-cell>
          <table:table-cell table:number-columns-repeated="3" table:style-name="ce61"/>
          <table:table-cell table:style-name="ce93"/>
          <table:table-cell table:style-name="ce61"/>
          <table:table-cell table:style-name="ce93"/>
          <table:table-cell table:style-name="ce33"/>
          <table:table-cell table:style-name="ce46"/>
          <table:table-cell table:number-columns-repeated="49" table:style-name="ce33"/>
          <table:table-cell table:number-columns-repeated="16320"/>
        </table:table-row>
        <table:table-row table:style-name="ro7">
          <table:table-cell table:number-columns-repeated="2" table:style-name="ce33"/>
          <table:table-cell table:style-name="ce34"/>
          <table:table-cell table:number-columns-repeated="4" table:style-name="ce53"/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table:style-name="ce46"/>
          <table:table-cell table:number-columns-repeated="49" table:style-name="ce33"/>
          <table:table-cell table:number-columns-repeated="16320"/>
        </table:table-row>
        <table:table-row table:style-name="ro7">
          <table:table-cell table:number-columns-repeated="2" table:style-name="ce33"/>
          <table:table-cell office:value-type="string" table:number-columns-spanned="5" table:number-rows-spanned="1" table:style-name="ce75">
            <text:p>HISTOIRE 4</text:p>
          </table:table-cell>
          <table:covered-table-cell table:number-columns-repeated="4"/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table:style-name="ce46"/>
          <table:table-cell table:number-columns-repeated="49" table:style-name="ce33"/>
          <table:table-cell table:number-columns-repeated="16320"/>
        </table:table-row>
        <table:table-row table:style-name="ro7">
          <table:table-cell table:number-columns-repeated="2" table:style-name="ce33"/>
          <table:table-cell office:value-type="string" table:style-name="ce54">
            <text:p>Tâches</text:p>
          </table:table-cell>
          <table:table-cell office:value-type="string" table:style-name="ce55">
            <text:p>Pilote</text:p>
          </table:table-cell>
          <table:table-cell office:value-type="string" table:style-name="ce55">
            <text:p>Copilote</text:p>
          </table:table-cell>
          <table:table-cell office:value-type="string" table:style-name="ce55">
            <text:p>Points réels</text:p>
          </table:table-cell>
          <table:table-cell office:value-type="string" table:style-name="ce55">
            <text:p>Points estimés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table:style-name="ce46"/>
          <table:table-cell table:number-columns-repeated="49" table:style-name="ce33"/>
          <table:table-cell table:number-columns-repeated="16320"/>
        </table:table-row>
        <table:table-row table:style-name="ro7">
          <table:table-cell table:number-columns-repeated="2" table:style-name="ce33"/>
          <table:table-cell office:value-type="string" table:style-name="ce56">
            <text:p>Création de calendrier (graphiquement)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table:style-name="ce65"/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table:style-name="ce46"/>
          <table:table-cell table:number-columns-repeated="49" table:style-name="ce33"/>
          <table:table-cell table:number-columns-repeated="16320"/>
        </table:table-row>
        <table:table-row table:style-name="ro7">
          <table:table-cell table:number-columns-repeated="2" table:style-name="ce33"/>
          <table:table-cell office:value-type="string" table:style-name="ce56">
            <text:p>Associer des couleurs aux projets via le calendrier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table:style-name="ce65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6">
            <text:p>Relier les tâches aux projets par leur nom et couleur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table:style-name="ce65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6">
            <text:p>Afficher la date de début et fin d'une tâche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table:style-name="ce65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6">
            <text:p>Penser à tout type d’utilisateur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table:style-name="ce65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6">
            <text:p>Types d’affichage (mois, semaine)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table:style-name="ce65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32:.F37])" table:style-name="ce66">
            <text:p>0</text:p>
          </table:table-cell>
          <table:table-cell office:value-type="float" office:value="0" table:formula="of:=SUM([.G32:.G37])" table:style-name="ce66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table:style-name="ce34"/>
          <table:table-cell table:number-columns-repeated="4" table:style-name="ce53"/>
          <table:table-cell table:number-columns-repeated="16377"/>
        </table:table-row>
        <table:table-row table:style-name="ro7">
          <table:table-cell table:number-columns-spanned="2" table:number-rows-spanned="1" table:style-name="ce72"/>
          <table:covered-table-cell/>
          <table:table-cell office:value-type="string" table:number-columns-spanned="5" table:number-rows-spanned="1" table:style-name="ce74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4">
            <text:p>Tâches</text:p>
          </table:table-cell>
          <table:table-cell office:value-type="string" table:style-name="ce55">
            <text:p>Pilote</text:p>
          </table:table-cell>
          <table:table-cell office:value-type="string" table:style-name="ce55">
            <text:p>Copilote</text:p>
          </table:table-cell>
          <table:table-cell office:value-type="string" table:style-name="ce55">
            <text:p>Points réels</text:p>
          </table:table-cell>
          <table:table-cell office:value-type="string" table:style-name="ce5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1" table:number-rows-spanned="3" table:style-name="ce76">
            <text:p>Suivi de l'évolution d'un projet: ajout / supression de fichiers / commit/ revert / merge / diff</text:p>
          </table:table-cell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table-cell office:value-type="float" office:value="0" table:number-columns-spanned="1" table:number-rows-spanned="3" table:style-name="ce77">
            <text:p>0</text:p>
          </table:table-cell>
          <table:table-cell table:number-columns-spanned="1" table:number-rows-spanned="3" table:style-name="ce99"/>
          <table:table-cell table:number-columns-repeated="16377"/>
        </table:table-row>
        <table:table-row table:number-rows-repeated="2" table:style-name="ro7">
          <table:table-cell table:number-columns-repeated="2" table:style-name="ce33"/>
          <table:covered-table-cell/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6">
            <text:p>Menu pour la gestion</text:p>
          </table:table-cell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table-cell office:value-type="float" office:value="0" table:style-name="ce58">
            <text:p>0</text:p>
          </table:table-cell>
          <table:table-cell table:style-name="ce58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3" table:number-rows-spanned="1" table:style-name="ce74">
            <text:p>Total</text:p>
          </table:table-cell>
          <table:covered-table-cell table:number-columns-repeated="2"/>
          <table:table-cell office:value-type="float" office:value="0" table:formula="of:=SUM([.F42:.F45])" table:style-name="ce62">
            <text:p>0</text:p>
          </table:table-cell>
          <table:table-cell office:value-type="float" office:value="0" table:formula="of:=SUM([.G42:.G45])" table:style-name="ce6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table:style-name="ce34"/>
          <table:table-cell table:number-columns-repeated="4" table:style-name="ce53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5" table:number-rows-spanned="1" table:style-name="ce71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38">
            <text:p>Tâches</text:p>
          </table:table-cell>
          <table:table-cell office:value-type="string" table:style-name="ce39">
            <text:p>Pilote</text:p>
          </table:table-cell>
          <table:table-cell office:value-type="string" table:style-name="ce39">
            <text:p>Copilote</text:p>
          </table:table-cell>
          <table:table-cell office:value-type="string" table:style-name="ce39">
            <text:p>Points réels</text:p>
          </table:table-cell>
          <table:table-cell office:value-type="string" table:style-name="ce3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40">
            <text:p>Ajout de collaborateurs à un projet</text:p>
          </table:table-cell>
          <table:table-cell office:value-type="string" table:style-name="ce41">
            <text:p>Chloé</text:p>
          </table:table-cell>
          <table:table-cell office:value-type="string" table:style-name="ce49">
            <text:p>Luca</text:p>
          </table:table-cell>
          <table:table-cell office:value-type="float" office:value="4" table:style-name="ce50">
            <text:p>4</text:p>
          </table:table-cell>
          <table:table-cell office:value-type="float" office:value="7" table:style-name="ce50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40">
            <text:p>Collaborateurs peuvent modifier/supprimer le projet don’t ils font partie</text:p>
          </table:table-cell>
          <table:table-cell office:value-type="string" table:style-name="ce41">
            <text:p>Chloé</text:p>
          </table:table-cell>
          <table:table-cell office:value-type="string" table:style-name="ce94">
            <text:p>Luca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40">
            <text:p>Tâches et sous-projets sont partagées</text:p>
          </table:table-cell>
          <table:table-cell office:value-type="string" table:style-name="ce41">
            <text:p>Chloé</text:p>
          </table:table-cell>
          <table:table-cell office:value-type="string" table:style-name="ce94">
            <text:p>Luca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40">
            <text:p>Possibilité d'assigner des tâches aux collaboraateurs</text:p>
          </table:table-cell>
          <table:table-cell office:value-type="string" table:style-name="ce41">
            <text:p>Chloé</text:p>
          </table:table-cell>
          <table:table-cell office:value-type="string" table:style-name="ce94">
            <text:p>Luca</text:p>
          </table:table-cell>
          <table:table-cell office:value-type="float" office:value="6" table:style-name="ce50">
            <text:p>6</text:p>
          </table:table-cell>
          <table:table-cell office:value-type="float" office:value="4" table:style-name="ce50">
            <text:p>4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72"/>
          <table:covered-table-cell/>
          <table:table-cell office:value-type="string" table:style-name="ce40">
            <text:p>Tâches assignées doivent être visibles</text:p>
          </table:table-cell>
          <table:table-cell office:value-type="string" table:style-name="ce41">
            <text:p>Chloé</text:p>
          </table:table-cell>
          <table:table-cell office:value-type="string" table:style-name="ce94">
            <text:p>Luca</text:p>
          </table:table-cell>
          <table:table-cell office:value-type="float" office:value="2" table:style-name="ce50">
            <text:p>2</text:p>
          </table:table-cell>
          <table:table-cell office:value-type="float" office:value="6" table:style-name="ce50">
            <text:p>6</text:p>
          </table:table-cell>
          <table:table-cell table:number-columns-repeated="16377"/>
        </table:table-row>
        <table:table-row table:style-name="ro4">
          <table:table-cell table:number-columns-repeated="2" table:style-name="ce95"/>
          <table:table-cell office:value-type="string" table:style-name="ce40">
            <text:p>Lier les rappels avec les collaborateurs</text:p>
          </table:table-cell>
          <table:table-cell office:value-type="string" table:style-name="ce41">
            <text:p>Chloé</text:p>
          </table:table-cell>
          <table:table-cell office:value-type="string" table:style-name="ce94">
            <text:p>Luca</text:p>
          </table:table-cell>
          <table:table-cell office:value-type="float" office:value="0" table:style-name="ce50">
            <text:p>0</text:p>
          </table:table-cell>
          <table:table-cell office:value-type="float" office:value="5" table:style-name="ce5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3" table:number-rows-spanned="1" table:style-name="ce73">
            <text:p>Total</text:p>
          </table:table-cell>
          <table:covered-table-cell table:number-columns-repeated="2"/>
          <table:table-cell office:value-type="float" office:value="14" table:formula="of:=SUM([.F50:.F54])" table:style-name="ce52">
            <text:p>14</text:p>
          </table:table-cell>
          <table:table-cell office:value-type="float" office:value="19" table:formula="of:=SUM([.G50:.G54])" table:style-name="ce52">
            <text:p>19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table:number-columns-spanned="3" table:number-rows-spanned="1" table:style-name="ce78"/>
          <table:covered-table-cell table:number-columns-repeated="2"/>
          <table:table-cell table:number-columns-repeated="2" table:style-name="ce53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5" table:number-rows-spanned="1" table:style-name="ce68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38">
            <text:p>Tâches</text:p>
          </table:table-cell>
          <table:table-cell office:value-type="string" table:style-name="ce39">
            <text:p>Pilote</text:p>
          </table:table-cell>
          <table:table-cell office:value-type="string" table:style-name="ce39">
            <text:p>Copilote</text:p>
          </table:table-cell>
          <table:table-cell office:value-type="string" table:style-name="ce39">
            <text:p>Points réels</text:p>
          </table:table-cell>
          <table:table-cell office:value-type="string" table:style-name="ce3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40">
            <text:p>Exporter un fichier compressé</text:p>
          </table:table-cell>
          <table:table-cell office:value-type="string" table:style-name="ce41">
            <text:p>HODAIBI Yassine</text:p>
          </table:table-cell>
          <table:table-cell office:value-type="string" table:style-name="ce41">
            <text:p>DEBILDE Jean-Jacques</text:p>
          </table:table-cell>
          <table:table-cell office:value-type="float" office:value="10" table:style-name="ce42">
            <text:p>10</text:p>
          </table:table-cell>
          <table:table-cell office:value-type="float" office:value="14" table:style-name="ce42">
            <text:p>14</text:p>
          </table:table-cell>
          <table:table-cell table:number-columns-repeated="16377"/>
        </table:table-row>
        <table:table-row table:style-name="ro4">
          <table:table-cell table:number-columns-repeated="2" table:style-name="ce33"/>
          <table:table-cell office:value-type="string" table:style-name="ce40">
            <text:p>Importer un projet ayant été exporté</text:p>
          </table:table-cell>
          <table:table-cell office:value-type="string" table:style-name="ce41">
            <text:p>DEBILDE Jean-Jacques</text:p>
          </table:table-cell>
          <table:table-cell office:value-type="string" table:style-name="ce41">
            <text:p>HODAIBI Yassine</text:p>
          </table:table-cell>
          <table:table-cell office:value-type="float" office:value="14" table:style-name="ce42">
            <text:p>14</text:p>
          </table:table-cell>
          <table:table-cell office:value-type="float" office:value="4" table:style-name="ce4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24" table:formula="of:=SUM([.F60:.F61])" table:style-name="ce48">
            <text:p>24</text:p>
          </table:table-cell>
          <table:table-cell office:value-type="float" office:value="18" table:formula="of:=SUM([.G60:.G61])" table:style-name="ce48">
            <text:p>18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table:style-name="ce34"/>
          <table:table-cell table:number-columns-repeated="4" table:style-name="ce53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5" table:number-rows-spanned="1" table:style-name="ce71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38">
            <text:p>Tâches</text:p>
          </table:table-cell>
          <table:table-cell office:value-type="string" table:style-name="ce39">
            <text:p>Pilote</text:p>
          </table:table-cell>
          <table:table-cell office:value-type="string" table:style-name="ce39">
            <text:p>Copilote</text:p>
          </table:table-cell>
          <table:table-cell office:value-type="string" table:style-name="ce39">
            <text:p>Points réels</text:p>
          </table:table-cell>
          <table:table-cell office:value-type="string" table:style-name="ce39">
            <text:p>Points estimés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table:style-name="ce46"/>
          <table:table-cell table:number-columns-repeated="49" table:style-name="ce33"/>
          <table:table-cell table:number-columns-repeated="16320"/>
        </table:table-row>
        <table:table-row table:style-name="ro7">
          <table:table-cell table:number-columns-repeated="2" table:style-name="ce33"/>
          <table:table-cell office:value-type="string" table:style-name="ce147">
            <text:p>Visualisation des statistiques pour l'utilisateur + Interface</text:p>
          </table:table-cell>
          <table:table-cell office:value-type="string" table:style-name="ce148">
            <text:p>DESMET Aline</text:p>
          </table:table-cell>
          <table:table-cell office:value-type="string" table:style-name="ce149">
            <text:p>HODAIBI Yassine</text:p>
          </table:table-cell>
          <table:table-cell office:value-type="float" office:value="15" table:style-name="ce145">
            <text:p>15</text:p>
          </table:table-cell>
          <table:table-cell office:value-type="float" office:value="5" table:style-name="ce146">
            <text:p>5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table:style-name="ce46"/>
          <table:table-cell table:number-columns-repeated="49" table:style-name="ce33"/>
          <table:table-cell table:number-columns-repeated="16320"/>
        </table:table-row>
        <table:table-row table:style-name="ro7">
          <table:table-cell table:number-columns-repeated="2" table:style-name="ce33"/>
          <table:table-cell office:value-type="string" table:style-name="ce147">
            <text:p>Visualiser les métriques pour un projet ou l'ensemble</text:p>
          </table:table-cell>
          <table:table-cell office:value-type="string" table:style-name="ce148">
            <text:p>DESMET Aline</text:p>
          </table:table-cell>
          <table:table-cell office:value-type="string" table:style-name="ce149">
            <text:p>HODAIBI Yassine</text:p>
          </table:table-cell>
          <table:table-cell office:value-type="float" office:value="2" table:style-name="ce145">
            <text:p>2</text:p>
          </table:table-cell>
          <table:table-cell office:value-type="float" office:value="3" table:style-name="ce146">
            <text:p>3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table:style-name="ce46"/>
          <table:table-cell table:number-columns-repeated="49" table:style-name="ce33"/>
          <table:table-cell table:number-columns-repeated="16320"/>
        </table:table-row>
        <table:table-row table:style-name="ro4">
          <table:table-cell table:number-columns-spanned="2" table:number-rows-spanned="1" table:style-name="ce72"/>
          <table:covered-table-cell/>
          <table:table-cell office:value-type="string" table:style-name="ce150">
            <text:p>Exporter les statistiques (json)</text:p>
          </table:table-cell>
          <table:table-cell office:value-type="string" table:style-name="ce151">
            <text:p>Diego</text:p>
          </table:table-cell>
          <table:table-cell office:value-type="string" table:style-name="ce152">
            <text:p>Aline</text:p>
          </table:table-cell>
          <table:table-cell office:value-type="float" office:value="4" table:style-name="ce146">
            <text:p>4</text:p>
          </table:table-cell>
          <table:table-cell office:value-type="float" office:value="1" table:style-name="ce146">
            <text:p>1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table:style-name="ce46"/>
          <table:table-cell table:number-columns-repeated="49" table:style-name="ce33"/>
          <table:table-cell table:number-columns-repeated="16320"/>
        </table:table-row>
        <table:table-row table:style-name="ro7">
          <table:table-cell table:number-columns-repeated="2" table:style-name="ce33"/>
          <table:table-cell office:value-type="string" table:style-name="ce153">
            <text:p>Exporter les statistiques (csv)</text:p>
          </table:table-cell>
          <table:table-cell office:value-type="string" table:style-name="ce151">
            <text:p>DESMET Aline</text:p>
          </table:table-cell>
          <table:table-cell office:value-type="string" table:style-name="ce152">
            <text:p>Diego</text:p>
          </table:table-cell>
          <table:table-cell office:value-type="float" office:value="2" table:style-name="ce146">
            <text:p>2</text:p>
          </table:table-cell>
          <table:table-cell office:value-type="float" office:value="1" table:style-name="ce146">
            <text:p>1</text:p>
          </table:table-cell>
          <table:table-cell office:value-type="string" table:number-columns-spanned="7" table:number-rows-spanned="1" table:style-name="ce156">
            <text:p>TÂCHES EN PLUS 8</text:p>
          </table:table-cell>
          <table:covered-table-cell table:number-columns-repeated="6"/>
          <table:table-cell table:style-name="ce46"/>
          <table:table-cell table:number-columns-repeated="49" table:style-name="ce33"/>
          <table:table-cell table:number-columns-repeated="16320"/>
        </table:table-row>
        <table:table-row table:style-name="ro7">
          <table:table-cell table:number-columns-repeated="2" table:style-name="ce33"/>
          <table:table-cell office:value-type="string" table:style-name="ce40">
            <text:p>Nouveau design</text:p>
          </table:table-cell>
          <table:table-cell office:value-type="string" table:style-name="ce41">
            <text:p>Diego</text:p>
          </table:table-cell>
          <table:table-cell office:value-type="string" table:style-name="ce49">
            <text:p>DESMET Aline</text:p>
          </table:table-cell>
          <table:table-cell office:value-type="float" office:value="3" table:style-name="ce50">
            <text:p>3</text:p>
          </table:table-cell>
          <table:table-cell office:value-type="float" office:value="10" table:style-name="ce50">
            <text:p>10</text:p>
          </table:table-cell>
          <table:table-cell office:value-type="string" table:number-columns-spanned="3" table:number-rows-spanned="1" table:style-name="ce154">
            <text:p>Nouveau design</text:p>
          </table:table-cell>
          <table:covered-table-cell table:number-columns-repeated="2"/>
          <table:table-cell office:value-type="string" table:style-name="ce129">
            <text:p>Diego</text:p>
          </table:table-cell>
          <table:table-cell office:value-type="string" table:style-name="ce130">
            <text:p>Aline</text:p>
          </table:table-cell>
          <table:table-cell office:value-type="float" office:value="3" table:style-name="ce50">
            <text:p>3</text:p>
          </table:table-cell>
          <table:table-cell office:value-type="float" office:value="10" table:style-name="ce50">
            <text:p>10</text:p>
          </table:table-cell>
          <table:table-cell table:number-columns-repeated="45" table:style-name="ce33"/>
          <table:table-cell table:number-columns-repeated="16325" table:style-name="ce1"/>
        </table:table-row>
        <table:table-row table:style-name="ro7">
          <table:table-cell table:number-columns-repeated="2" table:style-name="ce33"/>
          <table:table-cell office:value-type="string" table:number-columns-spanned="3" table:number-rows-spanned="1" table:style-name="ce73">
            <text:p>Total</text:p>
          </table:table-cell>
          <table:covered-table-cell table:number-columns-repeated="2"/>
          <table:table-cell office:value-type="float" office:value="26" table:formula="of:=SUM([.F66:.F70])" table:style-name="ce52">
            <text:p>26</text:p>
          </table:table-cell>
          <table:table-cell office:value-type="float" office:value="20" table:formula="of:=SUM([.G66:.G70])" table:style-name="ce52">
            <text:p>20</text:p>
          </table:table-cell>
          <table:table-cell office:value-type="string" table:number-columns-spanned="5" table:number-rows-spanned="1" table:style-name="ce155">
            <text:p>Total</text:p>
          </table:table-cell>
          <table:covered-table-cell table:number-columns-repeated="4"/>
          <table:table-cell office:value-type="float" office:value="3" table:formula="of:=SUM([.M69:.M70])" table:style-name="ce125">
            <text:p>3</text:p>
          </table:table-cell>
          <table:table-cell office:value-type="float" office:value="10" table:formula="of:=SUM([.N69:.N70])" table:style-name="ce52">
            <text:p>10</text:p>
          </table:table-cell>
          <table:table-cell table:number-columns-repeated="45" table:style-name="ce33"/>
          <table:table-cell table:number-columns-repeated="16325" table:style-name="ce1"/>
        </table:table-row>
        <table:table-row table:style-name="ro4">
          <table:table-cell table:number-columns-repeated="2" table:style-name="ce33"/>
          <table:table-cell table:style-name="ce34"/>
          <table:table-cell table:number-columns-repeated="4" table:style-name="ce53"/>
          <table:table-cell table:number-columns-repeated="2" table:style-name="ce33"/>
          <table:table-cell table:style-name="ce46"/>
          <table:table-cell table:number-columns-repeated="49" table:style-name="ce33"/>
          <table:table-cell table:number-columns-repeated="16325" table:style-name="ce1"/>
        </table:table-row>
        <table:table-row table:style-name="ro7">
          <table:table-cell table:number-columns-repeated="2" table:style-name="ce33"/>
          <table:table-cell office:value-type="string" table:number-columns-spanned="5" table:number-rows-spanned="1" table:style-name="ce68">
            <text:p>HISTOIRE 9</text:p>
          </table:table-cell>
          <table:covered-table-cell table:number-columns-repeated="4"/>
          <table:table-cell table:number-columns-repeated="2" table:style-name="ce33"/>
          <table:table-cell table:style-name="ce46"/>
          <table:table-cell table:number-columns-repeated="49" table:style-name="ce33"/>
          <table:table-cell table:number-columns-repeated="16325" table:style-name="ce1"/>
        </table:table-row>
        <table:table-row table:style-name="ro7">
          <table:table-cell table:number-columns-repeated="2" table:style-name="ce33"/>
          <table:table-cell office:value-type="string" table:style-name="ce38">
            <text:p>Tâches</text:p>
          </table:table-cell>
          <table:table-cell office:value-type="string" table:style-name="ce39">
            <text:p>Pilote</text:p>
          </table:table-cell>
          <table:table-cell office:value-type="string" table:style-name="ce39">
            <text:p>Copilote</text:p>
          </table:table-cell>
          <table:table-cell office:value-type="string" table:style-name="ce39">
            <text:p>Points réels</text:p>
          </table:table-cell>
          <table:table-cell office:value-type="string" table:style-name="ce39">
            <text:p>Points estimés</text:p>
          </table:table-cell>
          <table:table-cell table:number-columns-repeated="2" table:style-name="ce33"/>
          <table:table-cell table:style-name="ce46"/>
          <table:table-cell table:number-columns-repeated="49" table:style-name="ce33"/>
          <table:table-cell table:number-columns-repeated="16325" table:style-name="ce1"/>
        </table:table-row>
        <table:table-row table:style-name="ro7">
          <table:table-cell table:number-columns-repeated="2" table:style-name="ce33"/>
          <table:table-cell office:value-type="string" table:style-name="ce96">
            <text:p>Elements de l'inteface</text:p>
          </table:table-cell>
          <table:table-cell office:value-type="string" table:style-name="ce41">
            <text:p>ELMIRI Hamza</text:p>
          </table:table-cell>
          <table:table-cell office:value-type="string" table:style-name="ce41">
            <text:p>GJINI Johan, HORATIU Luci</text:p>
          </table:table-cell>
          <table:table-cell office:value-type="float" office:value="3" table:style-name="ce42">
            <text:p>3</text:p>
          </table:table-cell>
          <table:table-cell table:style-name="ce39"/>
          <table:table-cell table:number-columns-repeated="2" table:style-name="ce33"/>
          <table:table-cell table:style-name="ce46"/>
          <table:table-cell table:number-columns-repeated="49" table:style-name="ce33"/>
          <table:table-cell table:number-columns-repeated="16325" table:style-name="ce1"/>
        </table:table-row>
        <table:table-row table:style-name="ro7">
          <table:table-cell table:number-columns-repeated="2" table:style-name="ce33"/>
          <table:table-cell office:value-type="string" table:style-name="ce40">
            <text:p>Chaque utilisateur dispose d'une quantité d'espace disque définie par l'administrateur</text:p>
          </table:table-cell>
          <table:table-cell office:value-type="string" table:style-name="ce41">
            <text:p>ELMIRI Hamza</text:p>
          </table:table-cell>
          <table:table-cell office:value-type="string" table:style-name="ce41">
            <text:p>GJINI Johan, HORATIU Luci</text:p>
          </table:table-cell>
          <table:table-cell office:value-type="float" office:value="2" table:style-name="ce42">
            <text:p>2</text:p>
          </table:table-cell>
          <table:table-cell office:value-type="float" office:value="5" table:style-name="ce42">
            <text:p>5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table:style-name="ce46"/>
          <table:table-cell table:number-columns-repeated="49" table:style-name="ce33"/>
          <table:table-cell table:number-columns-repeated="16320"/>
        </table:table-row>
        <table:table-row table:style-name="ro7">
          <table:table-cell table:number-columns-repeated="2" table:style-name="ce33"/>
          <table:table-cell office:value-type="string" table:style-name="ce40">
            <text:p>L'espace peut être étendu grâce à l'aide de services de stockage cloud</text:p>
          </table:table-cell>
          <table:table-cell office:value-type="string" table:style-name="ce41">
            <text:p>ELMIRI Hamza</text:p>
          </table:table-cell>
          <table:table-cell office:value-type="string" table:style-name="ce41">
            <text:p>GJINI Johan, HORATIU Luci</text:p>
          </table:table-cell>
          <table:table-cell office:value-type="float" office:value="5" table:style-name="ce42">
            <text:p>5</text:p>
          </table:table-cell>
          <table:table-cell office:value-type="float" office:value="10" table:style-name="ce42">
            <text:p>10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table:style-name="ce46"/>
          <table:table-cell table:number-columns-repeated="49" table:style-name="ce33"/>
          <table:table-cell table:number-columns-repeated="16320"/>
        </table:table-row>
        <table:table-row table:style-name="ro7">
          <table:table-cell table:number-columns-repeated="2" table:style-name="ce33"/>
          <table:table-cell office:value-type="string" table:style-name="ce40">
            <text:p>Possibilité d'exporter ses projets vers le service web désiré ainsi qu'importer des fichiers de celui-ci</text:p>
          </table:table-cell>
          <table:table-cell office:value-type="string" table:style-name="ce41">
            <text:p>ELMIRI Hamza</text:p>
          </table:table-cell>
          <table:table-cell office:value-type="string" table:style-name="ce41">
            <text:p>GJINI Johan, HORATIU Luci</text:p>
          </table:table-cell>
          <table:table-cell office:value-type="float" office:value="2" table:style-name="ce42">
            <text:p>2</text:p>
          </table:table-cell>
          <table:table-cell office:value-type="float" office:value="2" table:style-name="ce42">
            <text:p>2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table:style-name="ce46"/>
          <table:table-cell table:number-columns-repeated="49" table:style-name="ce33"/>
          <table:table-cell table:number-columns-repeated="16320"/>
        </table:table-row>
        <table:table-row table:style-name="ro7">
          <table:table-cell table:number-columns-repeated="2" table:style-name="ce33"/>
          <table:table-cell office:value-type="string" table:style-name="ce40">
            <text:p>L'exportation/importation peut s'effectuée jusqu'à plusieurs fichiers à la fois</text:p>
          </table:table-cell>
          <table:table-cell office:value-type="string" table:style-name="ce41">
            <text:p>/</text:p>
          </table:table-cell>
          <table:table-cell office:value-type="string" table:style-name="ce41">
            <text:p>/</text:p>
          </table:table-cell>
          <table:table-cell office:value-type="float" office:value="0" table:style-name="ce42">
            <text:p>0</text:p>
          </table:table-cell>
          <table:table-cell office:value-type="float" office:value="7" table:style-name="ce42">
            <text:p>7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table:style-name="ce46"/>
          <table:table-cell table:number-columns-repeated="49" table:style-name="ce33"/>
          <table:table-cell table:number-columns-repeated="16320"/>
        </table:table-row>
        <table:table-row table:style-name="ro4">
          <table:table-cell table:number-columns-spanned="2" table:number-rows-spanned="1" table:style-name="ce72"/>
          <table:covered-table-cell/>
          <table:table-cell office:value-type="string" table:style-name="ce96">
            <text:p>Gestion d'erreurs</text:p>
          </table:table-cell>
          <table:table-cell office:value-type="string" table:style-name="ce41">
            <text:p>ELMIRI Hamza</text:p>
          </table:table-cell>
          <table:table-cell office:value-type="string" table:style-name="ce41">
            <text:p>GJINI Johan, HORATIU Luci</text:p>
          </table:table-cell>
          <table:table-cell office:value-type="float" office:value="2" table:style-name="ce42">
            <text:p>2</text:p>
          </table:table-cell>
          <table:table-cell table:style-name="ce42"/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table:style-name="ce46"/>
          <table:table-cell table:number-columns-repeated="49" table:style-name="ce33"/>
          <table:table-cell table:number-columns-repeated="16320"/>
        </table:table-row>
        <table:table-row table:style-name="ro7">
          <table:table-cell table:number-columns-repeated="2" table:style-name="ce33"/>
          <table:table-cell office:value-type="string" table:style-name="ce40">
            <text:p>signaler si un fichier déjà présent dans le système est en train d'être téléchargé par l'utilisateur.</text:p>
          </table:table-cell>
          <table:table-cell office:value-type="string" table:style-name="ce41">
            <text:p>ELMIRI Hamza</text:p>
          </table:table-cell>
          <table:table-cell office:value-type="string" table:style-name="ce41">
            <text:p>GJINI Johan, HORATIU Luci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13" table:formula="of:=SUM([.F76:.F81])" table:style-name="ce48">
            <text:p>13</text:p>
          </table:table-cell>
          <table:table-cell office:value-type="float" office:value="25" table:formula="of:=SUM([.G76:.G81])" table:style-name="ce4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table:number-columns-spanned="5" table:number-rows-spanned="1" table:style-name="ce100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5" table:number-rows-spanned="1" table:style-name="ce75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4">
            <text:p>Tâches</text:p>
          </table:table-cell>
          <table:table-cell office:value-type="string" table:style-name="ce55">
            <text:p>Pilote</text:p>
          </table:table-cell>
          <table:table-cell office:value-type="string" table:style-name="ce55">
            <text:p>Copilote</text:p>
          </table:table-cell>
          <table:table-cell office:value-type="string" table:style-name="ce55">
            <text:p>Points réels</text:p>
          </table:table-cell>
          <table:table-cell office:value-type="string" table:style-name="ce5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6">
            <text:p>Intégration d'un système de rappels pour les projets et les tâches avec une date d'échéance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table:style-name="ce65"/>
          <table:table-cell table:number-columns-repeated="16377"/>
        </table:table-row>
        <table:table-row table:style-name="ro4">
          <table:table-cell table:number-columns-repeated="2" table:style-name="ce33"/>
          <table:table-cell office:value-type="string" table:style-name="ce56">
            <text:p>Présenter les rappels à l'utilisateur lors du démarrage de l'application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table:style-name="ce65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6">
            <text:p>Possibilité de valider les rappels ou de les reporter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table:style-name="ce65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86:.F88])" table:style-name="ce66">
            <text:p>0</text:p>
          </table:table-cell>
          <table:table-cell office:value-type="float" office:value="0" table:formula="of:=SUM([.G86:.G88])" table:style-name="ce66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table:style-name="ce34"/>
          <table:table-cell table:number-columns-repeated="4" table:style-name="ce53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5" table:number-rows-spanned="1" table:style-name="ce74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4">
            <text:p>Tâches</text:p>
          </table:table-cell>
          <table:table-cell office:value-type="string" table:style-name="ce55">
            <text:p>Pilote</text:p>
          </table:table-cell>
          <table:table-cell office:value-type="string" table:style-name="ce55">
            <text:p>Copilote</text:p>
          </table:table-cell>
          <table:table-cell office:value-type="string" table:style-name="ce55">
            <text:p>Points réels</text:p>
          </table:table-cell>
          <table:table-cell office:value-type="string" table:style-name="ce55">
            <text:p>Points estimés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72"/>
          <table:covered-table-cell/>
          <table:table-cell office:value-type="string" table:style-name="ce56">
            <text:p>Accès à une section d'aide 'informations et explications sur les fonctionnalités du programme)</text:p>
          </table:table-cell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table-cell office:value-type="float" office:value="0" table:style-name="ce58">
            <text:p>0</text:p>
          </table:table-cell>
          <table:table-cell table:style-name="ce58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6">
            <text:p>Intégration d'un tutoriel qui pourrait être démarré à partir de la section 'informations'</text:p>
          </table:table-cell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table-cell office:value-type="float" office:value="0" table:style-name="ce58">
            <text:p>0</text:p>
          </table:table-cell>
          <table:table-cell table:style-name="ce58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3" table:number-rows-spanned="1" table:style-name="ce74">
            <text:p>Total</text:p>
          </table:table-cell>
          <table:covered-table-cell table:number-columns-repeated="2"/>
          <table:table-cell office:value-type="float" office:value="0" table:formula="of:=SUM([.F93:.F94])" table:style-name="ce62">
            <text:p>0</text:p>
          </table:table-cell>
          <table:table-cell office:value-type="float" office:value="0" table:formula="of:=SUM([.G93:.G94])" table:style-name="ce6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table:style-name="ce34"/>
          <table:table-cell table:number-columns-repeated="7" table:style-name="ce33"/>
          <table:table-cell table:number-columns-repeated="16374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75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4">
            <text:p>Tâches</text:p>
          </table:table-cell>
          <table:table-cell office:value-type="string" table:style-name="ce55">
            <text:p>Pilote</text:p>
          </table:table-cell>
          <table:table-cell office:value-type="string" table:style-name="ce55">
            <text:p>Copilote</text:p>
          </table:table-cell>
          <table:table-cell office:value-type="string" table:style-name="ce55">
            <text:p>Points réels</text:p>
          </table:table-cell>
          <table:table-cell office:value-type="string" table:style-name="ce5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6">
            <text:p>Les données sauvegardées ne doivent pas être accesibles par des personnes tierces(confidentialité)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table:style-name="ce65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6">
            <text:p>Protection par mot de passe pour les fichiers ou les exportation de projet.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table:style-name="ce65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6">
            <text:p>Ne pouvoir ouvrir ou importer un fichier/un projet protégé que si le mo de passe entré est correcte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table:style-name="ce65"/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99:.F101])" table:style-name="ce66">
            <text:p>0</text:p>
          </table:table-cell>
          <table:table-cell office:value-type="float" office:value="0" table:formula="of:=SUM([.G99:.G101])" table:style-name="ce66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style-name="ce34"/>
          <table:table-cell table:number-columns-repeated="7" table:style-name="ce33"/>
          <table:table-cell table:number-columns-repeated="16374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74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4">
            <text:p>Tâches</text:p>
          </table:table-cell>
          <table:table-cell office:value-type="string" table:style-name="ce55">
            <text:p>Pilote</text:p>
          </table:table-cell>
          <table:table-cell office:value-type="string" table:style-name="ce55">
            <text:p>Copilote</text:p>
          </table:table-cell>
          <table:table-cell office:value-type="string" table:style-name="ce55">
            <text:p>Points réels</text:p>
          </table:table-cell>
          <table:table-cell office:value-type="string" table:style-name="ce5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1" table:number-rows-spanned="4" table:style-name="ce79">
            <text:p>Garantit que les données stockées dans l'application ne puissent pas être alétérées de façon fortuite,illicite ou malveillante.</text:p>
          </table:table-cell>
          <table:table-cell office:value-type="string" table:number-columns-spanned="1" table:number-rows-spanned="4" table:style-name="ce80">
            <text:p>/</text:p>
          </table:table-cell>
          <table:table-cell office:value-type="string" table:number-columns-spanned="1" table:number-rows-spanned="4" table:style-name="ce80">
            <text:p>/</text:p>
          </table:table-cell>
          <table:table-cell office:value-type="float" office:value="0" table:number-columns-spanned="1" table:number-rows-spanned="4" table:style-name="ce81">
            <text:p>0</text:p>
          </table:table-cell>
          <table:table-cell table:number-columns-spanned="1" table:number-rows-spanned="4" table:style-name="ce99"/>
          <table:table-cell table:number-columns-repeated="16377"/>
        </table:table-row>
        <table:table-row table:number-rows-repeated="3" table:style-name="ro7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6">
            <text:p>Garantit l'absence de modifications non autorisées.</text:p>
          </table:table-cell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table-cell office:value-type="float" office:value="0" table:style-name="ce58">
            <text:p>0</text:p>
          </table:table-cell>
          <table:table-cell table:style-name="ce58"/>
          <table:table-cell table:number-columns-repeated="16377"/>
        </table:table-row>
        <table:table-row table:style-name="ro9">
          <table:table-cell table:number-columns-repeated="2"/>
          <table:table-cell office:value-type="string" table:number-columns-spanned="3" table:number-rows-spanned="1" table:style-name="ce74">
            <text:p>Total</text:p>
          </table:table-cell>
          <table:covered-table-cell table:number-columns-repeated="2"/>
          <table:table-cell office:value-type="float" office:value="0" table:formula="of:=SUM([.F106:.F110])" table:style-name="ce62">
            <text:p>0</text:p>
          </table:table-cell>
          <table:table-cell office:value-type="float" office:value="0" table:formula="of:=SUM([.G106:.G110])" table:style-name="ce62">
            <text:p>0</text:p>
          </table:table-cell>
          <table:table-cell table:number-columns-repeated="16377"/>
        </table:table-row>
        <table:table-row table:number-rows-repeated="1048465" table:style-name="ro1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Chart 1" svg:x="15.2811in" svg:y="7.48268in" svg:width="10.14567in" svg:height="6.21496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4" table:default-cell-style-name="ce33"/>
        <table:table-column table:style-name="co5" table:default-cell-style-name="ce33"/>
        <table:table-column table:style-name="co11" table:default-cell-style-name="ce33"/>
        <table:table-column table:style-name="co12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3" table:default-cell-style-name="ce33"/>
        <table:table-column table:style-name="co10" table:default-cell-style-name="ce46"/>
        <table:table-column table:style-name="co10" table:default-cell-style-name="ce33"/>
        <table:table-column table:style-name="co10" table:default-cell-style-name="ce46"/>
        <table:table-column table:style-name="co10" table:default-cell-style-name="ce33"/>
        <table:table-column table:style-name="co10" table:default-cell-style-name="ce46"/>
        <table:table-column table:style-name="co10" table:default-cell-style-name="ce33"/>
        <table:table-column table:style-name="co10" table:default-cell-style-name="ce46"/>
        <table:table-column table:style-name="co10" table:default-cell-style-name="ce33"/>
        <table:table-column table:style-name="co10" table:default-cell-style-name="ce46"/>
        <table:table-column table:style-name="co10" table:number-columns-repeated="45" table:default-cell-style-name="ce33"/>
        <table:table-column table:style-name="co3" table:number-columns-repeated="16320" table:default-cell-style-name="ce1"/>
        <table:table-row table:style-name="ro1">
          <table:table-cell table:number-columns-repeated="10" table:style-name="ce33"/>
          <table:table-cell office:value-type="string" table:number-columns-spanned="10" table:number-rows-spanned="1" table:style-name="ce67">
            <text:p>Points restants</text:p>
          </table:table-cell>
          <table:covered-table-cell table:number-columns-repeated="9"/>
          <table:table-cell table:number-columns-repeated="16364"/>
        </table:table-row>
        <table:table-row table:style-name="ro3">
          <table:table-cell table:style-name="ce36"/>
          <table:table-cell table:style-name="ce33"/>
          <table:table-cell office:value-type="string" table:number-columns-spanned="5" table:number-rows-spanned="1" table:style-name="ce97">
            <text:p>HISTOIRE 1</text:p>
          </table:table-cell>
          <table:covered-table-cell table:number-columns-repeated="4"/>
          <table:table-cell table:number-columns-repeated="3" table:style-name="ce33"/>
          <table:table-cell office:value-type="string" table:number-columns-spanned="2" table:number-rows-spanned="1" table:style-name="ce67">
            <text:p>Histoire 3</text:p>
          </table:table-cell>
          <table:covered-table-cell/>
          <table:table-cell office:value-type="string" table:number-columns-spanned="2" table:number-rows-spanned="1" table:style-name="ce67">
            <text:p>Histoire 4</text:p>
          </table:table-cell>
          <table:covered-table-cell/>
          <table:table-cell office:value-type="string" table:number-columns-spanned="2" table:number-rows-spanned="1" table:style-name="ce67">
            <text:p>Histoire 8</text:p>
          </table:table-cell>
          <table:covered-table-cell/>
          <table:table-cell office:value-type="string" table:number-columns-spanned="2" table:number-rows-spanned="1" table:style-name="ce67">
            <text:p>Histoire 9</text:p>
          </table:table-cell>
          <table:covered-table-cell/>
          <table:table-cell office:value-type="string" table:number-columns-spanned="2" table:number-rows-spanned="1" table:style-name="ce69">
            <text:p>Total</text:p>
          </table:table-cell>
          <table:covered-table-cell/>
          <table:table-cell table:number-columns-repeated="16364"/>
        </table:table-row>
        <table:table-row table:style-name="ro4">
          <table:table-cell table:number-columns-repeated="2" table:style-name="ce33"/>
          <table:table-cell office:value-type="string" table:style-name="ce82">
            <text:p>Tâches</text:p>
          </table:table-cell>
          <table:table-cell office:value-type="string" table:style-name="ce83">
            <text:p>Pilote</text:p>
          </table:table-cell>
          <table:table-cell office:value-type="string" table:style-name="ce83">
            <text:p>Copilote</text:p>
          </table:table-cell>
          <table:table-cell office:value-type="string" table:style-name="ce83">
            <text:p>Points réels</text:p>
          </table:table-cell>
          <table:table-cell office:value-type="string" table:style-name="ce83">
            <text:p>Points estimés</text:p>
          </table:table-cell>
          <table:table-cell table:style-name="ce33"/>
          <table:table-cell office:value-type="string" table:number-columns-spanned="2" table:number-rows-spanned="1" table:style-name="ce67">
            <text:p>Jour</text:p>
          </table:table-cell>
          <table:covered-table-cell/>
          <table:table-cell office:value-type="string" table:style-name="ce84">
            <text:p>Idéal</text:p>
          </table:table-cell>
          <table:table-cell office:value-type="string" table:style-name="ce35">
            <text:p>Réel</text:p>
          </table:table-cell>
          <table:table-cell office:value-type="string" table:style-name="ce84">
            <text:p>Idéal</text:p>
          </table:table-cell>
          <table:table-cell office:value-type="string" table:style-name="ce35">
            <text:p>Réel</text:p>
          </table:table-cell>
          <table:table-cell office:value-type="string" table:style-name="ce84">
            <text:p>Idéal</text:p>
          </table:table-cell>
          <table:table-cell office:value-type="string" table:style-name="ce35">
            <text:p>Réel</text:p>
          </table:table-cell>
          <table:table-cell office:value-type="string" table:style-name="ce84">
            <text:p>Idéal</text:p>
          </table:table-cell>
          <table:table-cell office:value-type="string" table:style-name="ce35">
            <text:p>Réel</text:p>
          </table:table-cell>
          <table:table-cell office:value-type="string" table:style-name="ce84">
            <text:p>Idéal</text:p>
          </table:table-cell>
          <table:table-cell office:value-type="string" table:style-name="ce35">
            <text:p>Réel</text:p>
          </table:table-cell>
          <table:table-cell table:number-columns-repeated="16364"/>
        </table:table-row>
        <table:table-row table:style-name="ro5">
          <table:table-cell table:number-columns-repeated="2" table:style-name="ce33"/>
          <table:table-cell office:value-type="string" table:style-name="ce85">
            <text:p>Interface de connexion</text:p>
          </table:table-cell>
          <table:table-cell office:value-type="string" table:style-name="ce86">
            <text:p>BENITEZ ALBERDI Diego</text:p>
          </table:table-cell>
          <table:table-cell office:value-type="string" table:style-name="ce86">
            <text:p>DEKEYSER Chloe</text:p>
          </table:table-cell>
          <table:table-cell office:value-type="float" office:value="13" table:style-name="ce87">
            <text:p>13</text:p>
          </table:table-cell>
          <table:table-cell office:value-type="float" office:value="10" table:style-name="ce87">
            <text:p>10</text:p>
          </table:table-cell>
          <table:table-cell table:style-name="ce33"/>
          <table:table-cell office:value-type="date" office:date-value="2021-03-30T00:00:00" table:style-name="ce162">
            <text:p>30-03-2021</text:p>
          </table:table-cell>
          <table:table-cell office:value-type="float" office:value="0" table:style-name="ce163">
            <text:p>0</text:p>
          </table:table-cell>
          <table:table-cell office:value-type="float" office:value="19" table:formula="of:=[.$G$28]-([.$G$28]/[.$J$31]*[.J4])" table:style-name="ce45">
            <text:p>19,00</text:p>
          </table:table-cell>
          <table:table-cell office:value-type="float" office:value="19" table:style-name="ce101">
            <text:p>19</text:p>
          </table:table-cell>
          <table:table-cell office:value-type="float" office:value="35" table:formula="of:=[.$G$38]-([.$G$38]/[.$J$31]*[.J4])" table:style-name="ce102">
            <text:p>35,00</text:p>
          </table:table-cell>
          <table:table-cell office:value-type="float" office:value="35" table:style-name="ce103">
            <text:p>35</text:p>
          </table:table-cell>
          <table:table-cell office:value-type="float" office:value="3" table:formula="of:=[.$N$72]-([.$N$72]/[.$J$31]*[.J4])" table:style-name="ce46">
            <text:p>3,00</text:p>
          </table:table-cell>
          <table:table-cell office:value-type="float" office:value="3" table:style-name="ce33">
            <text:p>3</text:p>
          </table:table-cell>
          <table:table-cell office:value-type="float" office:value="9" table:formula="of:=[.$G$81]-([.$G$81]/[.$J$31]*[.J4])" table:style-name="ce46">
            <text:p>9,00</text:p>
          </table:table-cell>
          <table:table-cell office:value-type="float" office:value="8" table:style-name="ce103">
            <text:p>8</text:p>
          </table:table-cell>
          <table:table-cell office:value-type="float" office:value="66" table:formula="of:=[.K4]+[.M4]+[.O4]+[.Q4]" table:style-name="ce46">
            <text:p>66,00</text:p>
          </table:table-cell>
          <table:table-cell office:value-type="float" office:value="65" table:formula="of:=[.L4]+[.N4]+[.P4]+[.R4]" table:style-name="ce33">
            <text:p>65</text:p>
          </table:table-cell>
          <table:table-cell table:number-columns-repeated="16364"/>
        </table:table-row>
        <table:table-row table:style-name="ro5">
          <table:table-cell table:style-name="ce47"/>
          <table:table-cell table:style-name="ce33"/>
          <table:table-cell office:value-type="string" table:style-name="ce85">
            <text:p>Conditions d'utilisation</text:p>
          </table:table-cell>
          <table:table-cell office:value-type="string" table:style-name="ce86">
            <text:p>DESMET Aline</text:p>
          </table:table-cell>
          <table:table-cell office:value-type="string" table:style-name="ce86">
            <text:p>HODAIBI Yassine</text:p>
          </table:table-cell>
          <table:table-cell office:value-type="float" office:value="8" table:style-name="ce87">
            <text:p>8</text:p>
          </table:table-cell>
          <table:table-cell office:value-type="float" office:value="3" table:style-name="ce87">
            <text:p>3</text:p>
          </table:table-cell>
          <table:table-cell table:style-name="ce33"/>
          <table:table-cell office:value-type="date" office:date-value="2021-03-31T00:00:00" table:style-name="ce162">
            <text:p>31-03-2021</text:p>
          </table:table-cell>
          <table:table-cell office:value-type="float" office:value="1" table:style-name="ce163">
            <text:p>1</text:p>
          </table:table-cell>
          <table:table-cell office:value-type="float" office:value="18.296296296296298" table:formula="of:=[.$G$28]-([.$G$28]/[.$J$31]*[.J5])" table:style-name="ce45">
            <text:p>18,30</text:p>
          </table:table-cell>
          <table:table-cell office:value-type="float" office:value="19" table:style-name="ce101">
            <text:p>19</text:p>
          </table:table-cell>
          <table:table-cell office:value-type="float" office:value="33.703703703703702" table:formula="of:=[.$G$38]-([.$G$38]/[.$J$31]*[.J5])" table:style-name="ce102">
            <text:p>33,70</text:p>
          </table:table-cell>
          <table:table-cell office:value-type="float" office:value="35" table:style-name="ce103">
            <text:p>35</text:p>
          </table:table-cell>
          <table:table-cell office:value-type="float" office:value="2.8888888888888888" table:formula="of:=[.$N$72]-([.$N$72]/[.$J$31]*[.J5])" table:style-name="ce46">
            <text:p>2,89</text:p>
          </table:table-cell>
          <table:table-cell office:value-type="float" office:value="3" table:style-name="ce33">
            <text:p>3</text:p>
          </table:table-cell>
          <table:table-cell office:value-type="float" office:value="8.6666666666666661" table:formula="of:=[.$G$81]-([.$G$81]/[.$J$31]*[.J5])" table:style-name="ce46">
            <text:p>8,67</text:p>
          </table:table-cell>
          <table:table-cell office:value-type="float" office:value="8" table:style-name="ce103">
            <text:p>8</text:p>
          </table:table-cell>
          <table:table-cell office:value-type="float" office:value="63.55555555555555" table:formula="of:=[.K5]+[.M5]+[.O5]+[.Q5]" table:style-name="ce46">
            <text:p>63,56</text:p>
          </table:table-cell>
          <table:table-cell office:value-type="float" office:value="65" table:formula="of:=[.L5]+[.N5]+[.P5]+[.R5]" table:style-name="ce33">
            <text:p>65</text:p>
          </table:table-cell>
          <table:table-cell table:number-columns-repeated="16364"/>
        </table:table-row>
        <table:table-row table:style-name="ro5">
          <table:table-cell table:number-columns-repeated="2" table:style-name="ce33"/>
          <table:table-cell office:value-type="string" table:style-name="ce85">
            <text:p>Base de données utilisateurs</text:p>
          </table:table-cell>
          <table:table-cell office:value-type="string" table:style-name="ce86">
            <text:p>EL MIRI Hamza</text:p>
          </table:table-cell>
          <table:table-cell office:value-type="string" table:style-name="ce86">
            <text:p>DEBILDE Jean-Jacques</text:p>
          </table:table-cell>
          <table:table-cell office:value-type="float" office:value="4" table:style-name="ce87">
            <text:p>4</text:p>
          </table:table-cell>
          <table:table-cell office:value-type="float" office:value="15" table:style-name="ce87">
            <text:p>15</text:p>
          </table:table-cell>
          <table:table-cell table:style-name="ce33"/>
          <table:table-cell office:value-type="date" office:date-value="2021-04-01T00:00:00" table:style-name="ce162">
            <text:p>01-04-2021</text:p>
          </table:table-cell>
          <table:table-cell office:value-type="float" office:value="2" table:style-name="ce163">
            <text:p>2</text:p>
          </table:table-cell>
          <table:table-cell office:value-type="float" office:value="17.592592592592592" table:formula="of:=[.$G$28]-([.$G$28]/[.$J$31]*[.J6])" table:style-name="ce45">
            <text:p>17,59</text:p>
          </table:table-cell>
          <table:table-cell office:value-type="float" office:value="19" table:style-name="ce101">
            <text:p>19</text:p>
          </table:table-cell>
          <table:table-cell office:value-type="float" office:value="32.407407407407405" table:formula="of:=[.$G$38]-([.$G$38]/[.$J$31]*[.J6])" table:style-name="ce102">
            <text:p>32,41</text:p>
          </table:table-cell>
          <table:table-cell office:value-type="float" office:value="35" table:style-name="ce103">
            <text:p>35</text:p>
          </table:table-cell>
          <table:table-cell office:value-type="float" office:value="2.7777777777777777" table:formula="of:=[.$N$72]-([.$N$72]/[.$J$31]*[.J6])" table:style-name="ce46">
            <text:p>2,78</text:p>
          </table:table-cell>
          <table:table-cell office:value-type="float" office:value="3" table:style-name="ce33">
            <text:p>3</text:p>
          </table:table-cell>
          <table:table-cell office:value-type="float" office:value="8.3333333333333339" table:formula="of:=[.$G$81]-([.$G$81]/[.$J$31]*[.J6])" table:style-name="ce46">
            <text:p>8,33</text:p>
          </table:table-cell>
          <table:table-cell office:value-type="float" office:value="8" table:style-name="ce103">
            <text:p>8</text:p>
          </table:table-cell>
          <table:table-cell office:value-type="float" office:value="61.111111111111114" table:formula="of:=[.K6]+[.M6]+[.O6]+[.Q6]" table:style-name="ce46">
            <text:p>61,11</text:p>
          </table:table-cell>
          <table:table-cell office:value-type="float" office:value="65" table:formula="of:=[.L6]+[.N6]+[.P6]+[.R6]" table:style-name="ce33">
            <text:p>65</text:p>
          </table:table-cell>
          <table:table-cell table:number-columns-repeated="16364"/>
        </table:table-row>
        <table:table-row table:style-name="ro5">
          <table:table-cell table:number-columns-repeated="2" table:style-name="ce33"/>
          <table:table-cell office:value-type="string" table:style-name="ce85">
            <text:p>Validation de données de connexion</text:p>
          </table:table-cell>
          <table:table-cell office:value-type="string" table:style-name="ce86">
            <text:p>EL MIRI Hamza</text:p>
          </table:table-cell>
          <table:table-cell office:value-type="string" table:style-name="ce86">
            <text:p>DEBILDE Jean-Jacques</text:p>
          </table:table-cell>
          <table:table-cell office:value-type="float" office:value="1" table:style-name="ce87">
            <text:p>1</text:p>
          </table:table-cell>
          <table:table-cell office:value-type="float" office:value="2" table:style-name="ce87">
            <text:p>2</text:p>
          </table:table-cell>
          <table:table-cell table:style-name="ce33"/>
          <table:table-cell office:value-type="date" office:date-value="2021-04-02T00:00:00" table:style-name="ce162">
            <text:p>02-04-2021</text:p>
          </table:table-cell>
          <table:table-cell office:value-type="float" office:value="3" table:style-name="ce163">
            <text:p>3</text:p>
          </table:table-cell>
          <table:table-cell office:value-type="float" office:value="16.888888888888889" table:formula="of:=[.$G$28]-([.$G$28]/[.$J$31]*[.J7])" table:style-name="ce45">
            <text:p>16,89</text:p>
          </table:table-cell>
          <table:table-cell office:value-type="float" office:value="19" table:style-name="ce101">
            <text:p>19</text:p>
          </table:table-cell>
          <table:table-cell office:value-type="float" office:value="31.111111111111111" table:formula="of:=[.$G$38]-([.$G$38]/[.$J$31]*[.J7])" table:style-name="ce102">
            <text:p>31,11</text:p>
          </table:table-cell>
          <table:table-cell office:value-type="float" office:value="35" table:style-name="ce103">
            <text:p>35</text:p>
          </table:table-cell>
          <table:table-cell office:value-type="float" office:value="2.6666666666666665" table:formula="of:=[.$N$72]-([.$N$72]/[.$J$31]*[.J7])" table:style-name="ce46">
            <text:p>2,67</text:p>
          </table:table-cell>
          <table:table-cell office:value-type="float" office:value="3" table:style-name="ce33">
            <text:p>3</text:p>
          </table:table-cell>
          <table:table-cell office:value-type="float" office:value="8" table:formula="of:=[.$G$81]-([.$G$81]/[.$J$31]*[.J7])" table:style-name="ce46">
            <text:p>8,00</text:p>
          </table:table-cell>
          <table:table-cell office:value-type="float" office:value="8" table:style-name="ce103">
            <text:p>8</text:p>
          </table:table-cell>
          <table:table-cell office:value-type="float" office:value="58.666666666666664" table:formula="of:=[.K7]+[.M7]+[.O7]+[.Q7]" table:style-name="ce46">
            <text:p>58,67</text:p>
          </table:table-cell>
          <table:table-cell office:value-type="float" office:value="65" table:formula="of:=[.L7]+[.N7]+[.P7]+[.R7]" table:style-name="ce33">
            <text:p>65</text:p>
          </table:table-cell>
          <table:table-cell table:number-columns-repeated="16364"/>
        </table:table-row>
        <table:table-row table:style-name="ro6">
          <table:table-cell table:number-columns-repeated="2" table:style-name="ce33"/>
          <table:table-cell office:value-type="string" table:number-columns-spanned="3" table:number-rows-spanned="1" table:style-name="ce97">
            <text:p>Total</text:p>
          </table:table-cell>
          <table:covered-table-cell table:number-columns-repeated="2"/>
          <table:table-cell office:value-type="float" office:value="26" table:formula="of:=SUM([.F4:.F7])" table:style-name="ce88">
            <text:p>26</text:p>
          </table:table-cell>
          <table:table-cell office:value-type="float" office:value="30" table:formula="of:=SUM([.G4:.G7])" table:style-name="ce88">
            <text:p>30</text:p>
          </table:table-cell>
          <table:table-cell table:style-name="ce33"/>
          <table:table-cell office:value-type="date" office:date-value="2021-04-03T00:00:00" table:style-name="ce162">
            <text:p>03-04-2021</text:p>
          </table:table-cell>
          <table:table-cell office:value-type="float" office:value="4" table:style-name="ce163">
            <text:p>4</text:p>
          </table:table-cell>
          <table:table-cell office:value-type="float" office:value="16.185185185185183" table:formula="of:=[.$G$28]-([.$G$28]/[.$J$31]*[.J8])" table:style-name="ce45">
            <text:p>16,19</text:p>
          </table:table-cell>
          <table:table-cell office:value-type="float" office:value="19" table:style-name="ce101">
            <text:p>19</text:p>
          </table:table-cell>
          <table:table-cell office:value-type="float" office:value="29.814814814814817" table:formula="of:=[.$G$38]-([.$G$38]/[.$J$31]*[.J8])" table:style-name="ce102">
            <text:p>29,81</text:p>
          </table:table-cell>
          <table:table-cell office:value-type="float" office:value="35" table:style-name="ce103">
            <text:p>35</text:p>
          </table:table-cell>
          <table:table-cell office:value-type="float" office:value="2.5555555555555554" table:formula="of:=[.$N$72]-([.$N$72]/[.$J$31]*[.J8])" table:style-name="ce46">
            <text:p>2,56</text:p>
          </table:table-cell>
          <table:table-cell office:value-type="float" office:value="3" table:style-name="ce33">
            <text:p>3</text:p>
          </table:table-cell>
          <table:table-cell office:value-type="float" office:value="7.666666666666667" table:formula="of:=[.$G$81]-([.$G$81]/[.$J$31]*[.J8])" table:style-name="ce46">
            <text:p>7,67</text:p>
          </table:table-cell>
          <table:table-cell office:value-type="float" office:value="8" table:style-name="ce103">
            <text:p>8</text:p>
          </table:table-cell>
          <table:table-cell office:value-type="float" office:value="56.222222222222221" table:formula="of:=[.K8]+[.M8]+[.O8]+[.Q8]" table:style-name="ce46">
            <text:p>56,22</text:p>
          </table:table-cell>
          <table:table-cell office:value-type="float" office:value="65" table:formula="of:=[.L8]+[.N8]+[.P8]+[.R8]" table:style-name="ce33">
            <text:p>65</text:p>
          </table:table-cell>
          <table:table-cell table:number-columns-repeated="16364"/>
        </table:table-row>
        <table:table-row table:style-name="ro5">
          <table:table-cell table:number-columns-repeated="2" table:style-name="ce33"/>
          <table:table-cell table:style-name="ce34"/>
          <table:table-cell table:number-columns-repeated="5" table:style-name="ce33"/>
          <table:table-cell office:value-type="date" office:date-value="2021-04-04T00:00:00" table:style-name="ce162">
            <text:p>04-04-2021</text:p>
          </table:table-cell>
          <table:table-cell office:value-type="float" office:value="5" table:style-name="ce163">
            <text:p>5</text:p>
          </table:table-cell>
          <table:table-cell office:value-type="float" office:value="15.481481481481481" table:formula="of:=[.$G$28]-([.$G$28]/[.$J$31]*[.J9])" table:style-name="ce45">
            <text:p>15,48</text:p>
          </table:table-cell>
          <table:table-cell office:value-type="float" office:value="19" table:style-name="ce101">
            <text:p>19</text:p>
          </table:table-cell>
          <table:table-cell office:value-type="float" office:value="28.518518518518519" table:formula="of:=[.$G$38]-([.$G$38]/[.$J$31]*[.J9])" table:style-name="ce102">
            <text:p>28,52</text:p>
          </table:table-cell>
          <table:table-cell office:value-type="float" office:value="35" table:style-name="ce103">
            <text:p>35</text:p>
          </table:table-cell>
          <table:table-cell office:value-type="float" office:value="2.4444444444444446" table:formula="of:=[.$N$72]-([.$N$72]/[.$J$31]*[.J9])" table:style-name="ce46">
            <text:p>2,44</text:p>
          </table:table-cell>
          <table:table-cell office:value-type="float" office:value="3" table:style-name="ce33">
            <text:p>3</text:p>
          </table:table-cell>
          <table:table-cell office:value-type="float" office:value="7.3333333333333339" table:formula="of:=[.$G$81]-([.$G$81]/[.$J$31]*[.J9])" table:style-name="ce46">
            <text:p>7,33</text:p>
          </table:table-cell>
          <table:table-cell office:value-type="float" office:value="8" table:style-name="ce103">
            <text:p>8</text:p>
          </table:table-cell>
          <table:table-cell office:value-type="float" office:value="53.777777777777779" table:formula="of:=[.K9]+[.M9]+[.O9]+[.Q9]" table:style-name="ce46">
            <text:p>53,78</text:p>
          </table:table-cell>
          <table:table-cell office:value-type="float" office:value="65" table:formula="of:=[.L9]+[.N9]+[.P9]+[.R9]" table:style-name="ce33">
            <text:p>65</text:p>
          </table:table-cell>
          <table:table-cell table:number-columns-repeated="16364"/>
        </table:table-row>
        <table:table-row table:style-name="ro5">
          <table:table-cell table:number-columns-repeated="2" table:style-name="ce33"/>
          <table:table-cell table:style-name="ce34"/>
          <table:table-cell table:number-columns-repeated="5" table:style-name="ce33"/>
          <table:table-cell office:value-type="date" office:date-value="2021-04-05T00:00:00" table:style-name="ce162">
            <text:p>05-04-2021</text:p>
          </table:table-cell>
          <table:table-cell office:value-type="float" office:value="6" table:style-name="ce163">
            <text:p>6</text:p>
          </table:table-cell>
          <table:table-cell office:value-type="float" office:value="14.777777777777779" table:formula="of:=[.$G$28]-([.$G$28]/[.$J$31]*[.J10])" table:style-name="ce45">
            <text:p>14,78</text:p>
          </table:table-cell>
          <table:table-cell office:value-type="float" office:value="19" table:style-name="ce101">
            <text:p>19</text:p>
          </table:table-cell>
          <table:table-cell office:value-type="float" office:value="27.222222222222221" table:formula="of:=[.$G$38]-([.$G$38]/[.$J$31]*[.J10])" table:style-name="ce102">
            <text:p>27,22</text:p>
          </table:table-cell>
          <table:table-cell office:value-type="float" office:value="35" table:style-name="ce103">
            <text:p>35</text:p>
          </table:table-cell>
          <table:table-cell office:value-type="float" office:value="2.3333333333333335" table:formula="of:=[.$N$72]-([.$N$72]/[.$J$31]*[.J10])" table:style-name="ce46">
            <text:p>2,33</text:p>
          </table:table-cell>
          <table:table-cell office:value-type="float" office:value="3" table:style-name="ce33">
            <text:p>3</text:p>
          </table:table-cell>
          <table:table-cell office:value-type="float" office:value="7" table:formula="of:=[.$G$81]-([.$G$81]/[.$J$31]*[.J10])" table:style-name="ce46">
            <text:p>7,00</text:p>
          </table:table-cell>
          <table:table-cell office:value-type="float" office:value="8" table:style-name="ce103">
            <text:p>8</text:p>
          </table:table-cell>
          <table:table-cell office:value-type="float" office:value="51.333333333333336" table:formula="of:=[.K10]+[.M10]+[.O10]+[.Q10]" table:style-name="ce46">
            <text:p>51,33</text:p>
          </table:table-cell>
          <table:table-cell office:value-type="float" office:value="65" table:formula="of:=[.L10]+[.N10]+[.P10]+[.R10]" table:style-name="ce33">
            <text:p>65</text:p>
          </table:table-cell>
          <table:table-cell table:number-columns-repeated="16364"/>
        </table:table-row>
        <table:table-row table:style-name="ro4">
          <table:table-cell table:style-name="ce47"/>
          <table:table-cell table:style-name="ce33"/>
          <table:table-cell office:value-type="string" table:number-columns-spanned="5" table:number-rows-spanned="1" table:style-name="ce98">
            <text:p>HISTOIRE 2</text:p>
          </table:table-cell>
          <table:covered-table-cell table:number-columns-repeated="4"/>
          <table:table-cell table:style-name="ce33"/>
          <table:table-cell office:value-type="date" office:date-value="2021-04-06T00:00:00" table:style-name="ce162">
            <text:p>06-04-2021</text:p>
          </table:table-cell>
          <table:table-cell office:value-type="float" office:value="7" table:style-name="ce163">
            <text:p>7</text:p>
          </table:table-cell>
          <table:table-cell office:value-type="float" office:value="14.074074074074074" table:formula="of:=[.$G$28]-([.$G$28]/[.$J$31]*[.J11])" table:style-name="ce45">
            <text:p>14,07</text:p>
          </table:table-cell>
          <table:table-cell office:value-type="float" office:value="19" table:style-name="ce101">
            <text:p>19</text:p>
          </table:table-cell>
          <table:table-cell office:value-type="float" office:value="25.925925925925924" table:formula="of:=[.$G$38]-([.$G$38]/[.$J$31]*[.J11])" table:style-name="ce102">
            <text:p>25,93</text:p>
          </table:table-cell>
          <table:table-cell office:value-type="float" office:value="35" table:style-name="ce103">
            <text:p>35</text:p>
          </table:table-cell>
          <table:table-cell office:value-type="float" office:value="2.2222222222222223" table:formula="of:=[.$N$72]-([.$N$72]/[.$J$31]*[.J11])" table:style-name="ce46">
            <text:p>2,22</text:p>
          </table:table-cell>
          <table:table-cell office:value-type="float" office:value="3" table:style-name="ce33">
            <text:p>3</text:p>
          </table:table-cell>
          <table:table-cell office:value-type="float" office:value="6.666666666666667" table:formula="of:=[.$G$81]-([.$G$81]/[.$J$31]*[.J11])" table:style-name="ce46">
            <text:p>6,67</text:p>
          </table:table-cell>
          <table:table-cell office:value-type="float" office:value="8" table:style-name="ce103">
            <text:p>8</text:p>
          </table:table-cell>
          <table:table-cell office:value-type="float" office:value="48.888888888888886" table:formula="of:=[.K11]+[.M11]+[.O11]+[.Q11]" table:style-name="ce46">
            <text:p>48,89</text:p>
          </table:table-cell>
          <table:table-cell office:value-type="float" office:value="65" table:formula="of:=[.L11]+[.N11]+[.P11]+[.R11]" table:style-name="ce33">
            <text:p>65</text:p>
          </table:table-cell>
          <table:table-cell table:number-columns-repeated="16364"/>
        </table:table-row>
        <table:table-row table:style-name="ro5">
          <table:table-cell table:number-columns-repeated="2" table:style-name="ce33"/>
          <table:table-cell office:value-type="string" table:style-name="ce82">
            <text:p>Tâches</text:p>
          </table:table-cell>
          <table:table-cell office:value-type="string" table:style-name="ce83">
            <text:p>Pilote</text:p>
          </table:table-cell>
          <table:table-cell office:value-type="string" table:style-name="ce83">
            <text:p>Copilote</text:p>
          </table:table-cell>
          <table:table-cell office:value-type="string" table:style-name="ce83">
            <text:p>Points réels</text:p>
          </table:table-cell>
          <table:table-cell office:value-type="string" table:style-name="ce83">
            <text:p>Points estimés</text:p>
          </table:table-cell>
          <table:table-cell table:style-name="ce33"/>
          <table:table-cell office:value-type="date" office:date-value="2021-04-07T00:00:00" table:style-name="ce162">
            <text:p>07-04-2021</text:p>
          </table:table-cell>
          <table:table-cell office:value-type="float" office:value="8" table:style-name="ce163">
            <text:p>8</text:p>
          </table:table-cell>
          <table:table-cell office:value-type="float" office:value="13.37037037037037" table:formula="of:=[.$G$28]-([.$G$28]/[.$J$31]*[.J12])" table:style-name="ce45">
            <text:p>13,37</text:p>
          </table:table-cell>
          <table:table-cell office:value-type="float" office:value="19" table:style-name="ce101">
            <text:p>19</text:p>
          </table:table-cell>
          <table:table-cell office:value-type="float" office:value="24.62962962962963" table:formula="of:=[.$G$38]-([.$G$38]/[.$J$31]*[.J12])" table:style-name="ce102">
            <text:p>24,63</text:p>
          </table:table-cell>
          <table:table-cell office:value-type="float" office:value="35" table:style-name="ce103">
            <text:p>35</text:p>
          </table:table-cell>
          <table:table-cell office:value-type="float" office:value="2.1111111111111112" table:formula="of:=[.$N$72]-([.$N$72]/[.$J$31]*[.J12])" table:style-name="ce46">
            <text:p>2,11</text:p>
          </table:table-cell>
          <table:table-cell office:value-type="float" office:value="3" table:style-name="ce33">
            <text:p>3</text:p>
          </table:table-cell>
          <table:table-cell office:value-type="float" office:value="6.3333333333333339" table:formula="of:=[.$G$81]-([.$G$81]/[.$J$31]*[.J12])" table:style-name="ce46">
            <text:p>6,33</text:p>
          </table:table-cell>
          <table:table-cell office:value-type="float" office:value="8" table:style-name="ce103">
            <text:p>8</text:p>
          </table:table-cell>
          <table:table-cell office:value-type="float" office:value="46.44444444444445" table:formula="of:=[.K12]+[.M12]+[.O12]+[.Q12]" table:style-name="ce46">
            <text:p>46,44</text:p>
          </table:table-cell>
          <table:table-cell office:value-type="float" office:value="65" table:formula="of:=[.L12]+[.N12]+[.P12]+[.R12]" table:style-name="ce33">
            <text:p>65</text:p>
          </table:table-cell>
          <table:table-cell table:number-columns-repeated="16364"/>
        </table:table-row>
        <table:table-row table:style-name="ro5">
          <table:table-cell table:number-columns-repeated="2" table:style-name="ce33"/>
          <table:table-cell office:value-type="string" table:style-name="ce85">
            <text:p>Création de projets</text:p>
          </table:table-cell>
          <table:table-cell office:value-type="string" table:style-name="ce86">
            <text:p>DE SANTOS Luca</text:p>
          </table:table-cell>
          <table:table-cell office:value-type="string" table:style-name="ce89">
            <text:p>LUCI Horatiu, GJINI Johan</text:p>
          </table:table-cell>
          <table:table-cell office:value-type="float" office:value="20" table:style-name="ce90">
            <text:p>20</text:p>
          </table:table-cell>
          <table:table-cell office:value-type="float" office:value="12" table:style-name="ce90">
            <text:p>12</text:p>
          </table:table-cell>
          <table:table-cell table:style-name="ce33"/>
          <table:table-cell office:value-type="date" office:date-value="2021-04-08T00:00:00" table:style-name="ce162">
            <text:p>08-04-2021</text:p>
          </table:table-cell>
          <table:table-cell office:value-type="float" office:value="9" table:style-name="ce163">
            <text:p>9</text:p>
          </table:table-cell>
          <table:table-cell office:value-type="float" office:value="12.666666666666666" table:formula="of:=[.$G$28]-([.$G$28]/[.$J$31]*[.J13])" table:style-name="ce45">
            <text:p>12,67</text:p>
          </table:table-cell>
          <table:table-cell office:value-type="float" office:value="19" table:style-name="ce101">
            <text:p>19</text:p>
          </table:table-cell>
          <table:table-cell office:value-type="float" office:value="23.333333333333336" table:formula="of:=[.$G$38]-([.$G$38]/[.$J$31]*[.J13])" table:style-name="ce102">
            <text:p>23,33</text:p>
          </table:table-cell>
          <table:table-cell office:value-type="float" office:value="32" table:style-name="ce103">
            <text:p>32</text:p>
          </table:table-cell>
          <table:table-cell office:value-type="float" office:value="2" table:formula="of:=[.$N$72]-([.$N$72]/[.$J$31]*[.J13])" table:style-name="ce46">
            <text:p>2,00</text:p>
          </table:table-cell>
          <table:table-cell office:value-type="float" office:value="3" table:style-name="ce33">
            <text:p>3</text:p>
          </table:table-cell>
          <table:table-cell office:value-type="float" office:value="6" table:formula="of:=[.$G$81]-([.$G$81]/[.$J$31]*[.J13])" table:style-name="ce46">
            <text:p>6,00</text:p>
          </table:table-cell>
          <table:table-cell office:value-type="float" office:value="8" table:style-name="ce103">
            <text:p>8</text:p>
          </table:table-cell>
          <table:table-cell office:value-type="float" office:value="44" table:formula="of:=[.K13]+[.M13]+[.O13]+[.Q13]" table:style-name="ce46">
            <text:p>44,00</text:p>
          </table:table-cell>
          <table:table-cell office:value-type="float" office:value="62" table:formula="of:=[.L13]+[.N13]+[.P13]+[.R13]" table:style-name="ce33">
            <text:p>62</text:p>
          </table:table-cell>
          <table:table-cell table:number-columns-repeated="16364"/>
        </table:table-row>
        <table:table-row table:style-name="ro7">
          <table:table-cell table:number-columns-spanned="2" table:number-rows-spanned="1" table:style-name="ce72"/>
          <table:covered-table-cell/>
          <table:table-cell office:value-type="string" table:style-name="ce85">
            <text:p>Création de sous-projets</text:p>
          </table:table-cell>
          <table:table-cell office:value-type="string" table:style-name="ce86">
            <text:p>DE SANTOS Luca</text:p>
          </table:table-cell>
          <table:table-cell office:value-type="string" table:style-name="ce89">
            <text:p>LUCI Horatiu, GJINI Johan</text:p>
          </table:table-cell>
          <table:table-cell office:value-type="float" office:value="4" table:style-name="ce90">
            <text:p>4</text:p>
          </table:table-cell>
          <table:table-cell office:value-type="float" office:value="2" table:style-name="ce90">
            <text:p>2</text:p>
          </table:table-cell>
          <table:table-cell table:style-name="ce33"/>
          <table:table-cell office:value-type="date" office:date-value="2021-04-09T00:00:00" table:style-name="ce162">
            <text:p>09-04-2021</text:p>
          </table:table-cell>
          <table:table-cell office:value-type="float" office:value="10" table:style-name="ce163">
            <text:p>10</text:p>
          </table:table-cell>
          <table:table-cell office:value-type="float" office:value="11.962962962962962" table:formula="of:=[.$G$28]-([.$G$28]/[.$J$31]*[.J14])" table:style-name="ce45">
            <text:p>11,96</text:p>
          </table:table-cell>
          <table:table-cell office:value-type="float" office:value="19" table:style-name="ce101">
            <text:p>19</text:p>
          </table:table-cell>
          <table:table-cell office:value-type="float" office:value="22.037037037037038" table:formula="of:=[.$G$38]-([.$G$38]/[.$J$31]*[.J14])" table:style-name="ce102">
            <text:p>22,04</text:p>
          </table:table-cell>
          <table:table-cell office:value-type="float" office:value="29" table:style-name="ce103">
            <text:p>29</text:p>
          </table:table-cell>
          <table:table-cell office:value-type="float" office:value="1.8888888888888888" table:formula="of:=[.$N$72]-([.$N$72]/[.$J$31]*[.J14])" table:style-name="ce46">
            <text:p>1,89</text:p>
          </table:table-cell>
          <table:table-cell office:value-type="float" office:value="3" table:style-name="ce33">
            <text:p>3</text:p>
          </table:table-cell>
          <table:table-cell office:value-type="float" office:value="5.666666666666667" table:formula="of:=[.$G$81]-([.$G$81]/[.$J$31]*[.J14])" table:style-name="ce46">
            <text:p>5,67</text:p>
          </table:table-cell>
          <table:table-cell office:value-type="float" office:value="8" table:style-name="ce103">
            <text:p>8</text:p>
          </table:table-cell>
          <table:table-cell office:value-type="float" office:value="41.55555555555555" table:formula="of:=[.K14]+[.M14]+[.O14]+[.Q14]" table:style-name="ce46">
            <text:p>41,56</text:p>
          </table:table-cell>
          <table:table-cell office:value-type="float" office:value="59" table:formula="of:=[.L14]+[.N14]+[.P14]+[.R14]" table:style-name="ce33">
            <text:p>59</text:p>
          </table:table-cell>
          <table:table-cell table:number-columns-repeated="16364"/>
        </table:table-row>
        <table:table-row table:style-name="ro7">
          <table:table-cell table:number-columns-repeated="2" table:style-name="ce33"/>
          <table:table-cell office:value-type="string" table:style-name="ce85">
            <text:p>Ajout de tâches aux projets</text:p>
          </table:table-cell>
          <table:table-cell office:value-type="string" table:style-name="ce86">
            <text:p>DE SANTOS Luca</text:p>
          </table:table-cell>
          <table:table-cell office:value-type="string" table:style-name="ce89">
            <text:p>LUCI Horatiu, GJINI Johan</text:p>
          </table:table-cell>
          <table:table-cell office:value-type="float" office:value="3" table:style-name="ce90">
            <text:p>3</text:p>
          </table:table-cell>
          <table:table-cell office:value-type="float" office:value="7" table:style-name="ce90">
            <text:p>7</text:p>
          </table:table-cell>
          <table:table-cell table:style-name="ce33"/>
          <table:table-cell office:value-type="date" office:date-value="2021-04-10T00:00:00" table:style-name="ce162">
            <text:p>10-04-2021</text:p>
          </table:table-cell>
          <table:table-cell office:value-type="float" office:value="11" table:style-name="ce163">
            <text:p>11</text:p>
          </table:table-cell>
          <table:table-cell office:value-type="float" office:value="11.25925925925926" table:formula="of:=[.$G$28]-([.$G$28]/[.$J$31]*[.J15])" table:style-name="ce45">
            <text:p>11,26</text:p>
          </table:table-cell>
          <table:table-cell office:value-type="float" office:value="19" table:style-name="ce101">
            <text:p>19</text:p>
          </table:table-cell>
          <table:table-cell office:value-type="float" office:value="20.74074074074074" table:formula="of:=[.$G$38]-([.$G$38]/[.$J$31]*[.J15])" table:style-name="ce102">
            <text:p>20,74</text:p>
          </table:table-cell>
          <table:table-cell office:value-type="float" office:value="27" table:style-name="ce103">
            <text:p>27</text:p>
          </table:table-cell>
          <table:table-cell office:value-type="float" office:value="1.7777777777777779" table:formula="of:=[.$N$72]-([.$N$72]/[.$J$31]*[.J15])" table:style-name="ce46">
            <text:p>1,78</text:p>
          </table:table-cell>
          <table:table-cell office:value-type="float" office:value="3" table:style-name="ce33">
            <text:p>3</text:p>
          </table:table-cell>
          <table:table-cell office:value-type="float" office:value="5.3333333333333339" table:formula="of:=[.$G$81]-([.$G$81]/[.$J$31]*[.J15])" table:style-name="ce46">
            <text:p>5,33</text:p>
          </table:table-cell>
          <table:table-cell office:value-type="float" office:value="8" table:style-name="ce103">
            <text:p>8</text:p>
          </table:table-cell>
          <table:table-cell office:value-type="float" office:value="39.111111111111114" table:formula="of:=[.K15]+[.M15]+[.O15]+[.Q15]" table:style-name="ce46">
            <text:p>39,11</text:p>
          </table:table-cell>
          <table:table-cell office:value-type="float" office:value="57" table:formula="of:=[.L15]+[.N15]+[.P15]+[.R15]" table:style-name="ce33">
            <text:p>57</text:p>
          </table:table-cell>
          <table:table-cell table:number-columns-repeated="16364"/>
        </table:table-row>
        <table:table-row table:style-name="ro8">
          <table:table-cell table:number-columns-repeated="2" table:style-name="ce33"/>
          <table:table-cell office:value-type="string" table:style-name="ce85">
            <text:p>Mode édition</text:p>
          </table:table-cell>
          <table:table-cell office:value-type="string" table:style-name="ce86">
            <text:p>BENITEZ ALBERDI DIEGO</text:p>
          </table:table-cell>
          <table:table-cell office:value-type="string" table:style-name="ce89">
            <text:p>DEKEYSER Chloe</text:p>
          </table:table-cell>
          <table:table-cell office:value-type="float" office:value="10" table:style-name="ce90">
            <text:p>10</text:p>
          </table:table-cell>
          <table:table-cell office:value-type="float" office:value="10" table:style-name="ce90">
            <text:p>10</text:p>
          </table:table-cell>
          <table:table-cell table:style-name="ce33"/>
          <table:table-cell office:value-type="date" office:date-value="2021-04-11T00:00:00" table:style-name="ce162">
            <text:p>11-04-2021</text:p>
          </table:table-cell>
          <table:table-cell office:value-type="float" office:value="12" table:style-name="ce163">
            <text:p>12</text:p>
          </table:table-cell>
          <table:table-cell office:value-type="float" office:value="10.555555555555555" table:formula="of:=[.$G$28]-([.$G$28]/[.$J$31]*[.J16])" table:style-name="ce45">
            <text:p>10,56</text:p>
          </table:table-cell>
          <table:table-cell office:value-type="float" office:value="19" table:style-name="ce101">
            <text:p>19</text:p>
          </table:table-cell>
          <table:table-cell office:value-type="float" office:value="19.444444444444443" table:formula="of:=[.$G$38]-([.$G$38]/[.$J$31]*[.J16])" table:style-name="ce102">
            <text:p>19,44</text:p>
          </table:table-cell>
          <table:table-cell office:value-type="float" office:value="27" table:style-name="ce103">
            <text:p>27</text:p>
          </table:table-cell>
          <table:table-cell office:value-type="float" office:value="1.6666666666666667" table:formula="of:=[.$N$72]-([.$N$72]/[.$J$31]*[.J16])" table:style-name="ce46">
            <text:p>1,67</text:p>
          </table:table-cell>
          <table:table-cell office:value-type="float" office:value="3" table:style-name="ce33">
            <text:p>3</text:p>
          </table:table-cell>
          <table:table-cell office:value-type="float" office:value="5" table:formula="of:=[.$G$81]-([.$G$81]/[.$J$31]*[.J16])" table:style-name="ce46">
            <text:p>5,00</text:p>
          </table:table-cell>
          <table:table-cell office:value-type="float" office:value="8" table:style-name="ce103">
            <text:p>8</text:p>
          </table:table-cell>
          <table:table-cell office:value-type="float" office:value="36.666666666666671" table:formula="of:=[.K16]+[.M16]+[.O16]+[.Q16]" table:style-name="ce46">
            <text:p>36,67</text:p>
          </table:table-cell>
          <table:table-cell office:value-type="float" office:value="57" table:formula="of:=[.L16]+[.N16]+[.P16]+[.R16]" table:style-name="ce33">
            <text:p>57</text:p>
          </table:table-cell>
          <table:table-cell table:number-columns-repeated="16364"/>
        </table:table-row>
        <table:table-row table:style-name="ro8">
          <table:table-cell table:number-columns-repeated="2" table:style-name="ce33"/>
          <table:table-cell office:value-type="string" table:style-name="ce85">
            <text:p>Suppression de projet</text:p>
          </table:table-cell>
          <table:table-cell office:value-type="string" table:style-name="ce86">
            <text:p>DE SANTOS Luca</text:p>
          </table:table-cell>
          <table:table-cell office:value-type="string" table:style-name="ce89">
            <text:p>LUCI Horatiu, GJINI Johan</text:p>
          </table:table-cell>
          <table:table-cell office:value-type="float" office:value="3" table:style-name="ce90">
            <text:p>3</text:p>
          </table:table-cell>
          <table:table-cell office:value-type="float" office:value="2" table:style-name="ce90">
            <text:p>2</text:p>
          </table:table-cell>
          <table:table-cell table:style-name="ce33"/>
          <table:table-cell office:value-type="date" office:date-value="2021-04-12T00:00:00" table:style-name="ce162">
            <text:p>12-04-2021</text:p>
          </table:table-cell>
          <table:table-cell office:value-type="float" office:value="13" table:style-name="ce163">
            <text:p>13</text:p>
          </table:table-cell>
          <table:table-cell office:value-type="float" office:value="9.8518518518518512" table:formula="of:=[.$G$28]-([.$G$28]/[.$J$31]*[.J17])" table:style-name="ce45">
            <text:p>9,85</text:p>
          </table:table-cell>
          <table:table-cell office:value-type="float" office:value="14" table:style-name="ce101">
            <text:p>14</text:p>
          </table:table-cell>
          <table:table-cell office:value-type="float" office:value="18.148148148148149" table:formula="of:=[.$G$38]-([.$G$38]/[.$J$31]*[.J17])" table:style-name="ce102">
            <text:p>18,15</text:p>
          </table:table-cell>
          <table:table-cell office:value-type="float" office:value="22" table:style-name="ce103">
            <text:p>22</text:p>
          </table:table-cell>
          <table:table-cell office:value-type="float" office:value="1.5555555555555556" table:formula="of:=[.$N$72]-([.$N$72]/[.$J$31]*[.J17])" table:style-name="ce46">
            <text:p>1,56</text:p>
          </table:table-cell>
          <table:table-cell office:value-type="float" office:value="0" table:style-name="ce33">
            <text:p>0</text:p>
          </table:table-cell>
          <table:table-cell office:value-type="float" office:value="4.666666666666667" table:formula="of:=[.$G$81]-([.$G$81]/[.$J$31]*[.J17])" table:style-name="ce46">
            <text:p>4,67</text:p>
          </table:table-cell>
          <table:table-cell office:value-type="float" office:value="8" table:style-name="ce103">
            <text:p>8</text:p>
          </table:table-cell>
          <table:table-cell office:value-type="float" office:value="34.222222222222221" table:formula="of:=[.K17]+[.M17]+[.O17]+[.Q17]" table:style-name="ce46">
            <text:p>34,22</text:p>
          </table:table-cell>
          <table:table-cell office:value-type="float" office:value="44" table:formula="of:=[.L17]+[.N17]+[.P17]+[.R17]" table:style-name="ce33">
            <text:p>44</text:p>
          </table:table-cell>
          <table:table-cell table:number-columns-repeated="16364"/>
        </table:table-row>
        <table:table-row table:style-name="ro8">
          <table:table-cell table:number-columns-repeated="2" table:style-name="ce33"/>
          <table:table-cell office:value-type="string" table:style-name="ce85">
            <text:p>Tags colorés</text:p>
          </table:table-cell>
          <table:table-cell office:value-type="string" table:style-name="ce86">
            <text:p>DE SANTOS Luca</text:p>
          </table:table-cell>
          <table:table-cell office:value-type="string" table:style-name="ce89">
            <text:p>DEKEYSER Chloe</text:p>
          </table:table-cell>
          <table:table-cell office:value-type="float" office:value="3" table:style-name="ce90">
            <text:p>3</text:p>
          </table:table-cell>
          <table:table-cell office:value-type="float" office:value="5" table:style-name="ce90">
            <text:p>5</text:p>
          </table:table-cell>
          <table:table-cell table:style-name="ce33"/>
          <table:table-cell office:value-type="date" office:date-value="2021-04-13T00:00:00" table:style-name="ce162">
            <text:p>13-04-2021</text:p>
          </table:table-cell>
          <table:table-cell office:value-type="float" office:value="14" table:style-name="ce163">
            <text:p>14</text:p>
          </table:table-cell>
          <table:table-cell office:value-type="float" office:value="9.1481481481481488" table:formula="of:=[.$G$28]-([.$G$28]/[.$J$31]*[.J18])" table:style-name="ce45">
            <text:p>9,15</text:p>
          </table:table-cell>
          <table:table-cell office:value-type="float" office:value="11" table:style-name="ce101">
            <text:p>11</text:p>
          </table:table-cell>
          <table:table-cell office:value-type="float" office:value="16.851851851851851" table:formula="of:=[.$G$38]-([.$G$38]/[.$J$31]*[.J18])" table:style-name="ce102">
            <text:p>16,85</text:p>
          </table:table-cell>
          <table:table-cell office:value-type="float" office:value="18" table:style-name="ce103">
            <text:p>18</text:p>
          </table:table-cell>
          <table:table-cell office:value-type="float" office:value="1.4444444444444446" table:formula="of:=[.$N$72]-([.$N$72]/[.$J$31]*[.J18])" table:style-name="ce46">
            <text:p>1,44</text:p>
          </table:table-cell>
          <table:table-cell office:value-type="float" office:value="0" table:style-name="ce33">
            <text:p>0</text:p>
          </table:table-cell>
          <table:table-cell office:value-type="float" office:value="4.3333333333333339" table:formula="of:=[.$G$81]-([.$G$81]/[.$J$31]*[.J18])" table:style-name="ce46">
            <text:p>4,33</text:p>
          </table:table-cell>
          <table:table-cell office:value-type="float" office:value="8" table:style-name="ce103">
            <text:p>8</text:p>
          </table:table-cell>
          <table:table-cell office:value-type="float" office:value="31.777777777777779" table:formula="of:=[.K18]+[.M18]+[.O18]+[.Q18]" table:style-name="ce46">
            <text:p>31,78</text:p>
          </table:table-cell>
          <table:table-cell office:value-type="float" office:value="37" table:formula="of:=[.L18]+[.N18]+[.P18]+[.R18]" table:style-name="ce33">
            <text:p>37</text:p>
          </table:table-cell>
          <table:table-cell table:number-columns-repeated="16364"/>
        </table:table-row>
        <table:table-row table:style-name="ro8">
          <table:table-cell table:number-columns-repeated="2" table:style-name="ce33"/>
          <table:table-cell office:value-type="string" table:number-columns-spanned="3" table:number-rows-spanned="1" table:style-name="ce98">
            <text:p>Total</text:p>
          </table:table-cell>
          <table:covered-table-cell table:number-columns-repeated="2"/>
          <table:table-cell office:value-type="float" office:value="43" table:formula="of:=SUM([.F13:.F18])" table:style-name="ce91">
            <text:p>43</text:p>
          </table:table-cell>
          <table:table-cell office:value-type="float" office:value="38" table:formula="of:=SUM([.G13:.G18])" table:style-name="ce91">
            <text:p>38</text:p>
          </table:table-cell>
          <table:table-cell table:style-name="ce33"/>
          <table:table-cell office:value-type="date" office:date-value="2021-04-14T00:00:00" table:style-name="ce162">
            <text:p>14-04-2021</text:p>
          </table:table-cell>
          <table:table-cell office:value-type="float" office:value="15" table:style-name="ce163">
            <text:p>15</text:p>
          </table:table-cell>
          <table:table-cell office:value-type="float" office:value="8.4444444444444446" table:formula="of:=[.$G$28]-([.$G$28]/[.$J$31]*[.J19])" table:style-name="ce45">
            <text:p>8,44</text:p>
          </table:table-cell>
          <table:table-cell office:value-type="float" office:value="0" table:style-name="ce101">
            <text:p>0</text:p>
          </table:table-cell>
          <table:table-cell office:value-type="float" office:value="15.555555555555557" table:formula="of:=[.$G$38]-([.$G$38]/[.$J$31]*[.J19])" table:style-name="ce102">
            <text:p>15,56</text:p>
          </table:table-cell>
          <table:table-cell office:value-type="float" office:value="11" table:style-name="ce103">
            <text:p>11</text:p>
          </table:table-cell>
          <table:table-cell office:value-type="float" office:value="1.3333333333333335" table:formula="of:=[.$N$72]-([.$N$72]/[.$J$31]*[.J19])" table:style-name="ce46">
            <text:p>1,33</text:p>
          </table:table-cell>
          <table:table-cell office:value-type="float" office:value="0" table:style-name="ce33">
            <text:p>0</text:p>
          </table:table-cell>
          <table:table-cell office:value-type="float" office:value="4" table:formula="of:=[.$G$81]-([.$G$81]/[.$J$31]*[.J19])" table:style-name="ce46">
            <text:p>4,00</text:p>
          </table:table-cell>
          <table:table-cell office:value-type="float" office:value="8" table:style-name="ce103">
            <text:p>8</text:p>
          </table:table-cell>
          <table:table-cell office:value-type="float" office:value="29.333333333333332" table:formula="of:=[.K19]+[.M19]+[.O19]+[.Q19]" table:style-name="ce46">
            <text:p>29,33</text:p>
          </table:table-cell>
          <table:table-cell office:value-type="float" office:value="43" table:formula="of:=[.L19]+[.N12]+[.P19]+[.R19]" table:style-name="ce33">
            <text:p>43</text:p>
          </table:table-cell>
          <table:table-cell table:number-columns-repeated="16364"/>
        </table:table-row>
        <table:table-row table:style-name="ro8">
          <table:table-cell table:number-columns-repeated="2" table:style-name="ce33"/>
          <table:table-cell table:style-name="ce34"/>
          <table:table-cell table:number-columns-repeated="4" table:style-name="ce53"/>
          <table:table-cell table:style-name="ce33"/>
          <table:table-cell office:value-type="date" office:date-value="2021-04-15T00:00:00" table:style-name="ce162">
            <text:p>15-04-2021</text:p>
          </table:table-cell>
          <table:table-cell office:value-type="float" office:value="16" table:style-name="ce163">
            <text:p>16</text:p>
          </table:table-cell>
          <table:table-cell office:value-type="float" office:value="7.7407407407407405" table:formula="of:=[.$G$28]-([.$G$28]/[.$J$31]*[.J20])" table:style-name="ce45">
            <text:p>7,74</text:p>
          </table:table-cell>
          <table:table-cell office:value-type="float" office:value="0" table:style-name="ce101">
            <text:p>0</text:p>
          </table:table-cell>
          <table:table-cell office:value-type="float" office:value="14.25925925925926" table:formula="of:=[.$G$38]-([.$G$38]/[.$J$31]*[.J20])" table:style-name="ce102">
            <text:p>14,26</text:p>
          </table:table-cell>
          <table:table-cell office:value-type="float" office:value="8" table:style-name="ce103">
            <text:p>8</text:p>
          </table:table-cell>
          <table:table-cell office:value-type="float" office:value="1.2222222222222223" table:formula="of:=[.$N$72]-([.$N$72]/[.$J$31]*[.J20])" table:style-name="ce46">
            <text:p>1,22</text:p>
          </table:table-cell>
          <table:table-cell office:value-type="float" office:value="0" table:style-name="ce33">
            <text:p>0</text:p>
          </table:table-cell>
          <table:table-cell office:value-type="float" office:value="3.666666666666667" table:formula="of:=[.$G$81]-([.$G$81]/[.$J$31]*[.J20])" table:style-name="ce46">
            <text:p>3,67</text:p>
          </table:table-cell>
          <table:table-cell office:value-type="float" office:value="8" table:style-name="ce103">
            <text:p>8</text:p>
          </table:table-cell>
          <table:table-cell office:value-type="float" office:value="26.888888888888889" table:formula="of:=[.K20]+[.M20]+[.O20]+[.Q20]" table:style-name="ce46">
            <text:p>26,89</text:p>
          </table:table-cell>
          <table:table-cell office:value-type="float" office:value="40" table:formula="of:=[.L20]+[.N13]+[.P20]+[.R20]" table:style-name="ce33">
            <text:p>40</text:p>
          </table:table-cell>
          <table:table-cell table:number-columns-repeated="16364"/>
        </table:table-row>
        <table:table-row table:style-name="ro7">
          <table:table-cell table:number-columns-repeated="2" table:style-name="ce33"/>
          <table:table-cell table:style-name="ce34"/>
          <table:table-cell table:number-columns-repeated="4" table:style-name="ce53"/>
          <table:table-cell table:style-name="ce33"/>
          <table:table-cell office:value-type="date" office:date-value="2021-04-16T00:00:00" table:style-name="ce162">
            <text:p>16-04-2021</text:p>
          </table:table-cell>
          <table:table-cell office:value-type="float" office:value="17" table:style-name="ce163">
            <text:p>17</text:p>
          </table:table-cell>
          <table:table-cell office:value-type="float" office:value="7.0370370370370363" table:formula="of:=[.$G$28]-([.$G$28]/[.$J$31]*[.J21])" table:style-name="ce45">
            <text:p>7,04</text:p>
          </table:table-cell>
          <table:table-cell office:value-type="float" office:value="0" table:style-name="ce101">
            <text:p>0</text:p>
          </table:table-cell>
          <table:table-cell office:value-type="float" office:value="12.962962962962962" table:formula="of:=[.$G$38]-([.$G$38]/[.$J$31]*[.J21])" table:style-name="ce102">
            <text:p>12,96</text:p>
          </table:table-cell>
          <table:table-cell office:value-type="float" office:value="5" table:style-name="ce103">
            <text:p>5</text:p>
          </table:table-cell>
          <table:table-cell office:value-type="float" office:value="1.1111111111111112" table:formula="of:=[.$N$72]-([.$N$72]/[.$J$31]*[.J21])" table:style-name="ce46">
            <text:p>1,11</text:p>
          </table:table-cell>
          <table:table-cell office:value-type="float" office:value="0" table:style-name="ce33">
            <text:p>0</text:p>
          </table:table-cell>
          <table:table-cell office:value-type="float" office:value="3.3333333333333339" table:formula="of:=[.$G$81]-([.$G$81]/[.$J$31]*[.J21])" table:style-name="ce46">
            <text:p>3,33</text:p>
          </table:table-cell>
          <table:table-cell office:value-type="float" office:value="8" table:style-name="ce103">
            <text:p>8</text:p>
          </table:table-cell>
          <table:table-cell office:value-type="float" office:value="24.444444444444443" table:formula="of:=[.K21]+[.M21]+[.O21]+[.Q21]" table:style-name="ce46">
            <text:p>24,44</text:p>
          </table:table-cell>
          <table:table-cell office:value-type="float" office:value="37" table:formula="of:=[.L21]+[.N14]+[.P21]+[.R21]" table:style-name="ce33">
            <text:p>37</text:p>
          </table:table-cell>
          <table:table-cell table:number-columns-repeated="16364"/>
        </table:table-row>
        <table:table-row table:style-name="ro7">
          <table:table-cell table:number-columns-repeated="2" table:style-name="ce33"/>
          <table:table-cell office:value-type="string" table:number-columns-spanned="5" table:number-rows-spanned="1" table:style-name="ce68">
            <text:p>HISTOIRE 3</text:p>
          </table:table-cell>
          <table:covered-table-cell table:number-columns-repeated="4"/>
          <table:table-cell table:style-name="ce33"/>
          <table:table-cell office:value-type="date" office:date-value="2021-04-17T00:00:00" table:style-name="ce162">
            <text:p>17-04-2021</text:p>
          </table:table-cell>
          <table:table-cell office:value-type="float" office:value="18" table:style-name="ce163">
            <text:p>18</text:p>
          </table:table-cell>
          <table:table-cell office:value-type="float" office:value="6.3333333333333321" table:formula="of:=[.$G$28]-([.$G$28]/[.$J$31]*[.J22])" table:style-name="ce45">
            <text:p>6,33</text:p>
          </table:table-cell>
          <table:table-cell office:value-type="float" office:value="0" table:style-name="ce101">
            <text:p>0</text:p>
          </table:table-cell>
          <table:table-cell office:value-type="float" office:value="11.666666666666668" table:formula="of:=[.$G$38]-([.$G$38]/[.$J$31]*[.J22])" table:style-name="ce102">
            <text:p>11,67</text:p>
          </table:table-cell>
          <table:table-cell office:value-type="float" office:value="2" table:style-name="ce103">
            <text:p>2</text:p>
          </table:table-cell>
          <table:table-cell office:value-type="float" office:value="1" table:formula="of:=[.$N$72]-([.$N$72]/[.$J$31]*[.J22])" table:style-name="ce46">
            <text:p>1,00</text:p>
          </table:table-cell>
          <table:table-cell office:value-type="float" office:value="0" table:style-name="ce33">
            <text:p>0</text:p>
          </table:table-cell>
          <table:table-cell office:value-type="float" office:value="3" table:formula="of:=[.$G$81]-([.$G$81]/[.$J$31]*[.J22])" table:style-name="ce46">
            <text:p>3,00</text:p>
          </table:table-cell>
          <table:table-cell office:value-type="float" office:value="8" table:style-name="ce103">
            <text:p>8</text:p>
          </table:table-cell>
          <table:table-cell office:value-type="float" office:value="22" table:formula="of:=[.K22]+[.M22]+[.O22]+[.Q22]" table:style-name="ce46">
            <text:p>22,00</text:p>
          </table:table-cell>
          <table:table-cell office:value-type="float" office:value="35" table:formula="of:=[.L22]+[.N15]+[.P22]+[.R22]" table:style-name="ce33">
            <text:p>35</text:p>
          </table:table-cell>
          <table:table-cell table:number-columns-repeated="16364"/>
        </table:table-row>
        <table:table-row table:style-name="ro7">
          <table:table-cell table:style-name="ce59"/>
          <table:table-cell table:style-name="ce33"/>
          <table:table-cell office:value-type="string" table:style-name="ce38">
            <text:p>Tâches</text:p>
          </table:table-cell>
          <table:table-cell office:value-type="string" table:style-name="ce39">
            <text:p>Pilote</text:p>
          </table:table-cell>
          <table:table-cell office:value-type="string" table:style-name="ce39">
            <text:p>Copilote</text:p>
          </table:table-cell>
          <table:table-cell office:value-type="string" table:style-name="ce39">
            <text:p>Points réels</text:p>
          </table:table-cell>
          <table:table-cell office:value-type="string" table:style-name="ce39">
            <text:p>Points estimés</text:p>
          </table:table-cell>
          <table:table-cell table:style-name="ce60"/>
          <table:table-cell office:value-type="date" office:date-value="2021-04-18T00:00:00" table:style-name="ce162">
            <text:p>18-04-2021</text:p>
          </table:table-cell>
          <table:table-cell office:value-type="float" office:value="19" table:style-name="ce163">
            <text:p>19</text:p>
          </table:table-cell>
          <table:table-cell office:value-type="float" office:value="5.6296296296296298" table:formula="of:=[.$G$28]-([.$G$28]/[.$J$31]*[.J23])" table:style-name="ce45">
            <text:p>5,63</text:p>
          </table:table-cell>
          <table:table-cell office:value-type="float" office:value="0" table:style-name="ce101">
            <text:p>0</text:p>
          </table:table-cell>
          <table:table-cell office:value-type="float" office:value="10.37037037037037" table:formula="of:=[.$G$38]-([.$G$38]/[.$J$31]*[.J23])" table:style-name="ce102">
            <text:p>10,37</text:p>
          </table:table-cell>
          <table:table-cell office:value-type="float" office:value="0" table:style-name="ce103">
            <text:p>0</text:p>
          </table:table-cell>
          <table:table-cell office:value-type="float" office:value="0.88888888888888884" table:formula="of:=[.$N$72]-([.$N$72]/[.$J$31]*[.J23])" table:style-name="ce46">
            <text:p>0,89</text:p>
          </table:table-cell>
          <table:table-cell office:value-type="float" office:value="0" table:style-name="ce33">
            <text:p>0</text:p>
          </table:table-cell>
          <table:table-cell office:value-type="float" office:value="2.666666666666667" table:formula="of:=[.$G$81]-([.$G$81]/[.$J$31]*[.J23])" table:style-name="ce46">
            <text:p>2,67</text:p>
          </table:table-cell>
          <table:table-cell office:value-type="float" office:value="8" table:style-name="ce103">
            <text:p>8</text:p>
          </table:table-cell>
          <table:table-cell office:value-type="float" office:value="19.555555555555557" table:formula="of:=[.K23]+[.M23]+[.O23]+[.Q23]" table:style-name="ce46">
            <text:p>19,56</text:p>
          </table:table-cell>
          <table:table-cell office:value-type="float" office:value="35" table:formula="of:=[.L23]+[.N16]+[.P23]+[.R23]" table:style-name="ce33">
            <text:p>35</text:p>
          </table:table-cell>
          <table:table-cell table:number-columns-repeated="16364"/>
        </table:table-row>
        <table:table-row table:style-name="ro7">
          <table:table-cell table:style-name="ce59"/>
          <table:table-cell table:style-name="ce33"/>
          <table:table-cell office:value-type="string" table:style-name="ce104">
            <text:p>Date début/fin des tâches</text:p>
          </table:table-cell>
          <table:table-cell office:value-type="string" table:style-name="ce105">
            <text:p>Luca</text:p>
          </table:table-cell>
          <table:table-cell office:value-type="string" table:style-name="ce105">
            <text:p>Chloé</text:p>
          </table:table-cell>
          <table:table-cell office:value-type="float" office:value="2" table:style-name="ce106">
            <text:p>2</text:p>
          </table:table-cell>
          <table:table-cell office:value-type="float" office:value="1" table:style-name="ce106">
            <text:p>1</text:p>
          </table:table-cell>
          <table:table-cell table:style-name="ce59"/>
          <table:table-cell office:value-type="date" office:date-value="2021-04-19T00:00:00" table:style-name="ce162">
            <text:p>19-04-2021</text:p>
          </table:table-cell>
          <table:table-cell office:value-type="float" office:value="20" table:style-name="ce163">
            <text:p>20</text:p>
          </table:table-cell>
          <table:table-cell office:value-type="float" office:value="4.9259259259259256" table:formula="of:=[.$G$28]-([.$G$28]/[.$J$31]*[.J24])" table:style-name="ce45">
            <text:p>4,93</text:p>
          </table:table-cell>
          <table:table-cell office:value-type="float" office:value="0" table:style-name="ce101">
            <text:p>0</text:p>
          </table:table-cell>
          <table:table-cell office:value-type="float" office:value="9.0740740740740762" table:formula="of:=[.$G$38]-([.$G$38]/[.$J$31]*[.J24])" table:style-name="ce102">
            <text:p>9,07</text:p>
          </table:table-cell>
          <table:table-cell office:value-type="float" office:value="0" table:style-name="ce1">
            <text:p>0</text:p>
          </table:table-cell>
          <table:table-cell office:value-type="float" office:value="0.77777777777777768" table:formula="of:=[.$N$72]-([.$N$72]/[.$J$31]*[.J24])" table:style-name="ce46">
            <text:p>0,78</text:p>
          </table:table-cell>
          <table:table-cell office:value-type="float" office:value="0" table:style-name="ce33">
            <text:p>0</text:p>
          </table:table-cell>
          <table:table-cell office:value-type="float" office:value="2.3333333333333339" table:formula="of:=[.$G$81]-([.$G$81]/[.$J$31]*[.J24])" table:style-name="ce46">
            <text:p>2,33</text:p>
          </table:table-cell>
          <table:table-cell office:value-type="float" office:value="8" table:style-name="ce103">
            <text:p>8</text:p>
          </table:table-cell>
          <table:table-cell office:value-type="float" office:value="17.111111111111114" table:formula="of:=[.K24]+[.M24]+[.O24]+[.Q24]" table:style-name="ce46">
            <text:p>17,11</text:p>
          </table:table-cell>
          <table:table-cell office:value-type="float" office:value="30" table:formula="of:=[.L24]+[.N17]+[.P24]+[.R24]" table:style-name="ce33">
            <text:p>30</text:p>
          </table:table-cell>
          <table:table-cell table:number-columns-repeated="16364"/>
        </table:table-row>
        <table:table-row table:style-name="ro7">
          <table:table-cell table:style-name="ce60"/>
          <table:table-cell table:style-name="ce33"/>
          <table:table-cell office:value-type="string" table:style-name="ce104">
            <text:p>Sélection de dates via interface calendrier</text:p>
          </table:table-cell>
          <table:table-cell office:value-type="string" table:style-name="ce105">
            <text:p>Luca</text:p>
          </table:table-cell>
          <table:table-cell office:value-type="string" table:style-name="ce105">
            <text:p>Chloé</text:p>
          </table:table-cell>
          <table:table-cell office:value-type="float" office:value="3" table:style-name="ce106">
            <text:p>3</text:p>
          </table:table-cell>
          <table:table-cell office:value-type="float" office:value="10" table:style-name="ce106">
            <text:p>10</text:p>
          </table:table-cell>
          <table:table-cell table:style-name="ce61"/>
          <table:table-cell office:value-type="date" office:date-value="2021-04-20T00:00:00" table:style-name="ce162">
            <text:p>20-04-2021</text:p>
          </table:table-cell>
          <table:table-cell office:value-type="float" office:value="21" table:style-name="ce163">
            <text:p>21</text:p>
          </table:table-cell>
          <table:table-cell office:value-type="float" office:value="4.2222222222222214" table:formula="of:=[.$G$28]-([.$G$28]/[.$J$31]*[.J25])" table:style-name="ce45">
            <text:p>4,22</text:p>
          </table:table-cell>
          <table:table-cell office:value-type="float" office:value="0" table:style-name="ce101">
            <text:p>0</text:p>
          </table:table-cell>
          <table:table-cell office:value-type="float" office:value="7.7777777777777786" table:formula="of:=[.$G$38]-([.$G$38]/[.$J$31]*[.J25])" table:style-name="ce102">
            <text:p>7,78</text:p>
          </table:table-cell>
          <table:table-cell office:value-type="float" office:value="0" table:style-name="ce103">
            <text:p>0</text:p>
          </table:table-cell>
          <table:table-cell office:value-type="float" office:value="0.66666666666666696" table:formula="of:=[.$N$72]-([.$N$72]/[.$J$31]*[.J25])" table:style-name="ce46">
            <text:p>0,67</text:p>
          </table:table-cell>
          <table:table-cell office:value-type="float" office:value="0" table:style-name="ce33">
            <text:p>0</text:p>
          </table:table-cell>
          <table:table-cell office:value-type="float" office:value="2" table:formula="of:=[.$G$81]-([.$G$81]/[.$J$31]*[.J25])" table:style-name="ce46">
            <text:p>2,00</text:p>
          </table:table-cell>
          <table:table-cell office:value-type="float" office:value="8" table:style-name="ce103">
            <text:p>8</text:p>
          </table:table-cell>
          <table:table-cell office:value-type="float" office:value="14.666666666666668" table:formula="of:=[.K25]+[.M25]+[.O25]+[.Q25]" table:style-name="ce46">
            <text:p>14,67</text:p>
          </table:table-cell>
          <table:table-cell office:value-type="float" office:value="26" table:formula="of:=[.L25]+[.N18]+[.P25]+[.R25]" table:style-name="ce33">
            <text:p>26</text:p>
          </table:table-cell>
          <table:table-cell table:number-columns-repeated="16364"/>
        </table:table-row>
        <table:table-row table:style-name="ro7">
          <table:table-cell table:style-name="ce60"/>
          <table:table-cell table:style-name="ce33"/>
          <table:table-cell office:value-type="string" table:style-name="ce104">
            <text:p>Date début/fin des projets</text:p>
          </table:table-cell>
          <table:table-cell office:value-type="string" table:style-name="ce105">
            <text:p>Luca</text:p>
          </table:table-cell>
          <table:table-cell office:value-type="string" table:style-name="ce105">
            <text:p>Chloé</text:p>
          </table:table-cell>
          <table:table-cell office:value-type="float" office:value="2" table:style-name="ce106">
            <text:p>2</text:p>
          </table:table-cell>
          <table:table-cell office:value-type="float" office:value="2" table:style-name="ce106">
            <text:p>2</text:p>
          </table:table-cell>
          <table:table-cell table:style-name="ce63"/>
          <table:table-cell office:value-type="date" office:date-value="2021-04-21T00:00:00" table:style-name="ce162">
            <text:p>21-04-2021</text:p>
          </table:table-cell>
          <table:table-cell office:value-type="float" office:value="22" table:style-name="ce163">
            <text:p>22</text:p>
          </table:table-cell>
          <table:table-cell office:value-type="float" office:value="3.518518518518519" table:formula="of:=[.$G$28]-([.$G$28]/[.$J$31]*[.J26])" table:style-name="ce45">
            <text:p>3,52</text:p>
          </table:table-cell>
          <table:table-cell office:value-type="float" office:value="0" table:style-name="ce101">
            <text:p>0</text:p>
          </table:table-cell>
          <table:table-cell office:value-type="float" office:value="6.481481481481481" table:formula="of:=[.$G$38]-([.$G$38]/[.$J$31]*[.J26])" table:style-name="ce102">
            <text:p>6,48</text:p>
          </table:table-cell>
          <table:table-cell office:value-type="float" office:value="0" table:style-name="ce1">
            <text:p>0</text:p>
          </table:table-cell>
          <table:table-cell office:value-type="float" office:value="0.5555555555555558" table:formula="of:=[.$N$72]-([.$N$72]/[.$J$31]*[.J26])" table:style-name="ce46">
            <text:p>0,56</text:p>
          </table:table-cell>
          <table:table-cell office:value-type="float" office:value="0" table:style-name="ce33">
            <text:p>0</text:p>
          </table:table-cell>
          <table:table-cell office:value-type="float" office:value="1.666666666666667" table:formula="of:=[.$G$81]-([.$G$81]/[.$J$31]*[.J26])" table:style-name="ce46">
            <text:p>1,67</text:p>
          </table:table-cell>
          <table:table-cell office:value-type="float" office:value="8" table:style-name="ce103">
            <text:p>8</text:p>
          </table:table-cell>
          <table:table-cell office:value-type="float" office:value="12.222222222222221" table:formula="of:=[.K26]+[.M26]+[.O26]+[.Q26]" table:style-name="ce46">
            <text:p>12,22</text:p>
          </table:table-cell>
          <table:table-cell office:value-type="float" office:value="19" table:formula="of:=[.L26]+[.N19]+[.P26]+[.R26]" table:style-name="ce33">
            <text:p>19</text:p>
          </table:table-cell>
          <table:table-cell table:number-columns-repeated="16364"/>
        </table:table-row>
        <table:table-row table:style-name="ro7">
          <table:table-cell table:style-name="ce61"/>
          <table:table-cell table:style-name="ce33"/>
          <table:table-cell office:value-type="string" table:style-name="ce104">
            <text:p>Priorité des tâches en fonction du temps</text:p>
          </table:table-cell>
          <table:table-cell office:value-type="string" table:style-name="ce105">
            <text:p>Luca</text:p>
          </table:table-cell>
          <table:table-cell office:value-type="string" table:style-name="ce105">
            <text:p>Chloé</text:p>
          </table:table-cell>
          <table:table-cell office:value-type="float" office:value="1" table:style-name="ce106">
            <text:p>1</text:p>
          </table:table-cell>
          <table:table-cell office:value-type="float" office:value="6" table:style-name="ce106">
            <text:p>6</text:p>
          </table:table-cell>
          <table:table-cell table:style-name="ce61"/>
          <table:table-cell office:value-type="date" office:date-value="2021-04-22T00:00:00" table:style-name="ce162">
            <text:p>22-04-2021</text:p>
          </table:table-cell>
          <table:table-cell office:value-type="float" office:value="23" table:style-name="ce163">
            <text:p>23</text:p>
          </table:table-cell>
          <table:table-cell office:value-type="float" office:value="2.8148148148148131" table:formula="of:=[.$G$28]-([.$G$28]/[.$J$31]*[.J27])" table:style-name="ce45">
            <text:p>2,81</text:p>
          </table:table-cell>
          <table:table-cell office:value-type="float" office:value="0" table:style-name="ce101">
            <text:p>0</text:p>
          </table:table-cell>
          <table:table-cell office:value-type="float" office:value="5.1851851851851869" table:formula="of:=[.$G$38]-([.$G$38]/[.$J$31]*[.J27])" table:style-name="ce102">
            <text:p>5,19</text:p>
          </table:table-cell>
          <table:table-cell office:value-type="float" office:value="0" table:style-name="ce103">
            <text:p>0</text:p>
          </table:table-cell>
          <table:table-cell office:value-type="float" office:value="0.44444444444444464" table:formula="of:=[.$N$72]-([.$N$72]/[.$J$31]*[.J27])" table:style-name="ce46">
            <text:p>0,44</text:p>
          </table:table-cell>
          <table:table-cell office:value-type="float" office:value="0" table:style-name="ce33">
            <text:p>0</text:p>
          </table:table-cell>
          <table:table-cell office:value-type="float" office:value="1.3333333333333339" table:formula="of:=[.$G$81]-([.$G$81]/[.$J$31]*[.J27])" table:style-name="ce46">
            <text:p>1,33</text:p>
          </table:table-cell>
          <table:table-cell office:value-type="float" office:value="8" table:style-name="ce103">
            <text:p>8</text:p>
          </table:table-cell>
          <table:table-cell office:value-type="float" office:value="9.7777777777777786" table:formula="of:=[.K27]+[.M27]+[.O27]+[.Q27]" table:style-name="ce46">
            <text:p>9,78</text:p>
          </table:table-cell>
          <table:table-cell office:value-type="float" office:value="16" table:formula="of:=[.L27]+[.N20]+[.P27]+[.R27]" table:style-name="ce33">
            <text:p>16</text:p>
          </table:table-cell>
          <table:table-cell table:number-columns-repeated="16364"/>
        </table:table-row>
        <table:table-row table:style-name="ro7">
          <table:table-cell table:number-columns-repeated="2" table:style-name="ce33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8" table:formula="of:=SUM([.F24:.F27])" table:style-name="ce48">
            <text:p>8</text:p>
          </table:table-cell>
          <table:table-cell office:value-type="float" office:value="19" table:formula="of:=SUM([.G24:.G27])" table:style-name="ce48">
            <text:p>19</text:p>
          </table:table-cell>
          <table:table-cell table:style-name="ce33"/>
          <table:table-cell office:value-type="date" office:date-value="2021-04-23T00:00:00" table:style-name="ce162">
            <text:p>23-04-2021</text:p>
          </table:table-cell>
          <table:table-cell office:value-type="float" office:value="24" table:style-name="ce163">
            <text:p>24</text:p>
          </table:table-cell>
          <table:table-cell office:value-type="float" office:value="2.1111111111111107" table:formula="of:=[.$G$28]-([.$G$28]/[.$J$31]*[.J28])" table:style-name="ce45">
            <text:p>2,11</text:p>
          </table:table-cell>
          <table:table-cell office:value-type="float" office:value="0" table:style-name="ce101">
            <text:p>0</text:p>
          </table:table-cell>
          <table:table-cell office:value-type="float" office:value="3.8888888888888893" table:formula="of:=[.$G$38]-([.$G$38]/[.$J$31]*[.J28])" table:style-name="ce102">
            <text:p>3,89</text:p>
          </table:table-cell>
          <table:table-cell office:value-type="float" office:value="0" table:style-name="ce1">
            <text:p>0</text:p>
          </table:table-cell>
          <table:table-cell office:value-type="float" office:value="0.33333333333333348" table:formula="of:=[.$N$72]-([.$N$72]/[.$J$31]*[.J28])" table:style-name="ce46">
            <text:p>0,33</text:p>
          </table:table-cell>
          <table:table-cell office:value-type="float" office:value="0" table:style-name="ce33">
            <text:p>0</text:p>
          </table:table-cell>
          <table:table-cell office:value-type="float" office:value="1" table:formula="of:=[.$G$81]-([.$G$81]/[.$J$31]*[.J28])" table:style-name="ce46">
            <text:p>1,00</text:p>
          </table:table-cell>
          <table:table-cell office:value-type="float" office:value="6" table:style-name="ce103">
            <text:p>6</text:p>
          </table:table-cell>
          <table:table-cell office:value-type="float" office:value="7.3333333333333339" table:formula="of:=[.K28]+[.M28]+[.O28]+[.Q28]" table:style-name="ce46">
            <text:p>7,33</text:p>
          </table:table-cell>
          <table:table-cell office:value-type="float" office:value="11" table:formula="of:=[.L28]+[.N21]+[.P28]+[.R28]" table:style-name="ce33">
            <text:p>11</text:p>
          </table:table-cell>
          <table:table-cell table:number-columns-repeated="16364"/>
        </table:table-row>
        <table:table-row table:style-name="ro7">
          <table:table-cell table:number-columns-repeated="2" table:style-name="ce33"/>
          <table:table-cell table:style-name="ce34"/>
          <table:table-cell table:number-columns-repeated="4" table:style-name="ce53"/>
          <table:table-cell table:style-name="ce33"/>
          <table:table-cell office:value-type="date" office:date-value="2021-04-24T00:00:00" table:style-name="ce162">
            <text:p>24-04-2021</text:p>
          </table:table-cell>
          <table:table-cell office:value-type="float" office:value="25" table:style-name="ce163">
            <text:p>25</text:p>
          </table:table-cell>
          <table:table-cell office:value-type="float" office:value="1.4074074074074083" table:formula="of:=[.$G$28]-([.$G$28]/[.$J$31]*[.J29])" table:style-name="ce45">
            <text:p>1,41</text:p>
          </table:table-cell>
          <table:table-cell office:value-type="float" office:value="0" table:style-name="ce101">
            <text:p>0</text:p>
          </table:table-cell>
          <table:table-cell office:value-type="float" office:value="2.5925925925925952" table:formula="of:=[.$G$38]-([.$G$38]/[.$J$31]*[.J29])" table:style-name="ce102">
            <text:p>2,59</text:p>
          </table:table-cell>
          <table:table-cell office:value-type="float" office:value="0" table:style-name="ce103">
            <text:p>0</text:p>
          </table:table-cell>
          <table:table-cell office:value-type="float" office:value="0.22222222222222232" table:formula="of:=[.$N$72]-([.$N$72]/[.$J$31]*[.J29])" table:style-name="ce46">
            <text:p>0,22</text:p>
          </table:table-cell>
          <table:table-cell office:value-type="float" office:value="0" table:style-name="ce33">
            <text:p>0</text:p>
          </table:table-cell>
          <table:table-cell office:value-type="float" office:value="0.66666666666666785" table:formula="of:=[.$G$81]-([.$G$81]/[.$J$31]*[.J29])" table:style-name="ce46">
            <text:p>0,67</text:p>
          </table:table-cell>
          <table:table-cell office:value-type="float" office:value="6" table:style-name="ce103">
            <text:p>6</text:p>
          </table:table-cell>
          <table:table-cell office:value-type="float" office:value="4.8888888888888937" table:formula="of:=[.K29]+[.M29]+[.O29]+[.Q29]" table:style-name="ce46">
            <text:p>4,89</text:p>
          </table:table-cell>
          <table:table-cell office:value-type="float" office:value="8" table:formula="of:=[.L29]+[.N22]+[.P29]+[.R29]" table:style-name="ce33">
            <text:p>8</text:p>
          </table:table-cell>
          <table:table-cell table:number-columns-repeated="16364"/>
        </table:table-row>
        <table:table-row table:style-name="ro7">
          <table:table-cell table:number-columns-repeated="2" table:style-name="ce33"/>
          <table:table-cell office:value-type="string" table:number-columns-spanned="5" table:number-rows-spanned="1" table:style-name="ce71">
            <text:p>HISTOIRE 4</text:p>
          </table:table-cell>
          <table:covered-table-cell table:number-columns-repeated="4"/>
          <table:table-cell table:style-name="ce33"/>
          <table:table-cell office:value-type="date" office:date-value="2021-04-25T00:00:00" table:style-name="ce162">
            <text:p>25-04-2021</text:p>
          </table:table-cell>
          <table:table-cell office:value-type="float" office:value="26" table:style-name="ce163">
            <text:p>26</text:p>
          </table:table-cell>
          <table:table-cell office:value-type="float" office:value="0.70370370370370239" table:formula="of:=[.$G$28]-([.$G$28]/[.$J$31]*[.J30])" table:style-name="ce45">
            <text:p>0,70</text:p>
          </table:table-cell>
          <table:table-cell office:value-type="float" office:value="0" table:style-name="ce101">
            <text:p>0</text:p>
          </table:table-cell>
          <table:table-cell office:value-type="float" office:value="1.2962962962962976" table:formula="of:=[.$G$38]-([.$G$38]/[.$J$31]*[.J30])" table:style-name="ce102">
            <text:p>1,30</text:p>
          </table:table-cell>
          <table:table-cell office:value-type="float" office:value="0" table:style-name="ce1">
            <text:p>0</text:p>
          </table:table-cell>
          <table:table-cell office:value-type="float" office:value="0.11111111111111116" table:formula="of:=[.$N$72]-([.$N$72]/[.$J$31]*[.J30])" table:style-name="ce46">
            <text:p>0,11</text:p>
          </table:table-cell>
          <table:table-cell office:value-type="float" office:value="0" table:style-name="ce33">
            <text:p>0</text:p>
          </table:table-cell>
          <table:table-cell office:value-type="float" office:value="0.33333333333333393" table:formula="of:=[.$G$81]-([.$G$81]/[.$J$31]*[.J30])" table:style-name="ce46">
            <text:p>0,33</text:p>
          </table:table-cell>
          <table:table-cell office:value-type="float" office:value="2" table:style-name="ce103">
            <text:p>2</text:p>
          </table:table-cell>
          <table:table-cell office:value-type="float" office:value="2.4444444444444451" table:formula="of:=[.K30]+[.M30]+[.O30]+[.Q30]" table:style-name="ce46">
            <text:p>2,44</text:p>
          </table:table-cell>
          <table:table-cell office:value-type="float" office:value="2" table:formula="of:=[.L30]+[.N23]+[.P30]+[.R30]" table:style-name="ce33">
            <text:p>2</text:p>
          </table:table-cell>
          <table:table-cell table:number-columns-repeated="16364"/>
        </table:table-row>
        <table:table-row table:style-name="ro7">
          <table:table-cell table:number-columns-repeated="2" table:style-name="ce33"/>
          <table:table-cell office:value-type="string" table:style-name="ce38">
            <text:p>Tâches</text:p>
          </table:table-cell>
          <table:table-cell office:value-type="string" table:style-name="ce39">
            <text:p>Pilote</text:p>
          </table:table-cell>
          <table:table-cell office:value-type="string" table:style-name="ce39">
            <text:p>Copilote</text:p>
          </table:table-cell>
          <table:table-cell office:value-type="string" table:style-name="ce39">
            <text:p>Points réels</text:p>
          </table:table-cell>
          <table:table-cell office:value-type="string" table:style-name="ce39">
            <text:p>Points estimés</text:p>
          </table:table-cell>
          <table:table-cell table:style-name="ce33"/>
          <table:table-cell office:value-type="date" office:date-value="2021-04-26T00:00:00" table:style-name="ce162">
            <text:p>26-04-2021</text:p>
          </table:table-cell>
          <table:table-cell office:value-type="float" office:value="27" table:style-name="ce163">
            <text:p>27</text:p>
          </table:table-cell>
          <table:table-cell office:value-type="float" office:value="0" table:formula="of:=[.$G$28]-([.$G$28]/[.$J$31]*[.J31])" table:style-name="ce45">
            <text:p>0,00</text:p>
          </table:table-cell>
          <table:table-cell office:value-type="float" office:value="0" table:style-name="ce101">
            <text:p>0</text:p>
          </table:table-cell>
          <table:table-cell office:value-type="float" office:value="0" table:formula="of:=[.$G$38]-([.$G$38]/[.$J$31]*[.J31])" table:style-name="ce102">
            <text:p>0,00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[.$N$72]-([.$N$72]/[.$J$31]*[.J31])" table:style-name="ce46">
            <text:p>0,0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[.$G$81]-([.$G$81]/[.$J$31]*[.J31])" table:style-name="ce46">
            <text:p>0,00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[.K31]+[.M31]+[.O31]+[.Q31]" table:style-name="ce46">
            <text:p>0,00</text:p>
          </table:table-cell>
          <table:table-cell office:value-type="float" office:value="0" table:formula="of:=[.L31]+[.N31]+[.P31]+[.R31]" table:style-name="ce33">
            <text:p>0</text:p>
          </table:table-cell>
          <table:table-cell table:number-columns-repeated="16364"/>
        </table:table-row>
        <table:table-row table:style-name="ro7">
          <table:table-cell table:number-columns-repeated="2" table:style-name="ce33"/>
          <table:table-cell office:value-type="string" table:style-name="ce104">
            <text:p>Création de calendrier (graphiquement)</text:p>
          </table:table-cell>
          <table:table-cell office:value-type="string" table:style-name="ce105">
            <text:p>Luca</text:p>
          </table:table-cell>
          <table:table-cell office:value-type="string" table:style-name="ce107">
            <text:p>Diego</text:p>
          </table:table-cell>
          <table:table-cell office:value-type="float" office:value="22" table:style-name="ce108">
            <text:p>22</text:p>
          </table:table-cell>
          <table:table-cell office:value-type="float" office:value="20" table:style-name="ce108">
            <text:p>20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table:style-name="ce46"/>
          <table:table-cell table:style-name="ce33"/>
          <table:table-cell table:style-name="ce46"/>
          <table:table-cell table:style-name="ce33"/>
          <table:table-cell table:style-name="ce46"/>
          <table:table-cell table:number-columns-repeated="45" table:style-name="ce33"/>
          <table:table-cell table:number-columns-repeated="16320"/>
        </table:table-row>
        <table:table-row table:style-name="ro7">
          <table:table-cell table:number-columns-repeated="2" table:style-name="ce33"/>
          <table:table-cell office:value-type="string" table:style-name="ce104">
            <text:p>Associer des couleurs aux projets via le calendrier</text:p>
          </table:table-cell>
          <table:table-cell office:value-type="string" table:style-name="ce105">
            <text:p>Luca</text:p>
          </table:table-cell>
          <table:table-cell office:value-type="string" table:style-name="ce107">
            <text:p>Diego</text:p>
          </table:table-cell>
          <table:table-cell office:value-type="float" office:value="7" table:style-name="ce108">
            <text:p>7</text:p>
          </table:table-cell>
          <table:table-cell office:value-type="float" office:value="4" table:style-name="ce108">
            <text:p>4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66"/>
        </table:table-row>
        <table:table-row table:style-name="ro7">
          <table:table-cell table:number-columns-repeated="2" table:style-name="ce33"/>
          <table:table-cell office:value-type="string" table:style-name="ce104">
            <text:p>Relier les tâches aux projets par leur nom et couleur</text:p>
          </table:table-cell>
          <table:table-cell office:value-type="string" table:style-name="ce105">
            <text:p>Luca</text:p>
          </table:table-cell>
          <table:table-cell office:value-type="string" table:style-name="ce107">
            <text:p>Diego</text:p>
          </table:table-cell>
          <table:table-cell office:value-type="float" office:value="3" table:style-name="ce108">
            <text:p>3</text:p>
          </table:table-cell>
          <table:table-cell office:value-type="float" office:value="2" table:style-name="ce108">
            <text:p>2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66"/>
        </table:table-row>
        <table:table-row table:style-name="ro7">
          <table:table-cell table:number-columns-repeated="2" table:style-name="ce33"/>
          <table:table-cell office:value-type="string" table:style-name="ce104">
            <text:p>Afficher la date de début et fin d'une tâche</text:p>
          </table:table-cell>
          <table:table-cell office:value-type="string" table:style-name="ce105">
            <text:p>Luca</text:p>
          </table:table-cell>
          <table:table-cell office:value-type="string" table:style-name="ce107">
            <text:p>Diego</text:p>
          </table:table-cell>
          <table:table-cell office:value-type="float" office:value="2" table:style-name="ce108">
            <text:p>2</text:p>
          </table:table-cell>
          <table:table-cell office:value-type="float" office:value="5" table:style-name="ce108">
            <text:p>5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66"/>
        </table:table-row>
        <table:table-row table:style-name="ro7">
          <table:table-cell table:number-columns-repeated="2" table:style-name="ce33"/>
          <table:table-cell office:value-type="string" table:style-name="ce104">
            <text:p>Penser à tout type d’utilisateur</text:p>
          </table:table-cell>
          <table:table-cell office:value-type="string" table:style-name="ce105">
            <text:p>Luca</text:p>
          </table:table-cell>
          <table:table-cell office:value-type="string" table:style-name="ce107">
            <text:p>Diego</text:p>
          </table:table-cell>
          <table:table-cell office:value-type="float" office:value="1" table:style-name="ce108">
            <text:p>1</text:p>
          </table:table-cell>
          <table:table-cell office:value-type="float" office:value="1" table:style-name="ce108">
            <text:p>1</text:p>
          </table:table-cell>
          <table:table-cell table:number-columns-repeated="3" table:style-name="ce33"/>
          <table:table-cell table:number-columns-spanned="4" table:number-rows-spanned="1" table:style-name="ce78"/>
          <table:covered-table-cell table:number-columns-repeated="3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66"/>
        </table:table-row>
        <table:table-row table:style-name="ro7">
          <table:table-cell table:number-columns-spanned="2" table:number-rows-spanned="1" table:style-name="ce72"/>
          <table:covered-table-cell/>
          <table:table-cell office:value-type="string" table:style-name="ce104">
            <text:p>Types d’affichage (mois, semaine)</text:p>
          </table:table-cell>
          <table:table-cell office:value-type="string" table:style-name="ce105">
            <text:p>Luca</text:p>
          </table:table-cell>
          <table:table-cell office:value-type="string" table:style-name="ce107">
            <text:p>Diego</text:p>
          </table:table-cell>
          <table:table-cell office:value-type="float" office:value="2" table:style-name="ce108">
            <text:p>2</text:p>
          </table:table-cell>
          <table:table-cell office:value-type="float" office:value="3" table:style-name="ce108">
            <text:p>3</text:p>
          </table:table-cell>
          <table:table-cell table:number-columns-repeated="3" table:style-name="ce33"/>
          <table:table-cell table:number-columns-spanned="2" table:number-rows-spanned="1" table:style-name="ce78"/>
          <table:covered-table-cell/>
          <table:table-cell table:number-columns-spanned="2" table:number-rows-spanned="1" table:style-name="ce78"/>
          <table:covered-table-cell/>
          <table:table-cell table:number-columns-spanned="2" table:number-rows-spanned="1" table:style-name="ce78"/>
          <table:covered-table-cell/>
          <table:table-cell table:number-columns-spanned="2" table:number-rows-spanned="1" table:style-name="ce78"/>
          <table:covered-table-cell/>
          <table:table-cell table:number-columns-repeated="16366"/>
        </table:table-row>
        <table:table-row table:style-name="ro7">
          <table:table-cell table:number-columns-repeated="2" table:style-name="ce33"/>
          <table:table-cell office:value-type="string" table:number-columns-spanned="3" table:number-rows-spanned="1" table:style-name="ce73">
            <text:p>Total</text:p>
          </table:table-cell>
          <table:covered-table-cell table:number-columns-repeated="2"/>
          <table:table-cell office:value-type="float" office:value="37" table:formula="of:=SUM([.F32:.F37])" table:style-name="ce52">
            <text:p>37</text:p>
          </table:table-cell>
          <table:table-cell office:value-type="float" office:value="35" table:formula="of:=SUM([.G32:.G37])" table:style-name="ce52">
            <text:p>35</text:p>
          </table:table-cell>
          <table:table-cell table:style-name="ce33"/>
          <table:table-cell table:number-columns-spanned="2" table:number-rows-spanned="1" table:style-name="ce78"/>
          <table:covered-table-cell/>
          <table:table-cell table:style-name="ce84"/>
          <table:table-cell table:style-name="ce35"/>
          <table:table-cell table:style-name="ce84"/>
          <table:table-cell table:style-name="ce35"/>
          <table:table-cell table:style-name="ce84"/>
          <table:table-cell table:style-name="ce35"/>
          <table:table-cell table:style-name="ce84"/>
          <table:table-cell table:style-name="ce35"/>
          <table:table-cell table:number-columns-repeated="16366"/>
        </table:table-row>
        <table:table-row table:style-name="ro7">
          <table:table-cell table:number-columns-repeated="2" table:style-name="ce33"/>
          <table:table-cell table:style-name="ce34"/>
          <table:table-cell table:number-columns-repeated="4" table:style-name="ce53"/>
          <table:table-cell table:style-name="ce33"/>
          <table:table-cell table:style-name="ce162"/>
          <table:table-cell table:style-name="ce163"/>
          <table:table-cell table:style-name="ce45"/>
          <table:table-cell table:style-name="ce44"/>
          <table:table-cell table:style-name="ce45"/>
          <table:table-cell table:style-name="ce44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66"/>
        </table:table-row>
        <table:table-row table:style-name="ro7">
          <table:table-cell table:number-columns-repeated="2" table:style-name="ce33"/>
          <table:table-cell office:value-type="string" table:number-columns-spanned="5" table:number-rows-spanned="1" table:style-name="ce74">
            <text:p>HISTOIRE 5</text:p>
          </table:table-cell>
          <table:covered-table-cell table:number-columns-repeated="4"/>
          <table:table-cell table:style-name="ce33"/>
          <table:table-cell table:style-name="ce162"/>
          <table:table-cell table:style-name="ce163"/>
          <table:table-cell table:style-name="ce45"/>
          <table:table-cell table:style-name="ce44"/>
          <table:table-cell table:style-name="ce45"/>
          <table:table-cell table:style-name="ce44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66"/>
        </table:table-row>
        <table:table-row table:style-name="ro7">
          <table:table-cell table:number-columns-repeated="2" table:style-name="ce33"/>
          <table:table-cell office:value-type="string" table:style-name="ce54">
            <text:p>Tâches</text:p>
          </table:table-cell>
          <table:table-cell office:value-type="string" table:style-name="ce55">
            <text:p>Pilote</text:p>
          </table:table-cell>
          <table:table-cell office:value-type="string" table:style-name="ce55">
            <text:p>Copilote</text:p>
          </table:table-cell>
          <table:table-cell office:value-type="string" table:style-name="ce55">
            <text:p>Points réels</text:p>
          </table:table-cell>
          <table:table-cell office:value-type="string" table:style-name="ce55">
            <text:p>Points estimés</text:p>
          </table:table-cell>
          <table:table-cell table:style-name="ce33"/>
          <table:table-cell table:style-name="ce162"/>
          <table:table-cell table:style-name="ce163"/>
          <table:table-cell table:style-name="ce45"/>
          <table:table-cell table:style-name="ce44"/>
          <table:table-cell table:style-name="ce45"/>
          <table:table-cell table:style-name="ce44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66"/>
        </table:table-row>
        <table:table-row table:style-name="ro7">
          <table:table-cell table:number-columns-repeated="2" table:style-name="ce33"/>
          <table:table-cell office:value-type="string" table:number-columns-spanned="1" table:number-rows-spanned="3" table:style-name="ce76">
            <text:p>Suivi de l'évolution d'un projet: ajout / supression de fichiers / commit/ revert / merge / diff</text:p>
          </table:table-cell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table-cell office:value-type="float" office:value="0" table:number-columns-spanned="1" table:number-rows-spanned="3" table:style-name="ce77">
            <text:p>0</text:p>
          </table:table-cell>
          <table:table-cell table:number-columns-spanned="1" table:number-rows-spanned="3" table:style-name="ce99"/>
          <table:table-cell table:style-name="ce33"/>
          <table:table-cell table:style-name="ce162"/>
          <table:table-cell table:style-name="ce163"/>
          <table:table-cell table:style-name="ce45"/>
          <table:table-cell table:style-name="ce44"/>
          <table:table-cell table:style-name="ce45"/>
          <table:table-cell table:style-name="ce44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66"/>
        </table:table-row>
        <table:table-row table:number-rows-repeated="2" table:style-name="ro7">
          <table:table-cell table:number-columns-repeated="2" table:style-name="ce33"/>
          <table:covered-table-cell/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covered-table-cell/>
          <table:covered-table-cell/>
          <table:table-cell table:style-name="ce33"/>
          <table:table-cell table:style-name="ce162"/>
          <table:table-cell table:style-name="ce163"/>
          <table:table-cell table:style-name="ce45"/>
          <table:table-cell table:style-name="ce44"/>
          <table:table-cell table:style-name="ce45"/>
          <table:table-cell table:style-name="ce44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66"/>
        </table:table-row>
        <table:table-row table:style-name="ro7">
          <table:table-cell table:number-columns-repeated="2" table:style-name="ce33"/>
          <table:table-cell office:value-type="string" table:style-name="ce56">
            <text:p>Menu pour la gestion</text:p>
          </table:table-cell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table-cell office:value-type="float" office:value="0" table:style-name="ce58">
            <text:p>0</text:p>
          </table:table-cell>
          <table:table-cell table:style-name="ce58"/>
          <table:table-cell table:style-name="ce33"/>
          <table:table-cell table:style-name="ce162"/>
          <table:table-cell table:style-name="ce163"/>
          <table:table-cell table:style-name="ce45"/>
          <table:table-cell table:style-name="ce44"/>
          <table:table-cell table:style-name="ce45"/>
          <table:table-cell table:style-name="ce44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66"/>
        </table:table-row>
        <table:table-row table:style-name="ro7">
          <table:table-cell table:number-columns-repeated="2" table:style-name="ce33"/>
          <table:table-cell office:value-type="string" table:number-columns-spanned="3" table:number-rows-spanned="1" table:style-name="ce74">
            <text:p>Total</text:p>
          </table:table-cell>
          <table:covered-table-cell table:number-columns-repeated="2"/>
          <table:table-cell office:value-type="float" office:value="0" table:formula="of:=SUM([.F42:.F45])" table:style-name="ce62">
            <text:p>0</text:p>
          </table:table-cell>
          <table:table-cell office:value-type="float" office:value="0" table:formula="of:=SUM([.G42:.G45])" table:style-name="ce62">
            <text:p>0</text:p>
          </table:table-cell>
          <table:table-cell table:style-name="ce33"/>
          <table:table-cell table:style-name="ce162"/>
          <table:table-cell table:style-name="ce163"/>
          <table:table-cell table:style-name="ce45"/>
          <table:table-cell table:style-name="ce44"/>
          <table:table-cell table:style-name="ce45"/>
          <table:table-cell table:style-name="ce44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66"/>
        </table:table-row>
        <table:table-row table:style-name="ro7">
          <table:table-cell table:number-columns-repeated="2" table:style-name="ce33"/>
          <table:table-cell table:style-name="ce34"/>
          <table:table-cell table:number-columns-repeated="4" table:style-name="ce53"/>
          <table:table-cell table:style-name="ce33"/>
          <table:table-cell table:style-name="ce162"/>
          <table:table-cell table:style-name="ce163"/>
          <table:table-cell table:style-name="ce45"/>
          <table:table-cell table:style-name="ce44"/>
          <table:table-cell table:style-name="ce45"/>
          <table:table-cell table:style-name="ce44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66"/>
        </table:table-row>
        <table:table-row table:style-name="ro7">
          <table:table-cell table:number-columns-repeated="2" table:style-name="ce33"/>
          <table:table-cell office:value-type="string" table:number-columns-spanned="5" table:number-rows-spanned="1" table:style-name="ce98">
            <text:p>HISTOIRE 6</text:p>
          </table:table-cell>
          <table:covered-table-cell table:number-columns-repeated="4"/>
          <table:table-cell table:style-name="ce33"/>
          <table:table-cell table:style-name="ce162"/>
          <table:table-cell table:style-name="ce163"/>
          <table:table-cell table:style-name="ce45"/>
          <table:table-cell table:style-name="ce44"/>
          <table:table-cell table:style-name="ce45"/>
          <table:table-cell table:style-name="ce44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66"/>
        </table:table-row>
        <table:table-row table:style-name="ro7">
          <table:table-cell table:number-columns-repeated="2" table:style-name="ce33"/>
          <table:table-cell office:value-type="string" table:style-name="ce82">
            <text:p>Tâches</text:p>
          </table:table-cell>
          <table:table-cell office:value-type="string" table:style-name="ce83">
            <text:p>Pilote</text:p>
          </table:table-cell>
          <table:table-cell office:value-type="string" table:style-name="ce83">
            <text:p>Copilote</text:p>
          </table:table-cell>
          <table:table-cell office:value-type="string" table:style-name="ce83">
            <text:p>Points réels</text:p>
          </table:table-cell>
          <table:table-cell office:value-type="string" table:style-name="ce83">
            <text:p>Points estimés</text:p>
          </table:table-cell>
          <table:table-cell table:style-name="ce33"/>
          <table:table-cell table:style-name="ce162"/>
          <table:table-cell table:style-name="ce163"/>
          <table:table-cell table:style-name="ce45"/>
          <table:table-cell table:style-name="ce44"/>
          <table:table-cell table:style-name="ce45"/>
          <table:table-cell table:style-name="ce44"/>
          <table:table-cell table:number-columns-repeated="16370"/>
        </table:table-row>
        <table:table-row table:style-name="ro7">
          <table:table-cell table:number-columns-repeated="2" table:style-name="ce33"/>
          <table:table-cell office:value-type="string" table:style-name="ce85">
            <text:p>Ajout de collaborateurs à un projet</text:p>
          </table:table-cell>
          <table:table-cell office:value-type="string" table:style-name="ce86">
            <text:p>Chloé</text:p>
          </table:table-cell>
          <table:table-cell office:value-type="string" table:style-name="ce89">
            <text:p>Luca</text:p>
          </table:table-cell>
          <table:table-cell office:value-type="float" office:value="4" table:style-name="ce90">
            <text:p>4</text:p>
          </table:table-cell>
          <table:table-cell office:value-type="float" office:value="7" table:style-name="ce90">
            <text:p>7</text:p>
          </table:table-cell>
          <table:table-cell table:style-name="ce33"/>
          <table:table-cell table:style-name="ce162"/>
          <table:table-cell table:style-name="ce163"/>
          <table:table-cell table:style-name="ce45"/>
          <table:table-cell table:style-name="ce44"/>
          <table:table-cell table:style-name="ce45"/>
          <table:table-cell table:style-name="ce44"/>
          <table:table-cell table:number-columns-repeated="16370"/>
        </table:table-row>
        <table:table-row table:style-name="ro4">
          <table:table-cell table:number-columns-spanned="2" table:number-rows-spanned="1" table:style-name="ce72"/>
          <table:covered-table-cell/>
          <table:table-cell office:value-type="string" table:style-name="ce85">
            <text:p>Collaborateurs peuvent modifier/supprimer le projet don’t ils font partie</text:p>
          </table:table-cell>
          <table:table-cell office:value-type="string" table:style-name="ce86">
            <text:p>Chloé</text:p>
          </table:table-cell>
          <table:table-cell office:value-type="string" table:style-name="ce109">
            <text:p>Luca</text:p>
          </table:table-cell>
          <table:table-cell office:value-type="float" office:value="1" table:style-name="ce90">
            <text:p>1</text:p>
          </table:table-cell>
          <table:table-cell office:value-type="float" office:value="1" table:style-name="ce90">
            <text:p>1</text:p>
          </table:table-cell>
          <table:table-cell table:style-name="ce33"/>
          <table:table-cell table:style-name="ce162"/>
          <table:table-cell table:style-name="ce163"/>
          <table:table-cell table:style-name="ce45"/>
          <table:table-cell table:style-name="ce44"/>
          <table:table-cell table:style-name="ce45"/>
          <table:table-cell table:style-name="ce44"/>
          <table:table-cell table:number-columns-repeated="16370"/>
        </table:table-row>
        <table:table-row table:style-name="ro7">
          <table:table-cell table:number-columns-repeated="2" table:style-name="ce33"/>
          <table:table-cell office:value-type="string" table:style-name="ce85">
            <text:p>Tâches et sous-projets sont partagées</text:p>
          </table:table-cell>
          <table:table-cell office:value-type="string" table:style-name="ce86">
            <text:p>Chloé</text:p>
          </table:table-cell>
          <table:table-cell office:value-type="string" table:style-name="ce109">
            <text:p>Luca</text:p>
          </table:table-cell>
          <table:table-cell office:value-type="float" office:value="1" table:style-name="ce90">
            <text:p>1</text:p>
          </table:table-cell>
          <table:table-cell office:value-type="float" office:value="1" table:style-name="ce90">
            <text:p>1</text:p>
          </table:table-cell>
          <table:table-cell table:style-name="ce33"/>
          <table:table-cell table:style-name="ce162"/>
          <table:table-cell table:style-name="ce163"/>
          <table:table-cell table:style-name="ce45"/>
          <table:table-cell table:style-name="ce44"/>
          <table:table-cell table:style-name="ce45"/>
          <table:table-cell table:style-name="ce44"/>
          <table:table-cell table:number-columns-repeated="16370"/>
        </table:table-row>
        <table:table-row table:style-name="ro7">
          <table:table-cell table:number-columns-repeated="2" table:style-name="ce33"/>
          <table:table-cell office:value-type="string" table:style-name="ce85">
            <text:p>Possibilité d'assigner des tâches aux collaboraateurs</text:p>
          </table:table-cell>
          <table:table-cell office:value-type="string" table:style-name="ce86">
            <text:p>Chloé</text:p>
          </table:table-cell>
          <table:table-cell office:value-type="string" table:style-name="ce109">
            <text:p>Luca</text:p>
          </table:table-cell>
          <table:table-cell office:value-type="float" office:value="6" table:style-name="ce90">
            <text:p>6</text:p>
          </table:table-cell>
          <table:table-cell office:value-type="float" office:value="4" table:style-name="ce90">
            <text:p>4</text:p>
          </table:table-cell>
          <table:table-cell table:style-name="ce33"/>
          <table:table-cell table:style-name="ce162"/>
          <table:table-cell table:style-name="ce163"/>
          <table:table-cell table:style-name="ce45"/>
          <table:table-cell table:style-name="ce44"/>
          <table:table-cell table:style-name="ce45"/>
          <table:table-cell table:style-name="ce44"/>
          <table:table-cell table:number-columns-repeated="16370"/>
        </table:table-row>
        <table:table-row table:style-name="ro7">
          <table:table-cell table:number-columns-repeated="2" table:style-name="ce33"/>
          <table:table-cell office:value-type="string" table:style-name="ce85">
            <text:p>Tâches assignées doivent être visibles</text:p>
          </table:table-cell>
          <table:table-cell office:value-type="string" table:style-name="ce86">
            <text:p>Chloé</text:p>
          </table:table-cell>
          <table:table-cell office:value-type="string" table:style-name="ce109">
            <text:p>Luca</text:p>
          </table:table-cell>
          <table:table-cell office:value-type="float" office:value="2" table:style-name="ce90">
            <text:p>2</text:p>
          </table:table-cell>
          <table:table-cell office:value-type="float" office:value="6" table:style-name="ce90">
            <text:p>6</text:p>
          </table:table-cell>
          <table:table-cell table:style-name="ce33"/>
          <table:table-cell table:style-name="ce162"/>
          <table:table-cell table:style-name="ce163"/>
          <table:table-cell table:style-name="ce45"/>
          <table:table-cell table:style-name="ce44"/>
          <table:table-cell table:style-name="ce45"/>
          <table:table-cell table:style-name="ce44"/>
          <table:table-cell table:number-columns-repeated="16370"/>
        </table:table-row>
        <table:table-row table:style-name="ro7">
          <table:table-cell table:number-columns-repeated="2" table:style-name="ce33"/>
          <table:table-cell office:value-type="string" table:style-name="ce85">
            <text:p>Lier les rappels avec les collaborateurs</text:p>
          </table:table-cell>
          <table:table-cell office:value-type="string" table:style-name="ce86">
            <text:p>Chloé</text:p>
          </table:table-cell>
          <table:table-cell office:value-type="string" table:style-name="ce109">
            <text:p>Luca</text:p>
          </table:table-cell>
          <table:table-cell office:value-type="float" office:value="0" table:style-name="ce90">
            <text:p>0</text:p>
          </table:table-cell>
          <table:table-cell office:value-type="float" office:value="5" table:style-name="ce90">
            <text:p>5</text:p>
          </table:table-cell>
          <table:table-cell table:style-name="ce33"/>
          <table:table-cell table:style-name="ce162"/>
          <table:table-cell table:style-name="ce163"/>
          <table:table-cell table:style-name="ce45"/>
          <table:table-cell table:style-name="ce44"/>
          <table:table-cell table:style-name="ce45"/>
          <table:table-cell table:style-name="ce44"/>
          <table:table-cell table:number-columns-repeated="16370"/>
        </table:table-row>
        <table:table-row table:style-name="ro7">
          <table:table-cell table:number-columns-repeated="2" table:style-name="ce33"/>
          <table:table-cell office:value-type="string" table:number-columns-spanned="3" table:number-rows-spanned="1" table:style-name="ce98">
            <text:p>Total</text:p>
          </table:table-cell>
          <table:covered-table-cell table:number-columns-repeated="2"/>
          <table:table-cell office:value-type="float" office:value="14" table:formula="of:=SUM([.F50:.F54])" table:style-name="ce91">
            <text:p>14</text:p>
          </table:table-cell>
          <table:table-cell office:value-type="float" office:value="19" table:formula="of:=SUM([.G50:.G54])" table:style-name="ce91">
            <text:p>19</text:p>
          </table:table-cell>
          <table:table-cell table:style-name="ce33"/>
          <table:table-cell table:style-name="ce162"/>
          <table:table-cell table:style-name="ce163"/>
          <table:table-cell table:style-name="ce45"/>
          <table:table-cell table:style-name="ce44"/>
          <table:table-cell table:style-name="ce45"/>
          <table:table-cell table:style-name="ce44"/>
          <table:table-cell table:number-columns-repeated="16370"/>
        </table:table-row>
        <table:table-row table:style-name="ro4">
          <table:table-cell table:number-columns-repeated="2" table:style-name="ce33"/>
          <table:table-cell table:number-columns-spanned="3" table:number-rows-spanned="1" table:style-name="ce78"/>
          <table:covered-table-cell table:number-columns-repeated="2"/>
          <table:table-cell table:number-columns-repeated="2" table:style-name="ce53"/>
          <table:table-cell table:style-name="ce33"/>
          <table:table-cell table:style-name="ce162"/>
          <table:table-cell table:style-name="ce163"/>
          <table:table-cell table:style-name="ce45"/>
          <table:table-cell table:style-name="ce44"/>
          <table:table-cell table:style-name="ce45"/>
          <table:table-cell table:style-name="ce44"/>
          <table:table-cell table:number-columns-repeated="16370"/>
        </table:table-row>
        <table:table-row table:style-name="ro7">
          <table:table-cell table:number-columns-repeated="2" table:style-name="ce33"/>
          <table:table-cell office:value-type="string" table:number-columns-spanned="5" table:number-rows-spanned="1" table:style-name="ce97">
            <text:p>HISTOIRE 7</text:p>
          </table:table-cell>
          <table:covered-table-cell table:number-columns-repeated="4"/>
          <table:table-cell table:style-name="ce33"/>
          <table:table-cell table:style-name="ce162"/>
          <table:table-cell table:style-name="ce163"/>
          <table:table-cell table:style-name="ce45"/>
          <table:table-cell table:style-name="ce44"/>
          <table:table-cell table:style-name="ce45"/>
          <table:table-cell table:style-name="ce44"/>
          <table:table-cell table:number-columns-repeated="16370"/>
        </table:table-row>
        <table:table-row table:style-name="ro7">
          <table:table-cell table:number-columns-repeated="2" table:style-name="ce33"/>
          <table:table-cell office:value-type="string" table:style-name="ce82">
            <text:p>Tâches</text:p>
          </table:table-cell>
          <table:table-cell office:value-type="string" table:style-name="ce83">
            <text:p>Pilote</text:p>
          </table:table-cell>
          <table:table-cell office:value-type="string" table:style-name="ce83">
            <text:p>Copilote</text:p>
          </table:table-cell>
          <table:table-cell office:value-type="string" table:style-name="ce83">
            <text:p>Points réels</text:p>
          </table:table-cell>
          <table:table-cell office:value-type="string" table:style-name="ce83">
            <text:p>Points estimés</text:p>
          </table:table-cell>
          <table:table-cell table:style-name="ce33"/>
          <table:table-cell table:style-name="ce162"/>
          <table:table-cell table:style-name="ce163"/>
          <table:table-cell table:style-name="ce45"/>
          <table:table-cell table:style-name="ce44"/>
          <table:table-cell table:style-name="ce45"/>
          <table:table-cell table:style-name="ce44"/>
          <table:table-cell table:number-columns-repeated="16370"/>
        </table:table-row>
        <table:table-row table:style-name="ro7">
          <table:table-cell table:number-columns-repeated="2" table:style-name="ce33"/>
          <table:table-cell office:value-type="string" table:style-name="ce85">
            <text:p>Exporter un fichier compressé</text:p>
          </table:table-cell>
          <table:table-cell office:value-type="string" table:style-name="ce86">
            <text:p>HODAIBI Yassine</text:p>
          </table:table-cell>
          <table:table-cell office:value-type="string" table:style-name="ce86">
            <text:p>DEBILDE Jean-Jacques</text:p>
          </table:table-cell>
          <table:table-cell office:value-type="float" office:value="10" table:style-name="ce87">
            <text:p>10</text:p>
          </table:table-cell>
          <table:table-cell office:value-type="float" office:value="4" table:style-name="ce87">
            <text:p>4</text:p>
          </table:table-cell>
          <table:table-cell table:style-name="ce33"/>
          <table:table-cell table:style-name="ce162"/>
          <table:table-cell table:style-name="ce163"/>
          <table:table-cell table:style-name="ce45"/>
          <table:table-cell table:style-name="ce44"/>
          <table:table-cell table:style-name="ce45"/>
          <table:table-cell table:style-name="ce44"/>
          <table:table-cell table:number-columns-repeated="16370"/>
        </table:table-row>
        <table:table-row table:style-name="ro7">
          <table:table-cell table:number-columns-repeated="2" table:style-name="ce33"/>
          <table:table-cell office:value-type="string" table:style-name="ce85">
            <text:p>Importer un projet ayant été exporté</text:p>
          </table:table-cell>
          <table:table-cell office:value-type="string" table:style-name="ce86">
            <text:p>DEBILDE Jean-Jacques</text:p>
          </table:table-cell>
          <table:table-cell office:value-type="string" table:style-name="ce86">
            <text:p>HODAIBI Yassine</text:p>
          </table:table-cell>
          <table:table-cell office:value-type="float" office:value="14" table:style-name="ce87">
            <text:p>14</text:p>
          </table:table-cell>
          <table:table-cell office:value-type="float" office:value="4" table:style-name="ce87">
            <text:p>4</text:p>
          </table:table-cell>
          <table:table-cell table:style-name="ce33"/>
          <table:table-cell table:style-name="ce162"/>
          <table:table-cell table:style-name="ce163"/>
          <table:table-cell table:style-name="ce45"/>
          <table:table-cell table:style-name="ce44"/>
          <table:table-cell table:style-name="ce45"/>
          <table:table-cell table:style-name="ce44"/>
          <table:table-cell table:number-columns-repeated="16370"/>
        </table:table-row>
        <table:table-row table:style-name="ro7">
          <table:table-cell table:number-columns-repeated="2" table:style-name="ce33"/>
          <table:table-cell office:value-type="string" table:number-columns-spanned="3" table:number-rows-spanned="1" table:style-name="ce97">
            <text:p>Total</text:p>
          </table:table-cell>
          <table:covered-table-cell table:number-columns-repeated="2"/>
          <table:table-cell office:value-type="float" office:value="24" table:formula="of:=SUM([.F60:.F61])" table:style-name="ce88">
            <text:p>24</text:p>
          </table:table-cell>
          <table:table-cell office:value-type="float" office:value="8" table:formula="of:=SUM([.G60:.G61])" table:style-name="ce88">
            <text:p>8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70"/>
        </table:table-row>
        <table:table-row table:style-name="ro4">
          <table:table-cell table:number-columns-spanned="2" table:number-rows-spanned="1" table:style-name="ce72"/>
          <table:covered-table-cell/>
          <table:table-cell table:style-name="ce34"/>
          <table:table-cell table:number-columns-repeated="4" table:style-name="ce53"/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70"/>
        </table:table-row>
        <table:table-row table:style-name="ro4">
          <table:table-cell table:style-name="ce51"/>
          <table:table-cell table:style-name="ce33"/>
          <table:table-cell office:value-type="string" table:number-columns-spanned="5" table:number-rows-spanned="1" table:style-name="ce71">
            <text:p>HISTOIRE 8</text:p>
          </table:table-cell>
          <table:covered-table-cell table:number-columns-repeated="4"/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70"/>
        </table:table-row>
        <table:table-row table:style-name="ro4">
          <table:table-cell table:style-name="ce51"/>
          <table:table-cell table:style-name="ce33"/>
          <table:table-cell office:value-type="string" table:style-name="ce38">
            <text:p>Tâches</text:p>
          </table:table-cell>
          <table:table-cell office:value-type="string" table:style-name="ce39">
            <text:p>Pilote</text:p>
          </table:table-cell>
          <table:table-cell office:value-type="string" table:style-name="ce39">
            <text:p>Copilote</text:p>
          </table:table-cell>
          <table:table-cell office:value-type="string" table:style-name="ce39">
            <text:p>Points réels</text:p>
          </table:table-cell>
          <table:table-cell office:value-type="string" table:style-name="ce39">
            <text:p>Points estimés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70"/>
        </table:table-row>
        <table:table-row table:style-name="ro4">
          <table:table-cell table:style-name="ce95"/>
          <table:table-cell table:style-name="ce33"/>
          <table:table-cell office:value-type="string" table:style-name="ce147">
            <text:p>Visualisation des statistiques pour l'utilisateur + Interface</text:p>
          </table:table-cell>
          <table:table-cell office:value-type="string" table:style-name="ce148">
            <text:p>DESMET Aline</text:p>
          </table:table-cell>
          <table:table-cell office:value-type="string" table:style-name="ce149">
            <text:p>HODAIBI Yassine</text:p>
          </table:table-cell>
          <table:table-cell office:value-type="float" office:value="15" table:style-name="ce145">
            <text:p>15</text:p>
          </table:table-cell>
          <table:table-cell office:value-type="float" office:value="5" table:style-name="ce146">
            <text:p>5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70"/>
        </table:table-row>
        <table:table-row table:style-name="ro4">
          <table:table-cell table:style-name="ce95"/>
          <table:table-cell table:style-name="ce33"/>
          <table:table-cell office:value-type="string" table:style-name="ce147">
            <text:p>Visualiser les métriques pour un projet ou l'ensemble</text:p>
          </table:table-cell>
          <table:table-cell office:value-type="string" table:style-name="ce148">
            <text:p>DESMET Aline</text:p>
          </table:table-cell>
          <table:table-cell office:value-type="string" table:style-name="ce149">
            <text:p>HODAIBI Yassine</text:p>
          </table:table-cell>
          <table:table-cell office:value-type="float" office:value="2" table:style-name="ce145">
            <text:p>2</text:p>
          </table:table-cell>
          <table:table-cell office:value-type="float" office:value="3" table:style-name="ce146">
            <text:p>3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70"/>
        </table:table-row>
        <table:table-row table:style-name="ro4">
          <table:table-cell table:style-name="ce95"/>
          <table:table-cell table:style-name="ce33"/>
          <table:table-cell office:value-type="string" table:style-name="ce150">
            <text:p>Exporter les statistiques (json)</text:p>
          </table:table-cell>
          <table:table-cell office:value-type="string" table:style-name="ce151">
            <text:p>Diego</text:p>
          </table:table-cell>
          <table:table-cell office:value-type="string" table:style-name="ce152">
            <text:p>Aline</text:p>
          </table:table-cell>
          <table:table-cell office:value-type="float" office:value="4" table:style-name="ce146">
            <text:p>4</text:p>
          </table:table-cell>
          <table:table-cell office:value-type="float" office:value="1" table:style-name="ce146">
            <text:p>1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70"/>
        </table:table-row>
        <table:table-row table:style-name="ro4">
          <table:table-cell table:style-name="ce95"/>
          <table:table-cell table:style-name="ce33"/>
          <table:table-cell office:value-type="string" table:style-name="ce153">
            <text:p>Exporter les statistiques (csv)</text:p>
          </table:table-cell>
          <table:table-cell office:value-type="string" table:style-name="ce151">
            <text:p>DESMET Aline</text:p>
          </table:table-cell>
          <table:table-cell office:value-type="string" table:style-name="ce152">
            <text:p>Diego</text:p>
          </table:table-cell>
          <table:table-cell office:value-type="float" office:value="2" table:style-name="ce146">
            <text:p>2</text:p>
          </table:table-cell>
          <table:table-cell office:value-type="float" office:value="1" table:style-name="ce146">
            <text:p>1</text:p>
          </table:table-cell>
          <table:table-cell office:value-type="string" table:number-columns-spanned="7" table:number-rows-spanned="1" table:style-name="ce134">
            <text:p>TACHE EN PLUS 8</text:p>
          </table:table-cell>
          <table:covered-table-cell table:number-columns-repeated="6"/>
          <table:table-cell table:number-columns-repeated="16370"/>
        </table:table-row>
        <table:table-row table:style-name="ro7">
          <table:table-cell table:number-columns-repeated="2" table:style-name="ce33"/>
          <table:table-cell office:value-type="string" table:style-name="ce40">
            <text:p>Design "dashboard"</text:p>
          </table:table-cell>
          <table:table-cell office:value-type="string" table:style-name="ce41">
            <text:p>Diego</text:p>
          </table:table-cell>
          <table:table-cell office:value-type="string" table:style-name="ce49">
            <text:p>Aline</text:p>
          </table:table-cell>
          <table:table-cell office:value-type="float" office:value="5" table:style-name="ce50">
            <text:p>5</text:p>
          </table:table-cell>
          <table:table-cell office:value-type="float" office:value="2" table:style-name="ce50">
            <text:p>2</text:p>
          </table:table-cell>
          <table:table-cell office:value-type="string" table:number-columns-spanned="3" table:number-rows-spanned="1" table:style-name="ce157">
            <text:p>Design "dashboard"</text:p>
          </table:table-cell>
          <table:covered-table-cell table:number-columns-repeated="2"/>
          <table:table-cell office:value-type="string" table:style-name="ce139">
            <text:p>Diego</text:p>
          </table:table-cell>
          <table:table-cell office:value-type="string" table:style-name="ce140">
            <text:p>Aline</text:p>
          </table:table-cell>
          <table:table-cell office:value-type="float" office:value="5" table:style-name="ce141">
            <text:p>5</text:p>
          </table:table-cell>
          <table:table-cell office:value-type="float" office:value="2" table:style-name="ce141">
            <text:p>2</text:p>
          </table:table-cell>
          <table:table-cell table:number-columns-repeated="16370"/>
        </table:table-row>
        <table:table-row table:style-name="ro7">
          <table:table-cell table:number-columns-repeated="2" table:style-name="ce33"/>
          <table:table-cell office:value-type="string" table:style-name="ce40">
            <text:p>Exporter les statistiques générales</text:p>
          </table:table-cell>
          <table:table-cell office:value-type="string" table:style-name="ce41">
            <text:p>Diego</text:p>
          </table:table-cell>
          <table:table-cell office:value-type="string" table:style-name="ce49">
            <text:p>Aline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string" table:number-columns-spanned="3" table:number-rows-spanned="1" table:style-name="ce154">
            <text:p>Exporter les statistiques générales</text:p>
          </table:table-cell>
          <table:covered-table-cell table:number-columns-repeated="2"/>
          <table:table-cell office:value-type="string" table:style-name="ce129">
            <text:p>Diego</text:p>
          </table:table-cell>
          <table:table-cell office:value-type="string" table:style-name="ce130">
            <text:p>Aline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table:number-columns-repeated="16370"/>
        </table:table-row>
        <table:table-row table:style-name="ro7">
          <table:table-cell table:number-columns-repeated="2" table:style-name="ce33"/>
          <table:table-cell office:value-type="string" table:number-columns-spanned="3" table:number-rows-spanned="1" table:style-name="ce73">
            <text:p>Total</text:p>
          </table:table-cell>
          <table:covered-table-cell table:number-columns-repeated="2"/>
          <table:table-cell office:value-type="float" office:value="29" table:formula="of:=SUM([.F66:.F71])" table:style-name="ce52">
            <text:p>29</text:p>
          </table:table-cell>
          <table:table-cell office:value-type="float" office:value="13" table:formula="of:=SUM([.G66:.G71])" table:style-name="ce52">
            <text:p>13</text:p>
          </table:table-cell>
          <table:table-cell office:value-type="string" table:number-columns-spanned="5" table:number-rows-spanned="1" table:style-name="ce155">
            <text:p>Total</text:p>
          </table:table-cell>
          <table:covered-table-cell table:number-columns-repeated="4"/>
          <table:table-cell office:value-type="float" office:value="6" table:formula="of:=SUM([.M70:.M71])" table:style-name="ce125">
            <text:p>6</text:p>
          </table:table-cell>
          <table:table-cell office:value-type="float" office:value="3" table:formula="of:=SUM([.N70:.N71])" table:style-name="ce52">
            <text:p>3</text:p>
          </table:table-cell>
          <table:table-cell table:number-columns-repeated="16370"/>
        </table:table-row>
        <table:table-row table:style-name="ro4">
          <table:table-cell table:number-columns-repeated="2" table:style-name="ce33"/>
          <table:table-cell table:style-name="ce34"/>
          <table:table-cell table:number-columns-repeated="4" table:style-name="ce53"/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70"/>
        </table:table-row>
        <table:table-row table:style-name="ro7">
          <table:table-cell table:number-columns-repeated="2" table:style-name="ce33"/>
          <table:table-cell office:value-type="string" table:number-columns-spanned="5" table:number-rows-spanned="1" table:style-name="ce68">
            <text:p>HISTOIRE 9</text:p>
          </table:table-cell>
          <table:covered-table-cell table:number-columns-repeated="4"/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70"/>
        </table:table-row>
        <table:table-row table:style-name="ro7">
          <table:table-cell table:number-columns-repeated="2" table:style-name="ce33"/>
          <table:table-cell office:value-type="string" table:style-name="ce38">
            <text:p>Tâches</text:p>
          </table:table-cell>
          <table:table-cell office:value-type="string" table:style-name="ce39">
            <text:p>Pilote</text:p>
          </table:table-cell>
          <table:table-cell office:value-type="string" table:style-name="ce39">
            <text:p>Copilote</text:p>
          </table:table-cell>
          <table:table-cell office:value-type="string" table:style-name="ce39">
            <text:p>Points réels</text:p>
          </table:table-cell>
          <table:table-cell office:value-type="string" table:style-name="ce39">
            <text:p>Points estimés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70"/>
        </table:table-row>
        <table:table-row table:style-name="ro7">
          <table:table-cell table:number-columns-repeated="2" table:style-name="ce33"/>
          <table:table-cell office:value-type="string" table:style-name="ce40">
            <text:p>Intégration DropBox</text:p>
          </table:table-cell>
          <table:table-cell office:value-type="string" table:style-name="ce41">
            <text:p>EL MIRI Hamza</text:p>
          </table:table-cell>
          <table:table-cell office:value-type="string" table:style-name="ce41">
            <text:p>GJINI Johan, HORATIU Luci</text:p>
          </table:table-cell>
          <table:table-cell office:value-type="float" office:value="1" table:style-name="ce110">
            <text:p>1</text:p>
          </table:table-cell>
          <table:table-cell office:value-type="float" office:value="0" table:style-name="ce110">
            <text:p>0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70"/>
        </table:table-row>
        <table:table-row table:style-name="ro7">
          <table:table-cell table:number-columns-repeated="2" table:style-name="ce33"/>
          <table:table-cell office:value-type="string" table:style-name="ce40">
            <text:p>Exportation/Importation multiple</text:p>
          </table:table-cell>
          <table:table-cell office:value-type="string" table:style-name="ce41">
            <text:p>EL MIRI Hamza</text:p>
          </table:table-cell>
          <table:table-cell office:value-type="string" table:style-name="ce41">
            <text:p>GJINI Johan, HORATIU Luci</text:p>
          </table:table-cell>
          <table:table-cell office:value-type="float" office:value="2" table:style-name="ce110">
            <text:p>2</text:p>
          </table:table-cell>
          <table:table-cell office:value-type="float" office:value="2" table:style-name="ce110">
            <text:p>2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70"/>
        </table:table-row>
        <table:table-row table:style-name="ro7">
          <table:table-cell table:number-columns-repeated="2" table:style-name="ce33"/>
          <table:table-cell office:value-type="string" table:style-name="ce40">
            <text:p>Intégration GoogleDrive</text:p>
          </table:table-cell>
          <table:table-cell office:value-type="string" table:style-name="ce41">
            <text:p>EL MIRI Hamza</text:p>
          </table:table-cell>
          <table:table-cell office:value-type="string" table:style-name="ce41">
            <text:p>GJINI Johan, HORATIU Luci</text:p>
          </table:table-cell>
          <table:table-cell office:value-type="float" office:value="1" table:style-name="ce111">
            <text:p>1</text:p>
          </table:table-cell>
          <table:table-cell office:value-type="float" office:value="2" table:style-name="ce111">
            <text:p>2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70"/>
        </table:table-row>
        <table:table-row table:style-name="ro7">
          <table:table-cell table:number-columns-repeated="2" table:style-name="ce33"/>
          <table:table-cell office:value-type="string" table:style-name="ce40">
            <text:p>Tests</text:p>
          </table:table-cell>
          <table:table-cell office:value-type="string" table:style-name="ce41">
            <text:p>EL MIRI Hamza</text:p>
          </table:table-cell>
          <table:table-cell office:value-type="string" table:style-name="ce41">
            <text:p>GJINI Johan, HORATIU Luci</text:p>
          </table:table-cell>
          <table:table-cell office:value-type="float" office:value="1" table:style-name="ce111">
            <text:p>1</text:p>
          </table:table-cell>
          <table:table-cell office:value-type="float" office:value="1" table:style-name="ce111">
            <text:p>1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70"/>
        </table:table-row>
        <table:table-row table:style-name="ro7">
          <table:table-cell table:number-columns-repeated="2" table:style-name="ce33"/>
          <table:table-cell office:value-type="string" table:style-name="ce40">
            <text:p>Eléments de l'interface</text:p>
          </table:table-cell>
          <table:table-cell office:value-type="string" table:style-name="ce41">
            <text:p>EL MIRI Hamza</text:p>
          </table:table-cell>
          <table:table-cell office:value-type="string" table:style-name="ce41">
            <text:p>GJINI Johan, HORATIU Luci</text:p>
          </table:table-cell>
          <table:table-cell office:value-type="float" office:value="3" table:style-name="ce111">
            <text:p>3</text:p>
          </table:table-cell>
          <table:table-cell office:value-type="float" office:value="4" table:style-name="ce111">
            <text:p>4</text:p>
          </table:table-cell>
          <table:table-cell table:number-columns-repeated="3" table:style-name="ce33"/>
          <table:table-cell table:style-name="ce46"/>
          <table:table-cell table:style-name="ce33"/>
          <table:table-cell table:style-name="ce46"/>
          <table:table-cell table:style-name="ce33"/>
          <table:table-cell table:number-columns-repeated="16370"/>
        </table:table-row>
        <table:table-row table:style-name="ro7">
          <table:table-cell table:number-columns-repeated="2" table:style-name="ce33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8" table:formula="of:=SUM([.F76:.F80])" table:style-name="ce48">
            <text:p>8</text:p>
          </table:table-cell>
          <table:table-cell office:value-type="float" office:value="9" table:formula="of:=SUM([.G76:.G80])" table:style-name="ce4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table:number-columns-spanned="5" table:number-rows-spanned="1" table:style-name="ce78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5" table:number-rows-spanned="1" table:style-name="ce75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33"/>
          <table:table-cell office:value-type="string" table:style-name="ce54">
            <text:p>Tâches</text:p>
          </table:table-cell>
          <table:table-cell office:value-type="string" table:style-name="ce55">
            <text:p>Pilote</text:p>
          </table:table-cell>
          <table:table-cell office:value-type="string" table:style-name="ce55">
            <text:p>Copilote</text:p>
          </table:table-cell>
          <table:table-cell office:value-type="string" table:style-name="ce55">
            <text:p>Points réels</text:p>
          </table:table-cell>
          <table:table-cell office:value-type="string" table:style-name="ce5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6">
            <text:p>Intégration d'un système de rappels pour les projets et les tâches avec une date d'échéance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table:style-name="ce65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6">
            <text:p>Présenter les rappels à l'utilisateur lors du démarrage de l'application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table:style-name="ce65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6">
            <text:p>Possibilité de valider les rappels ou de les reporter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table:style-name="ce65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85:.F87])" table:style-name="ce66">
            <text:p>0</text:p>
          </table:table-cell>
          <table:table-cell office:value-type="float" office:value="0" table:formula="of:=SUM([.G85:.G87])" table:style-name="ce66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table:style-name="ce34"/>
          <table:table-cell table:number-columns-repeated="4" table:style-name="ce53"/>
          <table:table-cell table:number-columns-repeated="16377"/>
        </table:table-row>
        <table:table-row table:style-name="ro7">
          <table:table-cell table:number-columns-spanned="2" table:number-rows-spanned="1" table:style-name="ce72"/>
          <table:covered-table-cell/>
          <table:table-cell office:value-type="string" table:number-columns-spanned="5" table:number-rows-spanned="1" table:style-name="ce74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4">
            <text:p>Tâches</text:p>
          </table:table-cell>
          <table:table-cell office:value-type="string" table:style-name="ce55">
            <text:p>Pilote</text:p>
          </table:table-cell>
          <table:table-cell office:value-type="string" table:style-name="ce55">
            <text:p>Copilote</text:p>
          </table:table-cell>
          <table:table-cell office:value-type="string" table:style-name="ce55">
            <text:p>Points réels</text:p>
          </table:table-cell>
          <table:table-cell office:value-type="string" table:style-name="ce5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6">
            <text:p>Accès à une section d'aide 'informations et explications sur les fonctionnalités du programme)</text:p>
          </table:table-cell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table-cell office:value-type="float" office:value="0" table:style-name="ce58">
            <text:p>0</text:p>
          </table:table-cell>
          <table:table-cell table:style-name="ce58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6">
            <text:p>Intégration d'un tutoriel qui pourrait être démarré à partir de la section 'informations'</text:p>
          </table:table-cell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table-cell office:value-type="float" office:value="0" table:style-name="ce58">
            <text:p>0</text:p>
          </table:table-cell>
          <table:table-cell table:style-name="ce58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3" table:number-rows-spanned="1" table:style-name="ce74">
            <text:p>Total</text:p>
          </table:table-cell>
          <table:covered-table-cell table:number-columns-repeated="2"/>
          <table:table-cell office:value-type="float" office:value="0" table:formula="of:=SUM([.F92:.F93])" table:style-name="ce62">
            <text:p>0</text:p>
          </table:table-cell>
          <table:table-cell office:value-type="float" office:value="0" table:formula="of:=SUM([.G92:.G93])" table:style-name="ce6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table:style-name="ce34"/>
          <table:table-cell table:number-columns-repeated="7" table:style-name="ce33"/>
          <table:table-cell table:number-columns-repeated="16374"/>
        </table:table-row>
        <table:table-row table:style-name="ro7">
          <table:table-cell table:number-columns-repeated="2" table:style-name="ce33"/>
          <table:table-cell office:value-type="string" table:number-columns-spanned="5" table:number-rows-spanned="1" table:style-name="ce75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4">
            <text:p>Tâches</text:p>
          </table:table-cell>
          <table:table-cell office:value-type="string" table:style-name="ce55">
            <text:p>Pilote</text:p>
          </table:table-cell>
          <table:table-cell office:value-type="string" table:style-name="ce55">
            <text:p>Copilote</text:p>
          </table:table-cell>
          <table:table-cell office:value-type="string" table:style-name="ce55">
            <text:p>Points réels</text:p>
          </table:table-cell>
          <table:table-cell office:value-type="string" table:style-name="ce5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6">
            <text:p>Les données sauvegardées ne doivent pas être accesibles par des personnes tierces(confidentialité)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table:style-name="ce65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6">
            <text:p>Protection par mot de passe pour les fichiers ou les exportation de projet.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table:style-name="ce65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6">
            <text:p>Ne pouvoir ouvrir ou importer un fichier/un projet protégé que si le mo de passe entré est correcte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table:style-name="ce65"/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98:.F100])" table:style-name="ce66">
            <text:p>0</text:p>
          </table:table-cell>
          <table:table-cell office:value-type="float" office:value="0" table:formula="of:=SUM([.G98:.G100])" table:style-name="ce66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style-name="ce34"/>
          <table:table-cell table:number-columns-repeated="7" table:style-name="ce33"/>
          <table:table-cell table:number-columns-repeated="16374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74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4">
            <text:p>Tâches</text:p>
          </table:table-cell>
          <table:table-cell office:value-type="string" table:style-name="ce55">
            <text:p>Pilote</text:p>
          </table:table-cell>
          <table:table-cell office:value-type="string" table:style-name="ce55">
            <text:p>Copilote</text:p>
          </table:table-cell>
          <table:table-cell office:value-type="string" table:style-name="ce55">
            <text:p>Points réels</text:p>
          </table:table-cell>
          <table:table-cell office:value-type="string" table:style-name="ce5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1" table:number-rows-spanned="4" table:style-name="ce79">
            <text:p>Garantit que les données stockées dans l'application ne puissent pas être alétérées de façon fortuite,illicite ou malveillante.</text:p>
          </table:table-cell>
          <table:table-cell office:value-type="string" table:number-columns-spanned="1" table:number-rows-spanned="4" table:style-name="ce80">
            <text:p>/</text:p>
          </table:table-cell>
          <table:table-cell office:value-type="string" table:number-columns-spanned="1" table:number-rows-spanned="4" table:style-name="ce80">
            <text:p>/</text:p>
          </table:table-cell>
          <table:table-cell office:value-type="float" office:value="0" table:number-columns-spanned="1" table:number-rows-spanned="4" table:style-name="ce81">
            <text:p>0</text:p>
          </table:table-cell>
          <table:table-cell table:number-columns-spanned="1" table:number-rows-spanned="4" table:style-name="ce99"/>
          <table:table-cell table:number-columns-repeated="16377"/>
        </table:table-row>
        <table:table-row table:number-rows-repeated="2" table:style-name="ro7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56">
            <text:p>Garantit l'absence de modifications non autorisées.</text:p>
          </table:table-cell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table-cell office:value-type="float" office:value="0" table:style-name="ce58">
            <text:p>0</text:p>
          </table:table-cell>
          <table:table-cell table:style-name="ce58"/>
          <table:table-cell table:number-columns-repeated="16377"/>
        </table:table-row>
        <table:table-row table:style-name="ro9">
          <table:table-cell table:number-columns-repeated="2"/>
          <table:table-cell office:value-type="string" table:number-columns-spanned="3" table:number-rows-spanned="1" table:style-name="ce74">
            <text:p>Total</text:p>
          </table:table-cell>
          <table:covered-table-cell table:number-columns-repeated="2"/>
          <table:table-cell office:value-type="float" office:value="0" table:formula="of:=SUM([.F105:.F109])" table:style-name="ce62">
            <text:p>0</text:p>
          </table:table-cell>
          <table:table-cell office:value-type="float" office:value="0" table:formula="of:=SUM([.G105:.G109])" table:style-name="ce62">
            <text:p>0</text:p>
          </table:table-cell>
          <table:table-cell table:number-columns-repeated="16377"/>
        </table:table-row>
        <table:table-row table:number-rows-repeated="4" table:style-name="ro1">
          <table:table-cell table:number-columns-repeated="16384"/>
        </table:table-row>
        <table:table-row table:style-name="ro9">
          <table:table-cell table:number-columns-repeated="2"/>
          <table:table-cell office:value-type="string" table:number-columns-spanned="5" table:number-rows-spanned="1" table:style-name="ce115">
            <text:p>REFACTORING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112">
            <text:p>Tâches</text:p>
          </table:table-cell>
          <table:table-cell office:value-type="string" table:number-columns-spanned="2" table:number-rows-spanned="1" table:style-name="ce116">
            <text:p>Pilote</text:p>
          </table:table-cell>
          <table:covered-table-cell/>
          <table:table-cell office:value-type="string" table:style-name="ce113">
            <text:p>Points réels</text:p>
          </table:table-cell>
          <table:table-cell office:value-type="string" table:style-name="ce113">
            <text:p>Points estimés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number-columns-spanned="1" table:number-rows-spanned="4" table:style-name="ce117">
            <text:p>REFACTORING général</text:p>
          </table:table-cell>
          <table:table-cell office:value-type="string" table:number-columns-spanned="2" table:number-rows-spanned="4" table:style-name="ce118">
            <text:p>Aline,Hamza,Luca,Diego,Jean-Jacques,Yassine</text:p>
          </table:table-cell>
          <table:covered-table-cell/>
          <table:table-cell office:value-type="float" office:value="21" table:number-columns-spanned="1" table:number-rows-spanned="4" table:style-name="ce119">
            <text:p>21</text:p>
          </table:table-cell>
          <table:table-cell office:value-type="float" office:value="7" table:number-columns-spanned="1" table:number-rows-spanned="4" table:style-name="ce119">
            <text:p>7</text:p>
          </table:table-cell>
          <table:table-cell table:number-columns-repeated="16377"/>
        </table:table-row>
        <table:table-row table:number-rows-repeated="3" table:style-name="ro11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9">
          <table:table-cell table:number-columns-repeated="2"/>
          <table:table-cell office:value-type="string" table:number-columns-spanned="3" table:number-rows-spanned="1" table:style-name="ce120">
            <text:p>Total</text:p>
          </table:table-cell>
          <table:covered-table-cell table:number-columns-repeated="2"/>
          <table:table-cell office:value-type="float" office:value="21" table:formula="of:=SUM([.F117:.F120])" table:style-name="ce114">
            <text:p>21</text:p>
          </table:table-cell>
          <table:table-cell office:value-type="float" office:value="7" table:formula="of:=SUM([.G117:.G120])" table:style-name="ce114">
            <text:p>7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number-columns-repeated="8" table:style-name="ce33"/>
          <table:table-cell table:number-columns-repeated="16374"/>
        </table:table-row>
        <table:table-row table:number-rows-repeated="1048454" table:style-name="ro1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Chart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4" table:default-cell-style-name="ce33"/>
        <table:table-column table:style-name="co5" table:default-cell-style-name="ce33"/>
        <table:table-column table:style-name="co11" table:default-cell-style-name="ce33"/>
        <table:table-column table:style-name="co12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57" table:default-cell-style-name="ce33"/>
        <table:table-column table:style-name="co3" table:number-columns-repeated="16320" table:default-cell-style-name="ce1"/>
        <table:table-row table:style-name="ro1">
          <table:table-cell table:number-columns-repeated="10" table:style-name="ce33"/>
          <table:table-cell office:value-type="string" table:number-columns-spanned="4" table:number-rows-spanned="1" table:style-name="ce67">
            <text:p>Points restants</text:p>
          </table:table-cell>
          <table:covered-table-cell table:number-columns-repeated="3"/>
          <table:table-cell table:number-columns-repeated="50" table:style-name="ce33"/>
          <table:table-cell table:number-columns-repeated="16320"/>
        </table:table-row>
        <table:table-row table:style-name="ro3">
          <table:table-cell table:style-name="ce36"/>
          <table:table-cell table:style-name="ce33"/>
          <table:table-cell office:value-type="string" table:number-columns-spanned="5" table:number-rows-spanned="1" table:style-name="ce97">
            <text:p>HISTOIRE 1</text:p>
          </table:table-cell>
          <table:covered-table-cell table:number-columns-repeated="4"/>
          <table:table-cell table:number-columns-repeated="3" table:style-name="ce33"/>
          <table:table-cell office:value-type="string" table:number-columns-spanned="2" table:number-rows-spanned="1" table:style-name="ce67">
            <text:p>Histoire X</text:p>
          </table:table-cell>
          <table:covered-table-cell/>
          <table:table-cell office:value-type="string" table:number-columns-spanned="2" table:number-rows-spanned="1" table:style-name="ce67">
            <text:p>Histoire Y</text:p>
          </table:table-cell>
          <table:covered-table-cell/>
          <table:table-cell office:value-type="string" table:number-columns-spanned="2" table:number-rows-spanned="1" table:style-name="ce69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33"/>
          <table:table-cell office:value-type="string" table:style-name="ce82">
            <text:p>Tâches</text:p>
          </table:table-cell>
          <table:table-cell office:value-type="string" table:style-name="ce83">
            <text:p>Pilote</text:p>
          </table:table-cell>
          <table:table-cell office:value-type="string" table:style-name="ce83">
            <text:p>Copilote</text:p>
          </table:table-cell>
          <table:table-cell office:value-type="string" table:style-name="ce83">
            <text:p>Points réels</text:p>
          </table:table-cell>
          <table:table-cell office:value-type="string" table:style-name="ce83">
            <text:p>Points estimés</text:p>
          </table:table-cell>
          <table:table-cell table:style-name="ce33"/>
          <table:table-cell office:value-type="string" table:number-columns-spanned="2" table:number-rows-spanned="1" table:style-name="ce67">
            <text:p>Jour</text:p>
          </table:table-cell>
          <table:covered-table-cell/>
          <table:table-cell office:value-type="string" table:style-name="ce35">
            <text:p>Idéal</text:p>
          </table:table-cell>
          <table:table-cell office:value-type="string" table:style-name="ce35">
            <text:p>Réel</text:p>
          </table:table-cell>
          <table:table-cell office:value-type="string" table:style-name="ce35">
            <text:p>Idéal</text:p>
          </table:table-cell>
          <table:table-cell office:value-type="string" table:style-name="ce35">
            <text:p>Réel</text:p>
          </table:table-cell>
          <table:table-cell office:value-type="string" table:style-name="ce35">
            <text:p>Idéal</text:p>
          </table:table-cell>
          <table:table-cell office:value-type="string" table:style-name="ce3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33"/>
          <table:table-cell office:value-type="string" table:style-name="ce85">
            <text:p>Interface de connexion</text:p>
          </table:table-cell>
          <table:table-cell office:value-type="string" table:style-name="ce86">
            <text:p>BENITEZ ALBERDI Diego</text:p>
          </table:table-cell>
          <table:table-cell office:value-type="string" table:style-name="ce86">
            <text:p>DEKEYSER Chloe</text:p>
          </table:table-cell>
          <table:table-cell office:value-type="float" office:value="13" table:style-name="ce87">
            <text:p>13</text:p>
          </table:table-cell>
          <table:table-cell office:value-type="float" office:value="10" table:style-name="ce87">
            <text:p>10</text:p>
          </table:table-cell>
          <table:table-cell table:style-name="ce33"/>
          <table:table-cell office:value-type="date" office:date-value="2018-03-06T00:00:00" table:style-name="ce164">
            <text:p>06-03-2018</text:p>
          </table:table-cell>
          <table:table-cell office:value-type="float" office:value="0" table:style-name="ce165">
            <text:p>0</text:p>
          </table:table-cell>
          <table:table-cell office:value-type="float" office:value="0" table:formula="of:=[.$G$11]*(1-1/[.$I$12]*[.J4])" table:style-name="ce44">
            <text:p>0</text:p>
          </table:table-cell>
          <table:table-cell office:value-type="float" office:value="35" table:style-name="ce44">
            <text:p>35</text:p>
          </table:table-cell>
          <table:table-cell office:value-type="float" office:value="30" table:style-name="ce33">
            <text:p>30</text:p>
          </table:table-cell>
          <table:table-cell office:value-type="float" office:value="35" table:style-name="ce33">
            <text:p>35</text:p>
          </table:table-cell>
          <table:table-cell office:value-type="float" office:value="30" table:formula="of:=[.K4]+[.M4]" table:style-name="ce33">
            <text:p>30</text:p>
          </table:table-cell>
          <table:table-cell office:value-type="float" office:value="70" table:formula="of:=[.L4]+[.N4]" table:style-name="ce33">
            <text:p>70</text:p>
          </table:table-cell>
          <table:table-cell table:number-columns-repeated="16368"/>
        </table:table-row>
        <table:table-row table:style-name="ro5">
          <table:table-cell table:style-name="ce47"/>
          <table:table-cell table:style-name="ce33"/>
          <table:table-cell office:value-type="string" table:style-name="ce85">
            <text:p>Conditions d'utilisation</text:p>
          </table:table-cell>
          <table:table-cell office:value-type="string" table:style-name="ce86">
            <text:p>DESMET Aline</text:p>
          </table:table-cell>
          <table:table-cell office:value-type="string" table:style-name="ce86">
            <text:p>HODAIBI Yassine</text:p>
          </table:table-cell>
          <table:table-cell office:value-type="float" office:value="8" table:style-name="ce87">
            <text:p>8</text:p>
          </table:table-cell>
          <table:table-cell office:value-type="float" office:value="3" table:style-name="ce87">
            <text:p>3</text:p>
          </table:table-cell>
          <table:table-cell table:style-name="ce33"/>
          <table:table-cell office:value-type="date" office:date-value="2018-03-07T00:00:00" table:style-name="ce164">
            <text:p>07-03-2018</text:p>
          </table:table-cell>
          <table:table-cell office:value-type="float" office:value="1" table:style-name="ce165">
            <text:p>1</text:p>
          </table:table-cell>
          <table:table-cell office:value-type="float" office:value="0" table:formula="of:=[.$G$11]*(1-1/[.$I$12]*[.J5])" table:style-name="ce44">
            <text:p>0</text:p>
          </table:table-cell>
          <table:table-cell office:value-type="float" office:value="33" table:style-name="ce44">
            <text:p>33</text:p>
          </table:table-cell>
          <table:table-cell office:value-type="float" office:value="25" table:style-name="ce33">
            <text:p>25</text:p>
          </table:table-cell>
          <table:table-cell office:value-type="float" office:value="30" table:style-name="ce33">
            <text:p>30</text:p>
          </table:table-cell>
          <table:table-cell office:value-type="float" office:value="25" table:formula="of:=[.K5]+[.M5]" table:style-name="ce33">
            <text:p>25</text:p>
          </table:table-cell>
          <table:table-cell office:value-type="float" office:value="63" table:formula="of:=[.L5]+[.N5]" table:style-name="ce33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33"/>
          <table:table-cell office:value-type="string" table:style-name="ce85">
            <text:p>Base de données utilisateurs</text:p>
          </table:table-cell>
          <table:table-cell office:value-type="string" table:style-name="ce86">
            <text:p>EL MIRI Hamza</text:p>
          </table:table-cell>
          <table:table-cell office:value-type="string" table:style-name="ce86">
            <text:p>DEBILDE Jean-Jacques</text:p>
          </table:table-cell>
          <table:table-cell office:value-type="float" office:value="4" table:style-name="ce87">
            <text:p>4</text:p>
          </table:table-cell>
          <table:table-cell office:value-type="float" office:value="15" table:style-name="ce87">
            <text:p>15</text:p>
          </table:table-cell>
          <table:table-cell table:style-name="ce33"/>
          <table:table-cell office:value-type="date" office:date-value="2018-03-08T00:00:00" table:style-name="ce164">
            <text:p>08-03-2018</text:p>
          </table:table-cell>
          <table:table-cell office:value-type="float" office:value="2" table:style-name="ce165">
            <text:p>2</text:p>
          </table:table-cell>
          <table:table-cell office:value-type="float" office:value="0" table:formula="of:=[.$G$11]*(1-1/[.$I$12]*[.J6])" table:style-name="ce44">
            <text:p>0</text:p>
          </table:table-cell>
          <table:table-cell office:value-type="float" office:value="28" table:style-name="ce44">
            <text:p>28</text:p>
          </table:table-cell>
          <table:table-cell office:value-type="float" office:value="22" table:style-name="ce33">
            <text:p>22</text:p>
          </table:table-cell>
          <table:table-cell office:value-type="float" office:value="31" table:style-name="ce33">
            <text:p>31</text:p>
          </table:table-cell>
          <table:table-cell office:value-type="float" office:value="22" table:formula="of:=[.K6]+[.M6]" table:style-name="ce33">
            <text:p>22</text:p>
          </table:table-cell>
          <table:table-cell office:value-type="float" office:value="59" table:formula="of:=[.L6]+[.N6]" table:style-name="ce33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33"/>
          <table:table-cell office:value-type="string" table:style-name="ce85">
            <text:p>Validation de données de connexion</text:p>
          </table:table-cell>
          <table:table-cell office:value-type="string" table:style-name="ce86">
            <text:p>EL MIRI Hamza</text:p>
          </table:table-cell>
          <table:table-cell office:value-type="string" table:style-name="ce86">
            <text:p>DEBILDE Jean-Jacques</text:p>
          </table:table-cell>
          <table:table-cell office:value-type="float" office:value="1" table:style-name="ce87">
            <text:p>1</text:p>
          </table:table-cell>
          <table:table-cell office:value-type="float" office:value="2" table:style-name="ce87">
            <text:p>2</text:p>
          </table:table-cell>
          <table:table-cell table:style-name="ce33"/>
          <table:table-cell office:value-type="date" office:date-value="2018-03-09T00:00:00" table:style-name="ce164">
            <text:p>09-03-2018</text:p>
          </table:table-cell>
          <table:table-cell office:value-type="float" office:value="3" table:style-name="ce165">
            <text:p>3</text:p>
          </table:table-cell>
          <table:table-cell office:value-type="float" office:value="0" table:formula="of:=[.$G$11]*(1-1/[.$I$12]*[.J7])" table:style-name="ce44">
            <text:p>0</text:p>
          </table:table-cell>
          <table:table-cell office:value-type="float" office:value="25" table:style-name="ce44">
            <text:p>25</text:p>
          </table:table-cell>
          <table:table-cell office:value-type="float" office:value="25" table:style-name="ce33">
            <text:p>25</text:p>
          </table:table-cell>
          <table:table-cell office:value-type="float" office:value="26" table:style-name="ce33">
            <text:p>26</text:p>
          </table:table-cell>
          <table:table-cell office:value-type="float" office:value="25" table:formula="of:=[.K7]+[.M7]" table:style-name="ce33">
            <text:p>25</text:p>
          </table:table-cell>
          <table:table-cell office:value-type="float" office:value="51" table:formula="of:=[.L7]+[.N7]" table:style-name="ce33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33"/>
          <table:table-cell office:value-type="string" table:number-columns-spanned="3" table:number-rows-spanned="1" table:style-name="ce97">
            <text:p>Total</text:p>
          </table:table-cell>
          <table:covered-table-cell table:number-columns-repeated="2"/>
          <table:table-cell office:value-type="float" office:value="26" table:formula="of:=SUM([.F4:.F7])" table:style-name="ce88">
            <text:p>26</text:p>
          </table:table-cell>
          <table:table-cell office:value-type="float" office:value="30" table:formula="of:=SUM([.G4:.G7])" table:style-name="ce88">
            <text:p>30</text:p>
          </table:table-cell>
          <table:table-cell table:style-name="ce33"/>
          <table:table-cell office:value-type="date" office:date-value="2018-03-10T00:00:00" table:style-name="ce164">
            <text:p>10-03-2018</text:p>
          </table:table-cell>
          <table:table-cell office:value-type="float" office:value="4" table:style-name="ce165">
            <text:p>4</text:p>
          </table:table-cell>
          <table:table-cell office:value-type="float" office:value="0" table:formula="of:=[.$G$11]*(1-1/[.$I$12]*[.J8])" table:style-name="ce44">
            <text:p>0</text:p>
          </table:table-cell>
          <table:table-cell office:value-type="float" office:value="12" table:style-name="ce44">
            <text:p>12</text:p>
          </table:table-cell>
          <table:table-cell office:value-type="float" office:value="10" table:style-name="ce33">
            <text:p>10</text:p>
          </table:table-cell>
          <table:table-cell office:value-type="float" office:value="12" table:style-name="ce33">
            <text:p>12</text:p>
          </table:table-cell>
          <table:table-cell office:value-type="float" office:value="10" table:formula="of:=[.K8]+[.M8]" table:style-name="ce33">
            <text:p>10</text:p>
          </table:table-cell>
          <table:table-cell office:value-type="float" office:value="24" table:formula="of:=[.L8]+[.N8]" table:style-name="ce33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33"/>
          <table:table-cell table:style-name="ce34"/>
          <table:table-cell table:number-columns-repeated="5" table:style-name="ce33"/>
          <table:table-cell office:value-type="date" office:date-value="2018-03-11T00:00:00" table:style-name="ce164">
            <text:p>11-03-2018</text:p>
          </table:table-cell>
          <table:table-cell office:value-type="float" office:value="5" table:style-name="ce165">
            <text:p>5</text:p>
          </table:table-cell>
          <table:table-cell office:value-type="float" office:value="0" table:formula="of:=[.$G$11]*(1-1/[.$I$12]*[.J9])" table:style-name="ce44">
            <text:p>0</text:p>
          </table:table-cell>
          <table:table-cell office:value-type="float" office:value="10" table:style-name="ce44">
            <text:p>10</text:p>
          </table:table-cell>
          <table:table-cell office:value-type="float" office:value="5" table:style-name="ce33">
            <text:p>5</text:p>
          </table:table-cell>
          <table:table-cell office:value-type="float" office:value="7" table:style-name="ce33">
            <text:p>7</text:p>
          </table:table-cell>
          <table:table-cell office:value-type="float" office:value="5" table:formula="of:=[.K9]+[.M9]" table:style-name="ce33">
            <text:p>5</text:p>
          </table:table-cell>
          <table:table-cell office:value-type="float" office:value="17" table:formula="of:=[.L9]+[.N9]" table:style-name="ce33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33"/>
          <table:table-cell table:style-name="ce34"/>
          <table:table-cell table:number-columns-repeated="5" table:style-name="ce33"/>
          <table:table-cell office:value-type="date" office:date-value="2018-03-12T00:00:00" table:style-name="ce164">
            <text:p>12-03-2018</text:p>
          </table:table-cell>
          <table:table-cell office:value-type="float" office:value="6" table:style-name="ce165">
            <text:p>6</text:p>
          </table:table-cell>
          <table:table-cell office:value-type="float" office:value="0" table:formula="of:=[.$G$11]*(1-1/[.$I$12]*[.J10])" table:style-name="ce44">
            <text:p>0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33">
            <text:p>0</text:p>
          </table:table-cell>
          <table:table-cell office:value-type="float" office:value="2" table:style-name="ce33">
            <text:p>2</text:p>
          </table:table-cell>
          <table:table-cell office:value-type="float" office:value="0" table:formula="of:=[.K10]+[.M10]" table:style-name="ce33">
            <text:p>0</text:p>
          </table:table-cell>
          <table:table-cell office:value-type="float" office:value="7" table:formula="of:=[.L10]+[.N10]" table:style-name="ce33">
            <text:p>7</text:p>
          </table:table-cell>
          <table:table-cell table:number-columns-repeated="16368"/>
        </table:table-row>
        <table:table-row table:style-name="ro4">
          <table:table-cell table:style-name="ce47"/>
          <table:table-cell table:style-name="ce33"/>
          <table:table-cell office:value-type="string" table:number-columns-spanned="5" table:number-rows-spanned="1" table:style-name="ce98">
            <text:p>HISTOIRE 2</text:p>
          </table:table-cell>
          <table:covered-table-cell table:number-columns-repeated="4"/>
          <table:table-cell table:style-name="ce33"/>
          <table:table-cell office:value-type="date" office:date-value="2018-03-13T00:00:00" table:style-name="ce164">
            <text:p>13-03-2018</text:p>
          </table:table-cell>
          <table:table-cell office:value-type="float" office:value="7" table:style-name="ce165">
            <text:p>7</text:p>
          </table:table-cell>
          <table:table-cell office:value-type="float" office:value="0" table:formula="of:=[.$G$11]*(1-1/[.$I$12]*[.J11])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[.K11]+[.M11]" table:style-name="ce33">
            <text:p>0</text:p>
          </table:table-cell>
          <table:table-cell office:value-type="float" office:value="0" table:formula="of:=[.L11]+[.N11]" table:style-name="ce33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33"/>
          <table:table-cell office:value-type="string" table:style-name="ce82">
            <text:p>Tâches</text:p>
          </table:table-cell>
          <table:table-cell office:value-type="string" table:style-name="ce83">
            <text:p>Pilote</text:p>
          </table:table-cell>
          <table:table-cell office:value-type="string" table:style-name="ce83">
            <text:p>Copilote</text:p>
          </table:table-cell>
          <table:table-cell office:value-type="string" table:style-name="ce83">
            <text:p>Points réels</text:p>
          </table:table-cell>
          <table:table-cell office:value-type="string" table:style-name="ce83">
            <text:p>Points estimés</text:p>
          </table:table-cell>
          <table:table-cell table:style-name="ce33"/>
          <table:table-cell office:value-type="float" office:value="7" table:formula="of:=COUNTA([.I4:.I11])-1" table:style-name="ce121">
            <text:p>7</text:p>
          </table:table-cell>
          <table:table-cell table:number-columns-repeated="55" table:style-name="ce33"/>
          <table:table-cell table:number-columns-repeated="16320"/>
        </table:table-row>
        <table:table-row table:style-name="ro5">
          <table:table-cell table:number-columns-repeated="2" table:style-name="ce33"/>
          <table:table-cell office:value-type="string" table:style-name="ce85">
            <text:p>Création de projets</text:p>
          </table:table-cell>
          <table:table-cell office:value-type="string" table:style-name="ce86">
            <text:p>DE SANTOS Luca</text:p>
          </table:table-cell>
          <table:table-cell office:value-type="string" table:style-name="ce89">
            <text:p>LUCI Horatiu, GJINI Johan</text:p>
          </table:table-cell>
          <table:table-cell office:value-type="float" office:value="20" table:style-name="ce90">
            <text:p>20</text:p>
          </table:table-cell>
          <table:table-cell office:value-type="float" office:value="12" table:style-name="ce90">
            <text:p>12</text:p>
          </table:table-cell>
          <table:table-cell table:number-columns-repeated="57" table:style-name="ce33"/>
          <table:table-cell table:number-columns-repeated="16320"/>
        </table:table-row>
        <table:table-row table:style-name="ro7">
          <table:table-cell table:number-columns-spanned="2" table:number-rows-spanned="1" table:style-name="ce72"/>
          <table:covered-table-cell/>
          <table:table-cell office:value-type="string" table:style-name="ce85">
            <text:p>Création de sous-projets</text:p>
          </table:table-cell>
          <table:table-cell office:value-type="string" table:style-name="ce86">
            <text:p>DE SANTOS Luca</text:p>
          </table:table-cell>
          <table:table-cell office:value-type="string" table:style-name="ce89">
            <text:p>LUCI Horatiu, GJINI Johan</text:p>
          </table:table-cell>
          <table:table-cell office:value-type="float" office:value="4" table:style-name="ce90">
            <text:p>4</text:p>
          </table:table-cell>
          <table:table-cell office:value-type="float" office:value="2" table:style-name="ce90">
            <text:p>2</text:p>
          </table:table-cell>
          <table:table-cell table:number-columns-repeated="57" table:style-name="ce33"/>
          <table:table-cell table:number-columns-repeated="16320"/>
        </table:table-row>
        <table:table-row table:style-name="ro7">
          <table:table-cell table:number-columns-repeated="2" table:style-name="ce33"/>
          <table:table-cell office:value-type="string" table:style-name="ce85">
            <text:p>Ajout de tâches aux projets</text:p>
          </table:table-cell>
          <table:table-cell office:value-type="string" table:style-name="ce86">
            <text:p>DE SANTOS Luca</text:p>
          </table:table-cell>
          <table:table-cell office:value-type="string" table:style-name="ce89">
            <text:p>LUCI Horatiu, GJINI Johan</text:p>
          </table:table-cell>
          <table:table-cell office:value-type="float" office:value="3" table:style-name="ce90">
            <text:p>3</text:p>
          </table:table-cell>
          <table:table-cell office:value-type="float" office:value="7" table:style-name="ce90">
            <text:p>7</text:p>
          </table:table-cell>
          <table:table-cell table:number-columns-repeated="57" table:style-name="ce33"/>
          <table:table-cell table:number-columns-repeated="16320"/>
        </table:table-row>
        <table:table-row table:style-name="ro8">
          <table:table-cell table:number-columns-repeated="2" table:style-name="ce33"/>
          <table:table-cell office:value-type="string" table:style-name="ce85">
            <text:p>Mode édition</text:p>
          </table:table-cell>
          <table:table-cell office:value-type="string" table:style-name="ce86">
            <text:p>BENITEZ ALBERDI DIEGO</text:p>
          </table:table-cell>
          <table:table-cell office:value-type="string" table:style-name="ce89">
            <text:p>DEKEYSER Chloe</text:p>
          </table:table-cell>
          <table:table-cell office:value-type="float" office:value="10" table:style-name="ce90">
            <text:p>10</text:p>
          </table:table-cell>
          <table:table-cell office:value-type="float" office:value="10" table:style-name="ce90">
            <text:p>10</text:p>
          </table:table-cell>
          <table:table-cell table:number-columns-repeated="57" table:style-name="ce33"/>
          <table:table-cell table:number-columns-repeated="16320"/>
        </table:table-row>
        <table:table-row table:style-name="ro8">
          <table:table-cell table:number-columns-repeated="2" table:style-name="ce33"/>
          <table:table-cell office:value-type="string" table:style-name="ce85">
            <text:p>Suppression de projet</text:p>
          </table:table-cell>
          <table:table-cell office:value-type="string" table:style-name="ce86">
            <text:p>DE SANTOS Luca</text:p>
          </table:table-cell>
          <table:table-cell office:value-type="string" table:style-name="ce89">
            <text:p>LUCI Horatiu, GJINI Johan</text:p>
          </table:table-cell>
          <table:table-cell office:value-type="float" office:value="3" table:style-name="ce90">
            <text:p>3</text:p>
          </table:table-cell>
          <table:table-cell office:value-type="float" office:value="2" table:style-name="ce90">
            <text:p>2</text:p>
          </table:table-cell>
          <table:table-cell table:number-columns-repeated="57" table:style-name="ce33"/>
          <table:table-cell table:number-columns-repeated="16320"/>
        </table:table-row>
        <table:table-row table:style-name="ro8">
          <table:table-cell table:number-columns-repeated="2" table:style-name="ce33"/>
          <table:table-cell office:value-type="string" table:style-name="ce85">
            <text:p>Tags colorés</text:p>
          </table:table-cell>
          <table:table-cell office:value-type="string" table:style-name="ce86">
            <text:p>DE SANTOS Luca</text:p>
          </table:table-cell>
          <table:table-cell office:value-type="string" table:style-name="ce89">
            <text:p>DEKEYSER Chloe</text:p>
          </table:table-cell>
          <table:table-cell office:value-type="float" office:value="3" table:style-name="ce90">
            <text:p>3</text:p>
          </table:table-cell>
          <table:table-cell office:value-type="float" office:value="5" table:style-name="ce90">
            <text:p>5</text:p>
          </table:table-cell>
          <table:table-cell table:number-columns-repeated="57" table:style-name="ce33"/>
          <table:table-cell table:number-columns-repeated="16320"/>
        </table:table-row>
        <table:table-row table:style-name="ro8">
          <table:table-cell table:number-columns-repeated="2" table:style-name="ce33"/>
          <table:table-cell office:value-type="string" table:number-columns-spanned="3" table:number-rows-spanned="1" table:style-name="ce98">
            <text:p>Total</text:p>
          </table:table-cell>
          <table:covered-table-cell table:number-columns-repeated="2"/>
          <table:table-cell office:value-type="float" office:value="43" table:formula="of:=SUM([.F13:.F18])" table:style-name="ce91">
            <text:p>43</text:p>
          </table:table-cell>
          <table:table-cell office:value-type="float" office:value="38" table:formula="of:=SUM([.G13:.G18])" table:style-name="ce91">
            <text:p>38</text:p>
          </table:table-cell>
          <table:table-cell table:number-columns-repeated="57" table:style-name="ce33"/>
          <table:table-cell table:number-columns-repeated="16320"/>
        </table:table-row>
        <table:table-row table:style-name="ro8">
          <table:table-cell table:number-columns-repeated="2" table:style-name="ce33"/>
          <table:table-cell table:style-name="ce34"/>
          <table:table-cell table:number-columns-repeated="4" table:style-name="ce53"/>
          <table:table-cell table:number-columns-repeated="57" table:style-name="ce33"/>
          <table:table-cell table:number-columns-repeated="16320"/>
        </table:table-row>
        <table:table-row table:style-name="ro7">
          <table:table-cell table:number-columns-repeated="2" table:style-name="ce33"/>
          <table:table-cell table:style-name="ce34"/>
          <table:table-cell table:number-columns-repeated="4" table:style-name="ce53"/>
          <table:table-cell table:number-columns-repeated="57" table:style-name="ce33"/>
          <table:table-cell table:number-columns-repeated="16320"/>
        </table:table-row>
        <table:table-row table:style-name="ro7">
          <table:table-cell table:number-columns-repeated="2" table:style-name="ce33"/>
          <table:table-cell office:value-type="string" table:number-columns-spanned="5" table:number-rows-spanned="1" table:style-name="ce68">
            <text:p>HISTOIRE 3</text:p>
          </table:table-cell>
          <table:covered-table-cell table:number-columns-repeated="4"/>
          <table:table-cell table:number-columns-repeated="57" table:style-name="ce33"/>
          <table:table-cell table:number-columns-repeated="16320"/>
        </table:table-row>
        <table:table-row table:style-name="ro7">
          <table:table-cell table:style-name="ce59"/>
          <table:table-cell table:style-name="ce33"/>
          <table:table-cell office:value-type="string" table:style-name="ce38">
            <text:p>Tâches</text:p>
          </table:table-cell>
          <table:table-cell office:value-type="string" table:style-name="ce39">
            <text:p>Pilote</text:p>
          </table:table-cell>
          <table:table-cell office:value-type="string" table:style-name="ce39">
            <text:p>Copilote</text:p>
          </table:table-cell>
          <table:table-cell office:value-type="string" table:style-name="ce39">
            <text:p>Points réels</text:p>
          </table:table-cell>
          <table:table-cell office:value-type="string" table:style-name="ce39">
            <text:p>Points estimés</text:p>
          </table:table-cell>
          <table:table-cell table:number-columns-repeated="5" table:style-name="ce60"/>
          <table:table-cell table:style-name="ce59"/>
          <table:table-cell table:number-columns-repeated="16371"/>
        </table:table-row>
        <table:table-row table:style-name="ro7">
          <table:table-cell table:style-name="ce59"/>
          <table:table-cell table:style-name="ce33"/>
          <table:table-cell office:value-type="string" table:style-name="ce104">
            <text:p>Date début/fin des tâches</text:p>
          </table:table-cell>
          <table:table-cell office:value-type="string" table:style-name="ce105">
            <text:p>Luca</text:p>
          </table:table-cell>
          <table:table-cell office:value-type="string" table:style-name="ce105">
            <text:p>Chloé</text:p>
          </table:table-cell>
          <table:table-cell office:value-type="float" office:value="2" table:style-name="ce106">
            <text:p>2</text:p>
          </table:table-cell>
          <table:table-cell office:value-type="float" office:value="1" table:style-name="ce106">
            <text:p>1</text:p>
          </table:table-cell>
          <table:table-cell table:number-columns-repeated="5" table:style-name="ce59"/>
          <table:table-cell table:style-name="ce61"/>
          <table:table-cell table:number-columns-repeated="16371"/>
        </table:table-row>
        <table:table-row table:style-name="ro7">
          <table:table-cell table:style-name="ce60"/>
          <table:table-cell table:style-name="ce33"/>
          <table:table-cell office:value-type="string" table:style-name="ce104">
            <text:p>Sélection de dates via interface calendrier</text:p>
          </table:table-cell>
          <table:table-cell office:value-type="string" table:style-name="ce105">
            <text:p>Luca</text:p>
          </table:table-cell>
          <table:table-cell office:value-type="string" table:style-name="ce105">
            <text:p>Chloé</text:p>
          </table:table-cell>
          <table:table-cell office:value-type="float" office:value="3" table:style-name="ce106">
            <text:p>3</text:p>
          </table:table-cell>
          <table:table-cell office:value-type="float" office:value="10" table:style-name="ce106">
            <text:p>10</text:p>
          </table:table-cell>
          <table:table-cell table:number-columns-repeated="6" table:style-name="ce61"/>
          <table:table-cell table:number-columns-repeated="16371"/>
        </table:table-row>
        <table:table-row table:style-name="ro7">
          <table:table-cell table:style-name="ce60"/>
          <table:table-cell table:style-name="ce33"/>
          <table:table-cell office:value-type="string" table:style-name="ce104">
            <text:p>Date début/fin des projets</text:p>
          </table:table-cell>
          <table:table-cell office:value-type="string" table:style-name="ce105">
            <text:p>Luca</text:p>
          </table:table-cell>
          <table:table-cell office:value-type="string" table:style-name="ce105">
            <text:p>Chloé</text:p>
          </table:table-cell>
          <table:table-cell office:value-type="float" office:value="2" table:style-name="ce106">
            <text:p>2</text:p>
          </table:table-cell>
          <table:table-cell office:value-type="float" office:value="2" table:style-name="ce106">
            <text:p>2</text:p>
          </table:table-cell>
          <table:table-cell table:number-columns-repeated="5" table:style-name="ce63"/>
          <table:table-cell table:style-name="ce61"/>
          <table:table-cell table:number-columns-repeated="16371"/>
        </table:table-row>
        <table:table-row table:style-name="ro7">
          <table:table-cell table:style-name="ce61"/>
          <table:table-cell table:style-name="ce33"/>
          <table:table-cell office:value-type="string" table:style-name="ce104">
            <text:p>Priorité des tâches en fonction du temps</text:p>
          </table:table-cell>
          <table:table-cell office:value-type="string" table:style-name="ce105">
            <text:p>Luca</text:p>
          </table:table-cell>
          <table:table-cell office:value-type="string" table:style-name="ce105">
            <text:p>Chloé</text:p>
          </table:table-cell>
          <table:table-cell office:value-type="float" office:value="1" table:style-name="ce106">
            <text:p>1</text:p>
          </table:table-cell>
          <table:table-cell office:value-type="float" office:value="6" table:style-name="ce106">
            <text:p>6</text:p>
          </table:table-cell>
          <table:table-cell table:number-columns-repeated="6" table:style-name="ce61"/>
          <table:table-cell table:number-columns-repeated="16371"/>
        </table:table-row>
        <table:table-row table:style-name="ro7">
          <table:table-cell table:number-columns-repeated="2" table:style-name="ce33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8" table:formula="of:=SUM([.F24:.F27])" table:style-name="ce48">
            <text:p>8</text:p>
          </table:table-cell>
          <table:table-cell office:value-type="float" office:value="19" table:formula="of:=SUM([.G24:.G27])" table:style-name="ce48">
            <text:p>19</text:p>
          </table:table-cell>
          <table:table-cell table:number-columns-repeated="57" table:style-name="ce33"/>
          <table:table-cell table:number-columns-repeated="16320"/>
        </table:table-row>
        <table:table-row table:style-name="ro7">
          <table:table-cell table:number-columns-repeated="2" table:style-name="ce33"/>
          <table:table-cell table:style-name="ce34"/>
          <table:table-cell table:number-columns-repeated="4" table:style-name="ce53"/>
          <table:table-cell table:number-columns-repeated="57" table:style-name="ce33"/>
          <table:table-cell table:number-columns-repeated="16320"/>
        </table:table-row>
        <table:table-row table:style-name="ro7">
          <table:table-cell table:number-columns-repeated="2" table:style-name="ce33"/>
          <table:table-cell office:value-type="string" table:number-columns-spanned="5" table:number-rows-spanned="1" table:style-name="ce71">
            <text:p>HISTOIRE 4</text:p>
          </table:table-cell>
          <table:covered-table-cell table:number-columns-repeated="4"/>
          <table:table-cell table:number-columns-repeated="57" table:style-name="ce33"/>
          <table:table-cell table:number-columns-repeated="16320"/>
        </table:table-row>
        <table:table-row table:style-name="ro7">
          <table:table-cell table:number-columns-repeated="2" table:style-name="ce33"/>
          <table:table-cell office:value-type="string" table:style-name="ce38">
            <text:p>Tâches</text:p>
          </table:table-cell>
          <table:table-cell office:value-type="string" table:style-name="ce39">
            <text:p>Pilote</text:p>
          </table:table-cell>
          <table:table-cell office:value-type="string" table:style-name="ce39">
            <text:p>Copilote</text:p>
          </table:table-cell>
          <table:table-cell office:value-type="string" table:style-name="ce39">
            <text:p>Points réels</text:p>
          </table:table-cell>
          <table:table-cell office:value-type="string" table:style-name="ce39">
            <text:p>Points estimés</text:p>
          </table:table-cell>
          <table:table-cell table:number-columns-repeated="57" table:style-name="ce33"/>
          <table:table-cell table:number-columns-repeated="16320"/>
        </table:table-row>
        <table:table-row table:style-name="ro7">
          <table:table-cell table:number-columns-repeated="2" table:style-name="ce33"/>
          <table:table-cell office:value-type="string" table:style-name="ce104">
            <text:p>Création de calendrier (graphiquement)</text:p>
          </table:table-cell>
          <table:table-cell office:value-type="string" table:style-name="ce105">
            <text:p>Luca</text:p>
          </table:table-cell>
          <table:table-cell office:value-type="string" table:style-name="ce107">
            <text:p>Diego</text:p>
          </table:table-cell>
          <table:table-cell office:value-type="float" office:value="22" table:style-name="ce108">
            <text:p>22</text:p>
          </table:table-cell>
          <table:table-cell office:value-type="float" office:value="20" table:style-name="ce108">
            <text:p>20</text:p>
          </table:table-cell>
          <table:table-cell table:number-columns-repeated="57" table:style-name="ce33"/>
          <table:table-cell table:number-columns-repeated="16320"/>
        </table:table-row>
        <table:table-row table:style-name="ro7">
          <table:table-cell table:number-columns-repeated="2" table:style-name="ce33"/>
          <table:table-cell office:value-type="string" table:style-name="ce104">
            <text:p>Associer des couleurs aux projets via le calendrier</text:p>
          </table:table-cell>
          <table:table-cell office:value-type="string" table:style-name="ce105">
            <text:p>Luca</text:p>
          </table:table-cell>
          <table:table-cell office:value-type="string" table:style-name="ce107">
            <text:p>Diego</text:p>
          </table:table-cell>
          <table:table-cell office:value-type="float" office:value="7" table:style-name="ce108">
            <text:p>7</text:p>
          </table:table-cell>
          <table:table-cell office:value-type="float" office:value="4" table:style-name="ce108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104">
            <text:p>Relier les tâches aux projets par leur nom et couleur</text:p>
          </table:table-cell>
          <table:table-cell office:value-type="string" table:style-name="ce105">
            <text:p>Luca</text:p>
          </table:table-cell>
          <table:table-cell office:value-type="string" table:style-name="ce107">
            <text:p>Diego</text:p>
          </table:table-cell>
          <table:table-cell office:value-type="float" office:value="3" table:style-name="ce108">
            <text:p>3</text:p>
          </table:table-cell>
          <table:table-cell office:value-type="float" office:value="2" table:style-name="ce108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104">
            <text:p>Afficher la date de début et fin d'une tâche</text:p>
          </table:table-cell>
          <table:table-cell office:value-type="string" table:style-name="ce105">
            <text:p>Luca</text:p>
          </table:table-cell>
          <table:table-cell office:value-type="string" table:style-name="ce107">
            <text:p>Diego</text:p>
          </table:table-cell>
          <table:table-cell office:value-type="float" office:value="2" table:style-name="ce108">
            <text:p>2</text:p>
          </table:table-cell>
          <table:table-cell office:value-type="float" office:value="5" table:style-name="ce108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104">
            <text:p>Penser à tout type d’utilisateur</text:p>
          </table:table-cell>
          <table:table-cell office:value-type="string" table:style-name="ce105">
            <text:p>Luca</text:p>
          </table:table-cell>
          <table:table-cell office:value-type="string" table:style-name="ce107">
            <text:p>Diego</text:p>
          </table:table-cell>
          <table:table-cell office:value-type="float" office:value="1" table:style-name="ce108">
            <text:p>1</text:p>
          </table:table-cell>
          <table:table-cell office:value-type="float" office:value="1" table:style-name="ce108">
            <text:p>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72"/>
          <table:covered-table-cell/>
          <table:table-cell office:value-type="string" table:style-name="ce104">
            <text:p>Types d’affichage (mois, semaine)</text:p>
          </table:table-cell>
          <table:table-cell office:value-type="string" table:style-name="ce105">
            <text:p>Luca</text:p>
          </table:table-cell>
          <table:table-cell office:value-type="string" table:style-name="ce107">
            <text:p>Diego</text:p>
          </table:table-cell>
          <table:table-cell office:value-type="float" office:value="2" table:style-name="ce108">
            <text:p>2</text:p>
          </table:table-cell>
          <table:table-cell office:value-type="float" office:value="3" table:style-name="ce108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3" table:number-rows-spanned="1" table:style-name="ce73">
            <text:p>Total</text:p>
          </table:table-cell>
          <table:covered-table-cell table:number-columns-repeated="2"/>
          <table:table-cell office:value-type="float" office:value="37" table:formula="of:=SUM([.F32:.F37])" table:style-name="ce52">
            <text:p>37</text:p>
          </table:table-cell>
          <table:table-cell office:value-type="float" office:value="35" table:formula="of:=SUM([.G32:.G37])" table:style-name="ce52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table:style-name="ce34"/>
          <table:table-cell table:number-columns-repeated="4" table:style-name="ce53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5" table:number-rows-spanned="1" table:style-name="ce74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4">
            <text:p>Tâches</text:p>
          </table:table-cell>
          <table:table-cell office:value-type="string" table:style-name="ce55">
            <text:p>Pilote</text:p>
          </table:table-cell>
          <table:table-cell office:value-type="string" table:style-name="ce55">
            <text:p>Copilote</text:p>
          </table:table-cell>
          <table:table-cell office:value-type="string" table:style-name="ce55">
            <text:p>Points réels</text:p>
          </table:table-cell>
          <table:table-cell office:value-type="string" table:style-name="ce5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1" table:number-rows-spanned="3" table:style-name="ce76">
            <text:p>Suivi de l'évolution d'un projet: ajout / supression de fichiers / commit/ revert / merge / diff</text:p>
          </table:table-cell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table-cell office:value-type="float" office:value="0" table:number-columns-spanned="1" table:number-rows-spanned="3" table:style-name="ce77">
            <text:p>0</text:p>
          </table:table-cell>
          <table:table-cell table:number-columns-spanned="1" table:number-rows-spanned="3" table:style-name="ce99"/>
          <table:table-cell table:number-columns-repeated="16377"/>
        </table:table-row>
        <table:table-row table:number-rows-repeated="2" table:style-name="ro7">
          <table:table-cell table:number-columns-repeated="2" table:style-name="ce33"/>
          <table:covered-table-cell/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6">
            <text:p>Menu pour la gestion</text:p>
          </table:table-cell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table-cell office:value-type="float" office:value="0" table:style-name="ce58">
            <text:p>0</text:p>
          </table:table-cell>
          <table:table-cell table:style-name="ce58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3" table:number-rows-spanned="1" table:style-name="ce74">
            <text:p>Total</text:p>
          </table:table-cell>
          <table:covered-table-cell table:number-columns-repeated="2"/>
          <table:table-cell office:value-type="float" office:value="0" table:formula="of:=SUM([.F42:.F45])" table:style-name="ce62">
            <text:p>0</text:p>
          </table:table-cell>
          <table:table-cell office:value-type="float" office:value="0" table:formula="of:=SUM([.G42:.G45])" table:style-name="ce6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table:style-name="ce34"/>
          <table:table-cell table:number-columns-repeated="4" table:style-name="ce53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5" table:number-rows-spanned="1" table:style-name="ce9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82">
            <text:p>Tâches</text:p>
          </table:table-cell>
          <table:table-cell office:value-type="string" table:style-name="ce83">
            <text:p>Pilote</text:p>
          </table:table-cell>
          <table:table-cell office:value-type="string" table:style-name="ce83">
            <text:p>Copilote</text:p>
          </table:table-cell>
          <table:table-cell office:value-type="string" table:style-name="ce83">
            <text:p>Points réels</text:p>
          </table:table-cell>
          <table:table-cell office:value-type="string" table:style-name="ce83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85">
            <text:p>Ajout de collaborateurs à un projet</text:p>
          </table:table-cell>
          <table:table-cell office:value-type="string" table:style-name="ce86">
            <text:p>Chloé</text:p>
          </table:table-cell>
          <table:table-cell office:value-type="string" table:style-name="ce89">
            <text:p>Luca</text:p>
          </table:table-cell>
          <table:table-cell office:value-type="float" office:value="4" table:style-name="ce90">
            <text:p>4</text:p>
          </table:table-cell>
          <table:table-cell office:value-type="float" office:value="7" table:style-name="ce90">
            <text:p>7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72"/>
          <table:covered-table-cell/>
          <table:table-cell office:value-type="string" table:style-name="ce85">
            <text:p>Collaborateurs peuvent modifier/supprimer le projet don’t ils font partie</text:p>
          </table:table-cell>
          <table:table-cell office:value-type="string" table:style-name="ce86">
            <text:p>Chloé</text:p>
          </table:table-cell>
          <table:table-cell office:value-type="string" table:style-name="ce109">
            <text:p>Luca</text:p>
          </table:table-cell>
          <table:table-cell office:value-type="float" office:value="1" table:style-name="ce90">
            <text:p>1</text:p>
          </table:table-cell>
          <table:table-cell office:value-type="float" office:value="1" table:style-name="ce90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85">
            <text:p>Tâches et sous-projets sont partagées</text:p>
          </table:table-cell>
          <table:table-cell office:value-type="string" table:style-name="ce86">
            <text:p>Chloé</text:p>
          </table:table-cell>
          <table:table-cell office:value-type="string" table:style-name="ce109">
            <text:p>Luca</text:p>
          </table:table-cell>
          <table:table-cell office:value-type="float" office:value="1" table:style-name="ce90">
            <text:p>1</text:p>
          </table:table-cell>
          <table:table-cell office:value-type="float" office:value="1" table:style-name="ce90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85">
            <text:p>Possibilité d'assigner des tâches aux collaboraateurs</text:p>
          </table:table-cell>
          <table:table-cell office:value-type="string" table:style-name="ce86">
            <text:p>Chloé</text:p>
          </table:table-cell>
          <table:table-cell office:value-type="string" table:style-name="ce109">
            <text:p>Luca</text:p>
          </table:table-cell>
          <table:table-cell office:value-type="float" office:value="6" table:style-name="ce90">
            <text:p>6</text:p>
          </table:table-cell>
          <table:table-cell office:value-type="float" office:value="4" table:style-name="ce90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85">
            <text:p>Tâches assignées doivent être visibles</text:p>
          </table:table-cell>
          <table:table-cell office:value-type="string" table:style-name="ce86">
            <text:p>Chloé</text:p>
          </table:table-cell>
          <table:table-cell office:value-type="string" table:style-name="ce109">
            <text:p>Luca</text:p>
          </table:table-cell>
          <table:table-cell office:value-type="float" office:value="2" table:style-name="ce90">
            <text:p>2</text:p>
          </table:table-cell>
          <table:table-cell office:value-type="float" office:value="6" table:style-name="ce90">
            <text:p>6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85">
            <text:p>Lier les rappels avec les collaborateurs</text:p>
          </table:table-cell>
          <table:table-cell office:value-type="string" table:style-name="ce86">
            <text:p>Chloé</text:p>
          </table:table-cell>
          <table:table-cell office:value-type="string" table:style-name="ce109">
            <text:p>Luca</text:p>
          </table:table-cell>
          <table:table-cell office:value-type="float" office:value="0" table:style-name="ce90">
            <text:p>0</text:p>
          </table:table-cell>
          <table:table-cell office:value-type="float" office:value="5" table:style-name="ce9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3" table:number-rows-spanned="1" table:style-name="ce98">
            <text:p>Total</text:p>
          </table:table-cell>
          <table:covered-table-cell table:number-columns-repeated="2"/>
          <table:table-cell office:value-type="float" office:value="14" table:formula="of:=SUM([.F50:.F54])" table:style-name="ce91">
            <text:p>14</text:p>
          </table:table-cell>
          <table:table-cell office:value-type="float" office:value="19" table:formula="of:=SUM([.G50:.G54])" table:style-name="ce91">
            <text:p>19</text:p>
          </table:table-cell>
          <table:table-cell table:number-columns-repeated="16377"/>
        </table:table-row>
        <table:table-row table:style-name="ro4">
          <table:table-cell table:number-columns-repeated="2" table:style-name="ce33"/>
          <table:table-cell table:number-columns-spanned="3" table:number-rows-spanned="1" table:style-name="ce78"/>
          <table:covered-table-cell table:number-columns-repeated="2"/>
          <table:table-cell table:number-columns-repeated="2" table:style-name="ce53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5" table:number-rows-spanned="1" table:style-name="ce97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82">
            <text:p>Tâches</text:p>
          </table:table-cell>
          <table:table-cell office:value-type="string" table:style-name="ce83">
            <text:p>Pilote</text:p>
          </table:table-cell>
          <table:table-cell office:value-type="string" table:style-name="ce83">
            <text:p>Copilote</text:p>
          </table:table-cell>
          <table:table-cell office:value-type="string" table:style-name="ce83">
            <text:p>Points réels</text:p>
          </table:table-cell>
          <table:table-cell office:value-type="string" table:style-name="ce83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85">
            <text:p>Exporter un fichier compressé</text:p>
          </table:table-cell>
          <table:table-cell office:value-type="string" table:style-name="ce86">
            <text:p>HODAIBI Yassine</text:p>
          </table:table-cell>
          <table:table-cell office:value-type="string" table:style-name="ce86">
            <text:p>DEBILDE Jean-Jacques</text:p>
          </table:table-cell>
          <table:table-cell office:value-type="float" office:value="10" table:style-name="ce87">
            <text:p>10</text:p>
          </table:table-cell>
          <table:table-cell office:value-type="float" office:value="4" table:style-name="ce87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85">
            <text:p>Importer un projet ayant été exporté</text:p>
          </table:table-cell>
          <table:table-cell office:value-type="string" table:style-name="ce86">
            <text:p>DEBILDE Jean-Jacques</text:p>
          </table:table-cell>
          <table:table-cell office:value-type="string" table:style-name="ce86">
            <text:p>HODAIBI Yassine</text:p>
          </table:table-cell>
          <table:table-cell office:value-type="float" office:value="14" table:style-name="ce87">
            <text:p>14</text:p>
          </table:table-cell>
          <table:table-cell office:value-type="float" office:value="4" table:style-name="ce87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3" table:number-rows-spanned="1" table:style-name="ce97">
            <text:p>Total</text:p>
          </table:table-cell>
          <table:covered-table-cell table:number-columns-repeated="2"/>
          <table:table-cell office:value-type="float" office:value="24" table:formula="of:=SUM([.F60:.F61])" table:style-name="ce88">
            <text:p>24</text:p>
          </table:table-cell>
          <table:table-cell office:value-type="float" office:value="8" table:formula="of:=SUM([.G60:.G61])" table:style-name="ce88">
            <text:p>8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72"/>
          <table:covered-table-cell/>
          <table:table-cell table:style-name="ce34"/>
          <table:table-cell table:number-columns-repeated="4" table:style-name="ce53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5" table:number-rows-spanned="1" table:style-name="ce71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38">
            <text:p>Tâches</text:p>
          </table:table-cell>
          <table:table-cell office:value-type="string" table:style-name="ce39">
            <text:p>Pilote</text:p>
          </table:table-cell>
          <table:table-cell office:value-type="string" table:style-name="ce39">
            <text:p>Copilote</text:p>
          </table:table-cell>
          <table:table-cell office:value-type="string" table:style-name="ce39">
            <text:p>Points réels</text:p>
          </table:table-cell>
          <table:table-cell office:value-type="string" table:style-name="ce3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40">
            <text:p>Visualisation des statistiques pour l'utilisateur + Interface</text:p>
          </table:table-cell>
          <table:table-cell office:value-type="string" table:style-name="ce41">
            <text:p>DESMET Aline</text:p>
          </table:table-cell>
          <table:table-cell office:value-type="string" table:style-name="ce49">
            <text:p>Diego</text:p>
          </table:table-cell>
          <table:table-cell office:value-type="float" office:value="5" table:style-name="ce50">
            <text:p>5</text:p>
          </table:table-cell>
          <table:table-cell office:value-type="float" office:value="2" table:style-name="ce50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33"/>
          <table:table-cell office:value-type="string" table:style-name="ce40">
            <text:p>Visualiser les métriques pour un projet ou l'ensemble</text:p>
          </table:table-cell>
          <table:table-cell office:value-type="string" table:style-name="ce41">
            <text:p>DESMET Aline</text:p>
          </table:table-cell>
          <table:table-cell office:value-type="string" table:style-name="ce49">
            <text:p>Diego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40">
            <text:p>Exporter les statistiques</text:p>
          </table:table-cell>
          <table:table-cell office:value-type="string" table:style-name="ce41">
            <text:p>Diego</text:p>
          </table:table-cell>
          <table:table-cell office:value-type="string" table:style-name="ce49">
            <text:p>DESMET Aline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3" table:number-rows-spanned="1" table:style-name="ce73">
            <text:p>Total</text:p>
          </table:table-cell>
          <table:covered-table-cell table:number-columns-repeated="2"/>
          <table:table-cell office:value-type="float" office:value="6" table:formula="of:=SUM([.F66:.F68])" table:style-name="ce52">
            <text:p>6</text:p>
          </table:table-cell>
          <table:table-cell office:value-type="float" office:value="3" table:formula="of:=SUM([.G66:.G68])" table:style-name="ce5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table:style-name="ce34"/>
          <table:table-cell table:number-columns-repeated="4" table:style-name="ce53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5" table:number-rows-spanned="1" table:style-name="ce68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38">
            <text:p>Tâches</text:p>
          </table:table-cell>
          <table:table-cell office:value-type="string" table:style-name="ce39">
            <text:p>Pilote</text:p>
          </table:table-cell>
          <table:table-cell office:value-type="string" table:style-name="ce39">
            <text:p>Copilote</text:p>
          </table:table-cell>
          <table:table-cell office:value-type="string" table:style-name="ce39">
            <text:p>Points réels</text:p>
          </table:table-cell>
          <table:table-cell office:value-type="string" table:style-name="ce39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72"/>
          <table:covered-table-cell/>
          <table:table-cell office:value-type="string" table:style-name="ce96">
            <text:p>Elements de l'inteface</text:p>
          </table:table-cell>
          <table:table-cell office:value-type="string" table:style-name="ce41">
            <text:p>ELMIRI Hamza</text:p>
          </table:table-cell>
          <table:table-cell office:value-type="string" table:style-name="ce41">
            <text:p>GJINI Johan, HORATIU Luci</text:p>
          </table:table-cell>
          <table:table-cell office:value-type="float" office:value="3" table:style-name="ce42">
            <text:p>3</text:p>
          </table:table-cell>
          <table:table-cell table:style-name="ce39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40">
            <text:p>Chaque utilisateur dispose d'une quantité d'espace disque définie par l'administrateur</text:p>
          </table:table-cell>
          <table:table-cell office:value-type="string" table:style-name="ce41">
            <text:p>ELMIRI Hamza</text:p>
          </table:table-cell>
          <table:table-cell office:value-type="string" table:style-name="ce41">
            <text:p>GJINI Johan, HORATIU Luci</text:p>
          </table:table-cell>
          <table:table-cell office:value-type="float" office:value="2" table:style-name="ce42">
            <text:p>2</text:p>
          </table:table-cell>
          <table:table-cell office:value-type="float" office:value="5" table:style-name="ce4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40">
            <text:p>L'espace peut être étendu grâce à l'aide de services de stockage cloud</text:p>
          </table:table-cell>
          <table:table-cell office:value-type="string" table:style-name="ce41">
            <text:p>ELMIRI Hamza</text:p>
          </table:table-cell>
          <table:table-cell office:value-type="string" table:style-name="ce41">
            <text:p>GJINI Johan, HORATIU Luci</text:p>
          </table:table-cell>
          <table:table-cell office:value-type="float" office:value="5" table:style-name="ce42">
            <text:p>5</text:p>
          </table:table-cell>
          <table:table-cell office:value-type="float" office:value="10" table:style-name="ce4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40">
            <text:p>Possibilité d'exporter ses projets vers le service web désiré ainsi qu'importer des fichiers de celui-ci</text:p>
          </table:table-cell>
          <table:table-cell office:value-type="string" table:style-name="ce41">
            <text:p>ELMIRI Hamza</text:p>
          </table:table-cell>
          <table:table-cell office:value-type="string" table:style-name="ce41">
            <text:p>GJINI Johan, HORATIU Luci</text:p>
          </table:table-cell>
          <table:table-cell office:value-type="float" office:value="2" table:style-name="ce42">
            <text:p>2</text:p>
          </table:table-cell>
          <table:table-cell office:value-type="float" office:value="2" table:style-name="ce4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40">
            <text:p>L'exportation/importation peut s'effectuée jusqu'à plusieurs fichiers à la fois</text:p>
          </table:table-cell>
          <table:table-cell office:value-type="string" table:style-name="ce41">
            <text:p>/</text:p>
          </table:table-cell>
          <table:table-cell office:value-type="string" table:style-name="ce41">
            <text:p>/</text:p>
          </table:table-cell>
          <table:table-cell office:value-type="float" office:value="0" table:style-name="ce42">
            <text:p>0</text:p>
          </table:table-cell>
          <table:table-cell office:value-type="float" office:value="7" table:style-name="ce42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96">
            <text:p>Gestion d'erreurs</text:p>
          </table:table-cell>
          <table:table-cell office:value-type="string" table:style-name="ce41">
            <text:p>ELMIRI Hamza</text:p>
          </table:table-cell>
          <table:table-cell office:value-type="string" table:style-name="ce41">
            <text:p>GJINI Johan, HORATIU Luci</text:p>
          </table:table-cell>
          <table:table-cell office:value-type="float" office:value="2" table:style-name="ce42">
            <text:p>2</text:p>
          </table:table-cell>
          <table:table-cell table:style-name="ce42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40">
            <text:p>signaler si un fichier déjà présent dans le système est en train d'être téléchargé par l'utilisateur.</text:p>
          </table:table-cell>
          <table:table-cell office:value-type="string" table:style-name="ce41">
            <text:p>ELMIRI Hamza</text:p>
          </table:table-cell>
          <table:table-cell office:value-type="string" table:style-name="ce41">
            <text:p>GJINI Johan, HORATIU Luci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table:number-columns-repeated="16377"/>
        </table:table-row>
        <table:table-row table:style-name="ro4">
          <table:table-cell table:number-columns-repeated="2" table:style-name="ce33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13" table:formula="of:=SUM([.F74:.F79])" table:style-name="ce48">
            <text:p>13</text:p>
          </table:table-cell>
          <table:table-cell office:value-type="float" office:value="25" table:formula="of:=SUM([.G74:.G79])" table:style-name="ce4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table:number-columns-spanned="5" table:number-rows-spanned="1" table:style-name="ce78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5" table:number-rows-spanned="1" table:style-name="ce75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4">
            <text:p>Tâches</text:p>
          </table:table-cell>
          <table:table-cell office:value-type="string" table:style-name="ce55">
            <text:p>Pilote</text:p>
          </table:table-cell>
          <table:table-cell office:value-type="string" table:style-name="ce55">
            <text:p>Copilote</text:p>
          </table:table-cell>
          <table:table-cell office:value-type="string" table:style-name="ce55">
            <text:p>Points réels</text:p>
          </table:table-cell>
          <table:table-cell office:value-type="string" table:style-name="ce5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6">
            <text:p>Intégration d'un système de rappels pour les projets et les tâches avec une date d'échéance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table:style-name="ce65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56">
            <text:p>Présenter les rappels à l'utilisateur lors du démarrage de l'application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table:style-name="ce65"/>
          <table:table-cell table:number-columns-repeated="16377"/>
        </table:table-row>
        <table:table-row table:style-name="ro7">
          <table:table-cell table:number-columns-spanned="2" table:number-rows-spanned="1" table:style-name="ce72"/>
          <table:covered-table-cell/>
          <table:table-cell office:value-type="string" table:style-name="ce56">
            <text:p>Possibilité de valider les rappels ou de les reporter</text:p>
          </table:table-cell>
          <table:table-cell office:value-type="string" table:style-name="ce57">
            <text:p>/</text:p>
          </table:table-cell>
          <table:table-cell office:value-type="string" table:style-name="ce64">
            <text:p>/</text:p>
          </table:table-cell>
          <table:table-cell office:value-type="float" office:value="0" table:style-name="ce65">
            <text:p>0</text:p>
          </table:table-cell>
          <table:table-cell table:style-name="ce65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84:.F86])" table:style-name="ce66">
            <text:p>0</text:p>
          </table:table-cell>
          <table:table-cell office:value-type="float" office:value="0" table:formula="of:=SUM([.G84:.G86])" table:style-name="ce66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table:style-name="ce34"/>
          <table:table-cell table:number-columns-repeated="4" table:style-name="ce53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5" table:number-rows-spanned="1" table:style-name="ce68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112">
            <text:p>Tâches</text:p>
          </table:table-cell>
          <table:table-cell office:value-type="string" table:style-name="ce122">
            <text:p>Pilote</text:p>
          </table:table-cell>
          <table:table-cell office:value-type="string" table:style-name="ce122">
            <text:p>Copilote</text:p>
          </table:table-cell>
          <table:table-cell office:value-type="string" table:style-name="ce122">
            <text:p>Points réels</text:p>
          </table:table-cell>
          <table:table-cell office:value-type="string" table:style-name="ce1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104">
            <text:p>Accès à une section d'aide 'informations et explications sur les fonctionnalités du programme)</text:p>
          </table:table-cell>
          <table:table-cell office:value-type="string" table:style-name="ce105">
            <text:p>/</text:p>
          </table:table-cell>
          <table:table-cell office:value-type="string" table:style-name="ce105">
            <text:p>/</text:p>
          </table:table-cell>
          <table:table-cell office:value-type="float" office:value="0" table:style-name="ce106">
            <text:p>0</text:p>
          </table:table-cell>
          <table:table-cell office:value-type="float" office:value="7" table:style-name="ce106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104">
            <text:p>Intégration d'un tutoriel qui pourrait être démarré à partir de la section 'informations'</text:p>
          </table:table-cell>
          <table:table-cell office:value-type="string" table:style-name="ce105">
            <text:p>/</text:p>
          </table:table-cell>
          <table:table-cell office:value-type="string" table:style-name="ce105">
            <text:p>/</text:p>
          </table:table-cell>
          <table:table-cell office:value-type="float" office:value="0" table:style-name="ce106">
            <text:p>0</text:p>
          </table:table-cell>
          <table:table-cell office:value-type="float" office:value="5" table:style-name="ce106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0" table:formula="of:=SUM([.F91:.F92])" table:style-name="ce114">
            <text:p>0</text:p>
          </table:table-cell>
          <table:table-cell office:value-type="float" office:value="12" table:formula="of:=SUM([.G91:.G92])" table:style-name="ce114">
            <text:p>12</text:p>
          </table:table-cell>
          <table:table-cell table:number-columns-repeated="16377"/>
        </table:table-row>
        <table:table-row table:style-name="ro7">
          <table:table-cell table:number-columns-repeated="2" table:style-name="ce33"/>
          <table:table-cell table:style-name="ce34"/>
          <table:table-cell table:number-columns-repeated="61" table:style-name="ce33"/>
          <table:table-cell table:number-columns-repeated="16320"/>
        </table:table-row>
        <table:table-row table:style-name="ro7">
          <table:table-cell table:number-columns-repeated="2" table:style-name="ce33"/>
          <table:table-cell office:value-type="string" table:number-columns-spanned="5" table:number-rows-spanned="1" table:style-name="ce71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3"/>
          <table:table-cell office:value-type="string" table:style-name="ce112">
            <text:p>Tâches</text:p>
          </table:table-cell>
          <table:table-cell office:value-type="string" table:style-name="ce122">
            <text:p>Pilote</text:p>
          </table:table-cell>
          <table:table-cell office:value-type="string" table:style-name="ce122">
            <text:p>Copilote</text:p>
          </table:table-cell>
          <table:table-cell office:value-type="string" table:style-name="ce122">
            <text:p>Points réels</text:p>
          </table:table-cell>
          <table:table-cell office:value-type="string" table:style-name="ce1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104">
            <text:p>Les données sauvegardées ne doivent pas être accesibles par des personnes tierces(confidentialité)</text:p>
          </table:table-cell>
          <table:table-cell office:value-type="string" table:style-name="ce105">
            <text:p>/</text:p>
          </table:table-cell>
          <table:table-cell office:value-type="string" table:style-name="ce107">
            <text:p>/</text:p>
          </table:table-cell>
          <table:table-cell office:value-type="float" office:value="0" table:style-name="ce108">
            <text:p>0</text:p>
          </table:table-cell>
          <table:table-cell office:value-type="float" office:value="10" table:style-name="ce108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104">
            <text:p>Protection par mot de passe pour les fichiers ou les exportation de projet.</text:p>
          </table:table-cell>
          <table:table-cell office:value-type="string" table:style-name="ce105">
            <text:p>/</text:p>
          </table:table-cell>
          <table:table-cell office:value-type="string" table:style-name="ce107">
            <text:p>/</text:p>
          </table:table-cell>
          <table:table-cell office:value-type="float" office:value="0" table:style-name="ce108">
            <text:p>0</text:p>
          </table:table-cell>
          <table:table-cell office:value-type="float" office:value="10" table:style-name="ce108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104">
            <text:p>Ne pouvoir ouvrir ou importer un fichier/un projet protégé que si le mo de passe entré est correcte</text:p>
          </table:table-cell>
          <table:table-cell office:value-type="string" table:style-name="ce105">
            <text:p>/</text:p>
          </table:table-cell>
          <table:table-cell office:value-type="string" table:style-name="ce107">
            <text:p>/</text:p>
          </table:table-cell>
          <table:table-cell office:value-type="float" office:value="0" table:style-name="ce108">
            <text:p>0</text:p>
          </table:table-cell>
          <table:table-cell office:value-type="float" office:value="5" table:style-name="ce108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73">
            <text:p>Total</text:p>
          </table:table-cell>
          <table:covered-table-cell table:number-columns-repeated="2"/>
          <table:table-cell office:value-type="float" office:value="0" table:formula="of:=SUM([.F97:.F99])" table:style-name="ce123">
            <text:p>0</text:p>
          </table:table-cell>
          <table:table-cell office:value-type="float" office:value="25" table:formula="of:=SUM([.G97:.G99])" table:style-name="ce123">
            <text:p>25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style-name="ce34"/>
          <table:table-cell table:number-columns-repeated="61" table:style-name="ce33"/>
          <table:table-cell table:number-columns-repeated="16320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68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112">
            <text:p>Tâches</text:p>
          </table:table-cell>
          <table:table-cell office:value-type="string" table:style-name="ce122">
            <text:p>Pilote</text:p>
          </table:table-cell>
          <table:table-cell office:value-type="string" table:style-name="ce122">
            <text:p>Copilote</text:p>
          </table:table-cell>
          <table:table-cell office:value-type="string" table:style-name="ce122">
            <text:p>Points réels</text:p>
          </table:table-cell>
          <table:table-cell office:value-type="string" table:style-name="ce122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117">
            <text:p>Garantit que les données stockées dans l'application ne puissent pas être alétérées de façon fortuite,illicite ou malveillante.</text:p>
          </table:table-cell>
          <table:table-cell office:value-type="string" table:number-columns-spanned="1" table:number-rows-spanned="4" table:style-name="ce124">
            <text:p>/</text:p>
          </table:table-cell>
          <table:table-cell office:value-type="string" table:number-columns-spanned="1" table:number-rows-spanned="4" table:style-name="ce124">
            <text:p>/</text:p>
          </table:table-cell>
          <table:table-cell office:value-type="float" office:value="0" table:number-columns-spanned="1" table:number-rows-spanned="4" table:style-name="ce119">
            <text:p>0</text:p>
          </table:table-cell>
          <table:table-cell office:value-type="float" office:value="15" table:number-columns-spanned="1" table:number-rows-spanned="4" table:style-name="ce119">
            <text:p>15</text:p>
          </table:table-cell>
          <table:table-cell table:number-columns-repeated="16377"/>
        </table:table-row>
        <table:table-row table:number-rows-repeated="3" table:style-name="ro1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04">
            <text:p>Garantit l'absence de modifications non autorisées.</text:p>
          </table:table-cell>
          <table:table-cell office:value-type="string" table:style-name="ce105">
            <text:p>/</text:p>
          </table:table-cell>
          <table:table-cell office:value-type="string" table:style-name="ce105">
            <text:p>/</text:p>
          </table:table-cell>
          <table:table-cell office:value-type="float" office:value="0" table:style-name="ce106">
            <text:p>0</text:p>
          </table:table-cell>
          <table:table-cell office:value-type="float" office:value="10" table:style-name="ce106">
            <text:p>10</text:p>
          </table:table-cell>
          <table:table-cell table:number-columns-repeated="16377"/>
        </table:table-row>
        <table:table-row table:style-name="ro12">
          <table:table-cell table:number-columns-repeated="2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0" table:formula="of:=SUM([.F104:.F108])" table:style-name="ce114">
            <text:p>0</text:p>
          </table:table-cell>
          <table:table-cell office:value-type="float" office:value="25" table:formula="of:=SUM([.G104:.G108])" table:style-name="ce114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62" table:style-name="ce33"/>
          <table:table-cell table:number-columns-repeated="16320"/>
        </table:table-row>
        <table:table-row table:number-rows-repeated="1048466" table:style-name="ro2">
          <table:table-cell table:number-columns-repeated="16384"/>
        </table:table-row>
      </table:table>
      <table:named-expressions>
        <table:named-range table:name="IT1H1" table:cell-range-address="IT1.$F$8" table:base-cell-address="IT1.$A$1"/>
        <table:named-range table:name="IT1H10" table:cell-range-address="IT1.$F$81" table:base-cell-address="IT1.$A$1"/>
        <table:named-range table:name="IT1H11" table:cell-range-address="IT1.$F$87" table:base-cell-address="IT1.$A$1"/>
        <table:named-range table:name="IT1H12" table:cell-range-address="IT1.$F$94" table:base-cell-address="IT1.$A$1"/>
        <table:named-range table:name="IT1H13" table:cell-range-address="IT1.$F$103" table:base-cell-address="IT1.$A$1"/>
        <table:named-range table:name="IT1H2" table:cell-range-address="IT1.$F$18" table:base-cell-address="IT1.$A$1"/>
        <table:named-range table:name="IT1H3" table:cell-range-address="IT1.$F$27" table:base-cell-address="IT1.$A$1"/>
        <table:named-range table:name="IT1H4" table:cell-range-address="IT1.$F$35" table:base-cell-address="IT1.$A$1"/>
        <table:named-range table:name="IT1H5" table:cell-range-address="IT1.$F$43" table:base-cell-address="IT1.$A$1"/>
        <table:named-range table:name="IT1H6" table:cell-range-address="IT1.$F$52" table:base-cell-address="IT1.$A$1"/>
        <table:named-range table:name="IT1H7" table:cell-range-address="IT1.$F$58" table:base-cell-address="IT1.$A$1"/>
        <table:named-range table:name="IT1H8" table:cell-range-address="IT1.$F$65" table:base-cell-address="IT1.$A$1"/>
        <table:named-range table:name="IT1H9" table:cell-range-address="IT1.$F$74" table:base-cell-address="IT1.$A$1"/>
        <table:named-range table:name="IT2H1" table:cell-range-address="IT2.$F$11" table:base-cell-address="IT2.$A$1"/>
        <table:named-range table:name="IT2H10" table:cell-range-address="IT2.$F$100" table:base-cell-address="IT2.$A$1"/>
        <table:named-range table:name="IT2H11" table:cell-range-address="IT2.$F$111" table:base-cell-address="IT2.$A$1"/>
        <table:named-expression table:name="IT2H12" table:expression="of:=[.#REF!]" table:base-cell-address="Overview.$A$1"/>
        <table:named-expression table:name="IT2H13" table:expression="of:=[.#REF!]" table:base-cell-address="Overview.$A$1"/>
        <table:named-range table:name="IT2H2" table:cell-range-address="IT2.$F$20" table:base-cell-address="IT2.$A$1"/>
        <table:named-range table:name="IT2H3" table:cell-range-address="IT2.$F$32" table:base-cell-address="IT2.$A$1"/>
        <table:named-range table:name="IT2H4" table:cell-range-address="IT2.$F$41" table:base-cell-address="IT2.$A$1"/>
        <table:named-range table:name="IT2H5" table:cell-range-address="IT2.$F$52" table:base-cell-address="IT2.$A$1"/>
        <table:named-range table:name="IT2H6" table:cell-range-address="IT2.$F$60" table:base-cell-address="IT2.$A$1"/>
        <table:named-range table:name="IT2H7" table:cell-range-address="IT2.$F$73" table:base-cell-address="IT2.$A$1"/>
        <table:named-range table:name="IT2H8" table:cell-range-address="IT2.$F$82" table:base-cell-address="IT2.$A$1"/>
        <table:named-range table:name="IT2H9" table:cell-range-address="IT2.$F$93" table:base-cell-address="IT2.$A$1"/>
        <table:named-range table:name="IT3H1" table:cell-range-address="IT3.$F$11" table:base-cell-address="IT3.$A$1"/>
        <table:named-range table:name="IT3H10" table:cell-range-address="IT3.$F$93" table:base-cell-address="IT3.$A$1"/>
        <table:named-range table:name="IT3H11" table:cell-range-address="IT3.$F$104" table:base-cell-address="IT3.$A$1"/>
        <table:named-expression table:name="IT3H12" table:expression="of:=[.#REF!]" table:base-cell-address="Overview.$A$1"/>
        <table:named-expression table:name="IT3H13" table:expression="of:=[.#REF!]" table:base-cell-address="Overview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71" table:base-cell-address="IT3.$A$1"/>
        <table:named-expression table:name="IT3H8" table:expression="of:=&quot;&quot;&quot;'it3'.#ref!&quot;&quot;&quot;" table:base-cell-address="Overview.$A$1"/>
        <table:named-range table:name="IT3H9" table:cell-range-address="IT3.$F$86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expression table:name="IT4H12" table:expression="of:=[.#REF!]" table:base-cell-address="Overview.$A$1"/>
        <table:named-expression table:name="IT4H13" table:expression="of:=[.#REF!]" table:base-cell-address="Overview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21" svg:font-family="Georgia21"/>
    <style:font-face style:name="Georgia" svg:font-family="Georgia"/>
    <style:font-face style:name="Georgia1" svg:font-family="Georgia1"/>
    <style:font-face style:name="Georgia2" svg:font-family="Georgia2"/>
    <style:font-face style:name="Inconsolata" svg:font-family="Inconsolata"/>
    <style:font-face style:name="Georgia3" svg:font-family="Georgia3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style:vertical-align="automatic" fo:background-color="#B7E1CD"/>
    </style:style>
    <style:style style:name="cf11" style:family="table-cell" style:data-style-name="N0">
      <style:table-cell-properties style:vertical-align="automatic" fo:background-color="#B7E1CD"/>
    </style:style>
    <style:style style:name="cf12" style:family="table-cell" style:data-style-name="N0">
      <style:table-cell-properties style:vertical-align="automatic" fo:background-color="#B7E1CD"/>
    </style:style>
    <style:style style:name="cf13" style:family="table-cell" style:data-style-name="N0">
      <style:table-cell-properties style:vertical-align="automatic" fo:background-color="#B7E1CD"/>
    </style:style>
    <style:style style:name="cf14" style:family="table-cell" style:data-style-name="N0">
      <style:table-cell-properties style:vertical-align="automatic" fo:background-color="#B7E1CD"/>
    </style:style>
    <style:style style:name="cf15" style:family="table-cell" style:data-style-name="N0">
      <style:table-cell-properties style:vertical-align="automatic" fo:background-color="#B7E1CD"/>
    </style:style>
    <style:style style:name="cf16" style:family="table-cell" style:data-style-name="N0">
      <style:table-cell-properties style:vertical-align="automatic" fo:background-color="#B7E1CD"/>
    </style:style>
    <style:style style:name="cf17" style:family="table-cell" style:data-style-name="N0">
      <style:table-cell-properties style:vertical-align="automatic" fo:background-color="#B7E1CD"/>
    </style:style>
    <style:style style:name="cf18" style:family="table-cell" style:data-style-name="N0">
      <style:table-cell-properties style:vertical-align="automatic" fo:background-color="#B7E1CD"/>
    </style:style>
    <style:style style:name="cf19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20" style:family="table-cell" style:data-style-name="N0">
      <style:table-cell-properties style:vertical-align="automatic" fo:background-color="#B7E1CD"/>
    </style:style>
    <style:style style:name="cf21" style:family="table-cell" style:data-style-name="N0">
      <style:table-cell-properties fo:background-color="#B7E1CD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style:vertical-align="automatic" fo:background-color="#B7E1CD"/>
    </style:style>
    <style:style style:name="cf7" style:family="table-cell" style:data-style-name="N0">
      <style:table-cell-properties style:vertical-align="automatic" fo:background-color="#B7E1CD"/>
    </style:style>
    <style:style style:name="cf8" style:family="table-cell" style:data-style-name="N0">
      <style:table-cell-properties style:vertical-align="automatic" fo:background-color="#B7E1CD"/>
    </style:style>
    <style:style style:name="cf9" style:family="table-cell" style:data-style-name="N0">
      <style:table-cell-properties style:vertical-align="automatic" fo:background-color="#B7E1CD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22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dc:title/>
    <dc:description/>
    <dc:subject/>
    <meta:initial-creator>jdestefani</meta:initial-creator>
    <dc:creator>Aline Desmet</dc:creator>
    <meta:creation-date>2018-01-29T13:27:33Z</meta:creation-date>
    <dc:date>2021-05-07T14:33:22Z</dc:date>
    <meta:editing-cycles>17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3">
      <style:chart-properties chart:symbol-type="named-symbol" chart:symbol-name="asterisk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f4b9a4" svg:stroke-opacity="100%" draw:stroke-linejoin="round" svg:stroke-linecap="round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375da1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c46627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7in" svg:stroke-color="#888888" svg:stroke-opacity="100%" draw:stroke-linejoin="round" svg:stroke-linecap="round"/>
    </style:style>
    <style:style style:family="chart" style:name="G0S3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d39e00" svg:stroke-opacity="100%" draw:stroke-linejoin="round" svg:stroke-linecap="round"/>
    </style:style>
    <style:style style:family="chart" style:name="G0S4">
      <style:chart-properties chart:symbol-type="named-symbol" chart:symbol-name="asterisk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4a7fb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5b8e39" svg:stroke-opacity="100%" draw:stroke-linejoin="round" svg:stroke-linecap="round"/>
    </style:style>
    <style:style style:family="chart" style:name="G0S6">
      <style:chart-properties chart:symbol-type="named-symbol" chart:symbol-name="plus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4472c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ed7d31" svg:stroke-opacity="100%" draw:stroke-linejoin="round" svg:stroke-linecap="round"/>
    </style:style>
    <style:style style:family="chart" style:name="G0S8">
      <style:chart-properties chart:symbol-type="named-symbol" chart:symbol-name="horizontal-bar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a5a5a5" svg:stroke-opacity="100%" draw:stroke-linejoin="round" svg:stroke-linecap="round"/>
    </style:style>
    <style:style style:family="chart" style:name="G0S9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ffc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G0S10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5b9bd5" svg:stroke-opacity="100%" draw:stroke-linejoin="round" svg:stroke-linecap="round"/>
    </style:style>
    <style:style style:family="chart" style:name="G0S11">
      <style:chart-properties chart:symbol-type="automatic" chart:connect-bars="false" chart:solid-type="cuboid" chart:stacked="false" chart:percentage="false"/>
      <style:graphic-properties draw:fill="none" draw:stroke="solid" svg:stroke-width="0.02087in" svg:stroke-color="#70ad47" svg:stroke-opacity="100%" draw:stroke-linejoin="round" svg:stroke-linecap="round"/>
    </style:style>
    <style:style style:family="chart" style:name="G0S12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a7b5db" svg:stroke-opacity="100%" draw:stroke-linejoin="round" svg:stroke-linecap="round"/>
    </style:style>
  </office:automatic-styles>
  <office:body>
    <office:chart>
      <chart:chart chart:class="chart:line" svg:height="432.5954330708661pt" svg:width="623.366614173228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series chart:label-cell-address="Overview.$A$16" chart:values-cell-range-address="Overview.$C$16:.$G$16" chart:class="chart:line" chart:attached-axis="primary-y" chart:style-name="G0S13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5196850394pt" svg:width="316.6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7:.$G$17"/>
          </chart:axis>
          <chart:series chart:values-cell-range-address="Overview.$C$18:.$G$18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59.8012598425197pt" svg:width="594.765354330708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IT1.$Q$3" chart:values-cell-range-address="IT1.$Q$4:.$Q$18" chart:class="chart:line" chart:attached-axis="primary-y" chart:style-name="G0S0">
            <chart:data-point chart:repeated="15"/>
          </chart:series>
          <chart:series chart:label-cell-address="IT1.$R$3" chart:values-cell-range-address="IT1.$R$4:.$R$18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22.7875590551181pt" svg:width="778.818897637795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P$5:.$P$26"/>
          </chart:axis>
          <chart:series chart:label-cell-address="IT2.$W$4" chart:values-cell-range-address="IT2.$W$5:.$W$26" chart:class="chart:line" chart:attached-axis="primary-y" chart:style-name="G0S0">
            <chart:data-point chart:repeated="22"/>
          </chart:series>
          <chart:series chart:label-cell-address="IT2.$X$4" chart:values-cell-range-address="IT2.$X$5:.$X$26" chart:class="chart:line" chart:attached-axis="primary-y" chart:style-name="G0S1">
            <chart:data-point chart:repeated="22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7.4770866141732pt" svg:width="730.48818897637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31"/>
          </chart:axis>
          <chart:series chart:label-cell-address="IT3.$S$3" chart:values-cell-range-address="IT3.$S$4:.$S$31" chart:class="chart:line" chart:attached-axis="primary-y" chart:style-name="G0S0">
            <chart:data-point chart:repeated="28"/>
          </chart:series>
          <chart:series chart:label-cell-address="IT3.$T$3" chart:values-cell-range-address="IT3.$T$4:.$T$31" chart:class="chart:line" chart:attached-axis="primary-y" chart:style-name="G0S1">
            <chart:data-point chart:repeated="2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